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9.51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0.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cfe7f5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background-color="#cfe7f5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cfe7f5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19">
      <style:table-cell-properties fo:border-bottom="0.74pt solid #000000" fo:background-color="#cfe7f5" style:diagonal-bl-tr="none" style:diagonal-tl-br="none" fo:border-left="1.76pt solid #000000" fo:border-right="0.74pt solid #000000" style:rotation-align="none" fo:border-top="0.74pt solid #000000"/>
    </style:style>
    <style:style style:name="ce7" style:family="table-cell" style:parent-style-name="Default">
      <style:table-cell-properties fo:border-bottom="0.74pt solid #000000" fo:background-color="#cfe7f5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9">
      <style:table-cell-properties fo:background-color="#cfe7f5" style:diagonal-bl-tr="none" style:diagonal-tl-br="none" fo:border="0.74pt solid #000000" style:rotation-align="none"/>
    </style:style>
    <style:style style:name="ce9" style:family="table-cell" style:parent-style-name="Default" style:data-style-name="N119">
      <style:table-cell-properties fo:border-bottom="1.76pt solid #000000" fo:background-color="#cfe7f5" style:diagonal-bl-tr="none" style:diagonal-tl-br="none" fo:border-left="0.74pt solid #000000" fo:border-right="0.74pt solid #000000" style:rotation-align="none" fo:border-top="0.74pt solid #000000"/>
    </style:style>
    <style:style style:name="ce10" style:family="table-cell" style:parent-style-name="Default">
      <style:table-cell-properties fo:background-color="#cfe7f5" style:diagonal-bl-tr="none" style:diagonal-tl-br="none" fo:border="0.74pt solid #000000" style:rotation-align="none"/>
    </style:style>
    <style:style style:name="ce11" style:family="table-cell" style:parent-style-name="Default">
      <style:table-cell-properties fo:border-bottom="1.76pt solid #000000" fo:background-color="#cfe7f5" style:diagonal-bl-tr="none" style:diagonal-tl-br="none" fo:border-left="0.74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0.74pt solid #000000" fo:background-color="#cfe7f5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cfe7f5" style:diagonal-bl-tr="none" style:diagonal-tl-br="none" fo:border-left="0.74pt solid #000000" fo:border-right="1.76pt solid #000000" style:rotation-align="none" fo:border-top="0.74pt solid #000000"/>
    </style:style>
    <style:style style:name="ce14" style:family="table-cell" style:parent-style-name="Default">
      <style:table-cell-properties fo:border-bottom="none" fo:background-color="#cfe7f5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cfe7f5" style:diagonal-bl-tr="none" style:diagonal-tl-br="none" fo:border-left="0.74pt solid #000000" fo:border-right="1.76pt solid #000000" style:rotation-align="none" fo:border-top="0.74pt solid #000000"/>
    </style:style>
  </office:automatic-styles>
  <office:body>
    <office:spreadsheet>
      <table:calculation-settings table:automatic-find-labels="false"/>
      <table:table table:name="TM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1012" table:default-cell-style-name="ce3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 [mbar]</text:p>
          </table:table-cell>
          <table:table-cell table:style-name="ce1" office:value-type="string" calcext:value-type="string">
            <text:p>T [ºC]</text:p>
          </table:table-cell>
          <table:table-cell table:style-name="ce1" office:value-type="string" calcext:value-type="string">
            <text:p>DNI [W/m2]</text:p>
          </table:table-cell>
          <table:table-cell table:style-name="ce1" office:value-type="string" calcext:value-type="string">
            <text:p>Rel Hum [%]</text:p>
          </table:table-cell>
          <table:table-cell table:style-name="ce4" office:value-type="string" calcext:value-type="string">
            <text:p>Wind speed [m/s]</text:p>
          </table:table-cell>
          <table:table-cell table:style-name="ce4" office:value-type="string" calcext:value-type="string">
            <text:p>Declination</text:p>
            <text:p>[°]</text:p>
          </table:table-cell>
          <table:table-cell table:style-name="ce4" office:value-type="string" calcext:value-type="string">
            <text:p>Hour angle</text:p>
            <text:p>[°]</text:p>
          </table:table-cell>
          <table:table-cell table:style-name="ce4" office:value-type="string" calcext:value-type="string">
            <text:p>Latitude</text:p>
            <text:p>[°]</text:p>
          </table:table-cell>
          <table:table-cell table:style-name="ce4" office:value-type="string" calcext:value-type="string">
            <text:p>Zenith</text:p>
            <text:p>[°]</text:p>
          </table:table-cell>
          <table:table-cell table:style-name="ce4" office:value-type="string" calcext:value-type="string">
            <text:p>Azimuth</text:p>
            <text:p>[°]</text:p>
          </table:table-cell>
          <table:table-cell table:style-name="ce4" office:value-type="string" calcext:value-type="string">
            <text:p>Elevation</text:p>
            <text:p>[°]</text:p>
          </table:table-cell>
          <table:table-cell table:style-name="ce4" office:value-type="string" calcext:value-type="string">
            <text:p>Optical Eff</text:p>
            <text:p>[-]</text:p>
          </table:table-cell>
          <table:table-cell table:style-name="ce4" office:value-type="string" calcext:value-type="string">
            <text:p>q_field</text:p>
            <text:p>[MWt/m2] </text:p>
          </table:table-cell>
          <table:table-cell table:number-columns-repeated="1010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846.916666666667" calcext:value-type="float">
            <text:p>846.9166666667</text:p>
          </table:table-cell>
          <table:table-cell table:style-name="ce2" office:value-type="float" office:value="11.65" calcext:value-type="float">
            <text:p>11.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.85" calcext:value-type="float">
            <text:p>48.85</text:p>
          </table:table-cell>
          <table:table-cell table:style-name="ce2" office:value-type="float" office:value="1.63333333333333" calcext:value-type="float">
            <text:p>1.6333333333</text:p>
          </table:table-cell>
          <table:table-cell table:style-name="ce2" table:formula="of:=RADIANS(23.45*SIN((360*(284 + 0 + [.A2]/3600/24)/365)/180*PI()))" office:value-type="float" office:value="-0.402919144704159" calcext:value-type="float">
            <text:p>-0.4029191447</text:p>
          </table:table-cell>
          <table:table-cell table:style-name="ce2" table:formula="of:=RADIANS(([.A2]-43200)/3600*15)" office:value-type="float" office:value="-3.11104939167989" calcext:value-type="float">
            <text:p>-3.111049391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])*COS([.H2])*COS([.I2])+SIN([.G2])*SIN([.I2]))" office:value-type="float" office:value="1.52610895337489" calcext:value-type="float">
            <text:p>1.5261089534</text:p>
          </table:table-cell>
          <table:table-cell table:style-name="ce2" table:formula="of:=PI()+ABS(ACOS((COS([.J2])*SIN([.I2])-SIN([.G2]))/(SIN([.J2])*COS([.I2]))))*SIGN([.H2])" office:value-type="float" office:value="3.11346787394544" calcext:value-type="float">
            <text:p>3.1134678739</text:p>
          </table:table-cell>
          <table:table-cell table:style-name="ce2" table:formula="of:=PI()/2-[.J2]" office:value-type="float" office:value="0.0446873734200068" calcext:value-type="float">
            <text:p>0.0446873734</text:p>
          </table:table-cell>
          <table:table-cell table:style-name="ce2" office:value-type="float" office:value="0.13558663" calcext:value-type="float">
            <text:p>0.13558663</text:p>
          </table:table-cell>
          <table:table-cell table:style-name="ce2" table:formula="of:=[.M2]*[.D2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1320" calcext:value-type="float">
            <text:p>1320</text:p>
          </table:table-cell>
          <table:table-cell table:style-name="ce2" office:value-type="float" office:value="846.604166666667" calcext:value-type="float">
            <text:p>846.6041666667</text:p>
          </table:table-cell>
          <table:table-cell table:style-name="ce2" office:value-type="float" office:value="11.4375" calcext:value-type="float">
            <text:p>11.43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.9791666666667" calcext:value-type="float">
            <text:p>48.9791666667</text:p>
          </table:table-cell>
          <table:table-cell table:style-name="ce2" office:value-type="float" office:value="1.59166666666667" calcext:value-type="float">
            <text:p>1.5916666667</text:p>
          </table:table-cell>
          <table:table-cell table:style-name="ce2" table:formula="of:=RADIANS(23.45*SIN((360*(284 + 0 + [.A3]/3600/24)/365)/180*PI()))" office:value-type="float" office:value="-0.402906249951349" calcext:value-type="float">
            <text:p>-0.40290625</text:p>
          </table:table-cell>
          <table:table-cell table:style-name="ce2" table:formula="of:=RADIANS(([.A3]-43200)/3600*15)" office:value-type="float" office:value="-3.04559954473011" calcext:value-type="float">
            <text:p>-3.045599544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])*COS([.H3])*COS([.I3])+SIN([.G3])*SIN([.I3]))" office:value-type="float" office:value="1.52478544925932" calcext:value-type="float">
            <text:p>1.5247854493</text:p>
          </table:table-cell>
          <table:table-cell table:style-name="ce2" table:formula="of:=PI()+ABS(ACOS((COS([.J3])*SIN([.I3])-SIN([.G3]))/(SIN([.J3])*COS([.I3]))))*SIGN([.H3])" office:value-type="float" office:value="3.0532132949848" calcext:value-type="float">
            <text:p>3.053213295</text:p>
          </table:table-cell>
          <table:table-cell table:style-name="ce2" table:formula="of:=PI()/2-[.J3]" office:value-type="float" office:value="0.046010877535575" calcext:value-type="float">
            <text:p>0.0460108775</text:p>
          </table:table-cell>
          <table:table-cell table:style-name="ce2" office:value-type="float" office:value="0.1387565" calcext:value-type="float">
            <text:p>0.1387565</text:p>
          </table:table-cell>
          <table:table-cell table:style-name="ce2" table:formula="of:=[.M3]*[.D3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846.291666666667" calcext:value-type="float">
            <text:p>846.2916666667</text:p>
          </table:table-cell>
          <table:table-cell table:style-name="ce2" office:value-type="float" office:value="11.225" calcext:value-type="float">
            <text:p>11.2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.1083333333333" calcext:value-type="float">
            <text:p>49.1083333333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table:formula="of:=RADIANS(23.45*SIN((360*(284 + 0 + [.A4]/3600/24)/365)/180*PI()))" office:value-type="float" office:value="-0.402893342243594" calcext:value-type="float">
            <text:p>-0.4028933422</text:p>
          </table:table-cell>
          <table:table-cell table:style-name="ce2" table:formula="of:=RADIANS(([.A4]-43200)/3600*15)" office:value-type="float" office:value="-2.98014969778032" calcext:value-type="float">
            <text:p>-2.980149697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])*COS([.H4])*COS([.I4])+SIN([.G4])*SIN([.I4]))" office:value-type="float" office:value="1.52208489387795" calcext:value-type="float">
            <text:p>1.5220848939</text:p>
          </table:table-cell>
          <table:table-cell table:style-name="ce2" table:formula="of:=PI()+ABS(ACOS((COS([.J4])*SIN([.I4])-SIN([.G4]))/(SIN([.J4])*COS([.I4]))))*SIGN([.H4])" office:value-type="float" office:value="2.99299884372739" calcext:value-type="float">
            <text:p>2.9929988437</text:p>
          </table:table-cell>
          <table:table-cell table:style-name="ce2" table:formula="of:=PI()/2-[.J4]" office:value-type="float" office:value="0.048711432916948" calcext:value-type="float">
            <text:p>0.0487114329</text:p>
          </table:table-cell>
          <table:table-cell table:style-name="ce2" office:value-type="float" office:value="0.14536666" calcext:value-type="float">
            <text:p>0.14536666</text:p>
          </table:table-cell>
          <table:table-cell table:style-name="ce2" table:formula="of:=[.M4]*[.D4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3120" calcext:value-type="float">
            <text:p>3120</text:p>
          </table:table-cell>
          <table:table-cell table:style-name="ce2" office:value-type="float" office:value="845.979166666667" calcext:value-type="float">
            <text:p>845.9791666667</text:p>
          </table:table-cell>
          <table:table-cell table:style-name="ce2" office:value-type="float" office:value="11.0125" calcext:value-type="float">
            <text:p>11.01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.2375" calcext:value-type="float">
            <text:p>49.2375</text:p>
          </table:table-cell>
          <table:table-cell table:style-name="ce2" office:value-type="float" office:value="1.50833333333333" calcext:value-type="float">
            <text:p>1.5083333333</text:p>
          </table:table-cell>
          <table:table-cell table:style-name="ce2" table:formula="of:=RADIANS(23.45*SIN((360*(284 + 0 + [.A5]/3600/24)/365)/180*PI()))" office:value-type="float" office:value="-0.402880421581311" calcext:value-type="float">
            <text:p>-0.4028804216</text:p>
          </table:table-cell>
          <table:table-cell table:style-name="ce2" table:formula="of:=RADIANS(([.A5]-43200)/3600*15)" office:value-type="float" office:value="-2.91469985083053" calcext:value-type="float">
            <text:p>-2.914699850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])*COS([.H5])*COS([.I5])+SIN([.G5])*SIN([.I5]))" office:value-type="float" office:value="1.51801833080943" calcext:value-type="float">
            <text:p>1.5180183308</text:p>
          </table:table-cell>
          <table:table-cell table:style-name="ce2" table:formula="of:=PI()+ABS(ACOS((COS([.J5])*SIN([.I5])-SIN([.G5]))/(SIN([.J5])*COS([.I5]))))*SIGN([.H5])" office:value-type="float" office:value="2.93285102357166" calcext:value-type="float">
            <text:p>2.9328510236</text:p>
          </table:table-cell>
          <table:table-cell table:style-name="ce2" table:formula="of:=PI()/2-[.J5]" office:value-type="float" office:value="0.0527779959854637" calcext:value-type="float">
            <text:p>0.052777996</text:p>
          </table:table-cell>
          <table:table-cell table:style-name="ce2" office:value-type="float" office:value="0.1553698" calcext:value-type="float">
            <text:p>0.1553698</text:p>
          </table:table-cell>
          <table:table-cell table:style-name="ce2" table:formula="of:=[.M5]*[.D5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4020" calcext:value-type="float">
            <text:p>4020</text:p>
          </table:table-cell>
          <table:table-cell table:style-name="ce2" office:value-type="float" office:value="845.666666666667" calcext:value-type="float">
            <text:p>845.6666666667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.3666666666667" calcext:value-type="float">
            <text:p>49.3666666667</text:p>
          </table:table-cell>
          <table:table-cell table:style-name="ce2" office:value-type="float" office:value="1.46666666666667" calcext:value-type="float">
            <text:p>1.4666666667</text:p>
          </table:table-cell>
          <table:table-cell table:style-name="ce2" table:formula="of:=RADIANS(23.45*SIN((360*(284 + 0 + [.A6]/3600/24)/365)/180*PI()))" office:value-type="float" office:value="-0.402867487964914" calcext:value-type="float">
            <text:p>-0.402867488</text:p>
          </table:table-cell>
          <table:table-cell table:style-name="ce2" table:formula="of:=RADIANS(([.A6]-43200)/3600*15)" office:value-type="float" office:value="-2.84925000388074" calcext:value-type="float">
            <text:p>-2.849250003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])*COS([.H6])*COS([.I6])+SIN([.G6])*SIN([.I6]))" office:value-type="float" office:value="1.51260228812011" calcext:value-type="float">
            <text:p>1.5126022881</text:p>
          </table:table-cell>
          <table:table-cell table:style-name="ce2" table:formula="of:=PI()+ABS(ACOS((COS([.J6])*SIN([.I6])-SIN([.G6]))/(SIN([.J6])*COS([.I6]))))*SIGN([.H6])" office:value-type="float" office:value="2.87279444166871" calcext:value-type="float">
            <text:p>2.8727944417</text:p>
          </table:table-cell>
          <table:table-cell table:style-name="ce2" table:formula="of:=PI()/2-[.J6]" office:value-type="float" office:value="0.0581940386747828" calcext:value-type="float">
            <text:p>0.0581940387</text:p>
          </table:table-cell>
          <table:table-cell table:style-name="ce2" office:value-type="float" office:value="0.16887363" calcext:value-type="float">
            <text:p>0.16887363</text:p>
          </table:table-cell>
          <table:table-cell table:style-name="ce2" table:formula="of:=[.M6]*[.D6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4920" calcext:value-type="float">
            <text:p>4920</text:p>
          </table:table-cell>
          <table:table-cell table:style-name="ce2" office:value-type="float" office:value="845.108333333333" calcext:value-type="float">
            <text:p>845.1083333333</text:p>
          </table:table-cell>
          <table:table-cell table:style-name="ce2" office:value-type="float" office:value="10.5791666666667" calcext:value-type="float">
            <text:p>10.5791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.5458333333333" calcext:value-type="float">
            <text:p>49.5458333333</text:p>
          </table:table-cell>
          <table:table-cell table:style-name="ce2" office:value-type="float" office:value="1.43333333333333" calcext:value-type="float">
            <text:p>1.4333333333</text:p>
          </table:table-cell>
          <table:table-cell table:style-name="ce2" table:formula="of:=RADIANS(23.45*SIN((360*(284 + 0 + [.A7]/3600/24)/365)/180*PI()))" office:value-type="float" office:value="-0.402854541394819" calcext:value-type="float">
            <text:p>-0.4028545414</text:p>
          </table:table-cell>
          <table:table-cell table:style-name="ce2" table:formula="of:=RADIANS(([.A7]-43200)/3600*15)" office:value-type="float" office:value="-2.78380015693096" calcext:value-type="float">
            <text:p>-2.783800156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])*COS([.H7])*COS([.I7])+SIN([.G7])*SIN([.I7]))" office:value-type="float" office:value="1.50585861201236" calcext:value-type="float">
            <text:p>1.505858612</text:p>
          </table:table-cell>
          <table:table-cell table:style-name="ce2" table:formula="of:=PI()+ABS(ACOS((COS([.J7])*SIN([.I7])-SIN([.G7]))/(SIN([.J7])*COS([.I7]))))*SIGN([.H7])" office:value-type="float" office:value="2.81285109797674" calcext:value-type="float">
            <text:p>2.812851098</text:p>
          </table:table-cell>
          <table:table-cell table:style-name="ce2" table:formula="of:=PI()/2-[.J7]" office:value-type="float" office:value="0.0649377147825405" calcext:value-type="float">
            <text:p>0.0649377148</text:p>
          </table:table-cell>
          <table:table-cell table:style-name="ce2" office:value-type="float" office:value="0.18585267" calcext:value-type="float">
            <text:p>0.18585267</text:p>
          </table:table-cell>
          <table:table-cell table:style-name="ce2" table:formula="of:=[.M7]*[.D7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5820" calcext:value-type="float">
            <text:p>5820</text:p>
          </table:table-cell>
          <table:table-cell table:style-name="ce2" office:value-type="float" office:value="844.55" calcext:value-type="float">
            <text:p>844.55</text:p>
          </table:table-cell>
          <table:table-cell table:style-name="ce2" office:value-type="float" office:value="10.3583333333333" calcext:value-type="float">
            <text:p>10.358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.725" calcext:value-type="float">
            <text:p>49.725</text:p>
          </table:table-cell>
          <table:table-cell table:style-name="ce2" office:value-type="float" office:value="1.4" calcext:value-type="float">
            <text:p>1.4</text:p>
          </table:table-cell>
          <table:table-cell table:style-name="ce2" table:formula="of:=RADIANS(23.45*SIN((360*(284 + 0 + [.A8]/3600/24)/365)/180*PI()))" office:value-type="float" office:value="-0.402841581871442" calcext:value-type="float">
            <text:p>-0.4028415819</text:p>
          </table:table-cell>
          <table:table-cell table:style-name="ce2" table:formula="of:=RADIANS(([.A8]-43200)/3600*15)" office:value-type="float" office:value="-2.71835030998117" calcext:value-type="float">
            <text:p>-2.7183503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])*COS([.H8])*COS([.I8])+SIN([.G8])*SIN([.I8]))" office:value-type="float" office:value="1.49781425371409" calcext:value-type="float">
            <text:p>1.4978142537</text:p>
          </table:table-cell>
          <table:table-cell table:style-name="ce2" table:formula="of:=PI()+ABS(ACOS((COS([.J8])*SIN([.I8])-SIN([.G8]))/(SIN([.J8])*COS([.I8]))))*SIGN([.H8])" office:value-type="float" office:value="2.75303973101784" calcext:value-type="float">
            <text:p>2.753039731</text:p>
          </table:table-cell>
          <table:table-cell table:style-name="ce2" table:formula="of:=PI()/2-[.J8]" office:value-type="float" office:value="0.072982073080802" calcext:value-type="float">
            <text:p>0.0729820731</text:p>
          </table:table-cell>
          <table:table-cell table:style-name="ce2" office:value-type="float" office:value="0.20610526" calcext:value-type="float">
            <text:p>0.20610526</text:p>
          </table:table-cell>
          <table:table-cell table:style-name="ce2" table:formula="of:=[.M8]*[.D8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6720" calcext:value-type="float">
            <text:p>6720</text:p>
          </table:table-cell>
          <table:table-cell table:style-name="ce2" office:value-type="float" office:value="843.991666666667" calcext:value-type="float">
            <text:p>843.9916666667</text:p>
          </table:table-cell>
          <table:table-cell table:style-name="ce2" office:value-type="float" office:value="10.1375" calcext:value-type="float">
            <text:p>10.13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.9041666666667" calcext:value-type="float">
            <text:p>49.9041666667</text:p>
          </table:table-cell>
          <table:table-cell table:style-name="ce2" office:value-type="float" office:value="1.36666666666667" calcext:value-type="float">
            <text:p>1.3666666667</text:p>
          </table:table-cell>
          <table:table-cell table:style-name="ce2" table:formula="of:=RADIANS(23.45*SIN((360*(284 + 0 + [.A9]/3600/24)/365)/180*PI()))" office:value-type="float" office:value="-0.402828609395201" calcext:value-type="float">
            <text:p>-0.4028286094</text:p>
          </table:table-cell>
          <table:table-cell table:style-name="ce2" table:formula="of:=RADIANS(([.A9]-43200)/3600*15)" office:value-type="float" office:value="-2.65290046303138" calcext:value-type="float">
            <text:p>-2.652900463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9])*COS([.H9])*COS([.I9])+SIN([.G9])*SIN([.I9]))" office:value-type="float" office:value="1.48850101715391" calcext:value-type="float">
            <text:p>1.4885010172</text:p>
          </table:table-cell>
          <table:table-cell table:style-name="ce2" table:formula="of:=PI()+ABS(ACOS((COS([.J9])*SIN([.I9])-SIN([.G9]))/(SIN([.J9])*COS([.I9]))))*SIGN([.H9])" office:value-type="float" office:value="2.69337523168521" calcext:value-type="float">
            <text:p>2.6933752317</text:p>
          </table:table-cell>
          <table:table-cell table:style-name="ce2" table:formula="of:=PI()/2-[.J9]" office:value-type="float" office:value="0.0822953096409902" calcext:value-type="float">
            <text:p>0.0822953096</text:p>
          </table:table-cell>
          <table:table-cell table:style-name="ce2" office:value-type="float" office:value="0.22955665" calcext:value-type="float">
            <text:p>0.22955665</text:p>
          </table:table-cell>
          <table:table-cell table:style-name="ce2" table:formula="of:=[.M9]*[.D9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7620" calcext:value-type="float">
            <text:p>7620</text:p>
          </table:table-cell>
          <table:table-cell table:style-name="ce2" office:value-type="float" office:value="843.433333333334" calcext:value-type="float">
            <text:p>843.4333333333</text:p>
          </table:table-cell>
          <table:table-cell table:style-name="ce2" office:value-type="float" office:value="9.91666666666667" calcext:value-type="float">
            <text:p>9.91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.0833333333333" calcext:value-type="float">
            <text:p>50.0833333333</text:p>
          </table:table-cell>
          <table:table-cell table:style-name="ce2" office:value-type="float" office:value="1.33333333333333" calcext:value-type="float">
            <text:p>1.3333333333</text:p>
          </table:table-cell>
          <table:table-cell table:style-name="ce2" table:formula="of:=RADIANS(23.45*SIN((360*(284 + 0 + [.A10]/3600/24)/365)/180*PI()))" office:value-type="float" office:value="-0.402815623966512" calcext:value-type="float">
            <text:p>-0.402815624</text:p>
          </table:table-cell>
          <table:table-cell table:style-name="ce2" table:formula="of:=RADIANS(([.A10]-43200)/3600*15)" office:value-type="float" office:value="-2.58745061608159" calcext:value-type="float">
            <text:p>-2.587450616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10])*COS([.H10])*COS([.I10])+SIN([.G10])*SIN([.I10]))" office:value-type="float" office:value="1.47795527609218" calcext:value-type="float">
            <text:p>1.4779552761</text:p>
          </table:table-cell>
          <table:table-cell table:style-name="ce2" table:formula="of:=PI()+ABS(ACOS((COS([.J10])*SIN([.I10])-SIN([.G10]))/(SIN([.J10])*COS([.I10]))))*SIGN([.H10])" office:value-type="float" office:value="2.63386813320467" calcext:value-type="float">
            <text:p>2.6338681332</text:p>
          </table:table-cell>
          <table:table-cell table:style-name="ce2" table:formula="of:=PI()/2-[.J10]" office:value-type="float" office:value="0.0928410507027186" calcext:value-type="float">
            <text:p>0.0928410507</text:p>
          </table:table-cell>
          <table:table-cell table:style-name="ce2" office:value-type="float" office:value="0.25612047" calcext:value-type="float">
            <text:p>0.25612047</text:p>
          </table:table-cell>
          <table:table-cell table:style-name="ce2" table:formula="of:=[.M10]*[.D10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8520" calcext:value-type="float">
            <text:p>8520</text:p>
          </table:table-cell>
          <table:table-cell table:style-name="ce2" office:value-type="float" office:value="843.45" calcext:value-type="float">
            <text:p>843.45</text:p>
          </table:table-cell>
          <table:table-cell table:style-name="ce2" office:value-type="float" office:value="9.74583333333333" calcext:value-type="float">
            <text:p>9.7458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.3666666666667" calcext:value-type="float">
            <text:p>50.3666666667</text:p>
          </table:table-cell>
          <table:table-cell table:style-name="ce2" office:value-type="float" office:value="1.34166666666667" calcext:value-type="float">
            <text:p>1.3416666667</text:p>
          </table:table-cell>
          <table:table-cell table:style-name="ce2" table:formula="of:=RADIANS(23.45*SIN((360*(284 + 0 + [.A11]/3600/24)/365)/180*PI()))" office:value-type="float" office:value="-0.402802625585793" calcext:value-type="float">
            <text:p>-0.4028026256</text:p>
          </table:table-cell>
          <table:table-cell table:style-name="ce2" table:formula="of:=RADIANS(([.A11]-43200)/3600*15)" office:value-type="float" office:value="-2.52200076913181" calcext:value-type="float">
            <text:p>-2.522000769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11])*COS([.H11])*COS([.I11])+SIN([.G11])*SIN([.I11]))" office:value-type="float" office:value="1.46621767008071" calcext:value-type="float">
            <text:p>1.4662176701</text:p>
          </table:table-cell>
          <table:table-cell table:style-name="ce2" table:formula="of:=PI()+ABS(ACOS((COS([.J11])*SIN([.I11])-SIN([.G11]))/(SIN([.J11])*COS([.I11]))))*SIGN([.H11])" office:value-type="float" office:value="2.57452418194436" calcext:value-type="float">
            <text:p>2.5745241819</text:p>
          </table:table-cell>
          <table:table-cell table:style-name="ce2" table:formula="of:=PI()/2-[.J11]" office:value-type="float" office:value="0.104578656714191" calcext:value-type="float">
            <text:p>0.1045786567</text:p>
          </table:table-cell>
          <table:table-cell table:style-name="ce2" office:value-type="float" office:value="0.2856657" calcext:value-type="float">
            <text:p>0.2856657</text:p>
          </table:table-cell>
          <table:table-cell table:style-name="ce2" table:formula="of:=[.M11]*[.D11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9420" calcext:value-type="float">
            <text:p>9420</text:p>
          </table:table-cell>
          <table:table-cell table:style-name="ce2" office:value-type="float" office:value="843.466666666667" calcext:value-type="float">
            <text:p>843.4666666667</text:p>
          </table:table-cell>
          <table:table-cell table:style-name="ce2" office:value-type="float" office:value="9.575" calcext:value-type="float">
            <text:p>9.5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.65" calcext:value-type="float">
            <text:p>50.65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table:formula="of:=RADIANS(23.45*SIN((360*(284 + 0 + [.A12]/3600/24)/365)/180*PI()))" office:value-type="float" office:value="-0.402789614253461" calcext:value-type="float">
            <text:p>-0.4027896143</text:p>
          </table:table-cell>
          <table:table-cell table:style-name="ce2" table:formula="of:=RADIANS(([.A12]-43200)/3600*15)" office:value-type="float" office:value="-2.45655092218202" calcext:value-type="float">
            <text:p>-2.4565509222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12])*COS([.H12])*COS([.I12])+SIN([.G12])*SIN([.I12]))" office:value-type="float" office:value="1.45333278889893" calcext:value-type="float">
            <text:p>1.4533327889</text:p>
          </table:table-cell>
          <table:table-cell table:style-name="ce2" table:formula="of:=PI()+ABS(ACOS((COS([.J12])*SIN([.I12])-SIN([.G12]))/(SIN([.J12])*COS([.I12]))))*SIGN([.H12])" office:value-type="float" office:value="2.515343990433" calcext:value-type="float">
            <text:p>2.5153439904</text:p>
          </table:table-cell>
          <table:table-cell table:style-name="ce2" table:formula="of:=PI()/2-[.J12]" office:value-type="float" office:value="0.117463537895966" calcext:value-type="float">
            <text:p>0.1174635379</text:p>
          </table:table-cell>
          <table:table-cell table:style-name="ce2" office:value-type="float" office:value="0.31812074" calcext:value-type="float">
            <text:p>0.31812074</text:p>
          </table:table-cell>
          <table:table-cell table:style-name="ce2" table:formula="of:=[.M12]*[.D12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10320" calcext:value-type="float">
            <text:p>10320</text:p>
          </table:table-cell>
          <table:table-cell table:style-name="ce2" office:value-type="float" office:value="843.483333333333" calcext:value-type="float">
            <text:p>843.4833333333</text:p>
          </table:table-cell>
          <table:table-cell table:style-name="ce2" office:value-type="float" office:value="9.40416666666667" calcext:value-type="float">
            <text:p>9.4041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.9333333333333" calcext:value-type="float">
            <text:p>50.9333333333</text:p>
          </table:table-cell>
          <table:table-cell table:style-name="ce2" office:value-type="float" office:value="1.35833333333333" calcext:value-type="float">
            <text:p>1.3583333333</text:p>
          </table:table-cell>
          <table:table-cell table:style-name="ce2" table:formula="of:=RADIANS(23.45*SIN((360*(284 + 0 + [.A13]/3600/24)/365)/180*PI()))" office:value-type="float" office:value="-0.402776589969936" calcext:value-type="float">
            <text:p>-0.40277659</text:p>
          </table:table-cell>
          <table:table-cell table:style-name="ce2" table:formula="of:=RADIANS(([.A13]-43200)/3600*15)" office:value-type="float" office:value="-2.39110107523223" calcext:value-type="float">
            <text:p>-2.3911010752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13])*COS([.H13])*COS([.I13])+SIN([.G13])*SIN([.I13]))" office:value-type="float" office:value="1.43934885499204" calcext:value-type="float">
            <text:p>1.439348855</text:p>
          </table:table-cell>
          <table:table-cell table:style-name="ce2" table:formula="of:=PI()+ABS(ACOS((COS([.J13])*SIN([.I13])-SIN([.G13]))/(SIN([.J13])*COS([.I13]))))*SIGN([.H13])" office:value-type="float" office:value="2.45632277090371" calcext:value-type="float">
            <text:p>2.4563227709</text:p>
          </table:table-cell>
          <table:table-cell table:style-name="ce2" table:formula="of:=PI()/2-[.J13]" office:value-type="float" office:value="0.131447471802861" calcext:value-type="float">
            <text:p>0.1314474718</text:p>
          </table:table-cell>
          <table:table-cell table:style-name="ce2" office:value-type="float" office:value="0.35338518" calcext:value-type="float">
            <text:p>0.35338518</text:p>
          </table:table-cell>
          <table:table-cell table:style-name="ce2" table:formula="of:=[.M13]*[.D13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11220" calcext:value-type="float">
            <text:p>11220</text:p>
          </table:table-cell>
          <table:table-cell table:style-name="ce2" office:value-type="float" office:value="843.5" calcext:value-type="float">
            <text:p>843.5</text:p>
          </table:table-cell>
          <table:table-cell table:style-name="ce2" office:value-type="float" office:value="9.23333333333333" calcext:value-type="float">
            <text:p>9.2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1.2166666666667" calcext:value-type="float">
            <text:p>51.2166666667</text:p>
          </table:table-cell>
          <table:table-cell table:style-name="ce2" office:value-type="float" office:value="1.36666666666667" calcext:value-type="float">
            <text:p>1.3666666667</text:p>
          </table:table-cell>
          <table:table-cell table:style-name="ce2" table:formula="of:=RADIANS(23.45*SIN((360*(284 + 0 + [.A14]/3600/24)/365)/180*PI()))" office:value-type="float" office:value="-0.402763552735636" calcext:value-type="float">
            <text:p>-0.4027635527</text:p>
          </table:table-cell>
          <table:table-cell table:style-name="ce2" table:formula="of:=RADIANS(([.A14]-43200)/3600*15)" office:value-type="float" office:value="-2.32565122828244" calcext:value-type="float">
            <text:p>-2.3256512283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14])*COS([.H14])*COS([.I14])+SIN([.G14])*SIN([.I14]))" office:value-type="float" office:value="1.42431741296439" calcext:value-type="float">
            <text:p>1.424317413</text:p>
          </table:table-cell>
          <table:table-cell table:style-name="ce2" table:formula="of:=PI()+ABS(ACOS((COS([.J14])*SIN([.I14])-SIN([.G14]))/(SIN([.J14])*COS([.I14]))))*SIGN([.H14])" office:value-type="float" office:value="2.39745014510314" calcext:value-type="float">
            <text:p>2.3974501451</text:p>
          </table:table-cell>
          <table:table-cell table:style-name="ce2" table:formula="of:=PI()/2-[.J14]" office:value-type="float" office:value="0.146478913830509" calcext:value-type="float">
            <text:p>0.1464789138</text:p>
          </table:table-cell>
          <table:table-cell table:style-name="ce2" office:value-type="float" office:value="0.38839666" calcext:value-type="float">
            <text:p>0.38839666</text:p>
          </table:table-cell>
          <table:table-cell table:style-name="ce2" table:formula="of:=[.M14]*[.D14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12120" calcext:value-type="float">
            <text:p>12120</text:p>
          </table:table-cell>
          <table:table-cell table:style-name="ce2" office:value-type="float" office:value="843.5875" calcext:value-type="float">
            <text:p>843.5875</text:p>
          </table:table-cell>
          <table:table-cell table:style-name="ce2" office:value-type="float" office:value="9.09166666666667" calcext:value-type="float">
            <text:p>9.0916666667</text:p>
          </table:table-cell>
          <table:table-cell table:style-name="ce2" office:value-type="float" office:value="0.916666666666667" calcext:value-type="float">
            <text:p>0.9166666667</text:p>
          </table:table-cell>
          <table:table-cell table:style-name="ce2" office:value-type="float" office:value="51.3541666666667" calcext:value-type="float">
            <text:p>51.3541666667</text:p>
          </table:table-cell>
          <table:table-cell table:style-name="ce2" office:value-type="float" office:value="1.35833333333333" calcext:value-type="float">
            <text:p>1.3583333333</text:p>
          </table:table-cell>
          <table:table-cell table:style-name="ce2" table:formula="of:=RADIANS(23.45*SIN((360*(284 + 0 + [.A15]/3600/24)/365)/180*PI()))" office:value-type="float" office:value="-0.40275050255098" calcext:value-type="float">
            <text:p>-0.4027505026</text:p>
          </table:table-cell>
          <table:table-cell table:style-name="ce2" table:formula="of:=RADIANS(([.A15]-43200)/3600*15)" office:value-type="float" office:value="-2.26020138133266" calcext:value-type="float">
            <text:p>-2.2602013813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15])*COS([.H15])*COS([.I15])+SIN([.G15])*SIN([.I15]))" office:value-type="float" office:value="1.40829303442672" calcext:value-type="float">
            <text:p>1.4082930344</text:p>
          </table:table-cell>
          <table:table-cell table:style-name="ce2" table:formula="of:=PI()+ABS(ACOS((COS([.J15])*SIN([.I15])-SIN([.G15]))/(SIN([.J15])*COS([.I15]))))*SIGN([.H15])" office:value-type="float" office:value="2.33871002411798" calcext:value-type="float">
            <text:p>2.3387100241</text:p>
          </table:table-cell>
          <table:table-cell table:style-name="ce2" table:formula="of:=PI()/2-[.J15]" office:value-type="float" office:value="0.162503292368175" calcext:value-type="float">
            <text:p>0.1625032924</text:p>
          </table:table-cell>
          <table:table-cell table:style-name="ce2" office:value-type="float" office:value="0.40302997" calcext:value-type="float">
            <text:p>0.40302997</text:p>
          </table:table-cell>
          <table:table-cell table:style-name="ce2" table:formula="of:=[.M15]*[.D15]/1000000" office:value-type="float" office:value="0.000000369444139166667" calcext:value-type="float">
            <text:p>3.69444139166667E-07</text:p>
          </table:table-cell>
          <table:table-cell table:number-columns-repeated="1010"/>
        </table:table-row>
        <table:table-row table:style-name="ro2">
          <table:table-cell table:style-name="ce2" office:value-type="float" office:value="13020" calcext:value-type="float">
            <text:p>13020</text:p>
          </table:table-cell>
          <table:table-cell table:style-name="ce2" office:value-type="float" office:value="843.675" calcext:value-type="float">
            <text:p>843.675</text:p>
          </table:table-cell>
          <table:table-cell table:style-name="ce2" office:value-type="float" office:value="8.95" calcext:value-type="float">
            <text:p>8.95</text:p>
          </table:table-cell>
          <table:table-cell table:style-name="ce2" office:value-type="float" office:value="1.83333333333333" calcext:value-type="float">
            <text:p>1.8333333333</text:p>
          </table:table-cell>
          <table:table-cell table:style-name="ce2" office:value-type="float" office:value="51.4916666666667" calcext:value-type="float">
            <text:p>51.4916666667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table:formula="of:=RADIANS(23.45*SIN((360*(284 + 0 + [.A16]/3600/24)/365)/180*PI()))" office:value-type="float" office:value="-0.402737439416387" calcext:value-type="float">
            <text:p>-0.4027374394</text:p>
          </table:table-cell>
          <table:table-cell table:style-name="ce2" table:formula="of:=RADIANS(([.A16]-43200)/3600*15)" office:value-type="float" office:value="-2.19475153438287" calcext:value-type="float">
            <text:p>-2.1947515344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16])*COS([.H16])*COS([.I16])+SIN([.G16])*SIN([.I16]))" office:value-type="float" office:value="1.39133304553" calcext:value-type="float">
            <text:p>1.3913330455</text:p>
          </table:table-cell>
          <table:table-cell table:style-name="ce2" table:formula="of:=PI()+ABS(ACOS((COS([.J16])*SIN([.I16])-SIN([.G16]))/(SIN([.J16])*COS([.I16]))))*SIGN([.H16])" office:value-type="float" office:value="2.28008055064758" calcext:value-type="float">
            <text:p>2.2800805506</text:p>
          </table:table-cell>
          <table:table-cell table:style-name="ce2" table:formula="of:=PI()/2-[.J16]" office:value-type="float" office:value="0.179463281264895" calcext:value-type="float">
            <text:p>0.1794632813</text:p>
          </table:table-cell>
          <table:table-cell table:style-name="ce2" office:value-type="float" office:value="0.4188933" calcext:value-type="float">
            <text:p>0.4188933</text:p>
          </table:table-cell>
          <table:table-cell table:style-name="ce2" table:formula="of:=[.M16]*[.D16]/1000000" office:value-type="float" office:value="0.000000767971049999999" calcext:value-type="float">
            <text:p>0.000000768</text:p>
          </table:table-cell>
          <table:table-cell table:number-columns-repeated="1010"/>
        </table:table-row>
        <table:table-row table:style-name="ro2">
          <table:table-cell table:style-name="ce2" office:value-type="float" office:value="13920" calcext:value-type="float">
            <text:p>13920</text:p>
          </table:table-cell>
          <table:table-cell table:style-name="ce2" office:value-type="float" office:value="843.7625" calcext:value-type="float">
            <text:p>843.7625</text:p>
          </table:table-cell>
          <table:table-cell table:style-name="ce2" office:value-type="float" office:value="8.80833333333333" calcext:value-type="float">
            <text:p>8.8083333333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1.6291666666667" calcext:value-type="float">
            <text:p>51.6291666667</text:p>
          </table:table-cell>
          <table:table-cell table:style-name="ce2" office:value-type="float" office:value="1.34166666666667" calcext:value-type="float">
            <text:p>1.3416666667</text:p>
          </table:table-cell>
          <table:table-cell table:style-name="ce2" table:formula="of:=RADIANS(23.45*SIN((360*(284 + 0 + [.A17]/3600/24)/365)/180*PI()))" office:value-type="float" office:value="-0.402724363332278" calcext:value-type="float">
            <text:p>-0.4027243633</text:p>
          </table:table-cell>
          <table:table-cell table:style-name="ce2" table:formula="of:=RADIANS(([.A17]-43200)/3600*15)" office:value-type="float" office:value="-2.12930168743308" calcext:value-type="float">
            <text:p>-2.1293016874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17])*COS([.H17])*COS([.I17])+SIN([.G17])*SIN([.I17]))" office:value-type="float" office:value="1.37349728341609" calcext:value-type="float">
            <text:p>1.3734972834</text:p>
          </table:table-cell>
          <table:table-cell table:style-name="ce2" table:formula="of:=PI()+ABS(ACOS((COS([.J17])*SIN([.I17])-SIN([.G17]))/(SIN([.J17])*COS([.I17]))))*SIGN([.H17])" office:value-type="float" office:value="2.22153409551785" calcext:value-type="float">
            <text:p>2.2215340955</text:p>
          </table:table-cell>
          <table:table-cell table:style-name="ce2" table:formula="of:=PI()/2-[.J17]" office:value-type="float" office:value="0.197299043378802" calcext:value-type="float">
            <text:p>0.1972990434</text:p>
          </table:table-cell>
          <table:table-cell table:style-name="ce2" office:value-type="float" office:value="0.43551046" calcext:value-type="float">
            <text:p>0.43551046</text:p>
          </table:table-cell>
          <table:table-cell table:style-name="ce2" table:formula="of:=[.M17]*[.D17]/1000000" office:value-type="float" office:value="0.000001197653765" calcext:value-type="float">
            <text:p>1.197653765E-06</text:p>
          </table:table-cell>
          <table:table-cell table:number-columns-repeated="1010"/>
        </table:table-row>
        <table:table-row table:style-name="ro2">
          <table:table-cell table:style-name="ce2" office:value-type="float" office:value="14820" calcext:value-type="float">
            <text:p>14820</text:p>
          </table:table-cell>
          <table:table-cell table:style-name="ce2" office:value-type="float" office:value="843.85" calcext:value-type="float">
            <text:p>843.85</text:p>
          </table:table-cell>
          <table:table-cell table:style-name="ce2" office:value-type="float" office:value="8.66666666666667" calcext:value-type="float">
            <text:p>8.6666666667</text:p>
          </table:table-cell>
          <table:table-cell table:style-name="ce2" office:value-type="float" office:value="3.66666666666667" calcext:value-type="float">
            <text:p>3.6666666667</text:p>
          </table:table-cell>
          <table:table-cell table:style-name="ce2" office:value-type="float" office:value="51.7666666666667" calcext:value-type="float">
            <text:p>51.7666666667</text:p>
          </table:table-cell>
          <table:table-cell table:style-name="ce2" office:value-type="float" office:value="1.33333333333333" calcext:value-type="float">
            <text:p>1.3333333333</text:p>
          </table:table-cell>
          <table:table-cell table:style-name="ce2" table:formula="of:=RADIANS(23.45*SIN((360*(284 + 0 + [.A18]/3600/24)/365)/180*PI()))" office:value-type="float" office:value="-0.402711274299074" calcext:value-type="float">
            <text:p>-0.4027112743</text:p>
          </table:table-cell>
          <table:table-cell table:style-name="ce2" table:formula="of:=RADIANS(([.A18]-43200)/3600*15)" office:value-type="float" office:value="-2.06385184048329" calcext:value-type="float">
            <text:p>-2.063851840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18])*COS([.H18])*COS([.I18])+SIN([.G18])*SIN([.I18]))" office:value-type="float" office:value="1.35484788664155" calcext:value-type="float">
            <text:p>1.3548478866</text:p>
          </table:table-cell>
          <table:table-cell table:style-name="ce2" table:formula="of:=PI()+ABS(ACOS((COS([.J18])*SIN([.I18])-SIN([.G18]))/(SIN([.J18])*COS([.I18]))))*SIGN([.H18])" office:value-type="float" office:value="2.16303730027739" calcext:value-type="float">
            <text:p>2.1630373003</text:p>
          </table:table-cell>
          <table:table-cell table:style-name="ce2" table:formula="of:=PI()/2-[.J18]" office:value-type="float" office:value="0.215948440153344" calcext:value-type="float">
            <text:p>0.2159484402</text:p>
          </table:table-cell>
          <table:table-cell table:style-name="ce2" office:value-type="float" office:value="0.45282497" calcext:value-type="float">
            <text:p>0.45282497</text:p>
          </table:table-cell>
          <table:table-cell table:style-name="ce2" table:formula="of:=[.M18]*[.D18]/1000000" office:value-type="float" office:value="0.00000166035822333334" calcext:value-type="float">
            <text:p>1.66035822333334E-06</text:p>
          </table:table-cell>
          <table:table-cell table:number-columns-repeated="1010"/>
        </table:table-row>
        <table:table-row table:style-name="ro2">
          <table:table-cell table:style-name="ce2" office:value-type="float" office:value="15720" calcext:value-type="float">
            <text:p>15720</text:p>
          </table:table-cell>
          <table:table-cell table:style-name="ce2" office:value-type="float" office:value="843.958333333333" calcext:value-type="float">
            <text:p>843.9583333333</text:p>
          </table:table-cell>
          <table:table-cell table:style-name="ce2" office:value-type="float" office:value="9.36666666666667" calcext:value-type="float">
            <text:p>9.3666666667</text:p>
          </table:table-cell>
          <table:table-cell table:style-name="ce2" office:value-type="float" office:value="63.5" calcext:value-type="float">
            <text:p>63.5</text:p>
          </table:table-cell>
          <table:table-cell table:style-name="ce2" office:value-type="float" office:value="49.5791666666667" calcext:value-type="float">
            <text:p>49.5791666667</text:p>
          </table:table-cell>
          <table:table-cell table:style-name="ce2" office:value-type="float" office:value="1.34166666666667" calcext:value-type="float">
            <text:p>1.3416666667</text:p>
          </table:table-cell>
          <table:table-cell table:style-name="ce2" table:formula="of:=RADIANS(23.45*SIN((360*(284 + 0 + [.A19]/3600/24)/365)/180*PI()))" office:value-type="float" office:value="-0.402698172317194" calcext:value-type="float">
            <text:p>-0.4026981723</text:p>
          </table:table-cell>
          <table:table-cell table:style-name="ce2" table:formula="of:=RADIANS(([.A19]-43200)/3600*15)" office:value-type="float" office:value="-1.99840199353351" calcext:value-type="float">
            <text:p>-1.998401993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19])*COS([.H19])*COS([.I19])+SIN([.G19])*SIN([.I19]))" office:value-type="float" office:value="1.33544912344105" calcext:value-type="float">
            <text:p>1.3354491234</text:p>
          </table:table-cell>
          <table:table-cell table:style-name="ce2" table:formula="of:=PI()+ABS(ACOS((COS([.J19])*SIN([.I19])-SIN([.G19]))/(SIN([.J19])*COS([.I19]))))*SIGN([.H19])" office:value-type="float" office:value="2.10455115840248" calcext:value-type="float">
            <text:p>2.1045511584</text:p>
          </table:table-cell>
          <table:table-cell table:style-name="ce2" table:formula="of:=PI()/2-[.J19]" office:value-type="float" office:value="0.235347203353844" calcext:value-type="float">
            <text:p>0.2353472034</text:p>
          </table:table-cell>
          <table:table-cell table:style-name="ce2" office:value-type="float" office:value="0.47077868" calcext:value-type="float">
            <text:p>0.47077868</text:p>
          </table:table-cell>
          <table:table-cell table:style-name="ce2" table:formula="of:=[.M19]*[.D19]/1000000" office:value-type="float" office:value="0.00002989444618" calcext:value-type="float">
            <text:p>2.989444618E-05</text:p>
          </table:table-cell>
          <table:table-cell table:number-columns-repeated="1010"/>
        </table:table-row>
        <table:table-row table:style-name="ro2">
          <table:table-cell table:style-name="ce2" office:value-type="float" office:value="16620" calcext:value-type="float">
            <text:p>16620</text:p>
          </table:table-cell>
          <table:table-cell table:style-name="ce2" office:value-type="float" office:value="844.066666666667" calcext:value-type="float">
            <text:p>844.0666666667</text:p>
          </table:table-cell>
          <table:table-cell table:style-name="ce2" office:value-type="float" office:value="10.0666666666667" calcext:value-type="float">
            <text:p>10.0666666667</text:p>
          </table:table-cell>
          <table:table-cell table:style-name="ce2" office:value-type="float" office:value="123.333333333333" calcext:value-type="float">
            <text:p>123.3333333333</text:p>
          </table:table-cell>
          <table:table-cell table:style-name="ce2" office:value-type="float" office:value="47.3916666666667" calcext:value-type="float">
            <text:p>47.3916666667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table:formula="of:=RADIANS(23.45*SIN((360*(284 + 0 + [.A20]/3600/24)/365)/180*PI()))" office:value-type="float" office:value="-0.402685057387061" calcext:value-type="float">
            <text:p>-0.4026850574</text:p>
          </table:table-cell>
          <table:table-cell table:style-name="ce2" table:formula="of:=RADIANS(([.A20]-43200)/3600*15)" office:value-type="float" office:value="-1.93295214658372" calcext:value-type="float">
            <text:p>-1.932952146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0])*COS([.H20])*COS([.I20])+SIN([.G20])*SIN([.I20]))" office:value-type="float" office:value="1.31536726053146" calcext:value-type="float">
            <text:p>1.3153672605</text:p>
          </table:table-cell>
          <table:table-cell table:style-name="ce2" table:formula="of:=PI()+ABS(ACOS((COS([.J20])*SIN([.I20])-SIN([.G20]))/(SIN([.J20])*COS([.I20]))))*SIGN([.H20])" office:value-type="float" office:value="2.04603112890969" calcext:value-type="float">
            <text:p>2.0460311289</text:p>
          </table:table-cell>
          <table:table-cell table:style-name="ce2" table:formula="of:=PI()/2-[.J20]" office:value-type="float" office:value="0.255429066263437" calcext:value-type="float">
            <text:p>0.2554290663</text:p>
          </table:table-cell>
          <table:table-cell table:style-name="ce2" office:value-type="float" office:value="0.4893119" calcext:value-type="float">
            <text:p>0.4893119</text:p>
          </table:table-cell>
          <table:table-cell table:style-name="ce2" table:formula="of:=[.M20]*[.D20]/1000000" office:value-type="float" office:value="0.0000603484676666665" calcext:value-type="float">
            <text:p>6.03484676666665E-05</text:p>
          </table:table-cell>
          <table:table-cell table:number-columns-repeated="1010"/>
        </table:table-row>
        <table:table-row table:style-name="ro2">
          <table:table-cell table:style-name="ce2" office:value-type="float" office:value="17520" calcext:value-type="float">
            <text:p>17520</text:p>
          </table:table-cell>
          <table:table-cell table:style-name="ce2" office:value-type="float" office:value="844.175" calcext:value-type="float">
            <text:p>844.175</text:p>
          </table:table-cell>
          <table:table-cell table:style-name="ce2" office:value-type="float" office:value="10.7666666666667" calcext:value-type="float">
            <text:p>10.7666666667</text:p>
          </table:table-cell>
          <table:table-cell table:style-name="ce2" office:value-type="float" office:value="183.166666666667" calcext:value-type="float">
            <text:p>183.1666666667</text:p>
          </table:table-cell>
          <table:table-cell table:style-name="ce2" office:value-type="float" office:value="45.2041666666667" calcext:value-type="float">
            <text:p>45.2041666667</text:p>
          </table:table-cell>
          <table:table-cell table:style-name="ce2" office:value-type="float" office:value="1.35833333333333" calcext:value-type="float">
            <text:p>1.3583333333</text:p>
          </table:table-cell>
          <table:table-cell table:style-name="ce2" table:formula="of:=RADIANS(23.45*SIN((360*(284 + 0 + [.A21]/3600/24)/365)/180*PI()))" office:value-type="float" office:value="-0.402671929509096" calcext:value-type="float">
            <text:p>-0.4026719295</text:p>
          </table:table-cell>
          <table:table-cell table:style-name="ce2" table:formula="of:=RADIANS(([.A21]-43200)/3600*15)" office:value-type="float" office:value="-1.86750229963393" calcext:value-type="float">
            <text:p>-1.867502299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1])*COS([.H21])*COS([.I21])+SIN([.G21])*SIN([.I21]))" office:value-type="float" office:value="1.29467047403982" calcext:value-type="float">
            <text:p>1.294670474</text:p>
          </table:table-cell>
          <table:table-cell table:style-name="ce2" table:formula="of:=PI()+ABS(ACOS((COS([.J21])*SIN([.I21])-SIN([.G21]))/(SIN([.J21])*COS([.I21]))))*SIGN([.H21])" office:value-type="float" office:value="1.98742727797576" calcext:value-type="float">
            <text:p>1.987427278</text:p>
          </table:table-cell>
          <table:table-cell table:style-name="ce2" table:formula="of:=PI()/2-[.J21]" office:value-type="float" office:value="0.276125852755079" calcext:value-type="float">
            <text:p>0.2761258528</text:p>
          </table:table-cell>
          <table:table-cell table:style-name="ce2" office:value-type="float" office:value="0.50836342" calcext:value-type="float">
            <text:p>0.50836342</text:p>
          </table:table-cell>
          <table:table-cell table:style-name="ce2" table:formula="of:=[.M21]*[.D21]/1000000" office:value-type="float" office:value="0.0000931152330966668" calcext:value-type="float">
            <text:p>9.31152330966668E-05</text:p>
          </table:table-cell>
          <table:table-cell table:number-columns-repeated="1010"/>
        </table:table-row>
        <table:table-row table:style-name="ro2">
          <table:table-cell table:style-name="ce2" office:value-type="float" office:value="18420" calcext:value-type="float">
            <text:p>18420</text:p>
          </table:table-cell>
          <table:table-cell table:style-name="ce2" office:value-type="float" office:value="844.283333333333" calcext:value-type="float">
            <text:p>844.2833333333</text:p>
          </table:table-cell>
          <table:table-cell table:style-name="ce2" office:value-type="float" office:value="11.4666666666667" calcext:value-type="float">
            <text:p>11.4666666667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43.0166666666667" calcext:value-type="float">
            <text:p>43.0166666667</text:p>
          </table:table-cell>
          <table:table-cell table:style-name="ce2" office:value-type="float" office:value="1.36666666666667" calcext:value-type="float">
            <text:p>1.3666666667</text:p>
          </table:table-cell>
          <table:table-cell table:style-name="ce2" table:formula="of:=RADIANS(23.45*SIN((360*(284 + 0 + [.A22]/3600/24)/365)/180*PI()))" office:value-type="float" office:value="-0.402658788683721" calcext:value-type="float">
            <text:p>-0.4026587887</text:p>
          </table:table-cell>
          <table:table-cell table:style-name="ce2" table:formula="of:=RADIANS(([.A22]-43200)/3600*15)" office:value-type="float" office:value="-1.80205245268415" calcext:value-type="float">
            <text:p>-1.802052452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2])*COS([.H22])*COS([.I22])+SIN([.G22])*SIN([.I22]))" office:value-type="float" office:value="1.27342880307526" calcext:value-type="float">
            <text:p>1.2734288031</text:p>
          </table:table-cell>
          <table:table-cell table:style-name="ce2" table:formula="of:=PI()+ABS(ACOS((COS([.J22])*SIN([.I22])-SIN([.G22]))/(SIN([.J22])*COS([.I22]))))*SIGN([.H22])" office:value-type="float" office:value="1.92868444643907" calcext:value-type="float">
            <text:p>1.9286844464</text:p>
          </table:table-cell>
          <table:table-cell table:style-name="ce2" table:formula="of:=PI()/2-[.J22]" office:value-type="float" office:value="0.29736752371964" calcext:value-type="float">
            <text:p>0.2973675237</text:p>
          </table:table-cell>
          <table:table-cell table:style-name="ce2" office:value-type="float" office:value="0.5278706" calcext:value-type="float">
            <text:p>0.5278706</text:p>
          </table:table-cell>
          <table:table-cell table:style-name="ce2" table:formula="of:=[.M22]*[.D22]/1000000" office:value-type="float" office:value="0.0001282725558" calcext:value-type="float">
            <text:p>0.0001282726</text:p>
          </table:table-cell>
          <table:table-cell table:number-columns-repeated="1010"/>
        </table:table-row>
        <table:table-row table:style-name="ro2">
          <table:table-cell table:style-name="ce2" office:value-type="float" office:value="19320" calcext:value-type="float">
            <text:p>19320</text:p>
          </table:table-cell>
          <table:table-cell table:style-name="ce2" office:value-type="float" office:value="845.016666666667" calcext:value-type="float">
            <text:p>845.0166666667</text:p>
          </table:table-cell>
          <table:table-cell table:style-name="ce2" office:value-type="float" office:value="12.5583333333333" calcext:value-type="float">
            <text:p>12.5583333333</text:p>
          </table:table-cell>
          <table:table-cell table:style-name="ce2" office:value-type="float" office:value="343.791666666667" calcext:value-type="float">
            <text:p>343.7916666667</text:p>
          </table:table-cell>
          <table:table-cell table:style-name="ce2" office:value-type="float" office:value="40.2541666666667" calcext:value-type="float">
            <text:p>40.2541666667</text:p>
          </table:table-cell>
          <table:table-cell table:style-name="ce2" office:value-type="float" office:value="1.25833333333333" calcext:value-type="float">
            <text:p>1.2583333333</text:p>
          </table:table-cell>
          <table:table-cell table:style-name="ce2" table:formula="of:=RADIANS(23.45*SIN((360*(284 + 0 + [.A23]/3600/24)/365)/180*PI()))" office:value-type="float" office:value="-0.402645634911358" calcext:value-type="float">
            <text:p>-0.4026456349</text:p>
          </table:table-cell>
          <table:table-cell table:style-name="ce2" table:formula="of:=RADIANS(([.A23]-43200)/3600*15)" office:value-type="float" office:value="-1.73660260573436" calcext:value-type="float">
            <text:p>-1.736602605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3])*COS([.H23])*COS([.I23])+SIN([.G23])*SIN([.I23]))" office:value-type="float" office:value="1.2517141454459" calcext:value-type="float">
            <text:p>1.2517141454</text:p>
          </table:table-cell>
          <table:table-cell table:style-name="ce2" table:formula="of:=PI()+ABS(ACOS((COS([.J23])*SIN([.I23])-SIN([.G23]))/(SIN([.J23])*COS([.I23]))))*SIGN([.H23])" office:value-type="float" office:value="1.86974244376293" calcext:value-type="float">
            <text:p>1.8697424438</text:p>
          </table:table-cell>
          <table:table-cell table:style-name="ce2" table:formula="of:=PI()/2-[.J23]" office:value-type="float" office:value="0.319082181348997" calcext:value-type="float">
            <text:p>0.3190821813</text:p>
          </table:table-cell>
          <table:table-cell table:style-name="ce2" office:value-type="float" office:value="0.54776934" calcext:value-type="float">
            <text:p>0.54776934</text:p>
          </table:table-cell>
          <table:table-cell table:style-name="ce2" table:formula="of:=[.M23]*[.D23]/1000000" office:value-type="float" office:value="0.0001883185343475" calcext:value-type="float">
            <text:p>0.0001883185</text:p>
          </table:table-cell>
          <table:table-cell table:number-columns-repeated="1010"/>
        </table:table-row>
        <table:table-row table:style-name="ro2">
          <table:table-cell table:style-name="ce2" office:value-type="float" office:value="20220" calcext:value-type="float">
            <text:p>20220</text:p>
          </table:table-cell>
          <table:table-cell table:style-name="ce2" office:value-type="float" office:value="845.75" calcext:value-type="float">
            <text:p>845.75</text:p>
          </table:table-cell>
          <table:table-cell table:style-name="ce2" office:value-type="float" office:value="13.65" calcext:value-type="float">
            <text:p>13.65</text:p>
          </table:table-cell>
          <table:table-cell table:style-name="ce2" office:value-type="float" office:value="444.583333333333" calcext:value-type="float">
            <text:p>444.5833333333</text:p>
          </table:table-cell>
          <table:table-cell table:style-name="ce2" office:value-type="float" office:value="37.4916666666667" calcext:value-type="float">
            <text:p>37.4916666667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table:formula="of:=RADIANS(23.45*SIN((360*(284 + 0 + [.A24]/3600/24)/365)/180*PI()))" office:value-type="float" office:value="-0.402632468192431" calcext:value-type="float">
            <text:p>-0.4026324682</text:p>
          </table:table-cell>
          <table:table-cell table:style-name="ce2" table:formula="of:=RADIANS(([.A24]-43200)/3600*15)" office:value-type="float" office:value="-1.67115275878457" calcext:value-type="float">
            <text:p>-1.671152758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4])*COS([.H24])*COS([.I24])+SIN([.G24])*SIN([.I24]))" office:value-type="float" office:value="1.22960029402149" calcext:value-type="float">
            <text:p>1.229600294</text:p>
          </table:table-cell>
          <table:table-cell table:style-name="ce2" table:formula="of:=PI()+ABS(ACOS((COS([.J24])*SIN([.I24])-SIN([.G24]))/(SIN([.J24])*COS([.I24]))))*SIGN([.H24])" office:value-type="float" office:value="1.81053627214422" calcext:value-type="float">
            <text:p>1.8105362721</text:p>
          </table:table-cell>
          <table:table-cell table:style-name="ce2" table:formula="of:=PI()/2-[.J24]" office:value-type="float" office:value="0.341196032773408" calcext:value-type="float">
            <text:p>0.3411960328</text:p>
          </table:table-cell>
          <table:table-cell table:style-name="ce2" office:value-type="float" office:value="0.55627724" calcext:value-type="float">
            <text:p>0.55627724</text:p>
          </table:table-cell>
          <table:table-cell table:style-name="ce2" table:formula="of:=[.M24]*[.D24]/1000000" office:value-type="float" office:value="0.000247311589616666" calcext:value-type="float">
            <text:p>0.0002473116</text:p>
          </table:table-cell>
          <table:table-cell table:number-columns-repeated="1010"/>
        </table:table-row>
        <table:table-row table:style-name="ro2">
          <table:table-cell table:style-name="ce2" office:value-type="float" office:value="21120" calcext:value-type="float">
            <text:p>21120</text:p>
          </table:table-cell>
          <table:table-cell table:style-name="ce2" office:value-type="float" office:value="846.483333333333" calcext:value-type="float">
            <text:p>846.4833333333</text:p>
          </table:table-cell>
          <table:table-cell table:style-name="ce2" office:value-type="float" office:value="14.7416666666667" calcext:value-type="float">
            <text:p>14.7416666667</text:p>
          </table:table-cell>
          <table:table-cell table:style-name="ce2" office:value-type="float" office:value="545.375" calcext:value-type="float">
            <text:p>545.375</text:p>
          </table:table-cell>
          <table:table-cell table:style-name="ce2" office:value-type="float" office:value="34.7291666666667" calcext:value-type="float">
            <text:p>34.7291666667</text:p>
          </table:table-cell>
          <table:table-cell table:style-name="ce2" office:value-type="float" office:value="1.04166666666667" calcext:value-type="float">
            <text:p>1.0416666667</text:p>
          </table:table-cell>
          <table:table-cell table:style-name="ce2" table:formula="of:=RADIANS(23.45*SIN((360*(284 + 0 + [.A25]/3600/24)/365)/180*PI()))" office:value-type="float" office:value="-0.402619288527364" calcext:value-type="float">
            <text:p>-0.4026192885</text:p>
          </table:table-cell>
          <table:table-cell table:style-name="ce2" table:formula="of:=RADIANS(([.A25]-43200)/3600*15)" office:value-type="float" office:value="-1.60570291183478" calcext:value-type="float">
            <text:p>-1.605702911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5])*COS([.H25])*COS([.I25])+SIN([.G25])*SIN([.I25]))" office:value-type="float" office:value="1.20716301122097" calcext:value-type="float">
            <text:p>1.2071630112</text:p>
          </table:table-cell>
          <table:table-cell table:style-name="ce2" table:formula="of:=PI()+ABS(ACOS((COS([.J25])*SIN([.I25])-SIN([.G25]))/(SIN([.J25])*COS([.I25]))))*SIGN([.H25])" office:value-type="float" office:value="1.75099638793016" calcext:value-type="float">
            <text:p>1.7509963879</text:p>
          </table:table-cell>
          <table:table-cell table:style-name="ce2" table:formula="of:=PI()/2-[.J25]" office:value-type="float" office:value="0.363633315573928" calcext:value-type="float">
            <text:p>0.3636333156</text:p>
          </table:table-cell>
          <table:table-cell table:style-name="ce2" office:value-type="float" office:value="0.56441137" calcext:value-type="float">
            <text:p>0.56441137</text:p>
          </table:table-cell>
          <table:table-cell table:style-name="ce2" table:formula="of:=[.M25]*[.D25]/1000000" office:value-type="float" office:value="0.00030781585091375" calcext:value-type="float">
            <text:p>0.0003078159</text:p>
          </table:table-cell>
          <table:table-cell table:number-columns-repeated="1010"/>
        </table:table-row>
        <table:table-row table:style-name="ro2">
          <table:table-cell table:style-name="ce2" office:value-type="float" office:value="22020" calcext:value-type="float">
            <text:p>22020</text:p>
          </table:table-cell>
          <table:table-cell table:style-name="ce2" office:value-type="float" office:value="847.216666666667" calcext:value-type="float">
            <text:p>847.2166666667</text:p>
          </table:table-cell>
          <table:table-cell table:style-name="ce2" office:value-type="float" office:value="15.8333333333333" calcext:value-type="float">
            <text:p>15.8333333333</text:p>
          </table:table-cell>
          <table:table-cell table:style-name="ce2" office:value-type="float" office:value="646.166666666667" calcext:value-type="float">
            <text:p>646.1666666667</text:p>
          </table:table-cell>
          <table:table-cell table:style-name="ce2" office:value-type="float" office:value="31.9666666666667" calcext:value-type="float">
            <text:p>31.9666666667</text:p>
          </table:table-cell>
          <table:table-cell table:style-name="ce2" office:value-type="float" office:value="0.933333333333333" calcext:value-type="float">
            <text:p>0.9333333333</text:p>
          </table:table-cell>
          <table:table-cell table:style-name="ce2" table:formula="of:=RADIANS(23.45*SIN((360*(284 + 0 + [.A26]/3600/24)/365)/180*PI()))" office:value-type="float" office:value="-0.402606095916579" calcext:value-type="float">
            <text:p>-0.4026060959</text:p>
          </table:table-cell>
          <table:table-cell table:style-name="ce2" table:formula="of:=RADIANS(([.A26]-43200)/3600*15)" office:value-type="float" office:value="-1.540253064885" calcext:value-type="float">
            <text:p>-1.540253064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6])*COS([.H26])*COS([.I26])+SIN([.G26])*SIN([.I26]))" office:value-type="float" office:value="1.18448013800931" calcext:value-type="float">
            <text:p>1.184480138</text:p>
          </table:table-cell>
          <table:table-cell table:style-name="ce2" table:formula="of:=PI()+ABS(ACOS((COS([.J26])*SIN([.I26])-SIN([.G26]))/(SIN([.J26])*COS([.I26]))))*SIGN([.H26])" office:value-type="float" office:value="1.69104901133896" calcext:value-type="float">
            <text:p>1.6910490113</text:p>
          </table:table-cell>
          <table:table-cell table:style-name="ce2" table:formula="of:=PI()/2-[.J26]" office:value-type="float" office:value="0.386316188785589" calcext:value-type="float">
            <text:p>0.3863161888</text:p>
          </table:table-cell>
          <table:table-cell table:style-name="ce2" office:value-type="float" office:value="0.5727998" calcext:value-type="float">
            <text:p>0.5727998</text:p>
          </table:table-cell>
          <table:table-cell table:style-name="ce2" table:formula="of:=[.M26]*[.D26]/1000000" office:value-type="float" office:value="0.000370124137433333" calcext:value-type="float">
            <text:p>0.0003701241</text:p>
          </table:table-cell>
          <table:table-cell table:number-columns-repeated="1010"/>
        </table:table-row>
        <table:table-row table:style-name="ro2">
          <table:table-cell table:style-name="ce2" office:value-type="float" office:value="22920" calcext:value-type="float">
            <text:p>22920</text:p>
          </table:table-cell>
          <table:table-cell table:style-name="ce2" office:value-type="float" office:value="846.9875" calcext:value-type="float">
            <text:p>846.9875</text:p>
          </table:table-cell>
          <table:table-cell table:style-name="ce2" office:value-type="float" office:value="16.6791666666667" calcext:value-type="float">
            <text:p>16.6791666667</text:p>
          </table:table-cell>
          <table:table-cell table:style-name="ce2" office:value-type="float" office:value="655.958333333333" calcext:value-type="float">
            <text:p>655.9583333333</text:p>
          </table:table-cell>
          <table:table-cell table:style-name="ce2" office:value-type="float" office:value="30.3416666666667" calcext:value-type="float">
            <text:p>30.3416666667</text:p>
          </table:table-cell>
          <table:table-cell table:style-name="ce2" office:value-type="float" office:value="0.791666666666667" calcext:value-type="float">
            <text:p>0.7916666667</text:p>
          </table:table-cell>
          <table:table-cell table:style-name="ce2" table:formula="of:=RADIANS(23.45*SIN((360*(284 + 0 + [.A27]/3600/24)/365)/180*PI()))" office:value-type="float" office:value="-0.4025928903605" calcext:value-type="float">
            <text:p>-0.4025928904</text:p>
          </table:table-cell>
          <table:table-cell table:style-name="ce2" table:formula="of:=RADIANS(([.A27]-43200)/3600*15)" office:value-type="float" office:value="-1.47480321793521" calcext:value-type="float">
            <text:p>-1.474803217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7])*COS([.H27])*COS([.I27])+SIN([.G27])*SIN([.I27]))" office:value-type="float" office:value="1.16163173255698" calcext:value-type="float">
            <text:p>1.1616317326</text:p>
          </table:table-cell>
          <table:table-cell table:style-name="ce2" table:formula="of:=PI()+ABS(ACOS((COS([.J27])*SIN([.I27])-SIN([.G27]))/(SIN([.J27])*COS([.I27]))))*SIGN([.H27])" office:value-type="float" office:value="1.63061649963846" calcext:value-type="float">
            <text:p>1.6306164996</text:p>
          </table:table-cell>
          <table:table-cell table:style-name="ce2" table:formula="of:=PI()/2-[.J27]" office:value-type="float" office:value="0.409164594237921" calcext:value-type="float">
            <text:p>0.4091645942</text:p>
          </table:table-cell>
          <table:table-cell table:style-name="ce2" office:value-type="float" office:value="0.58190819" calcext:value-type="float">
            <text:p>0.58190819</text:p>
          </table:table-cell>
          <table:table-cell table:style-name="ce2" table:formula="of:=[.M27]*[.D27]/1000000" office:value-type="float" office:value="0.000381707526465417" calcext:value-type="float">
            <text:p>0.0003817075</text:p>
          </table:table-cell>
          <table:table-cell table:number-columns-repeated="1010"/>
        </table:table-row>
        <table:table-row table:style-name="ro2">
          <table:table-cell table:style-name="ce2" office:value-type="float" office:value="23820" calcext:value-type="float">
            <text:p>23820</text:p>
          </table:table-cell>
          <table:table-cell table:style-name="ce2" office:value-type="float" office:value="846.758333333333" calcext:value-type="float">
            <text:p>846.7583333333</text:p>
          </table:table-cell>
          <table:table-cell table:style-name="ce2" office:value-type="float" office:value="17.525" calcext:value-type="float">
            <text:p>17.525</text:p>
          </table:table-cell>
          <table:table-cell table:style-name="ce2" office:value-type="float" office:value="665.75" calcext:value-type="float">
            <text:p>665.75</text:p>
          </table:table-cell>
          <table:table-cell table:style-name="ce2" office:value-type="float" office:value="28.7166666666667" calcext:value-type="float">
            <text:p>28.7166666667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table:formula="of:=RADIANS(23.45*SIN((360*(284 + 0 + [.A28]/3600/24)/365)/180*PI()))" office:value-type="float" office:value="-0.402579671859554" calcext:value-type="float">
            <text:p>-0.4025796719</text:p>
          </table:table-cell>
          <table:table-cell table:style-name="ce2" table:formula="of:=RADIANS(([.A28]-43200)/3600*15)" office:value-type="float" office:value="-1.40935337098542" calcext:value-type="float">
            <text:p>-1.40935337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8])*COS([.H28])*COS([.I28])+SIN([.G28])*SIN([.I28]))" office:value-type="float" office:value="1.1387002322787" calcext:value-type="float">
            <text:p>1.1387002323</text:p>
          </table:table-cell>
          <table:table-cell table:style-name="ce2" table:formula="of:=PI()+ABS(ACOS((COS([.J28])*SIN([.I28])-SIN([.G28]))/(SIN([.J28])*COS([.I28]))))*SIGN([.H28])" office:value-type="float" office:value="1.56961780336019" calcext:value-type="float">
            <text:p>1.5696178034</text:p>
          </table:table-cell>
          <table:table-cell table:style-name="ce2" table:formula="of:=PI()/2-[.J28]" office:value-type="float" office:value="0.432096094516195" calcext:value-type="float">
            <text:p>0.4320960945</text:p>
          </table:table-cell>
          <table:table-cell table:style-name="ce2" office:value-type="float" office:value="0.59099716" calcext:value-type="float">
            <text:p>0.59099716</text:p>
          </table:table-cell>
          <table:table-cell table:style-name="ce2" table:formula="of:=[.M28]*[.D28]/1000000" office:value-type="float" office:value="0.00039345635927" calcext:value-type="float">
            <text:p>0.0003934564</text:p>
          </table:table-cell>
          <table:table-cell table:number-columns-repeated="1010"/>
        </table:table-row>
        <table:table-row table:style-name="ro2">
          <table:table-cell table:style-name="ce2" office:value-type="float" office:value="24720" calcext:value-type="float">
            <text:p>24720</text:p>
          </table:table-cell>
          <table:table-cell table:style-name="ce2" office:value-type="float" office:value="846.529166666667" calcext:value-type="float">
            <text:p>846.5291666667</text:p>
          </table:table-cell>
          <table:table-cell table:style-name="ce2" office:value-type="float" office:value="18.3708333333333" calcext:value-type="float">
            <text:p>18.3708333333</text:p>
          </table:table-cell>
          <table:table-cell table:style-name="ce2" office:value-type="float" office:value="675.541666666667" calcext:value-type="float">
            <text:p>675.5416666667</text:p>
          </table:table-cell>
          <table:table-cell table:style-name="ce2" office:value-type="float" office:value="27.0916666666667" calcext:value-type="float">
            <text:p>27.0916666667</text:p>
          </table:table-cell>
          <table:table-cell table:style-name="ce2" office:value-type="float" office:value="0.508333333333333" calcext:value-type="float">
            <text:p>0.5083333333</text:p>
          </table:table-cell>
          <table:table-cell table:style-name="ce2" table:formula="of:=RADIANS(23.45*SIN((360*(284 + 0 + [.A29]/3600/24)/365)/180*PI()))" office:value-type="float" office:value="-0.402566440414164" calcext:value-type="float">
            <text:p>-0.4025664404</text:p>
          </table:table-cell>
          <table:table-cell table:style-name="ce2" table:formula="of:=RADIANS(([.A29]-43200)/3600*15)" office:value-type="float" office:value="-1.34390352403563" calcext:value-type="float">
            <text:p>-1.343903524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29])*COS([.H29])*COS([.I29])+SIN([.G29])*SIN([.I29]))" office:value-type="float" office:value="1.11577063125193" calcext:value-type="float">
            <text:p>1.1157706313</text:p>
          </table:table-cell>
          <table:table-cell table:style-name="ce2" table:formula="of:=PI()+ABS(ACOS((COS([.J29])*SIN([.I29])-SIN([.G29]))/(SIN([.J29])*COS([.I29]))))*SIGN([.H29])" office:value-type="float" office:value="1.50796902970331" calcext:value-type="float">
            <text:p>1.5079690297</text:p>
          </table:table-cell>
          <table:table-cell table:style-name="ce2" table:formula="of:=PI()/2-[.J29]" office:value-type="float" office:value="0.455025695542969" calcext:value-type="float">
            <text:p>0.4550256955</text:p>
          </table:table-cell>
          <table:table-cell table:style-name="ce2" office:value-type="float" office:value="0.6000397" calcext:value-type="float">
            <text:p>0.6000397</text:p>
          </table:table-cell>
          <table:table-cell table:style-name="ce2" table:formula="of:=[.M29]*[.D29]/1000000" office:value-type="float" office:value="0.000405351819004167" calcext:value-type="float">
            <text:p>0.0004053518</text:p>
          </table:table-cell>
          <table:table-cell table:number-columns-repeated="1010"/>
        </table:table-row>
        <table:table-row table:style-name="ro2">
          <table:table-cell table:style-name="ce2" office:value-type="float" office:value="25620" calcext:value-type="float">
            <text:p>25620</text:p>
          </table:table-cell>
          <table:table-cell table:style-name="ce2" office:value-type="float" office:value="846.3" calcext:value-type="float">
            <text:p>846.3</text:p>
          </table:table-cell>
          <table:table-cell table:style-name="ce2" office:value-type="float" office:value="19.2166666666667" calcext:value-type="float">
            <text:p>19.2166666667</text:p>
          </table:table-cell>
          <table:table-cell table:style-name="ce2" office:value-type="float" office:value="685.333333333333" calcext:value-type="float">
            <text:p>685.3333333333</text:p>
          </table:table-cell>
          <table:table-cell table:style-name="ce2" office:value-type="float" office:value="25.4666666666667" calcext:value-type="float">
            <text:p>25.4666666667</text:p>
          </table:table-cell>
          <table:table-cell table:style-name="ce2" office:value-type="float" office:value="0.366666666666667" calcext:value-type="float">
            <text:p>0.3666666667</text:p>
          </table:table-cell>
          <table:table-cell table:style-name="ce2" table:formula="of:=RADIANS(23.45*SIN((360*(284 + 0 + [.A30]/3600/24)/365)/180*PI()))" office:value-type="float" office:value="-0.402553196024756" calcext:value-type="float">
            <text:p>-0.402553196</text:p>
          </table:table-cell>
          <table:table-cell table:style-name="ce2" table:formula="of:=RADIANS(([.A30]-43200)/3600*15)" office:value-type="float" office:value="-1.27845367708585" calcext:value-type="float">
            <text:p>-1.278453677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0])*COS([.H30])*COS([.I30])+SIN([.G30])*SIN([.I30]))" office:value-type="float" office:value="1.09293066294888" calcext:value-type="float">
            <text:p>1.0929306629</text:p>
          </table:table-cell>
          <table:table-cell table:style-name="ce2" table:formula="of:=PI()+ABS(ACOS((COS([.J30])*SIN([.I30])-SIN([.G30]))/(SIN([.J30])*COS([.I30]))))*SIGN([.H30])" office:value-type="float" office:value="1.44558414181392" calcext:value-type="float">
            <text:p>1.4455841418</text:p>
          </table:table-cell>
          <table:table-cell table:style-name="ce2" table:formula="of:=PI()/2-[.J30]" office:value-type="float" office:value="0.477865663846017" calcext:value-type="float">
            <text:p>0.4778656638</text:p>
          </table:table-cell>
          <table:table-cell table:style-name="ce2" office:value-type="float" office:value="0.60900828" calcext:value-type="float">
            <text:p>0.60900828</text:p>
          </table:table-cell>
          <table:table-cell table:style-name="ce2" table:formula="of:=[.M30]*[.D30]/1000000" office:value-type="float" office:value="0.00041737367456" calcext:value-type="float">
            <text:p>0.0004173737</text:p>
          </table:table-cell>
          <table:table-cell table:number-columns-repeated="1010"/>
        </table:table-row>
        <table:table-row table:style-name="ro2">
          <table:table-cell table:style-name="ce2" office:value-type="float" office:value="26531" calcext:value-type="float">
            <text:p>26531</text:p>
          </table:table-cell>
          <table:table-cell table:style-name="ce2" office:value-type="float" office:value="845.695833333333" calcext:value-type="float">
            <text:p>845.6958333333</text:p>
          </table:table-cell>
          <table:table-cell table:style-name="ce2" office:value-type="float" office:value="20.1375" calcext:value-type="float">
            <text:p>20.1375</text:p>
          </table:table-cell>
          <table:table-cell table:style-name="ce2" office:value-type="float" office:value="699.75" calcext:value-type="float">
            <text:p>699.75</text:p>
          </table:table-cell>
          <table:table-cell table:style-name="ce2" office:value-type="float" office:value="24.4083333333333" calcext:value-type="float">
            <text:p>24.4083333333</text:p>
          </table:table-cell>
          <table:table-cell table:style-name="ce2" office:value-type="float" office:value="0.541666666666667" calcext:value-type="float">
            <text:p>0.5416666667</text:p>
          </table:table-cell>
          <table:table-cell table:style-name="ce2" table:formula="of:=RADIANS(23.45*SIN((360*(284 + 0 + [.A31]/3600/24)/365)/180*PI()))" office:value-type="float" office:value="-0.402539776577621" calcext:value-type="float">
            <text:p>-0.4025397766</text:p>
          </table:table-cell>
          <table:table-cell table:style-name="ce2" table:formula="of:=RADIANS(([.A31]-43200)/3600*15)" office:value-type="float" office:value="-1.21220388756223" calcext:value-type="float">
            <text:p>-1.212203887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1])*COS([.H31])*COS([.I31])+SIN([.G31])*SIN([.I31]))" office:value-type="float" office:value="1.06999552480264" calcext:value-type="float">
            <text:p>1.0699955248</text:p>
          </table:table-cell>
          <table:table-cell table:style-name="ce2" table:formula="of:=PI()+ABS(ACOS((COS([.J31])*SIN([.I31])-SIN([.G31]))/(SIN([.J31])*COS([.I31]))))*SIGN([.H31])" office:value-type="float" office:value="1.38159782349071" calcext:value-type="float">
            <text:p>1.3815978235</text:p>
          </table:table-cell>
          <table:table-cell table:style-name="ce2" table:formula="of:=PI()/2-[.J31]" office:value-type="float" office:value="0.50080080199226" calcext:value-type="float">
            <text:p>0.500800802</text:p>
          </table:table-cell>
          <table:table-cell table:style-name="ce2" office:value-type="float" office:value="0.61798238" calcext:value-type="float">
            <text:p>0.61798238</text:p>
          </table:table-cell>
          <table:table-cell table:style-name="ce2" table:formula="of:=[.M31]*[.D31]/1000000" office:value-type="float" office:value="0.000432433170405" calcext:value-type="float">
            <text:p>0.0004324332</text:p>
          </table:table-cell>
          <table:table-cell table:number-columns-repeated="1010"/>
        </table:table-row>
        <table:table-row table:style-name="ro2">
          <table:table-cell table:style-name="ce2" office:value-type="float" office:value="27447" calcext:value-type="float">
            <text:p>27447</text:p>
          </table:table-cell>
          <table:table-cell table:style-name="ce2" office:value-type="float" office:value="845.091666666667" calcext:value-type="float">
            <text:p>845.0916666667</text:p>
          </table:table-cell>
          <table:table-cell table:style-name="ce2" office:value-type="float" office:value="21.0583333333333" calcext:value-type="float">
            <text:p>21.0583333333</text:p>
          </table:table-cell>
          <table:table-cell table:style-name="ce2" office:value-type="float" office:value="714.166666666667" calcext:value-type="float">
            <text:p>714.1666666667</text:p>
          </table:table-cell>
          <table:table-cell table:style-name="ce2" office:value-type="float" office:value="23.35" calcext:value-type="float">
            <text:p>23.35</text:p>
          </table:table-cell>
          <table:table-cell table:style-name="ce2" office:value-type="float" office:value="0.716666666666667" calcext:value-type="float">
            <text:p>0.7166666667</text:p>
          </table:table-cell>
          <table:table-cell table:style-name="ce2" table:formula="of:=RADIANS(23.45*SIN((360*(284 + 0 + [.A32]/3600/24)/365)/180*PI()))" office:value-type="float" office:value="-0.402526270107337" calcext:value-type="float">
            <text:p>-0.4025262701</text:p>
          </table:table-cell>
          <table:table-cell table:style-name="ce2" table:formula="of:=RADIANS(([.A32]-43200)/3600*15)" office:value-type="float" office:value="-1.14559048777778" calcext:value-type="float">
            <text:p>-1.145590487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2])*COS([.H32])*COS([.I32])+SIN([.G32])*SIN([.I32]))" office:value-type="float" office:value="1.04721895308251" calcext:value-type="float">
            <text:p>1.0472189531</text:p>
          </table:table-cell>
          <table:table-cell table:style-name="ce2" table:formula="of:=PI()+ABS(ACOS((COS([.J32])*SIN([.I32])-SIN([.G32]))/(SIN([.J32])*COS([.I32]))))*SIGN([.H32])" office:value-type="float" office:value="1.31631800821576" calcext:value-type="float">
            <text:p>1.3163180082</text:p>
          </table:table-cell>
          <table:table-cell table:style-name="ce2" table:formula="of:=PI()/2-[.J32]" office:value-type="float" office:value="0.523577373712388" calcext:value-type="float">
            <text:p>0.5235773737</text:p>
          </table:table-cell>
          <table:table-cell table:style-name="ce2" office:value-type="float" office:value="0.62612269" calcext:value-type="float">
            <text:p>0.62612269</text:p>
          </table:table-cell>
          <table:table-cell table:style-name="ce2" table:formula="of:=[.M32]*[.D32]/1000000" office:value-type="float" office:value="0.000447155954441667" calcext:value-type="float">
            <text:p>0.000447156</text:p>
          </table:table-cell>
          <table:table-cell table:number-columns-repeated="1010"/>
        </table:table-row>
        <table:table-row table:style-name="ro2">
          <table:table-cell table:style-name="ce2" office:value-type="float" office:value="28388" calcext:value-type="float">
            <text:p>28388</text:p>
          </table:table-cell>
          <table:table-cell table:style-name="ce2" office:value-type="float" office:value="844.4875" calcext:value-type="float">
            <text:p>844.4875</text:p>
          </table:table-cell>
          <table:table-cell table:style-name="ce2" office:value-type="float" office:value="21.9791666666667" calcext:value-type="float">
            <text:p>21.9791666667</text:p>
          </table:table-cell>
          <table:table-cell table:style-name="ce2" office:value-type="float" office:value="728.583333333333" calcext:value-type="float">
            <text:p>728.5833333333</text:p>
          </table:table-cell>
          <table:table-cell table:style-name="ce2" office:value-type="float" office:value="22.2916666666667" calcext:value-type="float">
            <text:p>22.2916666667</text:p>
          </table:table-cell>
          <table:table-cell table:style-name="ce2" office:value-type="float" office:value="0.891666666666667" calcext:value-type="float">
            <text:p>0.8916666667</text:p>
          </table:table-cell>
          <table:table-cell table:style-name="ce2" table:formula="of:=RADIANS(23.45*SIN((360*(284 + 0 + [.A33]/3600/24)/365)/180*PI()))" office:value-type="float" office:value="-0.402512381049822" calcext:value-type="float">
            <text:p>-0.402512381</text:p>
          </table:table-cell>
          <table:table-cell table:style-name="ce2" table:formula="of:=RADIANS(([.A33]-43200)/3600*15)" office:value-type="float" office:value="-1.07715903668917" calcext:value-type="float">
            <text:p>-1.077159036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3])*COS([.H33])*COS([.I33])+SIN([.G33])*SIN([.I33]))" office:value-type="float" office:value="1.02422501144611" calcext:value-type="float">
            <text:p>1.0242250114</text:p>
          </table:table-cell>
          <table:table-cell table:style-name="ce2" table:formula="of:=PI()+ABS(ACOS((COS([.J33])*SIN([.I33])-SIN([.G33]))/(SIN([.J33])*COS([.I33]))))*SIGN([.H33])" office:value-type="float" office:value="1.2481771397157" calcext:value-type="float">
            <text:p>1.2481771397</text:p>
          </table:table-cell>
          <table:table-cell table:style-name="ce2" table:formula="of:=PI()/2-[.J33]" office:value-type="float" office:value="0.546571315348784" calcext:value-type="float">
            <text:p>0.5465713153</text:p>
          </table:table-cell>
          <table:table-cell table:style-name="ce2" office:value-type="float" office:value="0.63132138" calcext:value-type="float">
            <text:p>0.63132138</text:p>
          </table:table-cell>
          <table:table-cell table:style-name="ce2" table:formula="of:=[.M33]*[.D33]/1000000" office:value-type="float" office:value="0.000459970235445" calcext:value-type="float">
            <text:p>0.0004599702</text:p>
          </table:table-cell>
          <table:table-cell table:number-columns-repeated="1010"/>
        </table:table-row>
        <table:table-row table:style-name="ro2">
          <table:table-cell table:style-name="ce2" office:value-type="float" office:value="29334" calcext:value-type="float">
            <text:p>29334</text:p>
          </table:table-cell>
          <table:table-cell table:style-name="ce2" office:value-type="float" office:value="843.883333333333" calcext:value-type="float">
            <text:p>843.8833333333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743" calcext:value-type="float">
            <text:p>743</text:p>
          </table:table-cell>
          <table:table-cell table:style-name="ce2" office:value-type="float" office:value="21.2333333333333" calcext:value-type="float">
            <text:p>21.2333333333</text:p>
          </table:table-cell>
          <table:table-cell table:style-name="ce2" office:value-type="float" office:value="1.06666666666667" calcext:value-type="float">
            <text:p>1.0666666667</text:p>
          </table:table-cell>
          <table:table-cell table:style-name="ce2" table:formula="of:=RADIANS(23.45*SIN((360*(284 + 0 + [.A34]/3600/24)/365)/180*PI()))" office:value-type="float" office:value="-0.402498403931562" calcext:value-type="float">
            <text:p>-0.4024984039</text:p>
          </table:table-cell>
          <table:table-cell table:style-name="ce2" table:formula="of:=RADIANS(([.A34]-43200)/3600*15)" office:value-type="float" office:value="-1.00836397533972" calcext:value-type="float">
            <text:p>-1.0083639753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4])*COS([.H34])*COS([.I34])+SIN([.G34])*SIN([.I34]))" office:value-type="float" office:value="1.0016366252062" calcext:value-type="float">
            <text:p>1.0016366252</text:p>
          </table:table-cell>
          <table:table-cell table:style-name="ce2" table:formula="of:=PI()+ABS(ACOS((COS([.J34])*SIN([.I34])-SIN([.G34]))/(SIN([.J34])*COS([.I34]))))*SIGN([.H34])" office:value-type="float" office:value="1.17847607333659" calcext:value-type="float">
            <text:p>1.1784760733</text:p>
          </table:table-cell>
          <table:table-cell table:style-name="ce2" table:formula="of:=PI()/2-[.J34]" office:value-type="float" office:value="0.569159701588693" calcext:value-type="float">
            <text:p>0.5691597016</text:p>
          </table:table-cell>
          <table:table-cell table:style-name="ce2" office:value-type="float" office:value="0.63642152" calcext:value-type="float">
            <text:p>0.63642152</text:p>
          </table:table-cell>
          <table:table-cell table:style-name="ce2" table:formula="of:=[.M34]*[.D34]/1000000" office:value-type="float" office:value="0.00047286118936" calcext:value-type="float">
            <text:p>0.0004728612</text:p>
          </table:table-cell>
          <table:table-cell table:number-columns-repeated="1010"/>
        </table:table-row>
        <table:table-row table:style-name="ro2">
          <table:table-cell table:style-name="ce2" office:value-type="float" office:value="30282" calcext:value-type="float">
            <text:p>30282</text:p>
          </table:table-cell>
          <table:table-cell table:style-name="ce2" office:value-type="float" office:value="843.854166666667" calcext:value-type="float">
            <text:p>843.8541666667</text:p>
          </table:table-cell>
          <table:table-cell table:style-name="ce2" office:value-type="float" office:value="23.8625" calcext:value-type="float">
            <text:p>23.8625</text:p>
          </table:table-cell>
          <table:table-cell table:style-name="ce2" office:value-type="float" office:value="757.583333333333" calcext:value-type="float">
            <text:p>757.5833333333</text:p>
          </table:table-cell>
          <table:table-cell table:style-name="ce2" office:value-type="float" office:value="20.4208333333333" calcext:value-type="float">
            <text:p>20.4208333333</text:p>
          </table:table-cell>
          <table:table-cell table:style-name="ce2" office:value-type="float" office:value="1.375" calcext:value-type="float">
            <text:p>1.375</text:p>
          </table:table-cell>
          <table:table-cell table:style-name="ce2" table:formula="of:=RADIANS(23.45*SIN((360*(284 + 0 + [.A35]/3600/24)/365)/180*PI()))" office:value-type="float" office:value="-0.402484382919411" calcext:value-type="float">
            <text:p>-0.4024843829</text:p>
          </table:table-cell>
          <table:table-cell table:style-name="ce2" table:formula="of:=RADIANS(([.A35]-43200)/3600*15)" office:value-type="float" office:value="-0.939423469885948" calcext:value-type="float">
            <text:p>-0.939423469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5])*COS([.H35])*COS([.I35])+SIN([.G35])*SIN([.I35]))" office:value-type="float" office:value="0.979651887164901" calcext:value-type="float">
            <text:p>0.9796518872</text:p>
          </table:table-cell>
          <table:table-cell table:style-name="ce2" table:formula="of:=PI()+ABS(ACOS((COS([.J35])*SIN([.I35])-SIN([.G35]))/(SIN([.J35])*COS([.I35]))))*SIGN([.H35])" office:value-type="float" office:value="1.10733122350429" calcext:value-type="float">
            <text:p>1.1073312235</text:p>
          </table:table-cell>
          <table:table-cell table:style-name="ce2" table:formula="of:=PI()/2-[.J35]" office:value-type="float" office:value="0.591144439629995" calcext:value-type="float">
            <text:p>0.5911444396</text:p>
          </table:table-cell>
          <table:table-cell table:style-name="ce2" office:value-type="float" office:value="0.64138938" calcext:value-type="float">
            <text:p>0.64138938</text:p>
          </table:table-cell>
          <table:table-cell table:style-name="ce2" table:formula="of:=[.M35]*[.D35]/1000000" office:value-type="float" office:value="0.000485905904465" calcext:value-type="float">
            <text:p>0.0004859059</text:p>
          </table:table-cell>
          <table:table-cell table:number-columns-repeated="1010"/>
        </table:table-row>
        <table:table-row table:style-name="ro2">
          <table:table-cell table:style-name="ce2" office:value-type="float" office:value="31231" calcext:value-type="float">
            <text:p>31231</text:p>
          </table:table-cell>
          <table:table-cell table:style-name="ce2" office:value-type="float" office:value="843.825" calcext:value-type="float">
            <text:p>843.825</text:p>
          </table:table-cell>
          <table:table-cell table:style-name="ce2" office:value-type="float" office:value="24.825" calcext:value-type="float">
            <text:p>24.825</text:p>
          </table:table-cell>
          <table:table-cell table:style-name="ce2" office:value-type="float" office:value="772.166666666667" calcext:value-type="float">
            <text:p>772.1666666667</text:p>
          </table:table-cell>
          <table:table-cell table:style-name="ce2" office:value-type="float" office:value="19.6083333333333" calcext:value-type="float">
            <text:p>19.6083333333</text:p>
          </table:table-cell>
          <table:table-cell table:style-name="ce2" office:value-type="float" office:value="1.68333333333333" calcext:value-type="float">
            <text:p>1.6833333333</text:p>
          </table:table-cell>
          <table:table-cell table:style-name="ce2" table:formula="of:=RADIANS(23.45*SIN((360*(284 + 0 + [.A36]/3600/24)/365)/180*PI()))" office:value-type="float" office:value="-0.402470332735833" calcext:value-type="float">
            <text:p>-0.4024703327</text:p>
          </table:table-cell>
          <table:table-cell table:style-name="ce2" table:formula="of:=RADIANS(([.A36]-43200)/3600*15)" office:value-type="float" office:value="-0.870410242380006" calcext:value-type="float">
            <text:p>-0.8704102424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6])*COS([.H36])*COS([.I36])+SIN([.G36])*SIN([.I36]))" office:value-type="float" office:value="0.95842200609035" calcext:value-type="float">
            <text:p>0.9584220061</text:p>
          </table:table-cell>
          <table:table-cell table:style-name="ce2" table:formula="of:=PI()+ABS(ACOS((COS([.J36])*SIN([.I36])-SIN([.G36]))/(SIN([.J36])*COS([.I36]))))*SIGN([.H36])" office:value-type="float" office:value="1.03472849698856" calcext:value-type="float">
            <text:p>1.034728497</text:p>
          </table:table-cell>
          <table:table-cell table:style-name="ce2" table:formula="of:=PI()/2-[.J36]" office:value-type="float" office:value="0.612374320704546" calcext:value-type="float">
            <text:p>0.6123743207</text:p>
          </table:table-cell>
          <table:table-cell table:style-name="ce2" office:value-type="float" office:value="0.64630023" calcext:value-type="float">
            <text:p>0.64630023</text:p>
          </table:table-cell>
          <table:table-cell table:style-name="ce2" table:formula="of:=[.M36]*[.D36]/1000000" office:value-type="float" office:value="0.000499051494265" calcext:value-type="float">
            <text:p>0.0004990515</text:p>
          </table:table-cell>
          <table:table-cell table:number-columns-repeated="1010"/>
        </table:table-row>
        <table:table-row table:style-name="ro2">
          <table:table-cell table:style-name="ce2" office:value-type="float" office:value="32179" calcext:value-type="float">
            <text:p>32179</text:p>
          </table:table-cell>
          <table:table-cell table:style-name="ce2" office:value-type="float" office:value="843.795833333333" calcext:value-type="float">
            <text:p>843.7958333333</text:p>
          </table:table-cell>
          <table:table-cell table:style-name="ce2" office:value-type="float" office:value="25.7875" calcext:value-type="float">
            <text:p>25.7875</text:p>
          </table:table-cell>
          <table:table-cell table:style-name="ce2" office:value-type="float" office:value="786.75" calcext:value-type="float">
            <text:p>786.75</text:p>
          </table:table-cell>
          <table:table-cell table:style-name="ce2" office:value-type="float" office:value="18.7958333333333" calcext:value-type="float">
            <text:p>18.7958333333</text:p>
          </table:table-cell>
          <table:table-cell table:style-name="ce2" office:value-type="float" office:value="1.99166666666667" calcext:value-type="float">
            <text:p>1.9916666667</text:p>
          </table:table-cell>
          <table:table-cell table:style-name="ce2" table:formula="of:=RADIANS(23.45*SIN((360*(284 + 0 + [.A37]/3600/24)/365)/180*PI()))" office:value-type="float" office:value="-0.402456282991829" calcext:value-type="float">
            <text:p>-0.402456283</text:p>
          </table:table-cell>
          <table:table-cell table:style-name="ce2" table:formula="of:=RADIANS(([.A37]-43200)/3600*15)" office:value-type="float" office:value="-0.801469736926229" calcext:value-type="float">
            <text:p>-0.801469736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7])*COS([.H37])*COS([.I37])+SIN([.G37])*SIN([.I37]))" office:value-type="float" office:value="0.938119833777602" calcext:value-type="float">
            <text:p>0.9381198338</text:p>
          </table:table-cell>
          <table:table-cell table:style-name="ce2" table:formula="of:=PI()+ABS(ACOS((COS([.J37])*SIN([.I37])-SIN([.G37]))/(SIN([.J37])*COS([.I37]))))*SIGN([.H37])" office:value-type="float" office:value="0.960750188232211" calcext:value-type="float">
            <text:p>0.9607501882</text:p>
          </table:table-cell>
          <table:table-cell table:style-name="ce2" table:formula="of:=PI()/2-[.J37]" office:value-type="float" office:value="0.632676493017294" calcext:value-type="float">
            <text:p>0.632676493</text:p>
          </table:table-cell>
          <table:table-cell table:style-name="ce2" office:value-type="float" office:value="0.65095718" calcext:value-type="float">
            <text:p>0.65095718</text:p>
          </table:table-cell>
          <table:table-cell table:style-name="ce2" table:formula="of:=[.M37]*[.D37]/1000000" office:value-type="float" office:value="0.000512140561365" calcext:value-type="float">
            <text:p>0.0005121406</text:p>
          </table:table-cell>
          <table:table-cell table:number-columns-repeated="1010"/>
        </table:table-row>
        <table:table-row table:style-name="ro2">
          <table:table-cell table:style-name="ce2" office:value-type="float" office:value="33126" calcext:value-type="float">
            <text:p>33126</text:p>
          </table:table-cell>
          <table:table-cell table:style-name="ce2" office:value-type="float" office:value="843.766666666667" calcext:value-type="float">
            <text:p>843.7666666667</text:p>
          </table:table-cell>
          <table:table-cell table:style-name="ce2" office:value-type="float" office:value="26.75" calcext:value-type="float">
            <text:p>26.75</text:p>
          </table:table-cell>
          <table:table-cell table:style-name="ce2" office:value-type="float" office:value="801.333333333333" calcext:value-type="float">
            <text:p>801.3333333333</text:p>
          </table:table-cell>
          <table:table-cell table:style-name="ce2" office:value-type="float" office:value="17.9833333333333" calcext:value-type="float">
            <text:p>17.9833333333</text:p>
          </table:table-cell>
          <table:table-cell table:style-name="ce2" office:value-type="float" office:value="2.3" calcext:value-type="float">
            <text:p>2.3</text:p>
          </table:table-cell>
          <table:table-cell table:style-name="ce2" table:formula="of:=RADIANS(23.45*SIN((360*(284 + 0 + [.A38]/3600/24)/365)/180*PI()))" office:value-type="float" office:value="-0.402442233733338" calcext:value-type="float">
            <text:p>-0.4024422337</text:p>
          </table:table-cell>
          <table:table-cell table:style-name="ce2" table:formula="of:=RADIANS(([.A38]-43200)/3600*15)" office:value-type="float" office:value="-0.73260195352462" calcext:value-type="float">
            <text:p>-0.732601953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8])*COS([.H38])*COS([.I38])+SIN([.G38])*SIN([.I38]))" office:value-type="float" office:value="0.918872813702102" calcext:value-type="float">
            <text:p>0.9188728137</text:p>
          </table:table-cell>
          <table:table-cell table:style-name="ce2" table:formula="of:=PI()+ABS(ACOS((COS([.J38])*SIN([.I38])-SIN([.G38]))/(SIN([.J38])*COS([.I38]))))*SIGN([.H38])" office:value-type="float" office:value="0.885346378567545" calcext:value-type="float">
            <text:p>0.8853463786</text:p>
          </table:table-cell>
          <table:table-cell table:style-name="ce2" table:formula="of:=PI()/2-[.J38]" office:value-type="float" office:value="0.651923513092795" calcext:value-type="float">
            <text:p>0.6519235131</text:p>
          </table:table-cell>
          <table:table-cell table:style-name="ce2" office:value-type="float" office:value="0.65534628" calcext:value-type="float">
            <text:p>0.65534628</text:p>
          </table:table-cell>
          <table:table-cell table:style-name="ce2" table:formula="of:=[.M38]*[.D38]/1000000" office:value-type="float" office:value="0.00052515081904" calcext:value-type="float">
            <text:p>0.0005251508</text:p>
          </table:table-cell>
          <table:table-cell table:number-columns-repeated="1010"/>
        </table:table-row>
        <table:table-row table:style-name="ro2">
          <table:table-cell table:style-name="ce2" office:value-type="float" office:value="34069" calcext:value-type="float">
            <text:p>34069</text:p>
          </table:table-cell>
          <table:table-cell table:style-name="ce2" office:value-type="float" office:value="843.6875" calcext:value-type="float">
            <text:p>843.6875</text:p>
          </table:table-cell>
          <table:table-cell table:style-name="ce2" office:value-type="float" office:value="27.35" calcext:value-type="float">
            <text:p>27.35</text:p>
          </table:table-cell>
          <table:table-cell table:style-name="ce2" office:value-type="float" office:value="742.25" calcext:value-type="float">
            <text:p>742.25</text:p>
          </table:table-cell>
          <table:table-cell table:style-name="ce2" office:value-type="float" office:value="17.4958333333333" calcext:value-type="float">
            <text:p>17.4958333333</text:p>
          </table:table-cell>
          <table:table-cell table:style-name="ce2" office:value-type="float" office:value="2.63333333333333" calcext:value-type="float">
            <text:p>2.6333333333</text:p>
          </table:table-cell>
          <table:table-cell table:style-name="ce2" table:formula="of:=RADIANS(23.45*SIN((360*(284 + 0 + [.A39]/3600/24)/365)/180*PI()))" office:value-type="float" office:value="-0.402428229580832" calcext:value-type="float">
            <text:p>-0.4024282296</text:p>
          </table:table-cell>
          <table:table-cell table:style-name="ce2" table:formula="of:=RADIANS(([.A39]-43200)/3600*15)" office:value-type="float" office:value="-0.664025058331676" calcext:value-type="float">
            <text:p>-0.6640250583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39])*COS([.H39])*COS([.I39])+SIN([.G39])*SIN([.I39]))" office:value-type="float" office:value="0.900864358490298" calcext:value-type="float">
            <text:p>0.9008643585</text:p>
          </table:table-cell>
          <table:table-cell table:style-name="ce2" table:formula="of:=PI()+ABS(ACOS((COS([.J39])*SIN([.I39])-SIN([.G39]))/(SIN([.J39])*COS([.I39]))))*SIGN([.H39])" office:value-type="float" office:value="0.808733763466194" calcext:value-type="float">
            <text:p>0.8087337635</text:p>
          </table:table-cell>
          <table:table-cell table:style-name="ce2" table:formula="of:=PI()/2-[.J39]" office:value-type="float" office:value="0.669931968304598" calcext:value-type="float">
            <text:p>0.6699319683</text:p>
          </table:table-cell>
          <table:table-cell table:style-name="ce2" office:value-type="float" office:value="0.65944495" calcext:value-type="float">
            <text:p>0.65944495</text:p>
          </table:table-cell>
          <table:table-cell table:style-name="ce2" table:formula="of:=[.M39]*[.D39]/1000000" office:value-type="float" office:value="0.0004894730141375" calcext:value-type="float">
            <text:p>0.000489473</text:p>
          </table:table-cell>
          <table:table-cell table:number-columns-repeated="1010"/>
        </table:table-row>
        <table:table-row table:style-name="ro2">
          <table:table-cell table:style-name="ce2" office:value-type="float" office:value="35014" calcext:value-type="float">
            <text:p>35014</text:p>
          </table:table-cell>
          <table:table-cell table:style-name="ce2" office:value-type="float" office:value="843.608333333333" calcext:value-type="float">
            <text:p>843.6083333333</text:p>
          </table:table-cell>
          <table:table-cell table:style-name="ce2" office:value-type="float" office:value="27.95" calcext:value-type="float">
            <text:p>27.95</text:p>
          </table:table-cell>
          <table:table-cell table:style-name="ce2" office:value-type="float" office:value="683.166666666667" calcext:value-type="float">
            <text:p>683.1666666667</text:p>
          </table:table-cell>
          <table:table-cell table:style-name="ce2" office:value-type="float" office:value="17.0083333333333" calcext:value-type="float">
            <text:p>17.0083333333</text:p>
          </table:table-cell>
          <table:table-cell table:style-name="ce2" office:value-type="float" office:value="2.96666666666667" calcext:value-type="float">
            <text:p>2.9666666667</text:p>
          </table:table-cell>
          <table:table-cell table:style-name="ce2" table:formula="of:=RADIANS(23.45*SIN((360*(284 + 0 + [.A40]/3600/24)/365)/180*PI()))" office:value-type="float" office:value="-0.402414181476264" calcext:value-type="float">
            <text:p>-0.4024141815</text:p>
          </table:table-cell>
          <table:table-cell table:style-name="ce2" table:formula="of:=RADIANS(([.A40]-43200)/3600*15)" office:value-type="float" office:value="-0.595302719034399" calcext:value-type="float">
            <text:p>-0.59530271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0])*COS([.H40])*COS([.I40])+SIN([.G40])*SIN([.I40]))" office:value-type="float" office:value="0.884106929914888" calcext:value-type="float">
            <text:p>0.8841069299</text:p>
          </table:table-cell>
          <table:table-cell table:style-name="ce2" table:formula="of:=PI()+ABS(ACOS((COS([.J40])*SIN([.I40])-SIN([.G40]))/(SIN([.J40])*COS([.I40]))))*SIGN([.H40])" office:value-type="float" office:value="0.730419853275538" calcext:value-type="float">
            <text:p>0.7304198533</text:p>
          </table:table-cell>
          <table:table-cell table:style-name="ce2" table:formula="of:=PI()/2-[.J40]" office:value-type="float" office:value="0.686689396880008" calcext:value-type="float">
            <text:p>0.6866893969</text:p>
          </table:table-cell>
          <table:table-cell table:style-name="ce2" office:value-type="float" office:value="0.66321289" calcext:value-type="float">
            <text:p>0.66321289</text:p>
          </table:table-cell>
          <table:table-cell table:style-name="ce2" table:formula="of:=[.M40]*[.D40]/1000000" office:value-type="float" office:value="0.000453084939351667" calcext:value-type="float">
            <text:p>0.0004530849</text:p>
          </table:table-cell>
          <table:table-cell table:number-columns-repeated="1010"/>
        </table:table-row>
        <table:table-row table:style-name="ro2">
          <table:table-cell table:style-name="ce2" office:value-type="float" office:value="35954" calcext:value-type="float">
            <text:p>35954</text:p>
          </table:table-cell>
          <table:table-cell table:style-name="ce2" office:value-type="float" office:value="843.529166666667" calcext:value-type="float">
            <text:p>843.5291666667</text:p>
          </table:table-cell>
          <table:table-cell table:style-name="ce2" office:value-type="float" office:value="28.55" calcext:value-type="float">
            <text:p>28.55</text:p>
          </table:table-cell>
          <table:table-cell table:style-name="ce2" office:value-type="float" office:value="624.083333333333" calcext:value-type="float">
            <text:p>624.0833333333</text:p>
          </table:table-cell>
          <table:table-cell table:style-name="ce2" office:value-type="float" office:value="16.5208333333333" calcext:value-type="float">
            <text:p>16.5208333333</text:p>
          </table:table-cell>
          <table:table-cell table:style-name="ce2" office:value-type="float" office:value="3.3" calcext:value-type="float">
            <text:p>3.3</text:p>
          </table:table-cell>
          <table:table-cell table:style-name="ce2" table:formula="of:=RADIANS(23.45*SIN((360*(284 + 0 + [.A41]/3600/24)/365)/180*PI()))" office:value-type="float" office:value="-0.402400193547926" calcext:value-type="float">
            <text:p>-0.4024001935</text:p>
          </table:table-cell>
          <table:table-cell table:style-name="ce2" table:formula="of:=RADIANS(([.A41]-43200)/3600*15)" office:value-type="float" office:value="-0.526943989997955" calcext:value-type="float">
            <text:p>-0.5269439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1])*COS([.H41])*COS([.I41])+SIN([.G41])*SIN([.I41]))" office:value-type="float" office:value="0.868846432606328" calcext:value-type="float">
            <text:p>0.8688464326</text:p>
          </table:table-cell>
          <table:table-cell table:style-name="ce2" table:formula="of:=PI()+ABS(ACOS((COS([.J41])*SIN([.I41])-SIN([.G41]))/(SIN([.J41])*COS([.I41]))))*SIGN([.H41])" office:value-type="float" office:value="0.651010265680426" calcext:value-type="float">
            <text:p>0.6510102657</text:p>
          </table:table-cell>
          <table:table-cell table:style-name="ce2" table:formula="of:=PI()/2-[.J41]" office:value-type="float" office:value="0.701949894188568" calcext:value-type="float">
            <text:p>0.7019498942</text:p>
          </table:table-cell>
          <table:table-cell table:style-name="ce2" office:value-type="float" office:value="0.66666417" calcext:value-type="float">
            <text:p>0.66666417</text:p>
          </table:table-cell>
          <table:table-cell table:style-name="ce2" table:formula="of:=[.M41]*[.D41]/1000000" office:value-type="float" office:value="0.0004160539974275" calcext:value-type="float">
            <text:p>0.000416054</text:p>
          </table:table-cell>
          <table:table-cell table:number-columns-repeated="1010"/>
        </table:table-row>
        <table:table-row table:style-name="ro2">
          <table:table-cell table:style-name="ce2" office:value-type="float" office:value="36892" calcext:value-type="float">
            <text:p>36892</text:p>
          </table:table-cell>
          <table:table-cell table:style-name="ce2" office:value-type="float" office:value="843.45" calcext:value-type="float">
            <text:p>843.45</text:p>
          </table:table-cell>
          <table:table-cell table:style-name="ce2" office:value-type="float" office:value="29.15" calcext:value-type="float">
            <text:p>29.15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16.0333333333333" calcext:value-type="float">
            <text:p>16.0333333333</text:p>
          </table:table-cell>
          <table:table-cell table:style-name="ce2" office:value-type="float" office:value="3.63333333333333" calcext:value-type="float">
            <text:p>3.6333333333</text:p>
          </table:table-cell>
          <table:table-cell table:style-name="ce2" table:formula="of:=RADIANS(23.45*SIN((360*(284 + 0 + [.A42]/3600/24)/365)/180*PI()))" office:value-type="float" office:value="-0.402386221311817" calcext:value-type="float">
            <text:p>-0.4023862213</text:p>
          </table:table-cell>
          <table:table-cell table:style-name="ce2" table:formula="of:=RADIANS(([.A42]-43200)/3600*15)" office:value-type="float" office:value="-0.458730705065843" calcext:value-type="float">
            <text:p>-0.458730705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2])*COS([.H42])*COS([.I42])+SIN([.G42])*SIN([.I42]))" office:value-type="float" office:value="0.855141753962021" calcext:value-type="float">
            <text:p>0.855141754</text:p>
          </table:table-cell>
          <table:table-cell table:style-name="ce2" table:formula="of:=PI()+ABS(ACOS((COS([.J42])*SIN([.I42])-SIN([.G42]))/(SIN([.J42])*COS([.I42]))))*SIGN([.H42])" office:value-type="float" office:value="0.570317812670141" calcext:value-type="float">
            <text:p>0.5703178127</text:p>
          </table:table-cell>
          <table:table-cell table:style-name="ce2" table:formula="of:=PI()/2-[.J42]" office:value-type="float" office:value="0.715654572832876" calcext:value-type="float">
            <text:p>0.7156545728</text:p>
          </table:table-cell>
          <table:table-cell table:style-name="ce2" office:value-type="float" office:value="0.66995062" calcext:value-type="float">
            <text:p>0.66995062</text:p>
          </table:table-cell>
          <table:table-cell table:style-name="ce2" table:formula="of:=[.M42]*[.D42]/1000000" office:value-type="float" office:value="0.0003785221003" calcext:value-type="float">
            <text:p>0.0003785221</text:p>
          </table:table-cell>
          <table:table-cell table:number-columns-repeated="1010"/>
        </table:table-row>
        <table:table-row table:style-name="ro2">
          <table:table-cell table:style-name="ce2" office:value-type="float" office:value="37826" calcext:value-type="float">
            <text:p>37826</text:p>
          </table:table-cell>
          <table:table-cell table:style-name="ce2" office:value-type="float" office:value="843.320833333333" calcext:value-type="float">
            <text:p>843.3208333333</text:p>
          </table:table-cell>
          <table:table-cell table:style-name="ce2" office:value-type="float" office:value="29.3583333333333" calcext:value-type="float">
            <text:p>29.3583333333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15.9333333333333" calcext:value-type="float">
            <text:p>15.9333333333</text:p>
          </table:table-cell>
          <table:table-cell table:style-name="ce2" office:value-type="float" office:value="3.9" calcext:value-type="float">
            <text:p>3.9</text:p>
          </table:table-cell>
          <table:table-cell table:style-name="ce2" table:formula="of:=RADIANS(23.45*SIN((360*(284 + 0 + [.A43]/3600/24)/365)/180*PI()))" office:value-type="float" office:value="-0.402372294694723" calcext:value-type="float">
            <text:p>-0.4023722947</text:p>
          </table:table-cell>
          <table:table-cell table:style-name="ce2" table:formula="of:=RADIANS(([.A43]-43200)/3600*15)" office:value-type="float" office:value="-0.390808308342397" calcext:value-type="float">
            <text:p>-0.3908083083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3])*COS([.H43])*COS([.I43])+SIN([.G43])*SIN([.I43]))" office:value-type="float" office:value="0.843123490298632" calcext:value-type="float">
            <text:p>0.8431234903</text:p>
          </table:table-cell>
          <table:table-cell table:style-name="ce2" table:formula="of:=PI()+ABS(ACOS((COS([.J43])*SIN([.I43])-SIN([.G43]))/(SIN([.J43])*COS([.I43]))))*SIGN([.H43])" office:value-type="float" office:value="0.488611012569568" calcext:value-type="float">
            <text:p>0.4886110126</text:p>
          </table:table-cell>
          <table:table-cell table:style-name="ce2" table:formula="of:=PI()/2-[.J43]" office:value-type="float" office:value="0.727672836496264" calcext:value-type="float">
            <text:p>0.7276728365</text:p>
          </table:table-cell>
          <table:table-cell table:style-name="ce2" office:value-type="float" office:value="0.67304468" calcext:value-type="float">
            <text:p>0.67304468</text:p>
          </table:table-cell>
          <table:table-cell table:style-name="ce2" table:formula="of:=[.M43]*[.D43]/1000000" office:value-type="float" office:value="0.00044824775688" calcext:value-type="float">
            <text:p>0.0004482478</text:p>
          </table:table-cell>
          <table:table-cell table:number-columns-repeated="1010"/>
        </table:table-row>
        <table:table-row table:style-name="ro2">
          <table:table-cell table:style-name="ce2" office:value-type="float" office:value="38756" calcext:value-type="float">
            <text:p>38756</text:p>
          </table:table-cell>
          <table:table-cell table:style-name="ce2" office:value-type="float" office:value="843.191666666667" calcext:value-type="float">
            <text:p>843.1916666667</text:p>
          </table:table-cell>
          <table:table-cell table:style-name="ce2" office:value-type="float" office:value="29.5666666666667" calcext:value-type="float">
            <text:p>29.5666666667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15.8333333333333" calcext:value-type="float">
            <text:p>15.8333333333</text:p>
          </table:table-cell>
          <table:table-cell table:style-name="ce2" office:value-type="float" office:value="4.16666666666667" calcext:value-type="float">
            <text:p>4.1666666667</text:p>
          </table:table-cell>
          <table:table-cell table:style-name="ce2" table:formula="of:=RADIANS(23.45*SIN((360*(284 + 0 + [.A44]/3600/24)/365)/180*PI()))" office:value-type="float" office:value="-0.402358413876149" calcext:value-type="float">
            <text:p>-0.4023584139</text:p>
          </table:table-cell>
          <table:table-cell table:style-name="ce2" table:formula="of:=RADIANS(([.A44]-43200)/3600*15)" office:value-type="float" office:value="-0.323176799827617" calcext:value-type="float">
            <text:p>-0.323176799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4])*COS([.H44])*COS([.I44])+SIN([.G44])*SIN([.I44]))" office:value-type="float" office:value="0.832876938018378" calcext:value-type="float">
            <text:p>0.832876938</text:p>
          </table:table-cell>
          <table:table-cell table:style-name="ce2" table:formula="of:=PI()+ABS(ACOS((COS([.J44])*SIN([.I44])-SIN([.G44]))/(SIN([.J44])*COS([.I44]))))*SIGN([.H44])" office:value-type="float" office:value="0.406023598920297" calcext:value-type="float">
            <text:p>0.4060235989</text:p>
          </table:table-cell>
          <table:table-cell table:style-name="ce2" table:formula="of:=PI()/2-[.J44]" office:value-type="float" office:value="0.737919388776518" calcext:value-type="float">
            <text:p>0.7379193888</text:p>
          </table:table-cell>
          <table:table-cell table:style-name="ce2" office:value-type="float" office:value="0.67592669" calcext:value-type="float">
            <text:p>0.67592669</text:p>
          </table:table-cell>
          <table:table-cell table:style-name="ce2" table:formula="of:=[.M44]*[.D44]/1000000" office:value-type="float" office:value="0.00051843577123" calcext:value-type="float">
            <text:p>0.0005184358</text:p>
          </table:table-cell>
          <table:table-cell table:number-columns-repeated="1010"/>
        </table:table-row>
        <table:table-row table:style-name="ro2">
          <table:table-cell table:style-name="ce2" office:value-type="float" office:value="39683" calcext:value-type="float">
            <text:p>39683</text:p>
          </table:table-cell>
          <table:table-cell table:style-name="ce2" office:value-type="float" office:value="843.0625" calcext:value-type="float">
            <text:p>843.0625</text:p>
          </table:table-cell>
          <table:table-cell table:style-name="ce2" office:value-type="float" office:value="29.775" calcext:value-type="float">
            <text:p>29.775</text:p>
          </table:table-cell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15.7333333333333" calcext:value-type="float">
            <text:p>15.7333333333</text:p>
          </table:table-cell>
          <table:table-cell table:style-name="ce2" office:value-type="float" office:value="4.43333333333333" calcext:value-type="float">
            <text:p>4.4333333333</text:p>
          </table:table-cell>
          <table:table-cell table:style-name="ce2" table:formula="of:=RADIANS(23.45*SIN((360*(284 + 0 + [.A45]/3600/24)/365)/180*PI()))" office:value-type="float" office:value="-0.402344564086988" calcext:value-type="float">
            <text:p>-0.4023445641</text:p>
          </table:table-cell>
          <table:table-cell table:style-name="ce2" table:formula="of:=RADIANS(([.A45]-43200)/3600*15)" office:value-type="float" office:value="-0.255763457469336" calcext:value-type="float">
            <text:p>-0.255763457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5])*COS([.H45])*COS([.I45])+SIN([.G45])*SIN([.I45]))" office:value-type="float" office:value="0.824465771513532" calcext:value-type="float">
            <text:p>0.8244657715</text:p>
          </table:table-cell>
          <table:table-cell table:style-name="ce2" table:formula="of:=PI()+ABS(ACOS((COS([.J45])*SIN([.I45])-SIN([.G45]))/(SIN([.J45])*COS([.I45]))))*SIGN([.H45])" office:value-type="float" office:value="0.322629975629512" calcext:value-type="float">
            <text:p>0.3226299756</text:p>
          </table:table-cell>
          <table:table-cell table:style-name="ce2" table:formula="of:=PI()/2-[.J45]" office:value-type="float" office:value="0.746330555281365" calcext:value-type="float">
            <text:p>0.7463305553</text:p>
          </table:table-cell>
          <table:table-cell table:style-name="ce2" office:value-type="float" office:value="0.67858056" calcext:value-type="float">
            <text:p>0.67858056</text:p>
          </table:table-cell>
          <table:table-cell table:style-name="ce2" table:formula="of:=[.M45]*[.D45]/1000000" office:value-type="float" office:value="0.00058900792608" calcext:value-type="float">
            <text:p>0.0005890079</text:p>
          </table:table-cell>
          <table:table-cell table:number-columns-repeated="1010"/>
        </table:table-row>
        <table:table-row table:style-name="ro2">
          <table:table-cell table:style-name="ce2" office:value-type="float" office:value="40603" calcext:value-type="float">
            <text:p>40603</text:p>
          </table:table-cell>
          <table:table-cell table:style-name="ce2" office:value-type="float" office:value="842.933333333333" calcext:value-type="float">
            <text:p>842.9333333333</text:p>
          </table:table-cell>
          <table:table-cell table:style-name="ce2" office:value-type="float" office:value="29.9833333333333" calcext:value-type="float">
            <text:p>29.9833333333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15.6333333333333" calcext:value-type="float">
            <text:p>15.6333333333</text:p>
          </table:table-cell>
          <table:table-cell table:style-name="ce2" office:value-type="float" office:value="4.7" calcext:value-type="float">
            <text:p>4.7</text:p>
          </table:table-cell>
          <table:table-cell table:style-name="ce2" table:formula="of:=RADIANS(23.45*SIN((360*(284 + 0 + [.A46]/3600/24)/365)/180*PI()))" office:value-type="float" office:value="-0.402330805311242" calcext:value-type="float">
            <text:p>-0.4023308053</text:p>
          </table:table-cell>
          <table:table-cell table:style-name="ce2" table:formula="of:=RADIANS(([.A46]-43200)/3600*15)" office:value-type="float" office:value="-0.18885916947622" calcext:value-type="float">
            <text:p>-0.188859169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6])*COS([.H46])*COS([.I46])+SIN([.G46])*SIN([.I46]))" office:value-type="float" office:value="0.817976335469872" calcext:value-type="float">
            <text:p>0.8179763355</text:p>
          </table:table-cell>
          <table:table-cell table:style-name="ce2" table:formula="of:=PI()+ABS(ACOS((COS([.J46])*SIN([.I46])-SIN([.G46]))/(SIN([.J46])*COS([.I46]))))*SIGN([.H46])" office:value-type="float" office:value="0.238985735562578" calcext:value-type="float">
            <text:p>0.2389857356</text:p>
          </table:table-cell>
          <table:table-cell table:style-name="ce2" table:formula="of:=PI()/2-[.J46]" office:value-type="float" office:value="0.752819991325025" calcext:value-type="float">
            <text:p>0.7528199913</text:p>
          </table:table-cell>
          <table:table-cell table:style-name="ce2" office:value-type="float" office:value="0.68078278" calcext:value-type="float">
            <text:p>0.68078278</text:p>
          </table:table-cell>
          <table:table-cell table:style-name="ce2" table:formula="of:=[.M46]*[.D46]/1000000" office:value-type="float" office:value="0.00065967851382" calcext:value-type="float">
            <text:p>0.0006596785</text:p>
          </table:table-cell>
          <table:table-cell table:number-columns-repeated="1010"/>
        </table:table-row>
        <table:table-row table:style-name="ro2">
          <table:table-cell table:style-name="ce2" office:value-type="float" office:value="41522" calcext:value-type="float">
            <text:p>41522</text:p>
          </table:table-cell>
          <table:table-cell table:style-name="ce2" office:value-type="float" office:value="843.420833333333" calcext:value-type="float">
            <text:p>843.4208333333</text:p>
          </table:table-cell>
          <table:table-cell table:style-name="ce2" office:value-type="float" office:value="29.9708333333333" calcext:value-type="float">
            <text:p>29.9708333333</text:p>
          </table:table-cell>
          <table:table-cell table:style-name="ce2" office:value-type="float" office:value="932.375" calcext:value-type="float">
            <text:p>932.375</text:p>
          </table:table-cell>
          <table:table-cell table:style-name="ce2" office:value-type="float" office:value="15.8416666666667" calcext:value-type="float">
            <text:p>15.8416666667</text:p>
          </table:table-cell>
          <table:table-cell table:style-name="ce2" office:value-type="float" office:value="4.84166666666667" calcext:value-type="float">
            <text:p>4.8416666667</text:p>
          </table:table-cell>
          <table:table-cell table:style-name="ce2" table:formula="of:=RADIANS(23.45*SIN((360*(284 + 0 + [.A47]/3600/24)/365)/180*PI()))" office:value-type="float" office:value="-0.402317047994936" calcext:value-type="float">
            <text:p>-0.402317048</text:p>
          </table:table-cell>
          <table:table-cell table:style-name="ce2" table:formula="of:=RADIANS(([.A47]-43200)/3600*15)" office:value-type="float" office:value="-0.12202760353527" calcext:value-type="float">
            <text:p>-0.122027603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7])*COS([.H47])*COS([.I47])+SIN([.G47])*SIN([.I47]))" office:value-type="float" office:value="0.813405012771291" calcext:value-type="float">
            <text:p>0.8134050128</text:p>
          </table:table-cell>
          <table:table-cell table:style-name="ce2" table:formula="of:=PI()+ABS(ACOS((COS([.J47])*SIN([.I47])-SIN([.G47]))/(SIN([.J47])*COS([.I47]))))*SIGN([.H47])" office:value-type="float" office:value="0.154761365698369" calcext:value-type="float">
            <text:p>0.1547613657</text:p>
          </table:table-cell>
          <table:table-cell table:style-name="ce2" table:formula="of:=PI()/2-[.J47]" office:value-type="float" office:value="0.757391314023605" calcext:value-type="float">
            <text:p>0.757391314</text:p>
          </table:table-cell>
          <table:table-cell table:style-name="ce2" office:value-type="float" office:value="0.68250626" calcext:value-type="float">
            <text:p>0.68250626</text:p>
          </table:table-cell>
          <table:table-cell table:style-name="ce2" table:formula="of:=[.M47]*[.D47]/1000000" office:value-type="float" office:value="0.0006363517741675" calcext:value-type="float">
            <text:p>0.0006363518</text:p>
          </table:table-cell>
          <table:table-cell table:number-columns-repeated="1010"/>
        </table:table-row>
        <table:table-row table:style-name="ro2">
          <table:table-cell table:style-name="ce2" office:value-type="float" office:value="42441" calcext:value-type="float">
            <text:p>42441</text:p>
          </table:table-cell>
          <table:table-cell table:style-name="ce2" office:value-type="float" office:value="843.908333333333" calcext:value-type="float">
            <text:p>843.9083333333</text:p>
          </table:table-cell>
          <table:table-cell table:style-name="ce2" office:value-type="float" office:value="29.9583333333333" calcext:value-type="float">
            <text:p>29.9583333333</text:p>
          </table:table-cell>
          <table:table-cell table:style-name="ce2" office:value-type="float" office:value="895.75" calcext:value-type="float">
            <text:p>895.75</text:p>
          </table:table-cell>
          <table:table-cell table:style-name="ce2" office:value-type="float" office:value="16.05" calcext:value-type="float">
            <text:p>16.05</text:p>
          </table:table-cell>
          <table:table-cell table:style-name="ce2" office:value-type="float" office:value="4.98333333333333" calcext:value-type="float">
            <text:p>4.9833333333</text:p>
          </table:table-cell>
          <table:table-cell table:style-name="ce2" table:formula="of:=RADIANS(23.45*SIN((360*(284 + 0 + [.A48]/3600/24)/365)/180*PI()))" office:value-type="float" office:value="-0.402303277190679" calcext:value-type="float">
            <text:p>-0.4023032772</text:p>
          </table:table-cell>
          <table:table-cell table:style-name="ce2" table:formula="of:=RADIANS(([.A48]-43200)/3600*15)" office:value-type="float" office:value="-0.0551960375943207" calcext:value-type="float">
            <text:p>-0.055196037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8])*COS([.H48])*COS([.I48])+SIN([.G48])*SIN([.I48]))" office:value-type="float" office:value="0.810788980214714" calcext:value-type="float">
            <text:p>0.8107889802</text:p>
          </table:table-cell>
          <table:table-cell table:style-name="ce2" table:formula="of:=PI()+ABS(ACOS((COS([.J48])*SIN([.I48])-SIN([.G48]))/(SIN([.J48])*COS([.I48]))))*SIGN([.H48])" office:value-type="float" office:value="0.070092315931404" calcext:value-type="float">
            <text:p>0.0700923159</text:p>
          </table:table-cell>
          <table:table-cell table:style-name="ce2" table:formula="of:=PI()/2-[.J48]" office:value-type="float" office:value="0.760007346580183" calcext:value-type="float">
            <text:p>0.7600073466</text:p>
          </table:table-cell>
          <table:table-cell table:style-name="ce2" office:value-type="float" office:value="0.68410857" calcext:value-type="float">
            <text:p>0.68410857</text:p>
          </table:table-cell>
          <table:table-cell table:style-name="ce2" table:formula="of:=[.M48]*[.D48]/1000000" office:value-type="float" office:value="0.0006127902515775" calcext:value-type="float">
            <text:p>0.0006127903</text:p>
          </table:table-cell>
          <table:table-cell table:number-columns-repeated="1010"/>
        </table:table-row>
        <table:table-row table:style-name="ro2">
          <table:table-cell table:style-name="ce2" office:value-type="float" office:value="43345" calcext:value-type="float">
            <text:p>43345</text:p>
          </table:table-cell>
          <table:table-cell table:style-name="ce2" office:value-type="float" office:value="844.395833333333" calcext:value-type="float">
            <text:p>844.3958333333</text:p>
          </table:table-cell>
          <table:table-cell table:style-name="ce2" office:value-type="float" office:value="29.9458333333333" calcext:value-type="float">
            <text:p>29.9458333333</text:p>
          </table:table-cell>
          <table:table-cell table:style-name="ce2" office:value-type="float" office:value="859.125" calcext:value-type="float">
            <text:p>859.125</text:p>
          </table:table-cell>
          <table:table-cell table:style-name="ce2" office:value-type="float" office:value="16.2583333333333" calcext:value-type="float">
            <text:p>16.2583333333</text:p>
          </table:table-cell>
          <table:table-cell table:style-name="ce2" office:value-type="float" office:value="5.125" calcext:value-type="float">
            <text:p>5.125</text:p>
          </table:table-cell>
          <table:table-cell table:style-name="ce2" table:formula="of:=RADIANS(23.45*SIN((360*(284 + 0 + [.A49]/3600/24)/365)/180*PI()))" office:value-type="float" office:value="-0.402289717995646" calcext:value-type="float">
            <text:p>-0.402289718</text:p>
          </table:table-cell>
          <table:table-cell table:style-name="ce2" table:formula="of:=RADIANS(([.A49]-43200)/3600*15)" office:value-type="float" office:value="0.0105446975641324" calcext:value-type="float">
            <text:p>0.010544697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49])*COS([.H49])*COS([.I49])+SIN([.G49])*SIN([.I49]))" office:value-type="float" office:value="0.810148961852025" calcext:value-type="float">
            <text:p>0.8101489619</text:p>
          </table:table-cell>
          <table:table-cell table:style-name="ce2" table:formula="of:=PI()+ABS(ACOS((COS([.J49])*SIN([.I49])-SIN([.G49]))/(SIN([.J49])*COS([.I49]))))*SIGN([.H49])" office:value-type="float" office:value="6.26979059727412" calcext:value-type="float">
            <text:p>6.2697905973</text:p>
          </table:table-cell>
          <table:table-cell table:style-name="ce2" table:formula="of:=PI()/2-[.J49]" office:value-type="float" office:value="0.760647364942872" calcext:value-type="float">
            <text:p>0.7606473649</text:p>
          </table:table-cell>
          <table:table-cell table:style-name="ce2" office:value-type="float" office:value="0.68449217" calcext:value-type="float">
            <text:p>0.68449217</text:p>
          </table:table-cell>
          <table:table-cell table:style-name="ce2" table:formula="of:=[.M49]*[.D49]/1000000" office:value-type="float" office:value="0.00058806433555125" calcext:value-type="float">
            <text:p>0.0005880643</text:p>
          </table:table-cell>
          <table:table-cell table:number-columns-repeated="1010"/>
        </table:table-row>
        <table:table-row table:style-name="ro2">
          <table:table-cell table:style-name="ce2" office:value-type="float" office:value="44257" calcext:value-type="float">
            <text:p>44257</text:p>
          </table:table-cell>
          <table:table-cell table:style-name="ce2" office:value-type="float" office:value="844.883333333333" calcext:value-type="float">
            <text:p>844.8833333333</text:p>
          </table:table-cell>
          <table:table-cell table:style-name="ce2" office:value-type="float" office:value="29.9333333333333" calcext:value-type="float">
            <text:p>29.9333333333</text:p>
          </table:table-cell>
          <table:table-cell table:style-name="ce2" office:value-type="float" office:value="822.5" calcext:value-type="float">
            <text:p>822.5</text:p>
          </table:table-cell>
          <table:table-cell table:style-name="ce2" office:value-type="float" office:value="16.4666666666667" calcext:value-type="float">
            <text:p>16.4666666667</text:p>
          </table:table-cell>
          <table:table-cell table:style-name="ce2" office:value-type="float" office:value="5.26666666666667" calcext:value-type="float">
            <text:p>5.2666666667</text:p>
          </table:table-cell>
          <table:table-cell table:style-name="ce2" table:formula="of:=RADIANS(23.45*SIN((360*(284 + 0 + [.A50]/3600/24)/365)/180*PI()))" office:value-type="float" office:value="-0.402276025583637" calcext:value-type="float">
            <text:p>-0.4022760256</text:p>
          </table:table-cell>
          <table:table-cell table:style-name="ce2" table:formula="of:=RADIANS(([.A50]-43200)/3600*15)" office:value-type="float" office:value="0.0768672091399169" calcext:value-type="float">
            <text:p>0.076867209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0])*COS([.H50])*COS([.I50])+SIN([.G50])*SIN([.I50]))" office:value-type="float" office:value="0.811452739091861" calcext:value-type="float">
            <text:p>0.8114527391</text:p>
          </table:table-cell>
          <table:table-cell table:style-name="ce2" table:formula="of:=PI()+ABS(ACOS((COS([.J50])*SIN([.I50])-SIN([.G50]))/(SIN([.J50])*COS([.I50]))))*SIGN([.H50])" office:value-type="float" office:value="6.18560517521182" calcext:value-type="float">
            <text:p>6.1856051752</text:p>
          </table:table-cell>
          <table:table-cell table:style-name="ce2" table:formula="of:=PI()/2-[.J50]" office:value-type="float" office:value="0.759343587703036" calcext:value-type="float">
            <text:p>0.7593435877</text:p>
          </table:table-cell>
          <table:table-cell table:style-name="ce2" office:value-type="float" office:value="0.68440912" calcext:value-type="float">
            <text:p>0.68440912</text:p>
          </table:table-cell>
          <table:table-cell table:style-name="ce2" table:formula="of:=[.M50]*[.D50]/1000000" office:value-type="float" office:value="0.0005629265012" calcext:value-type="float">
            <text:p>0.0005629265</text:p>
          </table:table-cell>
          <table:table-cell table:number-columns-repeated="1010"/>
        </table:table-row>
        <table:table-row table:style-name="ro2">
          <table:table-cell table:style-name="ce2" office:value-type="float" office:value="45157" calcext:value-type="float">
            <text:p>45157</text:p>
          </table:table-cell>
          <table:table-cell table:style-name="ce2" office:value-type="float" office:value="844.65" calcext:value-type="float">
            <text:p>844.65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787.458333333333" calcext:value-type="float">
            <text:p>787.4583333333</text:p>
          </table:table-cell>
          <table:table-cell table:style-name="ce2" office:value-type="float" office:value="17.0458333333333" calcext:value-type="float">
            <text:p>17.0458333333</text:p>
          </table:table-cell>
          <table:table-cell table:style-name="ce2" office:value-type="float" office:value="5.35" calcext:value-type="float">
            <text:p>5.35</text:p>
          </table:table-cell>
          <table:table-cell table:style-name="ce2" table:formula="of:=RADIANS(23.45*SIN((360*(284 + 0 + [.A51]/3600/24)/365)/180*PI()))" office:value-type="float" office:value="-0.40226250031403" calcext:value-type="float">
            <text:p>-0.4022625003</text:p>
          </table:table-cell>
          <table:table-cell table:style-name="ce2" table:formula="of:=RADIANS(([.A51]-43200)/3600*15)" office:value-type="float" office:value="0.142317056089704" calcext:value-type="float">
            <text:p>0.142317056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1])*COS([.H51])*COS([.I51])+SIN([.G51])*SIN([.I51]))" office:value-type="float" office:value="0.814646437315564" calcext:value-type="float">
            <text:p>0.8146464373</text:p>
          </table:table-cell>
          <table:table-cell table:style-name="ce2" table:formula="of:=PI()+ABS(ACOS((COS([.J51])*SIN([.I51])-SIN([.G51]))/(SIN([.J51])*COS([.I51]))))*SIGN([.H51])" office:value-type="float" office:value="6.1028019644818" calcext:value-type="float">
            <text:p>6.1028019645</text:p>
          </table:table-cell>
          <table:table-cell table:style-name="ce2" table:formula="of:=PI()/2-[.J51]" office:value-type="float" office:value="0.756149889479332" calcext:value-type="float">
            <text:p>0.7561498895</text:p>
          </table:table-cell>
          <table:table-cell table:style-name="ce2" office:value-type="float" office:value="0.68420569" calcext:value-type="float">
            <text:p>0.68420569</text:p>
          </table:table-cell>
          <table:table-cell table:style-name="ce2" table:formula="of:=[.M51]*[.D51]/1000000" office:value-type="float" office:value="0.000538783472304583" calcext:value-type="float">
            <text:p>0.0005387835</text:p>
          </table:table-cell>
          <table:table-cell table:number-columns-repeated="1010"/>
        </table:table-row>
        <table:table-row table:style-name="ro2">
          <table:table-cell table:style-name="ce2" office:value-type="float" office:value="46056" calcext:value-type="float">
            <text:p>46056</text:p>
          </table:table-cell>
          <table:table-cell table:style-name="ce2" office:value-type="float" office:value="844.416666666667" calcext:value-type="float">
            <text:p>844.4166666667</text:p>
          </table:table-cell>
          <table:table-cell table:style-name="ce2" office:value-type="float" office:value="29.6666666666667" calcext:value-type="float">
            <text:p>29.6666666667</text:p>
          </table:table-cell>
          <table:table-cell table:style-name="ce2" office:value-type="float" office:value="752.416666666667" calcext:value-type="float">
            <text:p>752.4166666667</text:p>
          </table:table-cell>
          <table:table-cell table:style-name="ce2" office:value-type="float" office:value="17.625" calcext:value-type="float">
            <text:p>17.625</text:p>
          </table:table-cell>
          <table:table-cell table:style-name="ce2" office:value-type="float" office:value="5.43333333333333" calcext:value-type="float">
            <text:p>5.4333333333</text:p>
          </table:table-cell>
          <table:table-cell table:style-name="ce2" table:formula="of:=RADIANS(23.45*SIN((360*(284 + 0 + [.A52]/3600/24)/365)/180*PI()))" office:value-type="float" office:value="-0.402248977159805" calcext:value-type="float">
            <text:p>-0.4022489772</text:p>
          </table:table-cell>
          <table:table-cell table:style-name="ce2" table:formula="of:=RADIANS(([.A52]-43200)/3600*15)" office:value-type="float" office:value="0.207694180987325" calcext:value-type="float">
            <text:p>0.20769418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2])*COS([.H52])*COS([.I52])+SIN([.G52])*SIN([.I52]))" office:value-type="float" office:value="0.819697351626564" calcext:value-type="float">
            <text:p>0.8196973516</text:p>
          </table:table-cell>
          <table:table-cell table:style-name="ce2" table:formula="of:=PI()+ABS(ACOS((COS([.J52])*SIN([.I52])-SIN([.G52]))/(SIN([.J52])*COS([.I52]))))*SIGN([.H52])" office:value-type="float" office:value="6.02058623662704" calcext:value-type="float">
            <text:p>6.0205862366</text:p>
          </table:table-cell>
          <table:table-cell table:style-name="ce2" table:formula="of:=PI()/2-[.J52]" office:value-type="float" office:value="0.751098975168332" calcext:value-type="float">
            <text:p>0.7510989752</text:p>
          </table:table-cell>
          <table:table-cell table:style-name="ce2" office:value-type="float" office:value="0.68388395" calcext:value-type="float">
            <text:p>0.68388395</text:p>
          </table:table-cell>
          <table:table-cell table:style-name="ce2" table:formula="of:=[.M52]*[.D52]/1000000" office:value-type="float" office:value="0.000514565682045834" calcext:value-type="float">
            <text:p>0.0005145657</text:p>
          </table:table-cell>
          <table:table-cell table:number-columns-repeated="1010"/>
        </table:table-row>
        <table:table-row table:style-name="ro2">
          <table:table-cell table:style-name="ce2" office:value-type="float" office:value="46952" calcext:value-type="float">
            <text:p>46952</text:p>
          </table:table-cell>
          <table:table-cell table:style-name="ce2" office:value-type="float" office:value="844.183333333333" calcext:value-type="float">
            <text:p>844.1833333333</text:p>
          </table:table-cell>
          <table:table-cell table:style-name="ce2" office:value-type="float" office:value="29.5333333333333" calcext:value-type="float">
            <text:p>29.5333333333</text:p>
          </table:table-cell>
          <table:table-cell table:style-name="ce2" office:value-type="float" office:value="717.375" calcext:value-type="float">
            <text:p>717.375</text:p>
          </table:table-cell>
          <table:table-cell table:style-name="ce2" office:value-type="float" office:value="18.2041666666667" calcext:value-type="float">
            <text:p>18.2041666667</text:p>
          </table:table-cell>
          <table:table-cell table:style-name="ce2" office:value-type="float" office:value="5.51666666666667" calcext:value-type="float">
            <text:p>5.5166666667</text:p>
          </table:table-cell>
          <table:table-cell table:style-name="ce2" table:formula="of:=RADIANS(23.45*SIN((360*(284 + 0 + [.A53]/3600/24)/365)/180*PI()))" office:value-type="float" office:value="-0.402235486292342" calcext:value-type="float">
            <text:p>-0.4022354863</text:p>
          </table:table-cell>
          <table:table-cell table:style-name="ce2" table:formula="of:=RADIANS(([.A53]-43200)/3600*15)" office:value-type="float" office:value="0.272853139728447" calcext:value-type="float">
            <text:p>0.272853139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3])*COS([.H53])*COS([.I53])+SIN([.G53])*SIN([.I53]))" office:value-type="float" office:value="0.826534768907544" calcext:value-type="float">
            <text:p>0.8265347689</text:p>
          </table:table-cell>
          <table:table-cell table:style-name="ce2" table:formula="of:=PI()+ABS(ACOS((COS([.J53])*SIN([.I53])-SIN([.G53]))/(SIN([.J53])*COS([.I53]))))*SIGN([.H53])" office:value-type="float" office:value="5.93934234588393" calcext:value-type="float">
            <text:p>5.9393423459</text:p>
          </table:table-cell>
          <table:table-cell table:style-name="ce2" table:formula="of:=PI()/2-[.J53]" office:value-type="float" office:value="0.744261557887353" calcext:value-type="float">
            <text:p>0.7442615579</text:p>
          </table:table-cell>
          <table:table-cell table:style-name="ce2" office:value-type="float" office:value="0.68304806" calcext:value-type="float">
            <text:p>0.68304806</text:p>
          </table:table-cell>
          <table:table-cell table:style-name="ce2" table:formula="of:=[.M53]*[.D53]/1000000" office:value-type="float" office:value="0.0004900016020425" calcext:value-type="float">
            <text:p>0.0004900016</text:p>
          </table:table-cell>
          <table:table-cell table:number-columns-repeated="1010"/>
        </table:table-row>
        <table:table-row table:style-name="ro2">
          <table:table-cell table:style-name="ce2" office:value-type="float" office:value="47838" calcext:value-type="float">
            <text:p>47838</text:p>
          </table:table-cell>
          <table:table-cell table:style-name="ce2" office:value-type="float" office:value="843.95" calcext:value-type="float">
            <text:p>843.95</text:p>
          </table:table-cell>
          <table:table-cell table:style-name="ce2" office:value-type="float" office:value="29.4" calcext:value-type="float">
            <text:p>29.4</text:p>
          </table:table-cell>
          <table:table-cell table:style-name="ce2" office:value-type="float" office:value="682.333333333333" calcext:value-type="float">
            <text:p>682.3333333333</text:p>
          </table:table-cell>
          <table:table-cell table:style-name="ce2" office:value-type="float" office:value="18.7833333333333" calcext:value-type="float">
            <text:p>18.7833333333</text:p>
          </table:table-cell>
          <table:table-cell table:style-name="ce2" office:value-type="float" office:value="5.6" calcext:value-type="float">
            <text:p>5.6</text:p>
          </table:table-cell>
          <table:table-cell table:style-name="ce2" table:formula="of:=RADIANS(23.45*SIN((360*(284 + 0 + [.A54]/3600/24)/365)/180*PI()))" office:value-type="float" office:value="-0.402222133387726" calcext:value-type="float">
            <text:p>-0.4022221334</text:p>
          </table:table-cell>
          <table:table-cell table:style-name="ce2" table:formula="of:=RADIANS(([.A54]-43200)/3600*15)" office:value-type="float" office:value="0.337284877947904" calcext:value-type="float">
            <text:p>0.337284877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4])*COS([.H54])*COS([.I54])+SIN([.G54])*SIN([.I54]))" office:value-type="float" office:value="0.835005306041634" calcext:value-type="float">
            <text:p>0.835005306</text:p>
          </table:table-cell>
          <table:table-cell table:style-name="ce2" table:formula="of:=PI()+ABS(ACOS((COS([.J54])*SIN([.I54])-SIN([.G54]))/(SIN([.J54])*COS([.I54]))))*SIGN([.H54])" office:value-type="float" office:value="5.85986875227032" calcext:value-type="float">
            <text:p>5.8598687523</text:p>
          </table:table-cell>
          <table:table-cell table:style-name="ce2" table:formula="of:=PI()/2-[.J54]" office:value-type="float" office:value="0.735791020753262" calcext:value-type="float">
            <text:p>0.7357910208</text:p>
          </table:table-cell>
          <table:table-cell table:style-name="ce2" office:value-type="float" office:value="0.68196928" calcext:value-type="float">
            <text:p>0.68196928</text:p>
          </table:table-cell>
          <table:table-cell table:style-name="ce2" table:formula="of:=[.M54]*[.D54]/1000000" office:value-type="float" office:value="0.000465330372053333" calcext:value-type="float">
            <text:p>0.0004653304</text:p>
          </table:table-cell>
          <table:table-cell table:number-columns-repeated="1010"/>
        </table:table-row>
        <table:table-row table:style-name="ro2">
          <table:table-cell table:style-name="ce2" office:value-type="float" office:value="48725" calcext:value-type="float">
            <text:p>48725</text:p>
          </table:table-cell>
          <table:table-cell table:style-name="ce2" office:value-type="float" office:value="843.495833333333" calcext:value-type="float">
            <text:p>843.4958333333</text:p>
          </table:table-cell>
          <table:table-cell table:style-name="ce2" office:value-type="float" office:value="29.1125" calcext:value-type="float">
            <text:p>29.1125</text:p>
          </table:table-cell>
          <table:table-cell table:style-name="ce2" office:value-type="float" office:value="737.916666666667" calcext:value-type="float">
            <text:p>737.9166666667</text:p>
          </table:table-cell>
          <table:table-cell table:style-name="ce2" office:value-type="float" office:value="19.525" calcext:value-type="float">
            <text:p>19.525</text:p>
          </table:table-cell>
          <table:table-cell table:style-name="ce2" office:value-type="float" office:value="5.54166666666667" calcext:value-type="float">
            <text:p>5.5416666667</text:p>
          </table:table-cell>
          <table:table-cell table:style-name="ce2" table:formula="of:=RADIANS(23.45*SIN((360*(284 + 0 + [.A55]/3600/24)/365)/180*PI()))" office:value-type="float" office:value="-0.402208752857166" calcext:value-type="float">
            <text:p>-0.4022087529</text:p>
          </table:table-cell>
          <table:table-cell table:style-name="ce2" table:formula="of:=RADIANS(([.A55]-43200)/3600*15)" office:value-type="float" office:value="0.401789338219528" calcext:value-type="float">
            <text:p>0.4017893382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5])*COS([.H55])*COS([.I55])+SIN([.G55])*SIN([.I55]))" office:value-type="float" office:value="0.845114814659419" calcext:value-type="float">
            <text:p>0.8451148147</text:p>
          </table:table-cell>
          <table:table-cell table:style-name="ce2" table:formula="of:=PI()+ABS(ACOS((COS([.J55])*SIN([.I55])-SIN([.G55]))/(SIN([.J55])*COS([.I55]))))*SIGN([.H55])" office:value-type="float" office:value="5.78131797135539" calcext:value-type="float">
            <text:p>5.7813179714</text:p>
          </table:table-cell>
          <table:table-cell table:style-name="ce2" table:formula="of:=PI()/2-[.J55]" office:value-type="float" office:value="0.725681512135478" calcext:value-type="float">
            <text:p>0.7256815121</text:p>
          </table:table-cell>
          <table:table-cell table:style-name="ce2" office:value-type="float" office:value="0.68068178" calcext:value-type="float">
            <text:p>0.68068178</text:p>
          </table:table-cell>
          <table:table-cell table:style-name="ce2" table:formula="of:=[.M55]*[.D55]/1000000" office:value-type="float" office:value="0.000502286430158334" calcext:value-type="float">
            <text:p>0.0005022864</text:p>
          </table:table-cell>
          <table:table-cell table:number-columns-repeated="1010"/>
        </table:table-row>
        <table:table-row table:style-name="ro2">
          <table:table-cell table:style-name="ce2" office:value-type="float" office:value="49605" calcext:value-type="float">
            <text:p>49605</text:p>
          </table:table-cell>
          <table:table-cell table:style-name="ce2" office:value-type="float" office:value="843.041666666667" calcext:value-type="float">
            <text:p>843.0416666667</text:p>
          </table:table-cell>
          <table:table-cell table:style-name="ce2" office:value-type="float" office:value="28.825" calcext:value-type="float">
            <text:p>28.825</text:p>
          </table:table-cell>
          <table:table-cell table:style-name="ce2" office:value-type="float" office:value="793.5" calcext:value-type="float">
            <text:p>793.5</text:p>
          </table:table-cell>
          <table:table-cell table:style-name="ce2" office:value-type="float" office:value="20.2666666666667" calcext:value-type="float">
            <text:p>20.2666666667</text:p>
          </table:table-cell>
          <table:table-cell table:style-name="ce2" office:value-type="float" office:value="5.48333333333333" calcext:value-type="float">
            <text:p>5.4833333333</text:p>
          </table:table-cell>
          <table:table-cell table:style-name="ce2" table:formula="of:=RADIANS(23.45*SIN((360*(284 + 0 + [.A56]/3600/24)/365)/180*PI()))" office:value-type="float" office:value="-0.402195465509374" calcext:value-type="float">
            <text:p>-0.4021954655</text:p>
          </table:table-cell>
          <table:table-cell table:style-name="ce2" table:formula="of:=RADIANS(([.A56]-43200)/3600*15)" office:value-type="float" office:value="0.465784744125987" calcext:value-type="float">
            <text:p>0.465784744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6])*COS([.H56])*COS([.I56])+SIN([.G56])*SIN([.I56]))" office:value-type="float" office:value="0.856672920919107" calcext:value-type="float">
            <text:p>0.8566729209</text:p>
          </table:table-cell>
          <table:table-cell table:style-name="ce2" table:formula="of:=PI()+ABS(ACOS((COS([.J56])*SIN([.I56])-SIN([.G56]))/(SIN([.J56])*COS([.I56]))))*SIGN([.H56])" office:value-type="float" office:value="5.70451092164506" calcext:value-type="float">
            <text:p>5.7045109216</text:p>
          </table:table-cell>
          <table:table-cell table:style-name="ce2" table:formula="of:=PI()/2-[.J56]" office:value-type="float" office:value="0.71412340587579" calcext:value-type="float">
            <text:p>0.7141234059</text:p>
          </table:table-cell>
          <table:table-cell table:style-name="ce2" office:value-type="float" office:value="0.67902201" calcext:value-type="float">
            <text:p>0.67902201</text:p>
          </table:table-cell>
          <table:table-cell table:style-name="ce2" table:formula="of:=[.M56]*[.D56]/1000000" office:value-type="float" office:value="0.000538803964935" calcext:value-type="float">
            <text:p>0.000538804</text:p>
          </table:table-cell>
          <table:table-cell table:number-columns-repeated="1010"/>
        </table:table-row>
        <table:table-row table:style-name="ro2">
          <table:table-cell table:style-name="ce2" office:value-type="float" office:value="50479" calcext:value-type="float">
            <text:p>50479</text:p>
          </table:table-cell>
          <table:table-cell table:style-name="ce2" office:value-type="float" office:value="842.5875" calcext:value-type="float">
            <text:p>842.5875</text:p>
          </table:table-cell>
          <table:table-cell table:style-name="ce2" office:value-type="float" office:value="28.5375" calcext:value-type="float">
            <text:p>28.5375</text:p>
          </table:table-cell>
          <table:table-cell table:style-name="ce2" office:value-type="float" office:value="849.083333333333" calcext:value-type="float">
            <text:p>849.0833333333</text:p>
          </table:table-cell>
          <table:table-cell table:style-name="ce2" office:value-type="float" office:value="21.0083333333333" calcext:value-type="float">
            <text:p>21.0083333333</text:p>
          </table:table-cell>
          <table:table-cell table:style-name="ce2" office:value-type="float" office:value="5.425" calcext:value-type="float">
            <text:p>5.425</text:p>
          </table:table-cell>
          <table:table-cell table:style-name="ce2" table:formula="of:=RADIANS(23.45*SIN((360*(284 + 0 + [.A57]/3600/24)/365)/180*PI()))" office:value-type="float" office:value="-0.402182256519578" calcext:value-type="float">
            <text:p>-0.4021822565</text:p>
          </table:table-cell>
          <table:table-cell table:style-name="ce2" table:formula="of:=RADIANS(([.A57]-43200)/3600*15)" office:value-type="float" office:value="0.529343817719447" calcext:value-type="float">
            <text:p>0.529343817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7])*COS([.H57])*COS([.I57])+SIN([.G57])*SIN([.I57]))" office:value-type="float" office:value="0.869569473227515" calcext:value-type="float">
            <text:p>0.8695694732</text:p>
          </table:table-cell>
          <table:table-cell table:style-name="ce2" table:formula="of:=PI()+ABS(ACOS((COS([.J57])*SIN([.I57])-SIN([.G57]))/(SIN([.J57])*COS([.I57]))))*SIGN([.H57])" office:value-type="float" office:value="5.62942849065249" calcext:value-type="float">
            <text:p>5.6294284907</text:p>
          </table:table-cell>
          <table:table-cell table:style-name="ce2" table:formula="of:=PI()/2-[.J57]" office:value-type="float" office:value="0.701226853567381" calcext:value-type="float">
            <text:p>0.7012268536</text:p>
          </table:table-cell>
          <table:table-cell table:style-name="ce2" office:value-type="float" office:value="0.67713113" calcext:value-type="float">
            <text:p>0.67713113</text:p>
          </table:table-cell>
          <table:table-cell table:style-name="ce2" table:formula="of:=[.M57]*[.D57]/1000000" office:value-type="float" office:value="0.000574940756964166" calcext:value-type="float">
            <text:p>0.0005749408</text:p>
          </table:table-cell>
          <table:table-cell table:number-columns-repeated="1010"/>
        </table:table-row>
        <table:table-row table:style-name="ro2">
          <table:table-cell table:style-name="ce2" office:value-type="float" office:value="51356" calcext:value-type="float">
            <text:p>51356</text:p>
          </table:table-cell>
          <table:table-cell table:style-name="ce2" office:value-type="float" office:value="842.133333333333" calcext:value-type="float">
            <text:p>842.1333333333</text:p>
          </table:table-cell>
          <table:table-cell table:style-name="ce2" office:value-type="float" office:value="28.25" calcext:value-type="float">
            <text:p>28.25</text:p>
          </table:table-cell>
          <table:table-cell table:style-name="ce2" office:value-type="float" office:value="904.666666666667" calcext:value-type="float">
            <text:p>904.6666666667</text:p>
          </table:table-cell>
          <table:table-cell table:style-name="ce2" office:value-type="float" office:value="21.75" calcext:value-type="float">
            <text:p>21.75</text:p>
          </table:table-cell>
          <table:table-cell table:style-name="ce2" office:value-type="float" office:value="5.36666666666667" calcext:value-type="float">
            <text:p>5.3666666667</text:p>
          </table:table-cell>
          <table:table-cell table:style-name="ce2" table:formula="of:=RADIANS(23.45*SIN((360*(284 + 0 + [.A58]/3600/24)/365)/180*PI()))" office:value-type="float" office:value="-0.402168989931843" calcext:value-type="float">
            <text:p>-0.4021689899</text:p>
          </table:table-cell>
          <table:table-cell table:style-name="ce2" table:formula="of:=RADIANS(([.A58]-43200)/3600*15)" office:value-type="float" office:value="0.593121057469406" calcext:value-type="float">
            <text:p>0.593121057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8])*COS([.H58])*COS([.I58])+SIN([.G58])*SIN([.I58]))" office:value-type="float" office:value="0.883834267891603" calcext:value-type="float">
            <text:p>0.8838342679</text:p>
          </table:table-cell>
          <table:table-cell table:style-name="ce2" table:formula="of:=PI()+ABS(ACOS((COS([.J58])*SIN([.I58])-SIN([.G58]))/(SIN([.J58])*COS([.I58]))))*SIGN([.H58])" office:value-type="float" office:value="5.55535699903749" calcext:value-type="float">
            <text:p>5.555356999</text:p>
          </table:table-cell>
          <table:table-cell table:style-name="ce2" table:formula="of:=PI()/2-[.J58]" office:value-type="float" office:value="0.686962058903293" calcext:value-type="float">
            <text:p>0.6869620589</text:p>
          </table:table-cell>
          <table:table-cell table:style-name="ce2" office:value-type="float" office:value="0.67507932" calcext:value-type="float">
            <text:p>0.67507932</text:p>
          </table:table-cell>
          <table:table-cell table:style-name="ce2" table:formula="of:=[.M58]*[.D58]/1000000" office:value-type="float" office:value="0.00061072175816" calcext:value-type="float">
            <text:p>0.0006107218</text:p>
          </table:table-cell>
          <table:table-cell table:number-columns-repeated="1010"/>
        </table:table-row>
        <table:table-row table:style-name="ro2">
          <table:table-cell table:style-name="ce2" office:value-type="float" office:value="52219" calcext:value-type="float">
            <text:p>52219</text:p>
          </table:table-cell>
          <table:table-cell table:style-name="ce2" office:value-type="float" office:value="842.233333333333" calcext:value-type="float">
            <text:p>842.2333333333</text:p>
          </table:table-cell>
          <table:table-cell table:style-name="ce2" office:value-type="float" office:value="27.8458333333333" calcext:value-type="float">
            <text:p>27.8458333333</text:p>
          </table:table-cell>
          <table:table-cell table:style-name="ce2" office:value-type="float" office:value="882.25" calcext:value-type="float">
            <text:p>882.25</text:p>
          </table:table-cell>
          <table:table-cell table:style-name="ce2" office:value-type="float" office:value="22.5958333333333" calcext:value-type="float">
            <text:p>22.5958333333</text:p>
          </table:table-cell>
          <table:table-cell table:style-name="ce2" office:value-type="float" office:value="5.30833333333333" calcext:value-type="float">
            <text:p>5.3083333333</text:p>
          </table:table-cell>
          <table:table-cell table:style-name="ce2" table:formula="of:=RADIANS(23.45*SIN((360*(284 + 0 + [.A59]/3600/24)/365)/180*PI()))" office:value-type="float" office:value="-0.402155923139139" calcext:value-type="float">
            <text:p>-0.4021559231</text:p>
          </table:table-cell>
          <table:table-cell table:style-name="ce2" table:formula="of:=RADIANS(([.A59]-43200)/3600*15)" office:value-type="float" office:value="0.655880188489036" calcext:value-type="float">
            <text:p>0.655880188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59])*COS([.H59])*COS([.I59])+SIN([.G59])*SIN([.I59]))" office:value-type="float" office:value="0.899068680807652" calcext:value-type="float">
            <text:p>0.8990686808</text:p>
          </table:table-cell>
          <table:table-cell table:style-name="ce2" table:formula="of:=PI()+ABS(ACOS((COS([.J59])*SIN([.I59])-SIN([.G59]))/(SIN([.J59])*COS([.I59]))))*SIGN([.H59])" office:value-type="float" office:value="5.48374732028991" calcext:value-type="float">
            <text:p>5.4837473203</text:p>
          </table:table-cell>
          <table:table-cell table:style-name="ce2" table:formula="of:=PI()/2-[.J59]" office:value-type="float" office:value="0.671727645987245" calcext:value-type="float">
            <text:p>0.671727646</text:p>
          </table:table-cell>
          <table:table-cell table:style-name="ce2" office:value-type="float" office:value="0.67292268" calcext:value-type="float">
            <text:p>0.67292268</text:p>
          </table:table-cell>
          <table:table-cell table:style-name="ce2" table:formula="of:=[.M59]*[.D59]/1000000" office:value-type="float" office:value="0.00059368603443" calcext:value-type="float">
            <text:p>0.000593686</text:p>
          </table:table-cell>
          <table:table-cell table:number-columns-repeated="1010"/>
        </table:table-row>
        <table:table-row table:style-name="ro2">
          <table:table-cell table:style-name="ce2" office:value-type="float" office:value="53087" calcext:value-type="float">
            <text:p>53087</text:p>
          </table:table-cell>
          <table:table-cell table:style-name="ce2" office:value-type="float" office:value="842.333333333333" calcext:value-type="float">
            <text:p>842.3333333333</text:p>
          </table:table-cell>
          <table:table-cell table:style-name="ce2" office:value-type="float" office:value="27.4416666666667" calcext:value-type="float">
            <text:p>27.4416666667</text:p>
          </table:table-cell>
          <table:table-cell table:style-name="ce2" office:value-type="float" office:value="859.833333333333" calcext:value-type="float">
            <text:p>859.8333333333</text:p>
          </table:table-cell>
          <table:table-cell table:style-name="ce2" office:value-type="float" office:value="23.4416666666667" calcext:value-type="float">
            <text:p>23.4416666667</text:p>
          </table:table-cell>
          <table:table-cell table:style-name="ce2" office:value-type="float" office:value="5.25" calcext:value-type="float">
            <text:p>5.25</text:p>
          </table:table-cell>
          <table:table-cell table:style-name="ce2" table:formula="of:=RADIANS(23.45*SIN((360*(284 + 0 + [.A60]/3600/24)/365)/180*PI()))" office:value-type="float" office:value="-0.4021427686478" calcext:value-type="float">
            <text:p>-0.4021427686</text:p>
          </table:table-cell>
          <table:table-cell table:style-name="ce2" table:formula="of:=RADIANS(([.A60]-43200)/3600*15)" office:value-type="float" office:value="0.719002929769497" calcext:value-type="float">
            <text:p>0.719002929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0])*COS([.H60])*COS([.I60])+SIN([.G60])*SIN([.I60]))" office:value-type="float" office:value="0.915489542595442" calcext:value-type="float">
            <text:p>0.9154895426</text:p>
          </table:table-cell>
          <table:table-cell table:style-name="ce2" table:formula="of:=PI()+ABS(ACOS((COS([.J60])*SIN([.I60])-SIN([.G60]))/(SIN([.J60])*COS([.I60]))))*SIGN([.H60])" office:value-type="float" office:value="5.41301868774429" calcext:value-type="float">
            <text:p>5.4130186877</text:p>
          </table:table-cell>
          <table:table-cell table:style-name="ce2" table:formula="of:=PI()/2-[.J60]" office:value-type="float" office:value="0.655306784199455" calcext:value-type="float">
            <text:p>0.6553067842</text:p>
          </table:table-cell>
          <table:table-cell table:style-name="ce2" office:value-type="float" office:value="0.6706294" calcext:value-type="float">
            <text:p>0.6706294</text:p>
          </table:table-cell>
          <table:table-cell table:style-name="ce2" table:formula="of:=[.M60]*[.D60]/1000000" office:value-type="float" office:value="0.000576629512433333" calcext:value-type="float">
            <text:p>0.0005766295</text:p>
          </table:table-cell>
          <table:table-cell table:number-columns-repeated="1010"/>
        </table:table-row>
        <table:table-row table:style-name="ro2">
          <table:table-cell table:style-name="ce2" office:value-type="float" office:value="53947" calcext:value-type="float">
            <text:p>53947</text:p>
          </table:table-cell>
          <table:table-cell table:style-name="ce2" office:value-type="float" office:value="842.433333333333" calcext:value-type="float">
            <text:p>842.4333333333</text:p>
          </table:table-cell>
          <table:table-cell table:style-name="ce2" office:value-type="float" office:value="27.0375" calcext:value-type="float">
            <text:p>27.0375</text:p>
          </table:table-cell>
          <table:table-cell table:style-name="ce2" office:value-type="float" office:value="837.416666666667" calcext:value-type="float">
            <text:p>837.4166666667</text:p>
          </table:table-cell>
          <table:table-cell table:style-name="ce2" office:value-type="float" office:value="24.2875" calcext:value-type="float">
            <text:p>24.2875</text:p>
          </table:table-cell>
          <table:table-cell table:style-name="ce2" office:value-type="float" office:value="5.19166666666667" calcext:value-type="float">
            <text:p>5.1916666667</text:p>
          </table:table-cell>
          <table:table-cell table:style-name="ce2" table:formula="of:=RADIANS(23.45*SIN((360*(284 + 0 + [.A61]/3600/24)/365)/180*PI()))" office:value-type="float" office:value="-0.40212972353453" calcext:value-type="float">
            <text:p>-0.4021297235</text:p>
          </table:table-cell>
          <table:table-cell table:style-name="ce2" table:formula="of:=RADIANS(([.A61]-43200)/3600*15)" office:value-type="float" office:value="0.781543894632627" calcext:value-type="float">
            <text:p>0.781543894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1])*COS([.H61])*COS([.I61])+SIN([.G61])*SIN([.I61]))" office:value-type="float" office:value="0.932745836796938" calcext:value-type="float">
            <text:p>0.9327458368</text:p>
          </table:table-cell>
          <table:table-cell table:style-name="ce2" table:formula="of:=PI()+ABS(ACOS((COS([.J61])*SIN([.I61])-SIN([.G61]))/(SIN([.J61])*COS([.I61]))))*SIGN([.H61])" office:value-type="float" office:value="5.3442191467886" calcext:value-type="float">
            <text:p>5.3442191468</text:p>
          </table:table-cell>
          <table:table-cell table:style-name="ce2" table:formula="of:=PI()/2-[.J61]" office:value-type="float" office:value="0.638050489997959" calcext:value-type="float">
            <text:p>0.63805049</text:p>
          </table:table-cell>
          <table:table-cell table:style-name="ce2" office:value-type="float" office:value="0.66824769" calcext:value-type="float">
            <text:p>0.66824769</text:p>
          </table:table-cell>
          <table:table-cell table:style-name="ce2" table:formula="of:=[.M61]*[.D61]/1000000" office:value-type="float" office:value="0.0005596017530675" calcext:value-type="float">
            <text:p>0.0005596018</text:p>
          </table:table-cell>
          <table:table-cell table:number-columns-repeated="1010"/>
        </table:table-row>
        <table:table-row table:style-name="ro2">
          <table:table-cell table:style-name="ce2" office:value-type="float" office:value="54807" calcext:value-type="float">
            <text:p>54807</text:p>
          </table:table-cell>
          <table:table-cell table:style-name="ce2" office:value-type="float" office:value="842.533333333333" calcext:value-type="float">
            <text:p>842.5333333333</text:p>
          </table:table-cell>
          <table:table-cell table:style-name="ce2" office:value-type="float" office:value="26.6333333333333" calcext:value-type="float">
            <text:p>26.6333333333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25.1333333333333" calcext:value-type="float">
            <text:p>25.1333333333</text:p>
          </table:table-cell>
          <table:table-cell table:style-name="ce2" office:value-type="float" office:value="5.13333333333333" calcext:value-type="float">
            <text:p>5.1333333333</text:p>
          </table:table-cell>
          <table:table-cell table:style-name="ce2" table:formula="of:=RADIANS(23.45*SIN((360*(284 + 0 + [.A62]/3600/24)/365)/180*PI()))" office:value-type="float" office:value="-0.402116666615073" calcext:value-type="float">
            <text:p>-0.4021166666</text:p>
          </table:table-cell>
          <table:table-cell table:style-name="ce2" table:formula="of:=RADIANS(([.A62]-43200)/3600*15)" office:value-type="float" office:value="0.844084859495758" calcext:value-type="float">
            <text:p>0.844084859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2])*COS([.H62])*COS([.I62])+SIN([.G62])*SIN([.I62]))" office:value-type="float" office:value="0.950885380757346" calcext:value-type="float">
            <text:p>0.9508853808</text:p>
          </table:table-cell>
          <table:table-cell table:style-name="ce2" table:formula="of:=PI()+ABS(ACOS((COS([.J62])*SIN([.I62])-SIN([.G62]))/(SIN([.J62])*COS([.I62]))))*SIGN([.H62])" office:value-type="float" office:value="5.2766691153063" calcext:value-type="float">
            <text:p>5.2766691153</text:p>
          </table:table-cell>
          <table:table-cell table:style-name="ce2" table:formula="of:=PI()/2-[.J62]" office:value-type="float" office:value="0.619910946037551" calcext:value-type="float">
            <text:p>0.619910946</text:p>
          </table:table-cell>
          <table:table-cell table:style-name="ce2" office:value-type="float" office:value="0.66527151" calcext:value-type="float">
            <text:p>0.66527151</text:p>
          </table:table-cell>
          <table:table-cell table:style-name="ce2" table:formula="of:=[.M62]*[.D62]/1000000" office:value-type="float" office:value="0.00054219628065" calcext:value-type="float">
            <text:p>0.0005421963</text:p>
          </table:table-cell>
          <table:table-cell table:number-columns-repeated="1010"/>
        </table:table-row>
        <table:table-row table:style-name="ro2">
          <table:table-cell table:style-name="ce2" office:value-type="float" office:value="55662" calcext:value-type="float">
            <text:p>55662</text:p>
          </table:table-cell>
          <table:table-cell table:style-name="ce2" office:value-type="float" office:value="842.641666666667" calcext:value-type="float">
            <text:p>842.6416666667</text:p>
          </table:table-cell>
          <table:table-cell table:style-name="ce2" office:value-type="float" office:value="26.1166666666667" calcext:value-type="float">
            <text:p>26.1166666667</text:p>
          </table:table-cell>
          <table:table-cell table:style-name="ce2" office:value-type="float" office:value="781.958333333333" calcext:value-type="float">
            <text:p>781.9583333333</text:p>
          </table:table-cell>
          <table:table-cell table:style-name="ce2" office:value-type="float" office:value="26.1666666666667" calcext:value-type="float">
            <text:p>26.1666666667</text:p>
          </table:table-cell>
          <table:table-cell table:style-name="ce2" office:value-type="float" office:value="5.075" calcext:value-type="float">
            <text:p>5.075</text:p>
          </table:table-cell>
          <table:table-cell table:style-name="ce2" table:formula="of:=RADIANS(23.45*SIN((360*(284 + 0 + [.A63]/3600/24)/365)/180*PI()))" office:value-type="float" office:value="-0.402103673904895" calcext:value-type="float">
            <text:p>-0.4021036739</text:p>
          </table:table-cell>
          <table:table-cell table:style-name="ce2" table:formula="of:=RADIANS(([.A63]-43200)/3600*15)" office:value-type="float" office:value="0.906262214098055" calcext:value-type="float">
            <text:p>0.906262214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3])*COS([.H63])*COS([.I63])+SIN([.G63])*SIN([.I63]))" office:value-type="float" office:value="0.969698184530228" calcext:value-type="float">
            <text:p>0.9696981845</text:p>
          </table:table-cell>
          <table:table-cell table:style-name="ce2" table:formula="of:=PI()+ABS(ACOS((COS([.J63])*SIN([.I63])-SIN([.G63]))/(SIN([.J63])*COS([.I63]))))*SIGN([.H63])" office:value-type="float" office:value="5.21071459211894" calcext:value-type="float">
            <text:p>5.2107145921</text:p>
          </table:table-cell>
          <table:table-cell table:style-name="ce2" table:formula="of:=PI()/2-[.J63]" office:value-type="float" office:value="0.601098142264669" calcext:value-type="float">
            <text:p>0.6010981423</text:p>
          </table:table-cell>
          <table:table-cell table:style-name="ce2" office:value-type="float" office:value="0.66169001" calcext:value-type="float">
            <text:p>0.66169001</text:p>
          </table:table-cell>
          <table:table-cell table:style-name="ce2" table:formula="of:=[.M63]*[.D63]/1000000" office:value-type="float" office:value="0.000517414017402917" calcext:value-type="float">
            <text:p>0.000517414</text:p>
          </table:table-cell>
          <table:table-cell table:number-columns-repeated="1010"/>
        </table:table-row>
        <table:table-row table:style-name="ro2">
          <table:table-cell table:style-name="ce2" office:value-type="float" office:value="56516" calcext:value-type="float">
            <text:p>56516</text:p>
          </table:table-cell>
          <table:table-cell table:style-name="ce2" office:value-type="float" office:value="842.75" calcext:value-type="float">
            <text:p>842.75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748.916666666667" calcext:value-type="float">
            <text:p>748.9166666667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5.01666666666667" calcext:value-type="float">
            <text:p>5.0166666667</text:p>
          </table:table-cell>
          <table:table-cell table:style-name="ce2" table:formula="of:=RADIANS(23.45*SIN((360*(284 + 0 + [.A64]/3600/24)/365)/180*PI()))" office:value-type="float" office:value="-0.402090684742784" calcext:value-type="float">
            <text:p>-0.4020906847</text:p>
          </table:table-cell>
          <table:table-cell table:style-name="ce2" table:formula="of:=RADIANS(([.A64]-43200)/3600*15)" office:value-type="float" office:value="0.968366846648187" calcext:value-type="float">
            <text:p>0.968366846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4])*COS([.H64])*COS([.I64])+SIN([.G64])*SIN([.I64]))" office:value-type="float" office:value="0.989169353309225" calcext:value-type="float">
            <text:p>0.9891693533</text:p>
          </table:table-cell>
          <table:table-cell table:style-name="ce2" table:formula="of:=PI()+ABS(ACOS((COS([.J64])*SIN([.I64])-SIN([.G64]))/(SIN([.J64])*COS([.I64]))))*SIGN([.H64])" office:value-type="float" office:value="5.14598710334854" calcext:value-type="float">
            <text:p>5.1459871033</text:p>
          </table:table-cell>
          <table:table-cell table:style-name="ce2" table:formula="of:=PI()/2-[.J64]" office:value-type="float" office:value="0.581626973485672" calcext:value-type="float">
            <text:p>0.5816269735</text:p>
          </table:table-cell>
          <table:table-cell table:style-name="ce2" office:value-type="float" office:value="0.65799482" calcext:value-type="float">
            <text:p>0.65799482</text:p>
          </table:table-cell>
          <table:table-cell table:style-name="ce2" table:formula="of:=[.M64]*[.D64]/1000000" office:value-type="float" office:value="0.000492783287278334" calcext:value-type="float">
            <text:p>0.0004927833</text:p>
          </table:table-cell>
          <table:table-cell table:number-columns-repeated="1010"/>
        </table:table-row>
        <table:table-row table:style-name="ro2">
          <table:table-cell table:style-name="ce2" office:value-type="float" office:value="57367" calcext:value-type="float">
            <text:p>57367</text:p>
          </table:table-cell>
          <table:table-cell table:style-name="ce2" office:value-type="float" office:value="842.858333333333" calcext:value-type="float">
            <text:p>842.8583333333</text:p>
          </table:table-cell>
          <table:table-cell table:style-name="ce2" office:value-type="float" office:value="25.0833333333333" calcext:value-type="float">
            <text:p>25.0833333333</text:p>
          </table:table-cell>
          <table:table-cell table:style-name="ce2" office:value-type="float" office:value="715.875" calcext:value-type="float">
            <text:p>715.875</text:p>
          </table:table-cell>
          <table:table-cell table:style-name="ce2" office:value-type="float" office:value="28.2333333333333" calcext:value-type="float">
            <text:p>28.2333333333</text:p>
          </table:table-cell>
          <table:table-cell table:style-name="ce2" office:value-type="float" office:value="4.95833333333333" calcext:value-type="float">
            <text:p>4.9583333333</text:p>
          </table:table-cell>
          <table:table-cell table:style-name="ce2" table:formula="of:=RADIANS(23.45*SIN((360*(284 + 0 + [.A65]/3600/24)/365)/180*PI()))" office:value-type="float" office:value="-0.402077729630424" calcext:value-type="float">
            <text:p>-0.4020777296</text:p>
          </table:table-cell>
          <table:table-cell table:style-name="ce2" table:formula="of:=RADIANS(([.A65]-43200)/3600*15)" office:value-type="float" office:value="1.03025331304182" calcext:value-type="float">
            <text:p>1.030253313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5])*COS([.H65])*COS([.I65])+SIN([.G65])*SIN([.I65]))" office:value-type="float" office:value="1.00915659614358" calcext:value-type="float">
            <text:p>1.0091565961</text:p>
          </table:table-cell>
          <table:table-cell table:style-name="ce2" table:formula="of:=PI()+ABS(ACOS((COS([.J65])*SIN([.I65])-SIN([.G65]))/(SIN([.J65])*COS([.I65]))))*SIGN([.H65])" office:value-type="float" office:value="5.08257417004539" calcext:value-type="float">
            <text:p>5.08257417</text:p>
          </table:table-cell>
          <table:table-cell table:style-name="ce2" table:formula="of:=PI()/2-[.J65]" office:value-type="float" office:value="0.561639730651321" calcext:value-type="float">
            <text:p>0.5616397307</text:p>
          </table:table-cell>
          <table:table-cell table:style-name="ce2" office:value-type="float" office:value="0.65420496" calcext:value-type="float">
            <text:p>0.65420496</text:p>
          </table:table-cell>
          <table:table-cell table:style-name="ce2" table:formula="of:=[.M65]*[.D65]/1000000" office:value-type="float" office:value="0.00046832897574" calcext:value-type="float">
            <text:p>0.000468329</text:p>
          </table:table-cell>
          <table:table-cell table:number-columns-repeated="1010"/>
        </table:table-row>
        <table:table-row table:style-name="ro2">
          <table:table-cell table:style-name="ce2" office:value-type="float" office:value="58220" calcext:value-type="float">
            <text:p>58220</text:p>
          </table:table-cell>
          <table:table-cell table:style-name="ce2" office:value-type="float" office:value="842.966666666667" calcext:value-type="float">
            <text:p>842.9666666667</text:p>
          </table:table-cell>
          <table:table-cell table:style-name="ce2" office:value-type="float" office:value="24.5666666666667" calcext:value-type="float">
            <text:p>24.5666666667</text:p>
          </table:table-cell>
          <table:table-cell table:style-name="ce2" office:value-type="float" office:value="682.833333333333" calcext:value-type="float">
            <text:p>682.8333333333</text:p>
          </table:table-cell>
          <table:table-cell table:style-name="ce2" office:value-type="float" office:value="29.2666666666667" calcext:value-type="float">
            <text:p>29.2666666667</text:p>
          </table:table-cell>
          <table:table-cell table:style-name="ce2" office:value-type="float" office:value="4.9" calcext:value-type="float">
            <text:p>4.9</text:p>
          </table:table-cell>
          <table:table-cell table:style-name="ce2" table:formula="of:=RADIANS(23.45*SIN((360*(284 + 0 + [.A66]/3600/24)/365)/180*PI()))" office:value-type="float" office:value="-0.402064732471608" calcext:value-type="float">
            <text:p>-0.4020647325</text:p>
          </table:table-cell>
          <table:table-cell table:style-name="ce2" table:formula="of:=RADIANS(([.A66]-43200)/3600*15)" office:value-type="float" office:value="1.09228522353978" calcext:value-type="float">
            <text:p>1.092285223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6])*COS([.H66])*COS([.I66])+SIN([.G66])*SIN([.I66]))" office:value-type="float" office:value="1.0296865691615" calcext:value-type="float">
            <text:p>1.0296865692</text:p>
          </table:table-cell>
          <table:table-cell table:style-name="ce2" table:formula="of:=PI()+ABS(ACOS((COS([.J66])*SIN([.I66])-SIN([.G66]))/(SIN([.J66])*COS([.I66]))))*SIGN([.H66])" office:value-type="float" office:value="5.02003823205424" calcext:value-type="float">
            <text:p>5.0200382321</text:p>
          </table:table-cell>
          <table:table-cell table:style-name="ce2" table:formula="of:=PI()/2-[.J66]" office:value-type="float" office:value="0.541109757633396" calcext:value-type="float">
            <text:p>0.5411097576</text:p>
          </table:table-cell>
          <table:table-cell table:style-name="ce2" office:value-type="float" office:value="0.65030794" calcext:value-type="float">
            <text:p>0.65030794</text:p>
          </table:table-cell>
          <table:table-cell table:style-name="ce2" table:formula="of:=[.M66]*[.D66]/1000000" office:value-type="float" office:value="0.000444051938363333" calcext:value-type="float">
            <text:p>0.0004440519</text:p>
          </table:table-cell>
          <table:table-cell table:number-columns-repeated="1010"/>
        </table:table-row>
        <table:table-row table:style-name="ro2">
          <table:table-cell table:style-name="ce2" office:value-type="float" office:value="59074" calcext:value-type="float">
            <text:p>59074</text:p>
          </table:table-cell>
          <table:table-cell table:style-name="ce2" office:value-type="float" office:value="843.070833333333" calcext:value-type="float">
            <text:p>843.0708333333</text:p>
          </table:table-cell>
          <table:table-cell table:style-name="ce2" office:value-type="float" office:value="23.9291666666667" calcext:value-type="float">
            <text:p>23.9291666667</text:p>
          </table:table-cell>
          <table:table-cell table:style-name="ce2" office:value-type="float" office:value="611.25" calcext:value-type="float">
            <text:p>611.25</text:p>
          </table:table-cell>
          <table:table-cell table:style-name="ce2" office:value-type="float" office:value="30.5791666666667" calcext:value-type="float">
            <text:p>30.5791666667</text:p>
          </table:table-cell>
          <table:table-cell table:style-name="ce2" office:value-type="float" office:value="4.80833333333333" calcext:value-type="float">
            <text:p>4.8083333333</text:p>
          </table:table-cell>
          <table:table-cell table:style-name="ce2" table:formula="of:=RADIANS(23.45*SIN((360*(284 + 0 + [.A67]/3600/24)/365)/180*PI()))" office:value-type="float" office:value="-0.40205170844247" calcext:value-type="float">
            <text:p>-0.4020517084</text:p>
          </table:table-cell>
          <table:table-cell table:style-name="ce2" table:formula="of:=RADIANS(([.A67]-43200)/3600*15)" office:value-type="float" office:value="1.15438985608992" calcext:value-type="float">
            <text:p>1.154389856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7])*COS([.H67])*COS([.I67])+SIN([.G67])*SIN([.I67]))" office:value-type="float" office:value="1.0506502886642" calcext:value-type="float">
            <text:p>1.0506502887</text:p>
          </table:table-cell>
          <table:table-cell table:style-name="ce2" table:formula="of:=PI()+ABS(ACOS((COS([.J67])*SIN([.I67])-SIN([.G67]))/(SIN([.J67])*COS([.I67]))))*SIGN([.H67])" office:value-type="float" office:value="4.95838965110006" calcext:value-type="float">
            <text:p>4.9583896511</text:p>
          </table:table-cell>
          <table:table-cell table:style-name="ce2" table:formula="of:=PI()/2-[.J67]" office:value-type="float" office:value="0.520146038130698" calcext:value-type="float">
            <text:p>0.5201460381</text:p>
          </table:table-cell>
          <table:table-cell table:style-name="ce2" office:value-type="float" office:value="0.64631742" calcext:value-type="float">
            <text:p>0.64631742</text:p>
          </table:table-cell>
          <table:table-cell table:style-name="ce2" table:formula="of:=[.M67]*[.D67]/1000000" office:value-type="float" office:value="0.000395061522975" calcext:value-type="float">
            <text:p>0.0003950615</text:p>
          </table:table-cell>
          <table:table-cell table:number-columns-repeated="1010"/>
        </table:table-row>
        <table:table-row table:style-name="ro2">
          <table:table-cell table:style-name="ce2" office:value-type="float" office:value="59930" calcext:value-type="float">
            <text:p>59930</text:p>
          </table:table-cell>
          <table:table-cell table:style-name="ce2" office:value-type="float" office:value="843.175" calcext:value-type="float">
            <text:p>843.175</text:p>
          </table:table-cell>
          <table:table-cell table:style-name="ce2" office:value-type="float" office:value="23.2916666666667" calcext:value-type="float">
            <text:p>23.2916666667</text:p>
          </table:table-cell>
          <table:table-cell table:style-name="ce2" office:value-type="float" office:value="539.666666666667" calcext:value-type="float">
            <text:p>539.6666666667</text:p>
          </table:table-cell>
          <table:table-cell table:style-name="ce2" office:value-type="float" office:value="31.8916666666667" calcext:value-type="float">
            <text:p>31.8916666667</text:p>
          </table:table-cell>
          <table:table-cell table:style-name="ce2" office:value-type="float" office:value="4.71666666666667" calcext:value-type="float">
            <text:p>4.7166666667</text:p>
          </table:table-cell>
          <table:table-cell table:style-name="ce2" table:formula="of:=RADIANS(23.45*SIN((360*(284 + 0 + [.A68]/3600/24)/365)/180*PI()))" office:value-type="float" office:value="-0.402038642231407" calcext:value-type="float">
            <text:p>-0.4020386422</text:p>
          </table:table-cell>
          <table:table-cell table:style-name="ce2" table:formula="of:=RADIANS(([.A68]-43200)/3600*15)" office:value-type="float" office:value="1.21663993274438" calcext:value-type="float">
            <text:p>1.216639932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8])*COS([.H68])*COS([.I68])+SIN([.G68])*SIN([.I68]))" office:value-type="float" office:value="1.07198899899715" calcext:value-type="float">
            <text:p>1.071988999</text:p>
          </table:table-cell>
          <table:table-cell table:style-name="ce2" table:formula="of:=PI()+ABS(ACOS((COS([.J68])*SIN([.I68])-SIN([.G68]))/(SIN([.J68])*COS([.I68]))))*SIGN([.H68])" office:value-type="float" office:value="4.89748904760739" calcext:value-type="float">
            <text:p>4.8974890476</text:p>
          </table:table-cell>
          <table:table-cell table:style-name="ce2" table:formula="of:=PI()/2-[.J68]" office:value-type="float" office:value="0.498807327797748" calcext:value-type="float">
            <text:p>0.4988073278</text:p>
          </table:table-cell>
          <table:table-cell table:style-name="ce2" office:value-type="float" office:value="0.63860442" calcext:value-type="float">
            <text:p>0.63860442</text:p>
          </table:table-cell>
          <table:table-cell table:style-name="ce2" table:formula="of:=[.M68]*[.D68]/1000000" office:value-type="float" office:value="0.00034463351866" calcext:value-type="float">
            <text:p>0.0003446335</text:p>
          </table:table-cell>
          <table:table-cell table:number-columns-repeated="1010"/>
        </table:table-row>
        <table:table-row table:style-name="ro2">
          <table:table-cell table:style-name="ce2" office:value-type="float" office:value="60783" calcext:value-type="float">
            <text:p>60783</text:p>
          </table:table-cell>
          <table:table-cell table:style-name="ce2" office:value-type="float" office:value="843.279166666667" calcext:value-type="float">
            <text:p>843.2791666667</text:p>
          </table:table-cell>
          <table:table-cell table:style-name="ce2" office:value-type="float" office:value="22.6541666666667" calcext:value-type="float">
            <text:p>22.6541666667</text:p>
          </table:table-cell>
          <table:table-cell table:style-name="ce2" office:value-type="float" office:value="468.083333333333" calcext:value-type="float">
            <text:p>468.0833333333</text:p>
          </table:table-cell>
          <table:table-cell table:style-name="ce2" office:value-type="float" office:value="33.2041666666667" calcext:value-type="float">
            <text:p>33.2041666667</text:p>
          </table:table-cell>
          <table:table-cell table:style-name="ce2" office:value-type="float" office:value="4.625" calcext:value-type="float">
            <text:p>4.625</text:p>
          </table:table-cell>
          <table:table-cell table:style-name="ce2" table:formula="of:=RADIANS(23.45*SIN((360*(284 + 0 + [.A69]/3600/24)/365)/180*PI()))" office:value-type="float" office:value="-0.402025610180577" calcext:value-type="float">
            <text:p>-0.4020256102</text:p>
          </table:table-cell>
          <table:table-cell table:style-name="ce2" table:formula="of:=RADIANS(([.A69]-43200)/3600*15)" office:value-type="float" office:value="1.27867184324235" calcext:value-type="float">
            <text:p>1.2786718432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69])*COS([.H69])*COS([.I69])+SIN([.G69])*SIN([.I69]))" office:value-type="float" office:value="1.09349498506489" calcext:value-type="float">
            <text:p>1.0934949851</text:p>
          </table:table-cell>
          <table:table-cell table:style-name="ce2" table:formula="of:=PI()+ABS(ACOS((COS([.J69])*SIN([.I69])-SIN([.G69]))/(SIN([.J69])*COS([.I69]))))*SIGN([.H69])" office:value-type="float" office:value="4.83761658999258" calcext:value-type="float">
            <text:p>4.83761659</text:p>
          </table:table-cell>
          <table:table-cell table:style-name="ce2" table:formula="of:=PI()/2-[.J69]" office:value-type="float" office:value="0.477301341730011" calcext:value-type="float">
            <text:p>0.4773013417</text:p>
          </table:table-cell>
          <table:table-cell table:style-name="ce2" office:value-type="float" office:value="0.63068013" calcext:value-type="float">
            <text:p>0.63068013</text:p>
          </table:table-cell>
          <table:table-cell table:style-name="ce2" table:formula="of:=[.M69]*[.D69]/1000000" office:value-type="float" office:value="0.0002952108575175" calcext:value-type="float">
            <text:p>0.0002952109</text:p>
          </table:table-cell>
          <table:table-cell table:number-columns-repeated="1010"/>
        </table:table-row>
        <table:table-row table:style-name="ro2">
          <table:table-cell table:style-name="ce2" office:value-type="float" office:value="61640" calcext:value-type="float">
            <text:p>61640</text:p>
          </table:table-cell>
          <table:table-cell table:style-name="ce2" office:value-type="float" office:value="843.383333333333" calcext:value-type="float">
            <text:p>843.3833333333</text:p>
          </table:table-cell>
          <table:table-cell table:style-name="ce2" office:value-type="float" office:value="22.0166666666667" calcext:value-type="float">
            <text:p>22.0166666667</text:p>
          </table:table-cell>
          <table:table-cell table:style-name="ce2" office:value-type="float" office:value="396.5" calcext:value-type="float">
            <text:p>396.5</text:p>
          </table:table-cell>
          <table:table-cell table:style-name="ce2" office:value-type="float" office:value="34.5166666666667" calcext:value-type="float">
            <text:p>34.5166666667</text:p>
          </table:table-cell>
          <table:table-cell table:style-name="ce2" office:value-type="float" office:value="4.53333333333333" calcext:value-type="float">
            <text:p>4.5333333333</text:p>
          </table:table-cell>
          <table:table-cell table:style-name="ce2" table:formula="of:=RADIANS(23.45*SIN((360*(284 + 0 + [.A70]/3600/24)/365)/180*PI()))" office:value-type="float" office:value="-0.402012505324566" calcext:value-type="float">
            <text:p>-0.4020125053</text:p>
          </table:table-cell>
          <table:table-cell table:style-name="ce2" table:formula="of:=RADIANS(([.A70]-43200)/3600*15)" office:value-type="float" office:value="1.34099464194898" calcext:value-type="float">
            <text:p>1.340994641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0])*COS([.H70])*COS([.I70])+SIN([.G70])*SIN([.I70]))" office:value-type="float" office:value="1.11526471317429" calcext:value-type="float">
            <text:p>1.1152647132</text:p>
          </table:table-cell>
          <table:table-cell table:style-name="ce2" table:formula="of:=PI()+ABS(ACOS((COS([.J70])*SIN([.I70])-SIN([.G70]))/(SIN([.J70])*COS([.I70]))))*SIGN([.H70])" office:value-type="float" office:value="4.77820707112111" calcext:value-type="float">
            <text:p>4.7782070711</text:p>
          </table:table-cell>
          <table:table-cell table:style-name="ce2" table:formula="of:=PI()/2-[.J70]" office:value-type="float" office:value="0.45553161362061" calcext:value-type="float">
            <text:p>0.4555316136</text:p>
          </table:table-cell>
          <table:table-cell table:style-name="ce2" office:value-type="float" office:value="0.62271083" calcext:value-type="float">
            <text:p>0.62271083</text:p>
          </table:table-cell>
          <table:table-cell table:style-name="ce2" table:formula="of:=[.M70]*[.D70]/1000000" office:value-type="float" office:value="0.000246904844095" calcext:value-type="float">
            <text:p>0.0002469048</text:p>
          </table:table-cell>
          <table:table-cell table:number-columns-repeated="1010"/>
        </table:table-row>
        <table:table-row table:style-name="ro2">
          <table:table-cell table:style-name="ce2" office:value-type="float" office:value="62522" calcext:value-type="float">
            <text:p>62522</text:p>
          </table:table-cell>
          <table:table-cell table:style-name="ce2" office:value-type="float" office:value="844.104166666667" calcext:value-type="float">
            <text:p>844.1041666667</text:p>
          </table:table-cell>
          <table:table-cell table:style-name="ce2" office:value-type="float" office:value="21.4083333333333" calcext:value-type="float">
            <text:p>21.4083333333</text:p>
          </table:table-cell>
          <table:table-cell table:style-name="ce2" office:value-type="float" office:value="297.375" calcext:value-type="float">
            <text:p>297.375</text:p>
          </table:table-cell>
          <table:table-cell table:style-name="ce2" office:value-type="float" office:value="35.8833333333333" calcext:value-type="float">
            <text:p>35.8833333333</text:p>
          </table:table-cell>
          <table:table-cell table:style-name="ce2" office:value-type="float" office:value="4.38333333333333" calcext:value-type="float">
            <text:p>4.3833333333</text:p>
          </table:table-cell>
          <table:table-cell table:style-name="ce2" table:formula="of:=RADIANS(23.45*SIN((360*(284 + 0 + [.A71]/3600/24)/365)/180*PI()))" office:value-type="float" office:value="-0.401999005941487" calcext:value-type="float">
            <text:p>-0.4019990059</text:p>
          </table:table-cell>
          <table:table-cell table:style-name="ce2" table:formula="of:=RADIANS(([.A71]-43200)/3600*15)" office:value-type="float" office:value="1.40513549195977" calcext:value-type="float">
            <text:p>1.405135492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1])*COS([.H71])*COS([.I71])+SIN([.G71])*SIN([.I71]))" office:value-type="float" office:value="1.13775760247722" calcext:value-type="float">
            <text:p>1.1377576025</text:p>
          </table:table-cell>
          <table:table-cell table:style-name="ce2" table:formula="of:=PI()+ABS(ACOS((COS([.J71])*SIN([.I71])-SIN([.G71]))/(SIN([.J71])*COS([.I71]))))*SIGN([.H71])" office:value-type="float" office:value="4.71776343970383" calcext:value-type="float">
            <text:p>4.7177634397</text:p>
          </table:table-cell>
          <table:table-cell table:style-name="ce2" table:formula="of:=PI()/2-[.J71]" office:value-type="float" office:value="0.43303872431768" calcext:value-type="float">
            <text:p>0.4330387243</text:p>
          </table:table-cell>
          <table:table-cell table:style-name="ce2" office:value-type="float" office:value="0.61432105" calcext:value-type="float">
            <text:p>0.61432105</text:p>
          </table:table-cell>
          <table:table-cell table:style-name="ce2" table:formula="of:=[.M71]*[.D71]/1000000" office:value-type="float" office:value="0.00018268372224375" calcext:value-type="float">
            <text:p>0.0001826837</text:p>
          </table:table-cell>
          <table:table-cell table:number-columns-repeated="1010"/>
        </table:table-row>
        <table:table-row table:style-name="ro2">
          <table:table-cell table:style-name="ce2" office:value-type="float" office:value="63420" calcext:value-type="float">
            <text:p>63420</text:p>
          </table:table-cell>
          <table:table-cell table:style-name="ce2" office:value-type="float" office:value="844.825" calcext:value-type="float">
            <text:p>844.825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198.25" calcext:value-type="float">
            <text:p>198.25</text:p>
          </table:table-cell>
          <table:table-cell table:style-name="ce2" office:value-type="float" office:value="37.25" calcext:value-type="float">
            <text:p>37.25</text:p>
          </table:table-cell>
          <table:table-cell table:style-name="ce2" office:value-type="float" office:value="4.23333333333333" calcext:value-type="float">
            <text:p>4.2333333333</text:p>
          </table:table-cell>
          <table:table-cell table:style-name="ce2" table:formula="of:=RADIANS(23.45*SIN((360*(284 + 0 + [.A72]/3600/24)/365)/180*PI()))" office:value-type="float" office:value="-0.401985248917896" calcext:value-type="float">
            <text:p>-0.4019852489</text:p>
          </table:table-cell>
          <table:table-cell table:style-name="ce2" table:formula="of:=RADIANS(([.A72]-43200)/3600*15)" office:value-type="float" office:value="1.47043989480522" calcext:value-type="float">
            <text:p>1.470439894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2])*COS([.H72])*COS([.I72])+SIN([.G72])*SIN([.I72]))" office:value-type="float" office:value="1.16066572025753" calcext:value-type="float">
            <text:p>1.1606657203</text:p>
          </table:table-cell>
          <table:table-cell table:style-name="ce2" table:formula="of:=PI()+ABS(ACOS((COS([.J72])*SIN([.I72])-SIN([.G72]))/(SIN([.J72])*COS([.I72]))))*SIGN([.H72])" office:value-type="float" office:value="4.65686870668073" calcext:value-type="float">
            <text:p>4.6568687067</text:p>
          </table:table-cell>
          <table:table-cell table:style-name="ce2" table:formula="of:=PI()/2-[.J72]" office:value-type="float" office:value="0.410130606537371" calcext:value-type="float">
            <text:p>0.4101306065</text:p>
          </table:table-cell>
          <table:table-cell table:style-name="ce2" office:value-type="float" office:value="0.6055516" calcext:value-type="float">
            <text:p>0.6055516</text:p>
          </table:table-cell>
          <table:table-cell table:style-name="ce2" table:formula="of:=[.M72]*[.D72]/1000000" office:value-type="float" office:value="0.0001200506047" calcext:value-type="float">
            <text:p>0.0001200506</text:p>
          </table:table-cell>
          <table:table-cell table:number-columns-repeated="1010"/>
        </table:table-row>
        <table:table-row table:style-name="ro2">
          <table:table-cell table:style-name="ce2" office:value-type="float" office:value="64320" calcext:value-type="float">
            <text:p>64320</text:p>
          </table:table-cell>
          <table:table-cell table:style-name="ce2" office:value-type="float" office:value="845.545833333333" calcext:value-type="float">
            <text:p>845.5458333333</text:p>
          </table:table-cell>
          <table:table-cell table:style-name="ce2" office:value-type="float" office:value="20.1916666666667" calcext:value-type="float">
            <text:p>20.1916666667</text:p>
          </table:table-cell>
          <table:table-cell table:style-name="ce2" office:value-type="float" office:value="99.125" calcext:value-type="float">
            <text:p>99.125</text:p>
          </table:table-cell>
          <table:table-cell table:style-name="ce2" office:value-type="float" office:value="38.6166666666667" calcext:value-type="float">
            <text:p>38.6166666667</text:p>
          </table:table-cell>
          <table:table-cell table:style-name="ce2" office:value-type="float" office:value="4.08333333333333" calcext:value-type="float">
            <text:p>4.0833333333</text:p>
          </table:table-cell>
          <table:table-cell table:style-name="ce2" table:formula="of:=RADIANS(23.45*SIN((360*(284 + 0 + [.A73]/3600/24)/365)/180*PI()))" office:value-type="float" office:value="-0.401971448344084" calcext:value-type="float">
            <text:p>-0.4019714483</text:p>
          </table:table-cell>
          <table:table-cell table:style-name="ce2" table:formula="of:=RADIANS(([.A73]-43200)/3600*15)" office:value-type="float" office:value="1.53588974175501" calcext:value-type="float">
            <text:p>1.535889741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3])*COS([.H73])*COS([.I73])+SIN([.G73])*SIN([.I73]))" office:value-type="float" office:value="1.18354774585602" calcext:value-type="float">
            <text:p>1.1835477459</text:p>
          </table:table-cell>
          <table:table-cell table:style-name="ce2" table:formula="of:=PI()+ABS(ACOS((COS([.J73])*SIN([.I73])-SIN([.G73]))/(SIN([.J73])*COS([.I73]))))*SIGN([.H73])" office:value-type="float" office:value="4.59640833812807" calcext:value-type="float">
            <text:p>4.5964083381</text:p>
          </table:table-cell>
          <table:table-cell table:style-name="ce2" table:formula="of:=PI()/2-[.J73]" office:value-type="float" office:value="0.387248580938879" calcext:value-type="float">
            <text:p>0.3872485809</text:p>
          </table:table-cell>
          <table:table-cell table:style-name="ce2" office:value-type="float" office:value="0.5967677" calcext:value-type="float">
            <text:p>0.5967677</text:p>
          </table:table-cell>
          <table:table-cell table:style-name="ce2" table:formula="of:=[.M73]*[.D73]/1000000" office:value-type="float" office:value="0.0000591545982625" calcext:value-type="float">
            <text:p>5.91545982625E-05</text:p>
          </table:table-cell>
          <table:table-cell table:number-columns-repeated="1010"/>
        </table:table-row>
        <table:table-row table:style-name="ro2">
          <table:table-cell table:style-name="ce2" office:value-type="float" office:value="65220" calcext:value-type="float">
            <text:p>65220</text:p>
          </table:table-cell>
          <table:table-cell table:style-name="ce2" office:value-type="float" office:value="846.266666666667" calcext:value-type="float">
            <text:p>846.2666666667</text:p>
          </table:table-cell>
          <table:table-cell table:style-name="ce2" office:value-type="float" office:value="19.5833333333333" calcext:value-type="float">
            <text:p>19.58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.9833333333333" calcext:value-type="float">
            <text:p>39.9833333333</text:p>
          </table:table-cell>
          <table:table-cell table:style-name="ce2" office:value-type="float" office:value="3.93333333333333" calcext:value-type="float">
            <text:p>3.9333333333</text:p>
          </table:table-cell>
          <table:table-cell table:style-name="ce2" table:formula="of:=RADIANS(23.45*SIN((360*(284 + 0 + [.A74]/3600/24)/365)/180*PI()))" office:value-type="float" office:value="-0.401957634845386" calcext:value-type="float">
            <text:p>-0.4019576348</text:p>
          </table:table-cell>
          <table:table-cell table:style-name="ce2" table:formula="of:=RADIANS(([.A74]-43200)/3600*15)" office:value-type="float" office:value="1.6013395887048" calcext:value-type="float">
            <text:p>1.601339588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4])*COS([.H74])*COS([.I74])+SIN([.G74])*SIN([.I74]))" office:value-type="float" office:value="1.20627006187243" calcext:value-type="float">
            <text:p>1.2062700619</text:p>
          </table:table-cell>
          <table:table-cell table:style-name="ce2" table:formula="of:=PI()+ABS(ACOS((COS([.J74])*SIN([.I74])-SIN([.G74]))/(SIN([.J74])*COS([.I74]))))*SIGN([.H74])" office:value-type="float" office:value="4.53643735262062" calcext:value-type="float">
            <text:p>4.5364373526</text:p>
          </table:table-cell>
          <table:table-cell table:style-name="ce2" table:formula="of:=PI()/2-[.J74]" office:value-type="float" office:value="0.364526264922462" calcext:value-type="float">
            <text:p>0.3645262649</text:p>
          </table:table-cell>
          <table:table-cell table:style-name="ce2" office:value-type="float" office:value="0.58801334" calcext:value-type="float">
            <text:p>0.58801334</text:p>
          </table:table-cell>
          <table:table-cell table:style-name="ce2" table:formula="of:=[.M74]*[.D74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66120" calcext:value-type="float">
            <text:p>66120</text:p>
          </table:table-cell>
          <table:table-cell table:style-name="ce2" office:value-type="float" office:value="846.3625" calcext:value-type="float">
            <text:p>846.3625</text:p>
          </table:table-cell>
          <table:table-cell table:style-name="ce2" office:value-type="float" office:value="19.1125" calcext:value-type="float">
            <text:p>19.11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.475" calcext:value-type="float">
            <text:p>41.475</text:p>
          </table:table-cell>
          <table:table-cell table:style-name="ce2" office:value-type="float" office:value="3.675" calcext:value-type="float">
            <text:p>3.675</text:p>
          </table:table-cell>
          <table:table-cell table:style-name="ce2" table:formula="of:=RADIANS(23.45*SIN((360*(284 + 0 + [.A75]/3600/24)/365)/180*PI()))" office:value-type="float" office:value="-0.401943808422245" calcext:value-type="float">
            <text:p>-0.4019438084</text:p>
          </table:table-cell>
          <table:table-cell table:style-name="ce2" table:formula="of:=RADIANS(([.A75]-43200)/3600*15)" office:value-type="float" office:value="1.66678943565458" calcext:value-type="float">
            <text:p>1.666789435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5])*COS([.H75])*COS([.I75])+SIN([.G75])*SIN([.I75]))" office:value-type="float" office:value="1.22875247867578" calcext:value-type="float">
            <text:p>1.2287524787</text:p>
          </table:table-cell>
          <table:table-cell table:style-name="ce2" table:formula="of:=PI()+ABS(ACOS((COS([.J75])*SIN([.I75])-SIN([.G75]))/(SIN([.J75])*COS([.I75]))))*SIGN([.H75])" office:value-type="float" office:value="4.47687782169352" calcext:value-type="float">
            <text:p>4.4768778217</text:p>
          </table:table-cell>
          <table:table-cell table:style-name="ce2" table:formula="of:=PI()/2-[.J75]" office:value-type="float" office:value="0.342043848119116" calcext:value-type="float">
            <text:p>0.3420438481</text:p>
          </table:table-cell>
          <table:table-cell table:style-name="ce2" office:value-type="float" office:value="0.57931244" calcext:value-type="float">
            <text:p>0.57931244</text:p>
          </table:table-cell>
          <table:table-cell table:style-name="ce2" table:formula="of:=[.M75]*[.D75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67020" calcext:value-type="float">
            <text:p>67020</text:p>
          </table:table-cell>
          <table:table-cell table:style-name="ce2" office:value-type="float" office:value="846.458333333333" calcext:value-type="float">
            <text:p>846.4583333333</text:p>
          </table:table-cell>
          <table:table-cell table:style-name="ce2" office:value-type="float" office:value="18.6416666666667" calcext:value-type="float">
            <text:p>18.641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.9666666666667" calcext:value-type="float">
            <text:p>42.9666666667</text:p>
          </table:table-cell>
          <table:table-cell table:style-name="ce2" office:value-type="float" office:value="3.41666666666667" calcext:value-type="float">
            <text:p>3.4166666667</text:p>
          </table:table-cell>
          <table:table-cell table:style-name="ce2" table:formula="of:=RADIANS(23.45*SIN((360*(284 + 0 + [.A76]/3600/24)/365)/180*PI()))" office:value-type="float" office:value="-0.401929969075106" calcext:value-type="float">
            <text:p>-0.4019299691</text:p>
          </table:table-cell>
          <table:table-cell table:style-name="ce2" table:formula="of:=RADIANS(([.A76]-43200)/3600*15)" office:value-type="float" office:value="1.73223928260437" calcext:value-type="float">
            <text:p>1.732239282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6])*COS([.H76])*COS([.I76])+SIN([.G76])*SIN([.I76]))" office:value-type="float" office:value="1.25091702728705" calcext:value-type="float">
            <text:p>1.2509170273</text:p>
          </table:table-cell>
          <table:table-cell table:style-name="ce2" table:formula="of:=PI()+ABS(ACOS((COS([.J76])*SIN([.I76])-SIN([.G76]))/(SIN([.J76])*COS([.I76]))))*SIGN([.H76])" office:value-type="float" office:value="4.41765565049794" calcext:value-type="float">
            <text:p>4.4176556505</text:p>
          </table:table-cell>
          <table:table-cell table:style-name="ce2" table:formula="of:=PI()/2-[.J76]" office:value-type="float" office:value="0.319879299507851" calcext:value-type="float">
            <text:p>0.3198792995</text:p>
          </table:table-cell>
          <table:table-cell table:style-name="ce2" office:value-type="float" office:value="0.57062115" calcext:value-type="float">
            <text:p>0.57062115</text:p>
          </table:table-cell>
          <table:table-cell table:style-name="ce2" table:formula="of:=[.M76]*[.D76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67920" calcext:value-type="float">
            <text:p>67920</text:p>
          </table:table-cell>
          <table:table-cell table:style-name="ce2" office:value-type="float" office:value="846.554166666667" calcext:value-type="float">
            <text:p>846.5541666667</text:p>
          </table:table-cell>
          <table:table-cell table:style-name="ce2" office:value-type="float" office:value="18.1708333333333" calcext:value-type="float">
            <text:p>18.1708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.4583333333333" calcext:value-type="float">
            <text:p>44.4583333333</text:p>
          </table:table-cell>
          <table:table-cell table:style-name="ce2" office:value-type="float" office:value="3.15833333333333" calcext:value-type="float">
            <text:p>3.1583333333</text:p>
          </table:table-cell>
          <table:table-cell table:style-name="ce2" table:formula="of:=RADIANS(23.45*SIN((360*(284 + 0 + [.A77]/3600/24)/365)/180*PI()))" office:value-type="float" office:value="-0.401916116804415" calcext:value-type="float">
            <text:p>-0.4019161168</text:p>
          </table:table-cell>
          <table:table-cell table:style-name="ce2" table:formula="of:=RADIANS(([.A77]-43200)/3600*15)" office:value-type="float" office:value="1.79768912955416" calcext:value-type="float">
            <text:p>1.797689129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7])*COS([.H77])*COS([.I77])+SIN([.G77])*SIN([.I77]))" office:value-type="float" office:value="1.27268781871002" calcext:value-type="float">
            <text:p>1.2726878187</text:p>
          </table:table-cell>
          <table:table-cell table:style-name="ce2" table:formula="of:=PI()+ABS(ACOS((COS([.J77])*SIN([.I77])-SIN([.G77]))/(SIN([.J77])*COS([.I77]))))*SIGN([.H77])" office:value-type="float" office:value="4.35870095538378" calcext:value-type="float">
            <text:p>4.3587009554</text:p>
          </table:table-cell>
          <table:table-cell table:style-name="ce2" table:formula="of:=PI()/2-[.J77]" office:value-type="float" office:value="0.29810850808488" calcext:value-type="float">
            <text:p>0.2981085081</text:p>
          </table:table-cell>
          <table:table-cell table:style-name="ce2" office:value-type="float" office:value="0.54919789" calcext:value-type="float">
            <text:p>0.54919789</text:p>
          </table:table-cell>
          <table:table-cell table:style-name="ce2" table:formula="of:=[.M77]*[.D77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68820" calcext:value-type="float">
            <text:p>68820</text:p>
          </table:table-cell>
          <table:table-cell table:style-name="ce2" office:value-type="float" office:value="846.65" calcext:value-type="float">
            <text:p>846.65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.95" calcext:value-type="float">
            <text:p>45.95</text:p>
          </table:table-cell>
          <table:table-cell table:style-name="ce2" office:value-type="float" office:value="2.9" calcext:value-type="float">
            <text:p>2.9</text:p>
          </table:table-cell>
          <table:table-cell table:style-name="ce2" table:formula="of:=RADIANS(23.45*SIN((360*(284 + 0 + [.A78]/3600/24)/365)/180*PI()))" office:value-type="float" office:value="-0.401902251610615" calcext:value-type="float">
            <text:p>-0.4019022516</text:p>
          </table:table-cell>
          <table:table-cell table:style-name="ce2" table:formula="of:=RADIANS(([.A78]-43200)/3600*15)" office:value-type="float" office:value="1.86313897650395" calcext:value-type="float">
            <text:p>1.863138976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8])*COS([.H78])*COS([.I78])+SIN([.G78])*SIN([.I78]))" office:value-type="float" office:value="1.29399093258224" calcext:value-type="float">
            <text:p>1.2939909326</text:p>
          </table:table-cell>
          <table:table-cell table:style-name="ce2" table:formula="of:=PI()+ABS(ACOS((COS([.J78])*SIN([.I78])-SIN([.G78]))/(SIN([.J78])*COS([.I78]))))*SIGN([.H78])" office:value-type="float" office:value="4.29994837715886" calcext:value-type="float">
            <text:p>4.2999483772</text:p>
          </table:table-cell>
          <table:table-cell table:style-name="ce2" table:formula="of:=PI()/2-[.J78]" office:value-type="float" office:value="0.276805394212652" calcext:value-type="float">
            <text:p>0.2768053942</text:p>
          </table:table-cell>
          <table:table-cell table:style-name="ce2" office:value-type="float" office:value="0.52823903" calcext:value-type="float">
            <text:p>0.52823903</text:p>
          </table:table-cell>
          <table:table-cell table:style-name="ce2" table:formula="of:=[.M78]*[.D78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69720" calcext:value-type="float">
            <text:p>69720</text:p>
          </table:table-cell>
          <table:table-cell table:style-name="ce2" office:value-type="float" office:value="846.520833333333" calcext:value-type="float">
            <text:p>846.5208333333</text:p>
          </table:table-cell>
          <table:table-cell table:style-name="ce2" office:value-type="float" office:value="17.35" calcext:value-type="float">
            <text:p>17.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.0666666666667" calcext:value-type="float">
            <text:p>47.0666666667</text:p>
          </table:table-cell>
          <table:table-cell table:style-name="ce2" office:value-type="float" office:value="2.7" calcext:value-type="float">
            <text:p>2.7</text:p>
          </table:table-cell>
          <table:table-cell table:style-name="ce2" table:formula="of:=RADIANS(23.45*SIN((360*(284 + 0 + [.A79]/3600/24)/365)/180*PI()))" office:value-type="float" office:value="-0.401888373494154" calcext:value-type="float">
            <text:p>-0.4018883735</text:p>
          </table:table-cell>
          <table:table-cell table:style-name="ce2" table:formula="of:=RADIANS(([.A79]-43200)/3600*15)" office:value-type="float" office:value="1.92858882345373" calcext:value-type="float">
            <text:p>1.928588823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79])*COS([.H79])*COS([.I79])+SIN([.G79])*SIN([.I79]))" office:value-type="float" office:value="1.31475434008465" calcext:value-type="float">
            <text:p>1.3147543401</text:p>
          </table:table-cell>
          <table:table-cell table:style-name="ce2" table:formula="of:=PI()+ABS(ACOS((COS([.J79])*SIN([.I79])-SIN([.G79]))/(SIN([.J79])*COS([.I79]))))*SIGN([.H79])" office:value-type="float" office:value="4.24133734545008" calcext:value-type="float">
            <text:p>4.2413373455</text:p>
          </table:table-cell>
          <table:table-cell table:style-name="ce2" table:formula="of:=PI()/2-[.J79]" office:value-type="float" office:value="0.256041986710242" calcext:value-type="float">
            <text:p>0.2560419867</text:p>
          </table:table-cell>
          <table:table-cell table:style-name="ce2" office:value-type="float" office:value="0.5078071" calcext:value-type="float">
            <text:p>0.5078071</text:p>
          </table:table-cell>
          <table:table-cell table:style-name="ce2" table:formula="of:=[.M79]*[.D79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70620" calcext:value-type="float">
            <text:p>70620</text:p>
          </table:table-cell>
          <table:table-cell table:style-name="ce2" office:value-type="float" office:value="846.391666666667" calcext:value-type="float">
            <text:p>846.391666666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.1833333333333" calcext:value-type="float">
            <text:p>48.1833333333</text:p>
          </table:table-cell>
          <table:table-cell table:style-name="ce2" office:value-type="float" office:value="2.5" calcext:value-type="float">
            <text:p>2.5</text:p>
          </table:table-cell>
          <table:table-cell table:style-name="ce2" table:formula="of:=RADIANS(23.45*SIN((360*(284 + 0 + [.A80]/3600/24)/365)/180*PI()))" office:value-type="float" office:value="-0.401874482455477" calcext:value-type="float">
            <text:p>-0.4018744825</text:p>
          </table:table-cell>
          <table:table-cell table:style-name="ce2" table:formula="of:=RADIANS(([.A80]-43200)/3600*15)" office:value-type="float" office:value="1.99403867040352" calcext:value-type="float">
            <text:p>1.9940386704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0])*COS([.H80])*COS([.I80])+SIN([.G80])*SIN([.I80]))" office:value-type="float" office:value="1.33490786481026" calcext:value-type="float">
            <text:p>1.3349078648</text:p>
          </table:table-cell>
          <table:table-cell table:style-name="ce2" table:formula="of:=PI()+ABS(ACOS((COS([.J80])*SIN([.I80])-SIN([.G80]))/(SIN([.J80])*COS([.I80]))))*SIGN([.H80])" office:value-type="float" office:value="4.1828123054152" calcext:value-type="float">
            <text:p>4.1828123054</text:p>
          </table:table-cell>
          <table:table-cell table:style-name="ce2" table:formula="of:=PI()/2-[.J80]" office:value-type="float" office:value="0.235888461984636" calcext:value-type="float">
            <text:p>0.235888462</text:p>
          </table:table-cell>
          <table:table-cell table:style-name="ce2" office:value-type="float" office:value="0.48796292" calcext:value-type="float">
            <text:p>0.48796292</text:p>
          </table:table-cell>
          <table:table-cell table:style-name="ce2" table:formula="of:=[.M80]*[.D80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71520" calcext:value-type="float">
            <text:p>71520</text:p>
          </table:table-cell>
          <table:table-cell table:style-name="ce2" office:value-type="float" office:value="846.2625" calcext:value-type="float">
            <text:p>846.2625</text:p>
          </table:table-cell>
          <table:table-cell table:style-name="ce2" office:value-type="float" office:value="16.65" calcext:value-type="float">
            <text:p>16.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.3" calcext:value-type="float">
            <text:p>49.3</text:p>
          </table:table-cell>
          <table:table-cell table:style-name="ce2" office:value-type="float" office:value="2.3" calcext:value-type="float">
            <text:p>2.3</text:p>
          </table:table-cell>
          <table:table-cell table:style-name="ce2" table:formula="of:=RADIANS(23.45*SIN((360*(284 + 0 + [.A81]/3600/24)/365)/180*PI()))" office:value-type="float" office:value="-0.401860578495031" calcext:value-type="float">
            <text:p>-0.4018605785</text:p>
          </table:table-cell>
          <table:table-cell table:style-name="ce2" table:formula="of:=RADIANS(([.A81]-43200)/3600*15)" office:value-type="float" office:value="2.05948851735331" calcext:value-type="float">
            <text:p>2.0594885174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1])*COS([.H81])*COS([.I81])+SIN([.G81])*SIN([.I81]))" office:value-type="float" office:value="1.35438318419428" calcext:value-type="float">
            <text:p>1.3543831842</text:p>
          </table:table-cell>
          <table:table-cell table:style-name="ce2" table:formula="of:=PI()+ABS(ACOS((COS([.J81])*SIN([.I81])-SIN([.G81]))/(SIN([.J81])*COS([.I81]))))*SIGN([.H81])" office:value-type="float" office:value="4.12432291419851" calcext:value-type="float">
            <text:p>4.1243229142</text:p>
          </table:table-cell>
          <table:table-cell table:style-name="ce2" table:formula="of:=PI()/2-[.J81]" office:value-type="float" office:value="0.216413142600616" calcext:value-type="float">
            <text:p>0.2164131426</text:p>
          </table:table-cell>
          <table:table-cell table:style-name="ce2" office:value-type="float" office:value="0.46876561" calcext:value-type="float">
            <text:p>0.46876561</text:p>
          </table:table-cell>
          <table:table-cell table:style-name="ce2" table:formula="of:=[.M81]*[.D81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72420" calcext:value-type="float">
            <text:p>72420</text:p>
          </table:table-cell>
          <table:table-cell table:style-name="ce2" office:value-type="float" office:value="846.133333333333" calcext:value-type="float">
            <text:p>846.1333333333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.4166666666667" calcext:value-type="float">
            <text:p>50.4166666667</text:p>
          </table:table-cell>
          <table:table-cell table:style-name="ce2" office:value-type="float" office:value="2.1" calcext:value-type="float">
            <text:p>2.1</text:p>
          </table:table-cell>
          <table:table-cell table:style-name="ce2" table:formula="of:=RADIANS(23.45*SIN((360*(284 + 0 + [.A82]/3600/24)/365)/180*PI()))" office:value-type="float" office:value="-0.401846661613263" calcext:value-type="float">
            <text:p>-0.4018466616</text:p>
          </table:table-cell>
          <table:table-cell table:style-name="ce2" table:formula="of:=RADIANS(([.A82]-43200)/3600*15)" office:value-type="float" office:value="2.1249383643031" calcext:value-type="float">
            <text:p>2.1249383643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2])*COS([.H82])*COS([.I82])+SIN([.G82])*SIN([.I82]))" office:value-type="float" office:value="1.3731138730863" calcext:value-type="float">
            <text:p>1.3731138731</text:p>
          </table:table-cell>
          <table:table-cell table:style-name="ce2" table:formula="of:=PI()+ABS(ACOS((COS([.J82])*SIN([.I82])-SIN([.G82]))/(SIN([.J82])*COS([.I82]))))*SIGN([.H82])" office:value-type="float" office:value="4.06582421101872" calcext:value-type="float">
            <text:p>4.065824211</text:p>
          </table:table-cell>
          <table:table-cell table:style-name="ce2" table:formula="of:=PI()/2-[.J82]" office:value-type="float" office:value="0.197682453708597" calcext:value-type="float">
            <text:p>0.1976824537</text:p>
          </table:table-cell>
          <table:table-cell table:style-name="ce2" office:value-type="float" office:value="0.45027256" calcext:value-type="float">
            <text:p>0.45027256</text:p>
          </table:table-cell>
          <table:table-cell table:style-name="ce2" table:formula="of:=[.M82]*[.D82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73320" calcext:value-type="float">
            <text:p>73320</text:p>
          </table:table-cell>
          <table:table-cell table:style-name="ce2" office:value-type="float" office:value="846.25" calcext:value-type="float">
            <text:p>846.25</text:p>
          </table:table-cell>
          <table:table-cell table:style-name="ce2" office:value-type="float" office:value="16.0083333333333" calcext:value-type="float">
            <text:p>16.008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1.0458333333333" calcext:value-type="float">
            <text:p>51.0458333333</text:p>
          </table:table-cell>
          <table:table-cell table:style-name="ce2" office:value-type="float" office:value="2.03333333333333" calcext:value-type="float">
            <text:p>2.0333333333</text:p>
          </table:table-cell>
          <table:table-cell table:style-name="ce2" table:formula="of:=RADIANS(23.45*SIN((360*(284 + 0 + [.A83]/3600/24)/365)/180*PI()))" office:value-type="float" office:value="-0.401832731810621" calcext:value-type="float">
            <text:p>-0.4018327318</text:p>
          </table:table-cell>
          <table:table-cell table:style-name="ce2" table:formula="of:=RADIANS(([.A83]-43200)/3600*15)" office:value-type="float" office:value="2.19038821125288" calcext:value-type="float">
            <text:p>2.1903882113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3])*COS([.H83])*COS([.I83])+SIN([.G83])*SIN([.I83]))" office:value-type="float" office:value="1.3910354900471" calcext:value-type="float">
            <text:p>1.39103549</text:p>
          </table:table-cell>
          <table:table-cell table:style-name="ce2" table:formula="of:=PI()+ABS(ACOS((COS([.J83])*SIN([.I83])-SIN([.G83]))/(SIN([.J83])*COS([.I83]))))*SIGN([.H83])" office:value-type="float" office:value="4.00727676164562" calcext:value-type="float">
            <text:p>4.0072767616</text:p>
          </table:table-cell>
          <table:table-cell table:style-name="ce2" table:formula="of:=PI()/2-[.J83]" office:value-type="float" office:value="0.1797608367478" calcext:value-type="float">
            <text:p>0.1797608367</text:p>
          </table:table-cell>
          <table:table-cell table:style-name="ce2" office:value-type="float" office:value="0.43253933" calcext:value-type="float">
            <text:p>0.43253933</text:p>
          </table:table-cell>
          <table:table-cell table:style-name="ce2" table:formula="of:=[.M83]*[.D83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74220" calcext:value-type="float">
            <text:p>74220</text:p>
          </table:table-cell>
          <table:table-cell table:style-name="ce2" office:value-type="float" office:value="846.366666666667" calcext:value-type="float">
            <text:p>846.3666666667</text:p>
          </table:table-cell>
          <table:table-cell table:style-name="ce2" office:value-type="float" office:value="15.7166666666667" calcext:value-type="float">
            <text:p>15.71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1.675" calcext:value-type="float">
            <text:p>51.675</text:p>
          </table:table-cell>
          <table:table-cell table:style-name="ce2" office:value-type="float" office:value="1.96666666666667" calcext:value-type="float">
            <text:p>1.9666666667</text:p>
          </table:table-cell>
          <table:table-cell table:style-name="ce2" table:formula="of:=RADIANS(23.45*SIN((360*(284 + 0 + [.A84]/3600/24)/365)/180*PI()))" office:value-type="float" office:value="-0.401818789087552" calcext:value-type="float">
            <text:p>-0.4018187891</text:p>
          </table:table-cell>
          <table:table-cell table:style-name="ce2" table:formula="of:=RADIANS(([.A84]-43200)/3600*15)" office:value-type="float" office:value="2.25583805820267" calcext:value-type="float">
            <text:p>2.2558380582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4])*COS([.H84])*COS([.I84])+SIN([.G84])*SIN([.I84]))" office:value-type="float" office:value="1.40808570593724" calcext:value-type="float">
            <text:p>1.4080857059</text:p>
          </table:table-cell>
          <table:table-cell table:style-name="ce2" table:formula="of:=PI()+ABS(ACOS((COS([.J84])*SIN([.I84])-SIN([.G84]))/(SIN([.J84])*COS([.I84]))))*SIGN([.H84])" office:value-type="float" office:value="3.94864677528397" calcext:value-type="float">
            <text:p>3.9486467753</text:p>
          </table:table-cell>
          <table:table-cell table:style-name="ce2" table:formula="of:=PI()/2-[.J84]" office:value-type="float" office:value="0.162710620857659" calcext:value-type="float">
            <text:p>0.1627106209</text:p>
          </table:table-cell>
          <table:table-cell table:style-name="ce2" office:value-type="float" office:value="0.41561958" calcext:value-type="float">
            <text:p>0.41561958</text:p>
          </table:table-cell>
          <table:table-cell table:style-name="ce2" table:formula="of:=[.M84]*[.D84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75120" calcext:value-type="float">
            <text:p>75120</text:p>
          </table:table-cell>
          <table:table-cell table:style-name="ce2" office:value-type="float" office:value="846.483333333333" calcext:value-type="float">
            <text:p>846.4833333333</text:p>
          </table:table-cell>
          <table:table-cell table:style-name="ce2" office:value-type="float" office:value="15.425" calcext:value-type="float">
            <text:p>15.4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2.3041666666667" calcext:value-type="float">
            <text:p>52.3041666667</text:p>
          </table:table-cell>
          <table:table-cell table:style-name="ce2" office:value-type="float" office:value="1.9" calcext:value-type="float">
            <text:p>1.9</text:p>
          </table:table-cell>
          <table:table-cell table:style-name="ce2" table:formula="of:=RADIANS(23.45*SIN((360*(284 + 0 + [.A85]/3600/24)/365)/180*PI()))" office:value-type="float" office:value="-0.401804833444505" calcext:value-type="float">
            <text:p>-0.4018048334</text:p>
          </table:table-cell>
          <table:table-cell table:style-name="ce2" table:formula="of:=RADIANS(([.A85]-43200)/3600*15)" office:value-type="float" office:value="2.32128790515246" calcext:value-type="float">
            <text:p>2.3212879052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5])*COS([.H85])*COS([.I85])+SIN([.G85])*SIN([.I85]))" office:value-type="float" office:value="1.42420447330494" calcext:value-type="float">
            <text:p>1.4242044733</text:p>
          </table:table-cell>
          <table:table-cell table:style-name="ce2" table:formula="of:=PI()+ABS(ACOS((COS([.J85])*SIN([.I85])-SIN([.G85]))/(SIN([.J85])*COS([.I85]))))*SIGN([.H85])" office:value-type="float" office:value="3.88990618957134" calcext:value-type="float">
            <text:p>3.8899061896</text:p>
          </table:table-cell>
          <table:table-cell table:style-name="ce2" table:formula="of:=PI()/2-[.J85]" office:value-type="float" office:value="0.146591853489959" calcext:value-type="float">
            <text:p>0.1465918535</text:p>
          </table:table-cell>
          <table:table-cell table:style-name="ce2" office:value-type="float" office:value="0.39956486" calcext:value-type="float">
            <text:p>0.39956486</text:p>
          </table:table-cell>
          <table:table-cell table:style-name="ce2" table:formula="of:=[.M85]*[.D85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76020" calcext:value-type="float">
            <text:p>76020</text:p>
          </table:table-cell>
          <table:table-cell table:style-name="ce2" office:value-type="float" office:value="846.6" calcext:value-type="float">
            <text:p>846.6</text:p>
          </table:table-cell>
          <table:table-cell table:style-name="ce2" office:value-type="float" office:value="15.1333333333333" calcext:value-type="float">
            <text:p>15.1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2.9333333333333" calcext:value-type="float">
            <text:p>52.9333333333</text:p>
          </table:table-cell>
          <table:table-cell table:style-name="ce2" office:value-type="float" office:value="1.83333333333333" calcext:value-type="float">
            <text:p>1.8333333333</text:p>
          </table:table-cell>
          <table:table-cell table:style-name="ce2" table:formula="of:=RADIANS(23.45*SIN((360*(284 + 0 + [.A86]/3600/24)/365)/180*PI()))" office:value-type="float" office:value="-0.401790864881929" calcext:value-type="float">
            <text:p>-0.4017908649</text:p>
          </table:table-cell>
          <table:table-cell table:style-name="ce2" table:formula="of:=RADIANS(([.A86]-43200)/3600*15)" office:value-type="float" office:value="2.38673775210225" calcext:value-type="float">
            <text:p>2.386737752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6])*COS([.H86])*COS([.I86])+SIN([.G86])*SIN([.I86]))" office:value-type="float" office:value="1.43933423396552" calcext:value-type="float">
            <text:p>1.439334234</text:p>
          </table:table-cell>
          <table:table-cell table:style-name="ce2" table:formula="of:=PI()+ABS(ACOS((COS([.J86])*SIN([.I86])-SIN([.G86]))/(SIN([.J86])*COS([.I86]))))*SIGN([.H86])" office:value-type="float" office:value="3.83103271755497" calcext:value-type="float">
            <text:p>3.8310327176</text:p>
          </table:table-cell>
          <table:table-cell table:style-name="ce2" table:formula="of:=PI()/2-[.J86]" office:value-type="float" office:value="0.131462092829375" calcext:value-type="float">
            <text:p>0.1314620928</text:p>
          </table:table-cell>
          <table:table-cell table:style-name="ce2" office:value-type="float" office:value="0.36222264" calcext:value-type="float">
            <text:p>0.36222264</text:p>
          </table:table-cell>
          <table:table-cell table:style-name="ce2" table:formula="of:=[.M86]*[.D86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76920" calcext:value-type="float">
            <text:p>76920</text:p>
          </table:table-cell>
          <table:table-cell table:style-name="ce2" office:value-type="float" office:value="846.595833333333" calcext:value-type="float">
            <text:p>846.5958333333</text:p>
          </table:table-cell>
          <table:table-cell table:style-name="ce2" office:value-type="float" office:value="14.8625" calcext:value-type="float">
            <text:p>14.86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.5833333333333" calcext:value-type="float">
            <text:p>53.5833333333</text:p>
          </table:table-cell>
          <table:table-cell table:style-name="ce2" office:value-type="float" office:value="1.775" calcext:value-type="float">
            <text:p>1.775</text:p>
          </table:table-cell>
          <table:table-cell table:style-name="ce2" table:formula="of:=RADIANS(23.45*SIN((360*(284 + 0 + [.A87]/3600/24)/365)/180*PI()))" office:value-type="float" office:value="-0.401776883400272" calcext:value-type="float">
            <text:p>-0.4017768834</text:p>
          </table:table-cell>
          <table:table-cell table:style-name="ce2" table:formula="of:=RADIANS(([.A87]-43200)/3600*15)" office:value-type="float" office:value="2.45218759905203" calcext:value-type="float">
            <text:p>2.4521875991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7])*COS([.H87])*COS([.I87])+SIN([.G87])*SIN([.I87]))" office:value-type="float" office:value="1.45342016099938" calcext:value-type="float">
            <text:p>1.453420161</text:p>
          </table:table-cell>
          <table:table-cell table:style-name="ce2" table:formula="of:=PI()+ABS(ACOS((COS([.J87])*SIN([.I87])-SIN([.G87]))/(SIN([.J87])*COS([.I87]))))*SIGN([.H87])" office:value-type="float" office:value="3.77200984919461" calcext:value-type="float">
            <text:p>3.7720098492</text:p>
          </table:table-cell>
          <table:table-cell table:style-name="ce2" table:formula="of:=PI()/2-[.J87]" office:value-type="float" office:value="0.117376165795513" calcext:value-type="float">
            <text:p>0.1173761658</text:p>
          </table:table-cell>
          <table:table-cell table:style-name="ce2" office:value-type="float" office:value="0.32461551" calcext:value-type="float">
            <text:p>0.32461551</text:p>
          </table:table-cell>
          <table:table-cell table:style-name="ce2" table:formula="of:=[.M87]*[.D87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77820" calcext:value-type="float">
            <text:p>77820</text:p>
          </table:table-cell>
          <table:table-cell table:style-name="ce2" office:value-type="float" office:value="846.591666666667" calcext:value-type="float">
            <text:p>846.5916666667</text:p>
          </table:table-cell>
          <table:table-cell table:style-name="ce2" office:value-type="float" office:value="14.5916666666667" calcext:value-type="float">
            <text:p>14.591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.2333333333333" calcext:value-type="float">
            <text:p>54.2333333333</text:p>
          </table:table-cell>
          <table:table-cell table:style-name="ce2" office:value-type="float" office:value="1.71666666666667" calcext:value-type="float">
            <text:p>1.7166666667</text:p>
          </table:table-cell>
          <table:table-cell table:style-name="ce2" table:formula="of:=RADIANS(23.45*SIN((360*(284 + 0 + [.A88]/3600/24)/365)/180*PI()))" office:value-type="float" office:value="-0.401762888999984" calcext:value-type="float">
            <text:p>-0.401762889</text:p>
          </table:table-cell>
          <table:table-cell table:style-name="ce2" table:formula="of:=RADIANS(([.A88]-43200)/3600*15)" office:value-type="float" office:value="2.51763744600182" calcext:value-type="float">
            <text:p>2.51763744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8])*COS([.H88])*COS([.I88])+SIN([.G88])*SIN([.I88]))" office:value-type="float" office:value="1.4664104302022" calcext:value-type="float">
            <text:p>1.4664104302</text:p>
          </table:table-cell>
          <table:table-cell table:style-name="ce2" table:formula="of:=PI()+ABS(ACOS((COS([.J88])*SIN([.I88])-SIN([.G88]))/(SIN([.J88])*COS([.I88]))))*SIGN([.H88])" office:value-type="float" office:value="3.71282679920212" calcext:value-type="float">
            <text:p>3.7128267992</text:p>
          </table:table-cell>
          <table:table-cell table:style-name="ce2" table:formula="of:=PI()/2-[.J88]" office:value-type="float" office:value="0.104385896592694" calcext:value-type="float">
            <text:p>0.1043858966</text:p>
          </table:table-cell>
          <table:table-cell table:style-name="ce2" office:value-type="float" office:value="0.29023721" calcext:value-type="float">
            <text:p>0.29023721</text:p>
          </table:table-cell>
          <table:table-cell table:style-name="ce2" table:formula="of:=[.M88]*[.D88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78720" calcext:value-type="float">
            <text:p>78720</text:p>
          </table:table-cell>
          <table:table-cell table:style-name="ce2" office:value-type="float" office:value="846.5875" calcext:value-type="float">
            <text:p>846.5875</text:p>
          </table:table-cell>
          <table:table-cell table:style-name="ce2" office:value-type="float" office:value="14.3208333333333" calcext:value-type="float">
            <text:p>14.3208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.8833333333333" calcext:value-type="float">
            <text:p>54.8833333333</text:p>
          </table:table-cell>
          <table:table-cell table:style-name="ce2" office:value-type="float" office:value="1.65833333333333" calcext:value-type="float">
            <text:p>1.6583333333</text:p>
          </table:table-cell>
          <table:table-cell table:style-name="ce2" table:formula="of:=RADIANS(23.45*SIN((360*(284 + 0 + [.A89]/3600/24)/365)/180*PI()))" office:value-type="float" office:value="-0.401748881681516" calcext:value-type="float">
            <text:p>-0.4017488817</text:p>
          </table:table-cell>
          <table:table-cell table:style-name="ce2" table:formula="of:=RADIANS(([.A89]-43200)/3600*15)" office:value-type="float" office:value="2.58308729295161" calcext:value-type="float">
            <text:p>2.583087293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89])*COS([.H89])*COS([.I89])+SIN([.G89])*SIN([.I89]))" office:value-type="float" office:value="1.47825651483926" calcext:value-type="float">
            <text:p>1.4782565148</text:p>
          </table:table-cell>
          <table:table-cell table:style-name="ce2" table:formula="of:=PI()+ABS(ACOS((COS([.J89])*SIN([.I89])-SIN([.G89]))/(SIN([.J89])*COS([.I89]))))*SIGN([.H89])" office:value-type="float" office:value="3.65347839293143" calcext:value-type="float">
            <text:p>3.6534783929</text:p>
          </table:table-cell>
          <table:table-cell table:style-name="ce2" table:formula="of:=PI()/2-[.J89]" office:value-type="float" office:value="0.0925398119556366" calcext:value-type="float">
            <text:p>0.092539812</text:p>
          </table:table-cell>
          <table:table-cell table:style-name="ce2" office:value-type="float" office:value="0.25947707" calcext:value-type="float">
            <text:p>0.25947707</text:p>
          </table:table-cell>
          <table:table-cell table:style-name="ce2" table:formula="of:=[.M89]*[.D89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79620" calcext:value-type="float">
            <text:p>79620</text:p>
          </table:table-cell>
          <table:table-cell table:style-name="ce2" office:value-type="float" office:value="846.583333333333" calcext:value-type="float">
            <text:p>846.5833333333</text:p>
          </table:table-cell>
          <table:table-cell table:style-name="ce2" office:value-type="float" office:value="14.05" calcext:value-type="float">
            <text:p>14.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.5333333333333" calcext:value-type="float">
            <text:p>55.5333333333</text:p>
          </table:table-cell>
          <table:table-cell table:style-name="ce2" office:value-type="float" office:value="1.6" calcext:value-type="float">
            <text:p>1.6</text:p>
          </table:table-cell>
          <table:table-cell table:style-name="ce2" table:formula="of:=RADIANS(23.45*SIN((360*(284 + 0 + [.A90]/3600/24)/365)/180*PI()))" office:value-type="float" office:value="-0.401734861445317" calcext:value-type="float">
            <text:p>-0.4017348614</text:p>
          </table:table-cell>
          <table:table-cell table:style-name="ce2" table:formula="of:=RADIANS(([.A90]-43200)/3600*15)" office:value-type="float" office:value="2.64853713990139" calcext:value-type="float">
            <text:p>2.648537139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90])*COS([.H90])*COS([.I90])+SIN([.G90])*SIN([.I90]))" office:value-type="float" office:value="1.48891349643947" calcext:value-type="float">
            <text:p>1.4889134964</text:p>
          </table:table-cell>
          <table:table-cell table:style-name="ce2" table:formula="of:=PI()+ABS(ACOS((COS([.J90])*SIN([.I90])-SIN([.G90]))/(SIN([.J90])*COS([.I90]))))*SIGN([.H90])" office:value-type="float" office:value="3.59396488261278" calcext:value-type="float">
            <text:p>3.5939648826</text:p>
          </table:table-cell>
          <table:table-cell table:style-name="ce2" table:formula="of:=PI()/2-[.J90]" office:value-type="float" office:value="0.0818828303554311" calcext:value-type="float">
            <text:p>0.0818828304</text:p>
          </table:table-cell>
          <table:table-cell table:style-name="ce2" office:value-type="float" office:value="0.23186631" calcext:value-type="float">
            <text:p>0.23186631</text:p>
          </table:table-cell>
          <table:table-cell table:style-name="ce2" table:formula="of:=[.M90]*[.D90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80520" calcext:value-type="float">
            <text:p>80520</text:p>
          </table:table-cell>
          <table:table-cell table:style-name="ce2" office:value-type="float" office:value="846.55" calcext:value-type="float">
            <text:p>846.55</text:p>
          </table:table-cell>
          <table:table-cell table:style-name="ce2" office:value-type="float" office:value="13.7916666666667" calcext:value-type="float">
            <text:p>13.791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6.3791666666667" calcext:value-type="float">
            <text:p>56.3791666667</text:p>
          </table:table-cell>
          <table:table-cell table:style-name="ce2" office:value-type="float" office:value="1.575" calcext:value-type="float">
            <text:p>1.575</text:p>
          </table:table-cell>
          <table:table-cell table:style-name="ce2" table:formula="of:=RADIANS(23.45*SIN((360*(284 + 0 + [.A91]/3600/24)/365)/180*PI()))" office:value-type="float" office:value="-0.401720828291839" calcext:value-type="float">
            <text:p>-0.4017208283</text:p>
          </table:table-cell>
          <table:table-cell table:style-name="ce2" table:formula="of:=RADIANS(([.A91]-43200)/3600*15)" office:value-type="float" office:value="2.71398698685118" calcext:value-type="float">
            <text:p>2.7139869869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91])*COS([.H91])*COS([.I91])+SIN([.G91])*SIN([.I91]))" office:value-type="float" office:value="1.49834038338003" calcext:value-type="float">
            <text:p>1.4983403834</text:p>
          </table:table-cell>
          <table:table-cell table:style-name="ce2" table:formula="of:=PI()+ABS(ACOS((COS([.J91])*SIN([.I91])-SIN([.G91]))/(SIN([.J91])*COS([.I91]))))*SIGN([.H91])" office:value-type="float" office:value="3.53429168749994" calcext:value-type="float">
            <text:p>3.5342916875</text:p>
          </table:table-cell>
          <table:table-cell table:style-name="ce2" table:formula="of:=PI()/2-[.J91]" office:value-type="float" office:value="0.0724559434148646" calcext:value-type="float">
            <text:p>0.0724559434</text:p>
          </table:table-cell>
          <table:table-cell table:style-name="ce2" office:value-type="float" office:value="0.20749303" calcext:value-type="float">
            <text:p>0.20749303</text:p>
          </table:table-cell>
          <table:table-cell table:style-name="ce2" table:formula="of:=[.M91]*[.D91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81420" calcext:value-type="float">
            <text:p>81420</text:p>
          </table:table-cell>
          <table:table-cell table:style-name="ce2" office:value-type="float" office:value="846.516666666667" calcext:value-type="float">
            <text:p>846.5166666667</text:p>
          </table:table-cell>
          <table:table-cell table:style-name="ce2" office:value-type="float" office:value="13.5333333333333" calcext:value-type="float">
            <text:p>13.5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.225" calcext:value-type="float">
            <text:p>57.225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table:formula="of:=RADIANS(23.45*SIN((360*(284 + 0 + [.A92]/3600/24)/365)/180*PI()))" office:value-type="float" office:value="-0.401706782221532" calcext:value-type="float">
            <text:p>-0.4017067822</text:p>
          </table:table-cell>
          <table:table-cell table:style-name="ce2" table:formula="of:=RADIANS(([.A92]-43200)/3600*15)" office:value-type="float" office:value="2.77943683380097" calcext:value-type="float">
            <text:p>2.779436833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92])*COS([.H92])*COS([.I92])+SIN([.G92])*SIN([.I92]))" office:value-type="float" office:value="1.50650042823283" calcext:value-type="float">
            <text:p>1.5065004282</text:p>
          </table:table-cell>
          <table:table-cell table:style-name="ce2" table:formula="of:=PI()+ABS(ACOS((COS([.J92])*SIN([.I92])-SIN([.G92]))/(SIN([.J92])*COS([.I92]))))*SIGN([.H92])" office:value-type="float" office:value="3.47446905344476" calcext:value-type="float">
            <text:p>3.4744690534</text:p>
          </table:table-cell>
          <table:table-cell table:style-name="ce2" table:formula="of:=PI()/2-[.J92]" office:value-type="float" office:value="0.064295898562063" calcext:value-type="float">
            <text:p>0.0642958986</text:p>
          </table:table-cell>
          <table:table-cell table:style-name="ce2" office:value-type="float" office:value="0.18643368" calcext:value-type="float">
            <text:p>0.18643368</text:p>
          </table:table-cell>
          <table:table-cell table:style-name="ce2" table:formula="of:=[.M92]*[.D92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82320" calcext:value-type="float">
            <text:p>82320</text:p>
          </table:table-cell>
          <table:table-cell table:style-name="ce2" office:value-type="float" office:value="846.483333333333" calcext:value-type="float">
            <text:p>846.4833333333</text:p>
          </table:table-cell>
          <table:table-cell table:style-name="ce2" office:value-type="float" office:value="13.275" calcext:value-type="float">
            <text:p>13.2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.0708333333333" calcext:value-type="float">
            <text:p>58.0708333333</text:p>
          </table:table-cell>
          <table:table-cell table:style-name="ce2" office:value-type="float" office:value="1.525" calcext:value-type="float">
            <text:p>1.525</text:p>
          </table:table-cell>
          <table:table-cell table:style-name="ce2" table:formula="of:=RADIANS(23.45*SIN((360*(284 + 0 + [.A93]/3600/24)/365)/180*PI()))" office:value-type="float" office:value="-0.401692723234848" calcext:value-type="float">
            <text:p>-0.4016927232</text:p>
          </table:table-cell>
          <table:table-cell table:style-name="ce2" table:formula="of:=RADIANS(([.A93]-43200)/3600*15)" office:value-type="float" office:value="2.84488668075076" calcext:value-type="float">
            <text:p>2.8448866808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93])*COS([.H93])*COS([.I93])+SIN([.G93])*SIN([.I93]))" office:value-type="float" office:value="1.51336143434209" calcext:value-type="float">
            <text:p>1.5133614343</text:p>
          </table:table-cell>
          <table:table-cell table:style-name="ce2" table:formula="of:=PI()+ABS(ACOS((COS([.J93])*SIN([.I93])-SIN([.G93]))/(SIN([.J93])*COS([.I93]))))*SIGN([.H93])" office:value-type="float" office:value="3.41451162995968" calcext:value-type="float">
            <text:p>3.41451163</text:p>
          </table:table-cell>
          <table:table-cell table:style-name="ce2" table:formula="of:=PI()/2-[.J93]" office:value-type="float" office:value="0.0574348924528061" calcext:value-type="float">
            <text:p>0.0574348925</text:p>
          </table:table-cell>
          <table:table-cell table:style-name="ce2" office:value-type="float" office:value="0.16875232" calcext:value-type="float">
            <text:p>0.16875232</text:p>
          </table:table-cell>
          <table:table-cell table:style-name="ce2" table:formula="of:=[.M93]*[.D93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83220" calcext:value-type="float">
            <text:p>83220</text:p>
          </table:table-cell>
          <table:table-cell table:style-name="ce2" office:value-type="float" office:value="846.45" calcext:value-type="float">
            <text:p>846.45</text:p>
          </table:table-cell>
          <table:table-cell table:style-name="ce2" office:value-type="float" office:value="13.0166666666667" calcext:value-type="float">
            <text:p>13.01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.9166666666667" calcext:value-type="float">
            <text:p>58.9166666667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formula="of:=RADIANS(23.45*SIN((360*(284 + 0 + [.A94]/3600/24)/365)/180*PI()))" office:value-type="float" office:value="-0.40167865133224" calcext:value-type="float">
            <text:p>-0.4016786513</text:p>
          </table:table-cell>
          <table:table-cell table:style-name="ce2" table:formula="of:=RADIANS(([.A94]-43200)/3600*15)" office:value-type="float" office:value="2.91033652770054" calcext:value-type="float">
            <text:p>2.910336527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94])*COS([.H94])*COS([.I94])+SIN([.G94])*SIN([.I94]))" office:value-type="float" office:value="1.51889604194695" calcext:value-type="float">
            <text:p>1.5188960419</text:p>
          </table:table-cell>
          <table:table-cell table:style-name="ce2" table:formula="of:=PI()+ABS(ACOS((COS([.J94])*SIN([.I94])-SIN([.G94]))/(SIN([.J94])*COS([.I94]))))*SIGN([.H94])" office:value-type="float" office:value="3.35443796585668" calcext:value-type="float">
            <text:p>3.3544379659</text:p>
          </table:table-cell>
          <table:table-cell table:style-name="ce2" table:formula="of:=PI()/2-[.J94]" office:value-type="float" office:value="0.0519002848479477" calcext:value-type="float">
            <text:p>0.0519002848</text:p>
          </table:table-cell>
          <table:table-cell table:style-name="ce2" office:value-type="float" office:value="0.15450003" calcext:value-type="float">
            <text:p>0.15450003</text:p>
          </table:table-cell>
          <table:table-cell table:style-name="ce2" table:formula="of:=[.M94]*[.D94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84120" calcext:value-type="float">
            <text:p>84120</text:p>
          </table:table-cell>
          <table:table-cell table:style-name="ce2" office:value-type="float" office:value="846.975" calcext:value-type="float">
            <text:p>846.975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.8166666666667" calcext:value-type="float">
            <text:p>59.8166666667</text:p>
          </table:table-cell>
          <table:table-cell table:style-name="ce2" office:value-type="float" office:value="1.53333333333333" calcext:value-type="float">
            <text:p>1.5333333333</text:p>
          </table:table-cell>
          <table:table-cell table:style-name="ce2" table:formula="of:=RADIANS(23.45*SIN((360*(284 + 0 + [.A95]/3600/24)/365)/180*PI()))" office:value-type="float" office:value="-0.40166456651416" calcext:value-type="float">
            <text:p>-0.4016645665</text:p>
          </table:table-cell>
          <table:table-cell table:style-name="ce2" table:formula="of:=RADIANS(([.A95]-43200)/3600*15)" office:value-type="float" office:value="2.97578637465033" calcext:value-type="float">
            <text:p>2.9757863747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95])*COS([.H95])*COS([.I95])+SIN([.G95])*SIN([.I95]))" office:value-type="float" office:value="1.52308198440379" calcext:value-type="float">
            <text:p>1.5230819844</text:p>
          </table:table-cell>
          <table:table-cell table:style-name="ce2" table:formula="of:=PI()+ABS(ACOS((COS([.J95])*SIN([.I95])-SIN([.G95]))/(SIN([.J95])*COS([.I95]))))*SIGN([.H95])" office:value-type="float" office:value="3.29426992788725" calcext:value-type="float">
            <text:p>3.2942699279</text:p>
          </table:table-cell>
          <table:table-cell table:style-name="ce2" table:formula="of:=PI()/2-[.J95]" office:value-type="float" office:value="0.0477143423911017" calcext:value-type="float">
            <text:p>0.0477143424</text:p>
          </table:table-cell>
          <table:table-cell table:style-name="ce2" office:value-type="float" office:value="0.14371438" calcext:value-type="float">
            <text:p>0.14371438</text:p>
          </table:table-cell>
          <table:table-cell table:style-name="ce2" table:formula="of:=[.M95]*[.D95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85020" calcext:value-type="float">
            <text:p>85020</text:p>
          </table:table-cell>
          <table:table-cell table:style-name="ce2" office:value-type="float" office:value="847.5" calcext:value-type="float">
            <text:p>847.5</text:p>
          </table:table-cell>
          <table:table-cell table:style-name="ce2" office:value-type="float" office:value="12.5833333333333" calcext:value-type="float">
            <text:p>12.58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.7166666666667" calcext:value-type="float">
            <text:p>60.7166666667</text:p>
          </table:table-cell>
          <table:table-cell table:style-name="ce2" office:value-type="float" office:value="1.56666666666667" calcext:value-type="float">
            <text:p>1.5666666667</text:p>
          </table:table-cell>
          <table:table-cell table:style-name="ce2" table:formula="of:=RADIANS(23.45*SIN((360*(284 + 0 + [.A96]/3600/24)/365)/180*PI()))" office:value-type="float" office:value="-0.40165046878106" calcext:value-type="float">
            <text:p>-0.4016504688</text:p>
          </table:table-cell>
          <table:table-cell table:style-name="ce2" table:formula="of:=RADIANS(([.A96]-43200)/3600*15)" office:value-type="float" office:value="3.04123622160012" calcext:value-type="float">
            <text:p>3.0412362216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96])*COS([.H96])*COS([.I96])+SIN([.G96])*SIN([.I96]))" office:value-type="float" office:value="1.52590230573124" calcext:value-type="float">
            <text:p>1.5259023057</text:p>
          </table:table-cell>
          <table:table-cell table:style-name="ce2" table:formula="of:=PI()+ABS(ACOS((COS([.J96])*SIN([.I96])-SIN([.G96]))/(SIN([.J96])*COS([.I96]))))*SIGN([.H96])" office:value-type="float" office:value="3.23403205023979" calcext:value-type="float">
            <text:p>3.2340320502</text:p>
          </table:table-cell>
          <table:table-cell table:style-name="ce2" table:formula="of:=PI()/2-[.J96]" office:value-type="float" office:value="0.0448940210636615" calcext:value-type="float">
            <text:p>0.0448940211</text:p>
          </table:table-cell>
          <table:table-cell table:style-name="ce2" office:value-type="float" office:value="0.13641902" calcext:value-type="float">
            <text:p>0.13641902</text:p>
          </table:table-cell>
          <table:table-cell table:style-name="ce2" table:formula="of:=[.M96]*[.D96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85920" calcext:value-type="float">
            <text:p>85920</text:p>
          </table:table-cell>
          <table:table-cell table:style-name="ce2" office:value-type="float" office:value="848.025" calcext:value-type="float">
            <text:p>848.025</text:p>
          </table:table-cell>
          <table:table-cell table:style-name="ce2" office:value-type="float" office:value="12.3666666666667" calcext:value-type="float">
            <text:p>12.3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.6166666666667" calcext:value-type="float">
            <text:p>61.6166666667</text:p>
          </table:table-cell>
          <table:table-cell table:style-name="ce2" office:value-type="float" office:value="1.6" calcext:value-type="float">
            <text:p>1.6</text:p>
          </table:table-cell>
          <table:table-cell table:style-name="ce2" table:formula="of:=RADIANS(23.45*SIN((360*(284 + 0 + [.A97]/3600/24)/365)/180*PI()))" office:value-type="float" office:value="-0.401636358133394" calcext:value-type="float">
            <text:p>-0.4016363581</text:p>
          </table:table-cell>
          <table:table-cell table:style-name="ce2" table:formula="of:=RADIANS(([.A97]-43200)/3600*15)" office:value-type="float" office:value="3.10668606854991" calcext:value-type="float">
            <text:p>3.1066860685</text:p>
          </table:table-cell>
          <table:table-cell table:style-name="ce2" table:formula="of:=RADIANS(-69.4662)" office:value-type="float" office:value="-1.21241390884889" calcext:value-type="float">
            <text:p>-1.2124139088</text:p>
          </table:table-cell>
          <table:table-cell table:style-name="ce2" table:formula="of:=ACOS(COS([.G97])*COS([.H97])*COS([.I97])+SIN([.G97])*SIN([.I97]))" office:value-type="float" office:value="1.52734553179672" calcext:value-type="float">
            <text:p>1.5273455318</text:p>
          </table:table-cell>
          <table:table-cell table:style-name="ce2" table:formula="of:=PI()+ABS(ACOS((COS([.J97])*SIN([.I97])-SIN([.G97]))/(SIN([.J97])*COS([.I97]))))*SIGN([.H97])" office:value-type="float" office:value="3.17375082603748" calcext:value-type="float">
            <text:p>3.173750826</text:p>
          </table:table-cell>
          <table:table-cell table:style-name="ce2" table:formula="of:=PI()/2-[.J97]" office:value-type="float" office:value="0.0434507949981811" calcext:value-type="float">
            <text:p>0.043450795</text:p>
          </table:table-cell>
          <table:table-cell table:style-name="ce2" office:value-type="float" office:value="0.13262335" calcext:value-type="float">
            <text:p>0.13262335</text:p>
          </table:table-cell>
          <table:table-cell table:style-name="ce2" table:formula="of:=[.M97]*[.D97]/1000000" office:value-type="float" office:value="0" calcext:value-type="float">
            <text:p>0</text:p>
          </table:table-cell>
          <table:table-cell table:number-columns-repeated="1010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1">
        <table:table-column table:style-name="co6" table:default-cell-style-name="ce6"/>
        <table:table-column table:style-name="co6" table:number-columns-repeated="23" table:default-cell-style-name="ce8"/>
        <table:table-column table:style-name="co6" table:number-columns-repeated="2" table:default-cell-style-name="ce10"/>
        <table:table-column table:style-name="co6" table:default-cell-style-name="ce13"/>
        <table:table-row table:style-name="ro4">
          <table:table-cell table:style-name="ce5" office:value-type="string" calcext:value-type="string">
            <text:p>Time</text:p>
          </table:table-cell>
          <table:table-cell table:style-name="ce7" office:value-type="string" calcext:value-type="string">
            <text:p>Gross power [MWe]</text:p>
          </table:table-cell>
          <table:table-cell table:style-name="ce7" office:value-type="string" calcext:value-type="string">
            <text:p>Net power [MWe]</text:p>
          </table:table-cell>
          <table:table-cell table:style-name="ce7" office:value-type="string" calcext:value-type="string">
            <text:p>Aux Load [MWe]</text:p>
          </table:table-cell>
          <table:table-cell table:style-name="ce7" office:value-type="string" calcext:value-type="string">
            <text:p>Online Load [MWe]</text:p>
          </table:table-cell>
          <table:table-cell table:style-name="ce7" office:value-type="string" calcext:value-type="string">
            <text:p>Offline Load [MWe]</text:p>
          </table:table-cell>
          <table:table-cell table:style-name="ce7" office:value-type="string" calcext:value-type="string">
            <text:p>PB Consumption [MWe]</text:p>
          </table:table-cell>
          <table:table-cell table:style-name="ce7" office:value-type="string" calcext:value-type="string">
            <text:p>Heat trace Consumption [MWe]</text:p>
          </table:table-cell>
          <table:table-cell table:style-name="ce7" office:value-type="string" calcext:value-type="string">
            <text:p>Salt electrical heater Consumption [MWe]</text:p>
          </table:table-cell>
          <table:table-cell table:style-name="ce7" office:value-type="string" calcext:value-type="string">
            <text:p>Cold salt pumps Consumption [MWe]</text:p>
          </table:table-cell>
          <table:table-cell table:style-name="ce7" office:value-type="string" calcext:value-type="string">
            <text:p>Hot salt pumps Consumption [MWe]</text:p>
          </table:table-cell>
          <table:table-cell table:style-name="ce7" office:value-type="string" calcext:value-type="string">
            <text:p>Trifunctional pumps Consumption [MWe]</text:p>
          </table:table-cell>
          <table:table-cell table:style-name="ce7" office:value-type="string" calcext:value-type="string">
            <text:p>SF Consumption [MWe]</text:p>
          </table:table-cell>
          <table:table-cell table:style-name="ce7" office:value-type="string" calcext:value-type="string">
            <text:p>Power to salts [MWt]</text:p>
          </table:table-cell>
          <table:table-cell table:style-name="ce7" office:value-type="string" calcext:value-type="string">
            <text:p>RTOM Energy [MWt]</text:p>
          </table:table-cell>
          <table:table-cell table:style-name="ce7" office:value-type="string" calcext:value-type="string">
            <text:p>Power to SGS [MWt]</text:p>
          </table:table-cell>
          <table:table-cell table:style-name="ce7" office:value-type="string" calcext:value-type="string">
            <text:p>Flow to tower [kg/s]</text:p>
          </table:table-cell>
          <table:table-cell table:style-name="ce7" office:value-type="string" calcext:value-type="string">
            <text:p>Receiver outlet temperature [ºC]</text:p>
          </table:table-cell>
          <table:table-cell table:style-name="ce7" office:value-type="string" calcext:value-type="string">
            <text:p>Cold tank temperature [ºC]</text:p>
          </table:table-cell>
          <table:table-cell table:style-name="ce7" office:value-type="string" calcext:value-type="string">
            <text:p>Hot tank temperature [ºC]</text:p>
          </table:table-cell>
          <table:table-cell table:style-name="ce7" office:value-type="string" calcext:value-type="string">
            <text:p>Cold tank level [m]</text:p>
          </table:table-cell>
          <table:table-cell table:style-name="ce7" office:value-type="string" calcext:value-type="string">
            <text:p>Hot tank level [m]</text:p>
          </table:table-cell>
          <table:table-cell table:style-name="ce7" office:value-type="string" calcext:value-type="string">
            <text:p>Flow to SGS [kg/s]</text:p>
          </table:table-cell>
          <table:table-cell table:style-name="ce7" office:value-type="string" calcext:value-type="string">
            <text:p>Temp to SGS [ºC]</text:p>
          </table:table-cell>
          <table:table-cell table:style-name="ce7" office:value-type="string" calcext:value-type="string">
            <text:p>DNI</text:p>
          </table:table-cell>
          <table:table-cell table:style-name="ce12" office:value-type="string" calcext:value-type="string">
            <text:p>HP Air Consumption [MWe]</text:p>
          </table:table-cell>
          <table:table-cell table:style-name="ce14" office:value-type="string" calcext:value-type="string">
            <text:p>Power recovered in downcommer [MWe]</text:p>
          </table:table-cell>
        </table:table-row>
        <table:table-row table:style-name="ro3">
          <table:table-cell table:number-columns-repeated="3" office:value-type="float" office:value="0" calcext:value-type="float">
            <text:p>0.0</text:p>
          </table:table-cell>
          <table:table-cell office:value-type="float" office:value="3.86300529510857" calcext:value-type="float">
            <text:p>3.9</text:p>
          </table:table-cell>
          <table:table-cell office:value-type="float" office:value="0" calcext:value-type="float">
            <text:p>0.0</text:p>
          </table:table-cell>
          <table:table-cell office:value-type="float" office:value="3.86300529510857" calcext:value-type="float">
            <text:p>3.9</text:p>
          </table:table-cell>
          <table:table-cell office:value-type="float" office:value="3.17299639510857" calcext:value-type="float">
            <text:p>3.2</text:p>
          </table:table-cell>
          <table:table-cell office:value-type="float" office:value="0.1572629" calcext:value-type="float">
            <text:p>0.2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0.09063" calcext:value-type="float">
            <text:p>0.1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99657328745" calcext:value-type="float">
            <text:p>288.0</text:p>
          </table:table-cell>
          <table:table-cell office:value-type="float" office:value="564.999357780887" calcext:value-type="float">
            <text:p>565.0</text:p>
          </table:table-cell>
          <table:table-cell office:value-type="float" office:value="10.9042638188191" calcext:value-type="float">
            <text:p>10.9</text:p>
          </table:table-cell>
          <table:table-cell office:value-type="float" office:value="0.891173655961789" calcext:value-type="float">
            <text:p>0.9</text:p>
          </table:table-cell>
          <table:table-cell office:value-type="float" office:value="0" calcext:value-type="float">
            <text:p>0.0</text:p>
          </table:table-cell>
          <table:table-cell office:value-type="float" office:value="0.198947459863039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12" calcext:value-type="float">
            <text:p>6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29956555012063" calcext:value-type="float">
            <text:p>4.3</text:p>
          </table:table-cell>
          <table:table-cell office:value-type="float" office:value="0" calcext:value-type="float">
            <text:p>0.0</text:p>
          </table:table-cell>
          <table:table-cell office:value-type="float" office:value="4.29956555012063" calcext:value-type="float">
            <text:p>4.3</text:p>
          </table:table-cell>
          <table:table-cell office:value-type="float" office:value="3.52555155012064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0.1007" calcext:value-type="float">
            <text:p>0.1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99286873317" calcext:value-type="float">
            <text:p>288.0</text:p>
          </table:table-cell>
          <table:table-cell office:value-type="float" office:value="564.998663489903" calcext:value-type="float">
            <text:p>565.0</text:p>
          </table:table-cell>
          <table:table-cell office:value-type="float" office:value="10.9042624616317" calcext:value-type="float">
            <text:p>10.9</text:p>
          </table:table-cell>
          <table:table-cell office:value-type="float" office:value="0.891173426750908" calcext:value-type="float">
            <text:p>0.9</text:p>
          </table:table-cell>
          <table:table-cell office:value-type="float" office:value="0" calcext:value-type="float">
            <text:p>0.0</text:p>
          </table:table-cell>
          <table:table-cell office:value-type="float" office:value="0.198947203959199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188" calcext:value-type="float">
            <text:p>11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29956555012061" calcext:value-type="float">
            <text:p>4.3</text:p>
          </table:table-cell>
          <table:table-cell office:value-type="float" office:value="0" calcext:value-type="float">
            <text:p>0.0</text:p>
          </table:table-cell>
          <table:table-cell office:value-type="float" office:value="4.29956555012061" calcext:value-type="float">
            <text:p>4.3</text:p>
          </table:table-cell>
          <table:table-cell office:value-type="float" office:value="3.52555155012061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0.1007" calcext:value-type="float">
            <text:p>0.1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98916417875" calcext:value-type="float">
            <text:p>288.0</text:p>
          </table:table-cell>
          <table:table-cell office:value-type="float" office:value="564.997969198863" calcext:value-type="float">
            <text:p>565.0</text:p>
          </table:table-cell>
          <table:table-cell office:value-type="float" office:value="10.9042611044445" calcext:value-type="float">
            <text:p>10.9</text:p>
          </table:table-cell>
          <table:table-cell office:value-type="float" office:value="0.891173197540125" calcext:value-type="float">
            <text:p>0.9</text:p>
          </table:table-cell>
          <table:table-cell office:value-type="float" office:value="0" calcext:value-type="float">
            <text:p>0.0</text:p>
          </table:table-cell>
          <table:table-cell office:value-type="float" office:value="0.198946948055359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800" calcext:value-type="float">
            <text:p>18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46170532229803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46170532229803" calcext:value-type="float">
            <text:p>4.5</text:p>
          </table:table-cell>
          <table:table-cell office:value-type="float" office:value="3.52614535012063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61545972177398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1.96197832514903" calcext:value-type="float">
            <text:p>2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9690867489" calcext:value-type="float">
            <text:p>288.0</text:p>
          </table:table-cell>
          <table:table-cell office:value-type="float" office:value="564.997274907769" calcext:value-type="float">
            <text:p>565.0</text:p>
          </table:table-cell>
          <table:table-cell office:value-type="float" office:value="10.904190670875" calcext:value-type="float">
            <text:p>10.9</text:p>
          </table:table-cell>
          <table:table-cell office:value-type="float" office:value="0.891172968329444" calcext:value-type="float">
            <text:p>0.9</text:p>
          </table:table-cell>
          <table:table-cell office:value-type="float" office:value="166.6875" calcext:value-type="float">
            <text:p>166.7</text:p>
          </table:table-cell>
          <table:table-cell office:value-type="float" office:value="259.201749816839" calcext:value-type="float">
            <text:p>259.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12" calcext:value-type="float">
            <text:p>24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49167226452519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49167226452519" calcext:value-type="float">
            <text:p>4.5</text:p>
          </table:table-cell>
          <table:table-cell office:value-type="float" office:value="3.52760419209594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4072429248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7193678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9320435899" calcext:value-type="float">
            <text:p>288.0</text:p>
          </table:table-cell>
          <table:table-cell office:value-type="float" office:value="564.996580616622" calcext:value-type="float">
            <text:p>565.0</text:p>
          </table:table-cell>
          <table:table-cell office:value-type="float" office:value="10.9041893137931" calcext:value-type="float">
            <text:p>10.9</text:p>
          </table:table-cell>
          <table:table-cell office:value-type="float" office:value="0.891172739118863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9487130116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988" calcext:value-type="float">
            <text:p>29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49313842386704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49313842386704" calcext:value-type="float">
            <text:p>4.5</text:p>
          </table:table-cell>
          <table:table-cell office:value-type="float" office:value="3.52907036493545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4058931589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1466044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89500043" calcext:value-type="float">
            <text:p>288.0</text:p>
          </table:table-cell>
          <table:table-cell office:value-type="float" office:value="564.995886325425" calcext:value-type="float">
            <text:p>565.0</text:p>
          </table:table-cell>
          <table:table-cell office:value-type="float" office:value="10.9041879567114" calcext:value-type="float">
            <text:p>10.9</text:p>
          </table:table-cell>
          <table:table-cell office:value-type="float" office:value="0.891172509908382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9116698524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600" calcext:value-type="float">
            <text:p>36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49460458320889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49460458320889" calcext:value-type="float">
            <text:p>4.5</text:p>
          </table:table-cell>
          <table:table-cell office:value-type="float" office:value="3.53053653777495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4045433932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41629101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8579572672" calcext:value-type="float">
            <text:p>288.0</text:p>
          </table:table-cell>
          <table:table-cell office:value-type="float" office:value="564.99519203417" calcext:value-type="float">
            <text:p>565.0</text:p>
          </table:table-cell>
          <table:table-cell office:value-type="float" office:value="10.90418659963" calcext:value-type="float">
            <text:p>10.9</text:p>
          </table:table-cell>
          <table:table-cell office:value-type="float" office:value="0.891172280698001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8746266905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212" calcext:value-type="float">
            <text:p>42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49607074255073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49607074255073" calcext:value-type="float">
            <text:p>4.5</text:p>
          </table:table-cell>
          <table:table-cell office:value-type="float" office:value="3.53200271061446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4031936277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6320563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8209141036" calcext:value-type="float">
            <text:p>288.0</text:p>
          </table:table-cell>
          <table:table-cell office:value-type="float" office:value="564.994497742866" calcext:value-type="float">
            <text:p>565.0</text:p>
          </table:table-cell>
          <table:table-cell office:value-type="float" office:value="10.9041852425489" calcext:value-type="float">
            <text:p>10.9</text:p>
          </table:table-cell>
          <table:table-cell office:value-type="float" office:value="0.891172051487722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8375835274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788" calcext:value-type="float">
            <text:p>47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49753690189259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49753690189259" calcext:value-type="float">
            <text:p>4.5</text:p>
          </table:table-cell>
          <table:table-cell office:value-type="float" office:value="3.53346888345396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4018438626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0802476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783870939" calcext:value-type="float">
            <text:p>288.0</text:p>
          </table:table-cell>
          <table:table-cell office:value-type="float" office:value="564.993803451506" calcext:value-type="float">
            <text:p>565.0</text:p>
          </table:table-cell>
          <table:table-cell office:value-type="float" office:value="10.9041838854681" calcext:value-type="float">
            <text:p>10.9</text:p>
          </table:table-cell>
          <table:table-cell office:value-type="float" office:value="0.891171822277542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8005403633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400" calcext:value-type="float">
            <text:p>54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49907728623445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49907728623445" calcext:value-type="float">
            <text:p>4.5</text:p>
          </table:table-cell>
          <table:table-cell office:value-type="float" office:value="3.53500928129349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4004940977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42467292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7468277713" calcext:value-type="float">
            <text:p>288.0</text:p>
          </table:table-cell>
          <table:table-cell office:value-type="float" office:value="564.993109160092" calcext:value-type="float">
            <text:p>565.0</text:p>
          </table:table-cell>
          <table:table-cell office:value-type="float" office:value="10.9041825283876" calcext:value-type="float">
            <text:p>10.9</text:p>
          </table:table-cell>
          <table:table-cell office:value-type="float" office:value="0.891171593067462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763497197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012" calcext:value-type="float">
            <text:p>60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0072580082322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0072580082322" calcext:value-type="float">
            <text:p>4.5</text:p>
          </table:table-cell>
          <table:table-cell office:value-type="float" office:value="3.53665780937991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99144333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5447448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7097846031" calcext:value-type="float">
            <text:p>288.0</text:p>
          </table:table-cell>
          <table:table-cell office:value-type="float" office:value="564.992414868628" calcext:value-type="float">
            <text:p>565.0</text:p>
          </table:table-cell>
          <table:table-cell office:value-type="float" office:value="10.9041811713073" calcext:value-type="float">
            <text:p>10.9</text:p>
          </table:table-cell>
          <table:table-cell office:value-type="float" office:value="0.891171363857483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7264540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588" calcext:value-type="float">
            <text:p>65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0237523177003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0237523177003" calcext:value-type="float">
            <text:p>4.5</text:p>
          </table:table-cell>
          <table:table-cell office:value-type="float" office:value="3.53830725382436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977945688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4714031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6727414334" calcext:value-type="float">
            <text:p>288.0</text:p>
          </table:table-cell>
          <table:table-cell office:value-type="float" office:value="564.991720577107" calcext:value-type="float">
            <text:p>565.0</text:p>
          </table:table-cell>
          <table:table-cell office:value-type="float" office:value="10.9041798142273" calcext:value-type="float">
            <text:p>10.9</text:p>
          </table:table-cell>
          <table:table-cell office:value-type="float" office:value="0.891171134647604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689410859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200" calcext:value-type="float">
            <text:p>72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0402466271683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0402466271683" calcext:value-type="float">
            <text:p>4.5</text:p>
          </table:table-cell>
          <table:table-cell office:value-type="float" office:value="3.53995669826881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964448046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8206491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6356982614" calcext:value-type="float">
            <text:p>288.0</text:p>
          </table:table-cell>
          <table:table-cell office:value-type="float" office:value="564.991026285536" calcext:value-type="float">
            <text:p>565.0</text:p>
          </table:table-cell>
          <table:table-cell office:value-type="float" office:value="10.9041784571476" calcext:value-type="float">
            <text:p>10.9</text:p>
          </table:table-cell>
          <table:table-cell office:value-type="float" office:value="0.891170905437826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6523676892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812" calcext:value-type="float">
            <text:p>78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0567409366363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0567409366363" calcext:value-type="float">
            <text:p>4.5</text:p>
          </table:table-cell>
          <table:table-cell office:value-type="float" office:value="3.54160614271325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95095041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918438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5986550879" calcext:value-type="float">
            <text:p>288.0</text:p>
          </table:table-cell>
          <table:table-cell office:value-type="float" office:value="564.990331993908" calcext:value-type="float">
            <text:p>565.0</text:p>
          </table:table-cell>
          <table:table-cell office:value-type="float" office:value="10.9041771000682" calcext:value-type="float">
            <text:p>10.9</text:p>
          </table:table-cell>
          <table:table-cell office:value-type="float" office:value="0.891170676228147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615324516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8388" calcext:value-type="float">
            <text:p>83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0732352461045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0732352461045" calcext:value-type="float">
            <text:p>4.5</text:p>
          </table:table-cell>
          <table:table-cell office:value-type="float" office:value="3.54325558715769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937452774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7612773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5616119131" calcext:value-type="float">
            <text:p>288.0</text:p>
          </table:table-cell>
          <table:table-cell office:value-type="float" office:value="564.989637702225" calcext:value-type="float">
            <text:p>565.0</text:p>
          </table:table-cell>
          <table:table-cell office:value-type="float" office:value="10.904175742989" calcext:value-type="float">
            <text:p>10.9</text:p>
          </table:table-cell>
          <table:table-cell office:value-type="float" office:value="0.891170447018568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5782813419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9000" calcext:value-type="float">
            <text:p>90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0890088349844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0890088349844" calcext:value-type="float">
            <text:p>4.5</text:p>
          </table:table-cell>
          <table:table-cell office:value-type="float" office:value="3.54483295954329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923955142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2618555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5245687372" calcext:value-type="float">
            <text:p>288.0</text:p>
          </table:table-cell>
          <table:table-cell office:value-type="float" office:value="564.988943410484" calcext:value-type="float">
            <text:p>565.0</text:p>
          </table:table-cell>
          <table:table-cell office:value-type="float" office:value="10.9041743859102" calcext:value-type="float">
            <text:p>10.9</text:p>
          </table:table-cell>
          <table:table-cell office:value-type="float" office:value="0.891170217809087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5412381667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9612" calcext:value-type="float">
            <text:p>96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104901984141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104901984141" calcext:value-type="float">
            <text:p>4.5</text:p>
          </table:table-cell>
          <table:table-cell office:value-type="float" office:value="3.5464222879565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910457514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41873574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4875255585" calcext:value-type="float">
            <text:p>288.0</text:p>
          </table:table-cell>
          <table:table-cell office:value-type="float" office:value="564.988249118691" calcext:value-type="float">
            <text:p>565.0</text:p>
          </table:table-cell>
          <table:table-cell office:value-type="float" office:value="10.9041730288316" calcext:value-type="float">
            <text:p>10.9</text:p>
          </table:table-cell>
          <table:table-cell office:value-type="float" office:value="0.891169988599707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504194989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188" calcext:value-type="float">
            <text:p>101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1214773030496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1214773030496" calcext:value-type="float">
            <text:p>4.5</text:p>
          </table:table-cell>
          <table:table-cell office:value-type="float" office:value="3.54807983334503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896959886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485373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4504823793" calcext:value-type="float">
            <text:p>288.0</text:p>
          </table:table-cell>
          <table:table-cell office:value-type="float" office:value="564.987554826849" calcext:value-type="float">
            <text:p>565.0</text:p>
          </table:table-cell>
          <table:table-cell office:value-type="float" office:value="10.9041716717533" calcext:value-type="float">
            <text:p>10.9</text:p>
          </table:table-cell>
          <table:table-cell office:value-type="float" office:value="0.891169759390429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4671518101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800" calcext:value-type="float">
            <text:p>108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1380526219585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1380526219585" calcext:value-type="float">
            <text:p>4.5</text:p>
          </table:table-cell>
          <table:table-cell office:value-type="float" office:value="3.54973737873357" calcext:value-type="float">
            <text:p>3.5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883462262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2129611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4134391989" calcext:value-type="float">
            <text:p>288.0</text:p>
          </table:table-cell>
          <table:table-cell office:value-type="float" office:value="564.986860534951" calcext:value-type="float">
            <text:p>565.0</text:p>
          </table:table-cell>
          <table:table-cell office:value-type="float" office:value="10.9041703146753" calcext:value-type="float">
            <text:p>10.9</text:p>
          </table:table-cell>
          <table:table-cell office:value-type="float" office:value="0.891169530181251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4301086302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1412" calcext:value-type="float">
            <text:p>114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1546279408671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1546279408671" calcext:value-type="float">
            <text:p>4.5</text:p>
          </table:table-cell>
          <table:table-cell office:value-type="float" office:value="3.55139492412207" calcext:value-type="float">
            <text:p>3.6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869964641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42013272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3763960154" calcext:value-type="float">
            <text:p>288.0</text:p>
          </table:table-cell>
          <table:table-cell office:value-type="float" office:value="564.986166242997" calcext:value-type="float">
            <text:p>565.0</text:p>
          </table:table-cell>
          <table:table-cell office:value-type="float" office:value="10.9041689575975" calcext:value-type="float">
            <text:p>10.9</text:p>
          </table:table-cell>
          <table:table-cell office:value-type="float" office:value="0.891169300972172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3930654482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1988" calcext:value-type="float">
            <text:p>119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.51712032597758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4.51712032597758" calcext:value-type="float">
            <text:p>4.5</text:p>
          </table:table-cell>
          <table:table-cell office:value-type="float" office:value="3.55305246951062" calcext:value-type="float">
            <text:p>3.6</text:p>
          </table:table-cell>
          <table:table-cell office:value-type="float" office:value="0.182074" calcext:value-type="float">
            <text:p>0.2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856467023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6844432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3393528312" calcext:value-type="float">
            <text:p>288.0</text:p>
          </table:table-cell>
          <table:table-cell office:value-type="float" office:value="564.985471950993" calcext:value-type="float">
            <text:p>565.0</text:p>
          </table:table-cell>
          <table:table-cell office:value-type="float" office:value="10.90416760052" calcext:value-type="float">
            <text:p>10.9</text:p>
          </table:table-cell>
          <table:table-cell office:value-type="float" office:value="0.891169071763194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3560222641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600" calcext:value-type="float">
            <text:p>126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16577263139795" calcext:value-type="float">
            <text:p>5.2</text:p>
          </table:table-cell>
          <table:table-cell office:value-type="float" office:value="0" calcext:value-type="float">
            <text:p>0.0</text:p>
          </table:table-cell>
          <table:table-cell office:value-type="float" office:value="5.16577263139795" calcext:value-type="float">
            <text:p>5.2</text:p>
          </table:table-cell>
          <table:table-cell office:value-type="float" office:value="3.55454218842859" calcext:value-type="float">
            <text:p>3.6</text:p>
          </table:table-cell>
          <table:table-cell office:value-type="float" office:value="0.8292366" calcext:value-type="float">
            <text:p>0.8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842969408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4923579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3023096456" calcext:value-type="float">
            <text:p>288.0</text:p>
          </table:table-cell>
          <table:table-cell office:value-type="float" office:value="564.984777658936" calcext:value-type="float">
            <text:p>565.0</text:p>
          </table:table-cell>
          <table:table-cell office:value-type="float" office:value="10.9041662434428" calcext:value-type="float">
            <text:p>10.9</text:p>
          </table:table-cell>
          <table:table-cell office:value-type="float" office:value="0.891168842554317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3189790789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3212" calcext:value-type="float">
            <text:p>132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04815124887348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office:value-type="float" office:value="5.04815124887348" calcext:value-type="float">
            <text:p>5.0</text:p>
          </table:table-cell>
          <table:table-cell office:value-type="float" office:value="3.55578741940166" calcext:value-type="float">
            <text:p>3.6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829471795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7507999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265266458" calcext:value-type="float">
            <text:p>288.0</text:p>
          </table:table-cell>
          <table:table-cell office:value-type="float" office:value="564.984083366826" calcext:value-type="float">
            <text:p>565.0</text:p>
          </table:table-cell>
          <table:table-cell office:value-type="float" office:value="10.9041648863659" calcext:value-type="float">
            <text:p>10.9</text:p>
          </table:table-cell>
          <table:table-cell office:value-type="float" office:value="0.89116861334554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281935892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3788" calcext:value-type="float">
            <text:p>137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04939439441726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office:value-type="float" office:value="5.04939439441726" calcext:value-type="float">
            <text:p>5.0</text:p>
          </table:table-cell>
          <table:table-cell office:value-type="float" office:value="3.5570305784431" calcext:value-type="float">
            <text:p>3.6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815974185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40371816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2282232685" calcext:value-type="float">
            <text:p>288.0</text:p>
          </table:table-cell>
          <table:table-cell office:value-type="float" office:value="564.983389074664" calcext:value-type="float">
            <text:p>565.0</text:p>
          </table:table-cell>
          <table:table-cell office:value-type="float" office:value="10.9041635292893" calcext:value-type="float">
            <text:p>10.9</text:p>
          </table:table-cell>
          <table:table-cell office:value-type="float" office:value="0.891168384136864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244892703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4400" calcext:value-type="float">
            <text:p>144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05063753996103" calcext:value-type="float">
            <text:p>5.1</text:p>
          </table:table-cell>
          <table:table-cell office:value-type="float" office:value="0" calcext:value-type="float">
            <text:p>0.0</text:p>
          </table:table-cell>
          <table:table-cell office:value-type="float" office:value="5.05063753996103" calcext:value-type="float">
            <text:p>5.1</text:p>
          </table:table-cell>
          <table:table-cell office:value-type="float" office:value="3.55827373748444" calcext:value-type="float">
            <text:p>3.6</text:p>
          </table:table-cell>
          <table:table-cell office:value-type="float" office:value="0.710370000000001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802476578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8870058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1911800777" calcext:value-type="float">
            <text:p>288.0</text:p>
          </table:table-cell>
          <table:table-cell office:value-type="float" office:value="564.982694782442" calcext:value-type="float">
            <text:p>565.0</text:p>
          </table:table-cell>
          <table:table-cell office:value-type="float" office:value="10.9041621722129" calcext:value-type="float">
            <text:p>10.9</text:p>
          </table:table-cell>
          <table:table-cell office:value-type="float" office:value="0.891168154928285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2078495136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012" calcext:value-type="float">
            <text:p>150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05188068550483" calcext:value-type="float">
            <text:p>5.1</text:p>
          </table:table-cell>
          <table:table-cell office:value-type="float" office:value="0" calcext:value-type="float">
            <text:p>0.0</text:p>
          </table:table-cell>
          <table:table-cell office:value-type="float" office:value="5.05188068550483" calcext:value-type="float">
            <text:p>5.1</text:p>
          </table:table-cell>
          <table:table-cell office:value-type="float" office:value="3.55951689652588" calcext:value-type="float">
            <text:p>3.6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788978973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29405493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1541368865" calcext:value-type="float">
            <text:p>288.0</text:p>
          </table:table-cell>
          <table:table-cell office:value-type="float" office:value="564.982000490172" calcext:value-type="float">
            <text:p>565.0</text:p>
          </table:table-cell>
          <table:table-cell office:value-type="float" office:value="10.9041608151369" calcext:value-type="float">
            <text:p>10.9</text:p>
          </table:table-cell>
          <table:table-cell office:value-type="float" office:value="0.891167925719809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1708063229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588" calcext:value-type="float">
            <text:p>155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05312383104863" calcext:value-type="float">
            <text:p>5.1</text:p>
          </table:table-cell>
          <table:table-cell office:value-type="float" office:value="0" calcext:value-type="float">
            <text:p>0.0</text:p>
          </table:table-cell>
          <table:table-cell office:value-type="float" office:value="5.05312383104863" calcext:value-type="float">
            <text:p>5.1</text:p>
          </table:table-cell>
          <table:table-cell office:value-type="float" office:value="3.56076005556725" calcext:value-type="float">
            <text:p>3.6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775481372" calcext:value-type="float">
            <text:p>0.2</text:p>
          </table:table-cell>
          <table:table-cell office:value-type="float" office:value="0.1007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42292669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117093692" calcext:value-type="float">
            <text:p>288.0</text:p>
          </table:table-cell>
          <table:table-cell office:value-type="float" office:value="564.981306197842" calcext:value-type="float">
            <text:p>565.0</text:p>
          </table:table-cell>
          <table:table-cell office:value-type="float" office:value="10.9041594580611" calcext:value-type="float">
            <text:p>10.9</text:p>
          </table:table-cell>
          <table:table-cell office:value-type="float" office:value="0.891167696511431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1337631295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6200" calcext:value-type="float">
            <text:p>162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51990597218066" calcext:value-type="float">
            <text:p>5.5</text:p>
          </table:table-cell>
          <table:table-cell office:value-type="float" office:value="0" calcext:value-type="float">
            <text:p>0.0</text:p>
          </table:table-cell>
          <table:table-cell office:value-type="float" office:value="5.51990597218066" calcext:value-type="float">
            <text:p>5.5</text:p>
          </table:table-cell>
          <table:table-cell office:value-type="float" office:value="3.56007321019689" calcext:value-type="float">
            <text:p>3.6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761983773" calcext:value-type="float">
            <text:p>0.2</text:p>
          </table:table-cell>
          <table:table-cell office:value-type="float" office:value="0.568169" calcext:value-type="float">
            <text:p>0.6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8835134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0800504964" calcext:value-type="float">
            <text:p>288.0</text:p>
          </table:table-cell>
          <table:table-cell office:value-type="float" office:value="564.980611905463" calcext:value-type="float">
            <text:p>565.0</text:p>
          </table:table-cell>
          <table:table-cell office:value-type="float" office:value="10.9041581009856" calcext:value-type="float">
            <text:p>10.9</text:p>
          </table:table-cell>
          <table:table-cell office:value-type="float" office:value="0.891167467303155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0967199346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6812" calcext:value-type="float">
            <text:p>168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56834850194743" calcext:value-type="float">
            <text:p>5.6</text:p>
          </table:table-cell>
          <table:table-cell office:value-type="float" office:value="0" calcext:value-type="float">
            <text:p>0.0</text:p>
          </table:table-cell>
          <table:table-cell office:value-type="float" office:value="5.56834850194743" calcext:value-type="float">
            <text:p>5.6</text:p>
          </table:table-cell>
          <table:table-cell office:value-type="float" office:value="3.55657475346122" calcext:value-type="float">
            <text:p>3.6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748486179" calcext:value-type="float">
            <text:p>0.2</text:p>
          </table:table-cell>
          <table:table-cell office:value-type="float" office:value="0.62011" calcext:value-type="float">
            <text:p>0.6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1500968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0430073003" calcext:value-type="float">
            <text:p>288.0</text:p>
          </table:table-cell>
          <table:table-cell office:value-type="float" office:value="564.979917613028" calcext:value-type="float">
            <text:p>565.0</text:p>
          </table:table-cell>
          <table:table-cell office:value-type="float" office:value="10.9041567439104" calcext:value-type="float">
            <text:p>10.9</text:p>
          </table:table-cell>
          <table:table-cell office:value-type="float" office:value="0.891167238094978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0596767387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7388" calcext:value-type="float">
            <text:p>173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56482620449917" calcext:value-type="float">
            <text:p>5.6</text:p>
          </table:table-cell>
          <table:table-cell office:value-type="float" office:value="0" calcext:value-type="float">
            <text:p>0.0</text:p>
          </table:table-cell>
          <table:table-cell office:value-type="float" office:value="5.56482620449917" calcext:value-type="float">
            <text:p>5.6</text:p>
          </table:table-cell>
          <table:table-cell office:value-type="float" office:value="3.5530524695106" calcext:value-type="float">
            <text:p>3.6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734988583" calcext:value-type="float">
            <text:p>0.2</text:p>
          </table:table-cell>
          <table:table-cell office:value-type="float" office:value="0.620110000000001" calcext:value-type="float">
            <text:p>0.6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41419554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70059641011" calcext:value-type="float">
            <text:p>288.0</text:p>
          </table:table-cell>
          <table:table-cell office:value-type="float" office:value="564.979223320535" calcext:value-type="float">
            <text:p>565.0</text:p>
          </table:table-cell>
          <table:table-cell office:value-type="float" office:value="10.9041553868354" calcext:value-type="float">
            <text:p>10.9</text:p>
          </table:table-cell>
          <table:table-cell office:value-type="float" office:value="0.8911670088869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70226335409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8000" calcext:value-type="float">
            <text:p>180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561303907051" calcext:value-type="float">
            <text:p>5.6</text:p>
          </table:table-cell>
          <table:table-cell office:value-type="float" office:value="0" calcext:value-type="float">
            <text:p>0.0</text:p>
          </table:table-cell>
          <table:table-cell office:value-type="float" office:value="5.561303907051" calcext:value-type="float">
            <text:p>5.6</text:p>
          </table:table-cell>
          <table:table-cell office:value-type="float" office:value="3.54953018556" calcext:value-type="float">
            <text:p>3.5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721490995" calcext:value-type="float">
            <text:p>0.2</text:p>
          </table:table-cell>
          <table:table-cell office:value-type="float" office:value="0.62011" calcext:value-type="float">
            <text:p>0.6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7088904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69689209009" calcext:value-type="float">
            <text:p>288.0</text:p>
          </table:table-cell>
          <table:table-cell office:value-type="float" office:value="564.978529027992" calcext:value-type="float">
            <text:p>565.0</text:p>
          </table:table-cell>
          <table:table-cell office:value-type="float" office:value="10.9041540297607" calcext:value-type="float">
            <text:p>10.9</text:p>
          </table:table-cell>
          <table:table-cell office:value-type="float" office:value="0.891166779678923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69855903411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8612" calcext:value-type="float">
            <text:p>186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55780136981521" calcext:value-type="float">
            <text:p>5.6</text:p>
          </table:table-cell>
          <table:table-cell office:value-type="float" office:value="0" calcext:value-type="float">
            <text:p>0.0</text:p>
          </table:table-cell>
          <table:table-cell office:value-type="float" office:value="5.55780136981521" calcext:value-type="float">
            <text:p>5.6</text:p>
          </table:table-cell>
          <table:table-cell office:value-type="float" office:value="3.54602766182177" calcext:value-type="float">
            <text:p>3.5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707993405" calcext:value-type="float">
            <text:p>0.2</text:p>
          </table:table-cell>
          <table:table-cell office:value-type="float" office:value="0.62011" calcext:value-type="float">
            <text:p>0.6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2513782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69318777" calcext:value-type="float">
            <text:p>288.0</text:p>
          </table:table-cell>
          <table:table-cell office:value-type="float" office:value="564.977834735402" calcext:value-type="float">
            <text:p>565.0</text:p>
          </table:table-cell>
          <table:table-cell office:value-type="float" office:value="10.9041526726864" calcext:value-type="float">
            <text:p>10.9</text:p>
          </table:table-cell>
          <table:table-cell office:value-type="float" office:value="0.891166550471049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69485471403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9188" calcext:value-type="float">
            <text:p>191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55458942980168" calcext:value-type="float">
            <text:p>5.6</text:p>
          </table:table-cell>
          <table:table-cell office:value-type="float" office:value="0" calcext:value-type="float">
            <text:p>0.0</text:p>
          </table:table-cell>
          <table:table-cell office:value-type="float" office:value="5.55458942980168" calcext:value-type="float">
            <text:p>5.6</text:p>
          </table:table-cell>
          <table:table-cell office:value-type="float" office:value="3.54281573530586" calcext:value-type="float">
            <text:p>3.5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694495822" calcext:value-type="float">
            <text:p>0.2</text:p>
          </table:table-cell>
          <table:table-cell office:value-type="float" office:value="0.62011" calcext:value-type="float">
            <text:p>0.6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-0.00000256797238870058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68948344964" calcext:value-type="float">
            <text:p>288.0</text:p>
          </table:table-cell>
          <table:table-cell office:value-type="float" office:value="564.977140442755" calcext:value-type="float">
            <text:p>565.0</text:p>
          </table:table-cell>
          <table:table-cell office:value-type="float" office:value="10.9041513156122" calcext:value-type="float">
            <text:p>10.9</text:p>
          </table:table-cell>
          <table:table-cell office:value-type="float" office:value="0.891166321263274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69115039385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9800" calcext:value-type="float">
            <text:p>198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29814704902003" calcext:value-type="float">
            <text:p>5.3</text:p>
          </table:table-cell>
          <table:table-cell office:value-type="float" office:value="0" calcext:value-type="float">
            <text:p>0.0</text:p>
          </table:table-cell>
          <table:table-cell office:value-type="float" office:value="5.29814704902003" calcext:value-type="float">
            <text:p>5.3</text:p>
          </table:table-cell>
          <table:table-cell office:value-type="float" office:value="3.53747336802185" calcext:value-type="float">
            <text:p>3.5</text:p>
          </table:table-cell>
          <table:table-cell office:value-type="float" office:value="0.710369999999999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68099824" calcext:value-type="float">
            <text:p>0.2</text:p>
          </table:table-cell>
          <table:table-cell office:value-type="float" office:value="0.590068000000001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23.3847" calcext:value-type="float">
            <text:p>23.4</text:p>
          </table:table-cell>
          <table:table-cell office:value-type="float" office:value="-0.00000256797239847947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68577912912" calcext:value-type="float">
            <text:p>288.0</text:p>
          </table:table-cell>
          <table:table-cell office:value-type="float" office:value="564.976446150049" calcext:value-type="float">
            <text:p>565.0</text:p>
          </table:table-cell>
          <table:table-cell office:value-type="float" office:value="10.9041499585384" calcext:value-type="float">
            <text:p>10.9</text:p>
          </table:table-cell>
          <table:table-cell office:value-type="float" office:value="0.891166092055597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68744607336" calcext:value-type="float">
            <text:p>288.0</text:p>
          </table:table-cell>
          <table:table-cell office:value-type="float" office:value="170" calcext:value-type="float">
            <text:p>17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0412" calcext:value-type="float">
            <text:p>204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.2616607608312" calcext:value-type="float">
            <text:p>5.3</text:p>
          </table:table-cell>
          <table:table-cell office:value-type="float" office:value="0" calcext:value-type="float">
            <text:p>0.0</text:p>
          </table:table-cell>
          <table:table-cell office:value-type="float" office:value="5.2616607608312" calcext:value-type="float">
            <text:p>5.3</text:p>
          </table:table-cell>
          <table:table-cell office:value-type="float" office:value="3.52888709333052" calcext:value-type="float">
            <text:p>3.5</text:p>
          </table:table-cell>
          <table:table-cell office:value-type="float" office:value="0.71037" calcext:value-type="float">
            <text:p>0.7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19005366750066" calcext:value-type="float">
            <text:p>0.2</text:p>
          </table:table-cell>
          <table:table-cell office:value-type="float" office:value="0.5867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80.836" calcext:value-type="float">
            <text:p>80.8</text:p>
          </table:table-cell>
          <table:table-cell office:value-type="float" office:value="-0.00000256797236495186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87.998717008677" calcext:value-type="float">
            <text:p>288.0</text:p>
          </table:table-cell>
          <table:table-cell office:value-type="float" office:value="287.96820748085" calcext:value-type="float">
            <text:p>288.0</text:p>
          </table:table-cell>
          <table:table-cell office:value-type="float" office:value="564.97575185729" calcext:value-type="float">
            <text:p>565.0</text:p>
          </table:table-cell>
          <table:table-cell office:value-type="float" office:value="10.9041486014649" calcext:value-type="float">
            <text:p>10.9</text:p>
          </table:table-cell>
          <table:table-cell office:value-type="float" office:value="0.891165862848021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68374175279" calcext:value-type="float">
            <text:p>288.0</text:p>
          </table:table-cell>
          <table:table-cell office:value-type="float" office:value="170" calcext:value-type="float">
            <text:p>17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0988" calcext:value-type="float">
            <text:p>209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7.60325231806138" calcext:value-type="float">
            <text:p>7.6</text:p>
          </table:table-cell>
          <table:table-cell office:value-type="float" office:value="0" calcext:value-type="float">
            <text:p>0.0</text:p>
          </table:table-cell>
          <table:table-cell office:value-type="float" office:value="7.60325231806138" calcext:value-type="float">
            <text:p>7.6</text:p>
          </table:table-cell>
          <table:table-cell office:value-type="float" office:value="3.52027332789843" calcext:value-type="float">
            <text:p>3.5</text:p>
          </table:table-cell>
          <table:table-cell office:value-type="float" office:value="0.4198072" calcext:value-type="float">
            <text:p>0.4</text:p>
          </table:table-cell>
          <table:table-cell office:value-type="float" office:value="0" calcext:value-type="float">
            <text:p>0.0</text:p>
          </table:table-cell>
          <table:table-cell office:value-type="float" office:value="2.45584816539453" calcext:value-type="float">
            <text:p>2.5</text:p>
          </table:table-cell>
          <table:table-cell office:value-type="float" office:value="0" calcext:value-type="float">
            <text:p>0.0</text:p>
          </table:table-cell>
          <table:table-cell office:value-type="float" office:value="0.190053624768312" calcext:value-type="float">
            <text:p>0.2</text:p>
          </table:table-cell>
          <table:table-cell office:value-type="float" office:value="0.586730000000001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138.576" calcext:value-type="float">
            <text:p>138.6</text:p>
          </table:table-cell>
          <table:table-cell office:value-type="float" office:value="-0.0000261708340983605" calcext:value-type="float">
            <text:p>0.0</text:p>
          </table:table-cell>
          <table:table-cell office:value-type="float" office:value="591.71" calcext:value-type="float">
            <text:p>591.7</text:p>
          </table:table-cell>
          <table:table-cell office:value-type="float" office:value="287.676161800257" calcext:value-type="float">
            <text:p>287.7</text:p>
          </table:table-cell>
          <table:table-cell office:value-type="float" office:value="287.964169707127" calcext:value-type="float">
            <text:p>288.0</text:p>
          </table:table-cell>
          <table:table-cell office:value-type="float" office:value="564.975057564481" calcext:value-type="float">
            <text:p>565.0</text:p>
          </table:table-cell>
          <table:table-cell office:value-type="float" office:value="10.8975031008304" calcext:value-type="float">
            <text:p>10.9</text:p>
          </table:table-cell>
          <table:table-cell office:value-type="float" office:value="0.891165633640545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7.966961607258" calcext:value-type="float">
            <text:p>288.0</text:p>
          </table:table-cell>
          <table:table-cell office:value-type="float" office:value="170" calcext:value-type="float">
            <text:p>170</text:p>
          </table:table-cell>
          <table:table-cell table:style-name="ce13" office:value-type="float" office:value="0.03082" calcext:value-type="float">
            <text:p>0.0308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1600" calcext:value-type="float">
            <text:p>216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7.77709786012146" calcext:value-type="float">
            <text:p>7.8</text:p>
          </table:table-cell>
          <table:table-cell office:value-type="float" office:value="0" calcext:value-type="float">
            <text:p>0.0</text:p>
          </table:table-cell>
          <table:table-cell office:value-type="float" office:value="7.77709786012146" calcext:value-type="float">
            <text:p>7.8</text:p>
          </table:table-cell>
          <table:table-cell office:value-type="float" office:value="3.51165956246629" calcext:value-type="float">
            <text:p>3.5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3.04255947675971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 office:value-type="float" office:value="0.190054820895409" calcext:value-type="float">
            <text:p>0.2</text:p>
          </table:table-cell>
          <table:table-cell office:value-type="float" office:value="0.58673" calcext:value-type="float">
            <text:p>0.6</text:p>
          </table:table-cell>
          <table:table-cell office:value-type="float" office:value="108.553743263571" calcext:value-type="float">
            <text:p>108.6</text:p>
          </table:table-cell>
          <table:table-cell office:value-type="float" office:value="196.316" calcext:value-type="float">
            <text:p>196.3</text:p>
          </table:table-cell>
          <table:table-cell office:value-type="float" office:value="0.000383793386001955" calcext:value-type="float">
            <text:p>0.0</text:p>
          </table:table-cell>
          <table:table-cell office:value-type="float" office:value="446.995451065262" calcext:value-type="float">
            <text:p>447.0</text:p>
          </table:table-cell>
          <table:table-cell office:value-type="float" office:value="456.703376785297" calcext:value-type="float">
            <text:p>456.7</text:p>
          </table:table-cell>
          <table:table-cell office:value-type="float" office:value="288.019794590676" calcext:value-type="float">
            <text:p>288.0</text:p>
          </table:table-cell>
          <table:table-cell office:value-type="float" office:value="563.421744166108" calcext:value-type="float">
            <text:p>563.4</text:p>
          </table:table-cell>
          <table:table-cell office:value-type="float" office:value="10.8599376151528" calcext:value-type="float">
            <text:p>10.9</text:p>
          </table:table-cell>
          <table:table-cell office:value-type="float" office:value="0.935051296879622" calcext:value-type="float">
            <text:p>0.9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8.004085821791" calcext:value-type="float">
            <text:p>288.0</text:p>
          </table:table-cell>
          <table:table-cell office:value-type="float" office:value="170" calcext:value-type="float">
            <text:p>170</text:p>
          </table:table-cell>
          <table:table-cell table:style-name="ce13"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2212" calcext:value-type="float">
            <text:p>222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8.14583095993035" calcext:value-type="float">
            <text:p>8.1</text:p>
          </table:table-cell>
          <table:table-cell office:value-type="float" office:value="0" calcext:value-type="float">
            <text:p>0.0</text:p>
          </table:table-cell>
          <table:table-cell office:value-type="float" office:value="8.14583095993035" calcext:value-type="float">
            <text:p>8.1</text:p>
          </table:table-cell>
          <table:table-cell office:value-type="float" office:value="3.50304579703423" calcext:value-type="float">
            <text:p>3.5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3.41990562916106" calcext:value-type="float">
            <text:p>3.4</text:p>
          </table:table-cell>
          <table:table-cell office:value-type="float" office:value="0" calcext:value-type="float">
            <text:p>0.0</text:p>
          </table:table-cell>
          <table:table-cell office:value-type="float" office:value="0.190055533734913" calcext:value-type="float">
            <text:p>0.2</text:p>
          </table:table-cell>
          <table:table-cell office:value-type="float" office:value="0.58673" calcext:value-type="float">
            <text:p>0.6</text:p>
          </table:table-cell>
          <table:table-cell office:value-type="float" office:value="252.755144284576" calcext:value-type="float">
            <text:p>252.8</text:p>
          </table:table-cell>
          <table:table-cell office:value-type="float" office:value="254.056" calcext:value-type="float">
            <text:p>254.1</text:p>
          </table:table-cell>
          <table:table-cell office:value-type="float" office:value="-0.00000256797099101823" calcext:value-type="float">
            <text:p>0.0</text:p>
          </table:table-cell>
          <table:table-cell office:value-type="float" office:value="599.593358031814" calcext:value-type="float">
            <text:p>599.6</text:p>
          </table:table-cell>
          <table:table-cell office:value-type="float" office:value="568.117647053838" calcext:value-type="float">
            <text:p>568.1</text:p>
          </table:table-cell>
          <table:table-cell office:value-type="float" office:value="288.019424160997" calcext:value-type="float">
            <text:p>288.0</text:p>
          </table:table-cell>
          <table:table-cell office:value-type="float" office:value="563.87393543326" calcext:value-type="float">
            <text:p>563.9</text:p>
          </table:table-cell>
          <table:table-cell office:value-type="float" office:value="10.7669430370858" calcext:value-type="float">
            <text:p>10.8</text:p>
          </table:table-cell>
          <table:table-cell office:value-type="float" office:value="1.03216496110474" calcext:value-type="float">
            <text:p>1.0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8.019590854336" calcext:value-type="float">
            <text:p>288.0</text:p>
          </table:table-cell>
          <table:table-cell office:value-type="float" office:value="170" calcext:value-type="float">
            <text:p>170</text:p>
          </table:table-cell>
          <table:table-cell table:style-name="ce13"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2788" calcext:value-type="float">
            <text:p>227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8.58521994345926" calcext:value-type="float">
            <text:p>8.6</text:p>
          </table:table-cell>
          <table:table-cell office:value-type="float" office:value="0" calcext:value-type="float">
            <text:p>0.0</text:p>
          </table:table-cell>
          <table:table-cell office:value-type="float" office:value="8.58521994345926" calcext:value-type="float">
            <text:p>8.6</text:p>
          </table:table-cell>
          <table:table-cell office:value-type="float" office:value="3.49443203160214" calcext:value-type="float">
            <text:p>3.5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3.86790839162021" calcext:value-type="float">
            <text:p>3.9</text:p>
          </table:table-cell>
          <table:table-cell office:value-type="float" office:value="0" calcext:value-type="float">
            <text:p>0.0</text:p>
          </table:table-cell>
          <table:table-cell office:value-type="float" office:value="0.190055520236963" calcext:value-type="float">
            <text:p>0.2</text:p>
          </table:table-cell>
          <table:table-cell office:value-type="float" office:value="0.586730000000001" calcext:value-type="float">
            <text:p>0.6</text:p>
          </table:table-cell>
          <table:table-cell office:value-type="float" office:value="310.409899229413" calcext:value-type="float">
            <text:p>310.4</text:p>
          </table:table-cell>
          <table:table-cell office:value-type="float" office:value="311.796" calcext:value-type="float">
            <text:p>311.8</text:p>
          </table:table-cell>
          <table:table-cell office:value-type="float" office:value="-0.0000025679693100974" calcext:value-type="float">
            <text:p>0.0</text:p>
          </table:table-cell>
          <table:table-cell office:value-type="float" office:value="736.674868409079" calcext:value-type="float">
            <text:p>736.7</text:p>
          </table:table-cell>
          <table:table-cell office:value-type="float" office:value="567.43697894796" calcext:value-type="float">
            <text:p>567.4</text:p>
          </table:table-cell>
          <table:table-cell office:value-type="float" office:value="288.019053731543" calcext:value-type="float">
            <text:p>288.0</text:p>
          </table:table-cell>
          <table:table-cell office:value-type="float" office:value="564.253493250274" calcext:value-type="float">
            <text:p>564.3</text:p>
          </table:table-cell>
          <table:table-cell office:value-type="float" office:value="10.6524424185004" calcext:value-type="float">
            <text:p>10.7</text:p>
          </table:table-cell>
          <table:table-cell office:value-type="float" office:value="1.1518369673565" calcext:value-type="float">
            <text:p>1.2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8.019220424777" calcext:value-type="float">
            <text:p>288.0</text:p>
          </table:table-cell>
          <table:table-cell office:value-type="float" office:value="170" calcext:value-type="float">
            <text:p>170</text:p>
          </table:table-cell>
          <table:table-cell table:style-name="ce13"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3400" calcext:value-type="float">
            <text:p>234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8.92549406447122" calcext:value-type="float">
            <text:p>8.9</text:p>
          </table:table-cell>
          <table:table-cell office:value-type="float" office:value="0" calcext:value-type="float">
            <text:p>0.0</text:p>
          </table:table-cell>
          <table:table-cell office:value-type="float" office:value="8.92549406447122" calcext:value-type="float">
            <text:p>8.9</text:p>
          </table:table-cell>
          <table:table-cell office:value-type="float" office:value="3.48678319117004" calcext:value-type="float">
            <text:p>3.5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23999636656214" calcext:value-type="float">
            <text:p>4.2</text:p>
          </table:table-cell>
          <table:table-cell office:value-type="float" office:value="0" calcext:value-type="float">
            <text:p>0.0</text:p>
          </table:table-cell>
          <table:table-cell office:value-type="float" office:value="0.190055506739025" calcext:value-type="float">
            <text:p>0.2</text:p>
          </table:table-cell>
          <table:table-cell office:value-type="float" office:value="0.562565" calcext:value-type="float">
            <text:p>0.6</text:p>
          </table:table-cell>
          <table:table-cell office:value-type="float" office:value="357.641441268998" calcext:value-type="float">
            <text:p>357.6</text:p>
          </table:table-cell>
          <table:table-cell office:value-type="float" office:value="358.64825" calcext:value-type="float">
            <text:p>358.6</text:p>
          </table:table-cell>
          <table:table-cell office:value-type="float" office:value="-0.0000025679672624683" calcext:value-type="float">
            <text:p>0.0</text:p>
          </table:table-cell>
          <table:table-cell office:value-type="float" office:value="849.220294061119" calcext:value-type="float">
            <text:p>849.2</text:p>
          </table:table-cell>
          <table:table-cell office:value-type="float" office:value="566.089869373228" calcext:value-type="float">
            <text:p>566.1</text:p>
          </table:table-cell>
          <table:table-cell office:value-type="float" office:value="288.01868330237" calcext:value-type="float">
            <text:p>288.0</text:p>
          </table:table-cell>
          <table:table-cell office:value-type="float" office:value="564.460080704408" calcext:value-type="float">
            <text:p>564.5</text:p>
          </table:table-cell>
          <table:table-cell office:value-type="float" office:value="10.5198703205544" calcext:value-type="float">
            <text:p>10.5</text:p>
          </table:table-cell>
          <table:table-cell office:value-type="float" office:value="1.29063408924673" calcext:value-type="float">
            <text:p>1.3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8.018849995472" calcext:value-type="float">
            <text:p>288.0</text:p>
          </table:table-cell>
          <table:table-cell office:value-type="float" office:value="604" calcext:value-type="float">
            <text:p>604</text:p>
          </table:table-cell>
          <table:table-cell table:style-name="ce13"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012" calcext:value-type="float">
            <text:p>24012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9.13028865802199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 office:value-type="float" office:value="9.13028865802199" calcext:value-type="float">
            <text:p>9.1</text:p>
          </table:table-cell>
          <table:table-cell office:value-type="float" office:value="3.48054004394777" calcext:value-type="float">
            <text:p>3.5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45371912083309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0.190055493241103" calcext:value-type="float">
            <text:p>0.2</text:p>
          </table:table-cell>
          <table:table-cell office:value-type="float" office:value="0.55988" calcext:value-type="float">
            <text:p>0.6</text:p>
          </table:table-cell>
          <table:table-cell office:value-type="float" office:value="388.518475830054" calcext:value-type="float">
            <text:p>388.5</text:p>
          </table:table-cell>
          <table:table-cell office:value-type="float" office:value="389.639333333334" calcext:value-type="float">
            <text:p>389.6</text:p>
          </table:table-cell>
          <table:table-cell office:value-type="float" office:value="-0.0000025679649473168" calcext:value-type="float">
            <text:p>0.0</text:p>
          </table:table-cell>
          <table:table-cell office:value-type="float" office:value="922.915893418173" calcext:value-type="float">
            <text:p>922.9</text:p>
          </table:table-cell>
          <table:table-cell office:value-type="float" office:value="565.785070590514" calcext:value-type="float">
            <text:p>565.8</text:p>
          </table:table-cell>
          <table:table-cell office:value-type="float" office:value="288.018312873516" calcext:value-type="float">
            <text:p>288.0</text:p>
          </table:table-cell>
          <table:table-cell office:value-type="float" office:value="564.602802947712" calcext:value-type="float">
            <text:p>564.6</text:p>
          </table:table-cell>
          <table:table-cell office:value-type="float" office:value="10.3756502612903" calcext:value-type="float">
            <text:p>10.4</text:p>
          </table:table-cell>
          <table:table-cell office:value-type="float" office:value="1.44168221698811" calcext:value-type="float">
            <text:p>1.4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8.018479566472" calcext:value-type="float">
            <text:p>288.0</text:p>
          </table:table-cell>
          <table:table-cell office:value-type="float" office:value="604" calcext:value-type="float">
            <text:p>604</text:p>
          </table:table-cell>
          <table:table-cell table:style-name="ce13"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588" calcext:value-type="float">
            <text:p>24588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9.33070973943481" calcext:value-type="float">
            <text:p>9.3</text:p>
          </table:table-cell>
          <table:table-cell office:value-type="float" office:value="0" calcext:value-type="float">
            <text:p>0.0</text:p>
          </table:table-cell>
          <table:table-cell office:value-type="float" office:value="9.33070973943481" calcext:value-type="float">
            <text:p>9.3</text:p>
          </table:table-cell>
          <table:table-cell office:value-type="float" office:value="3.4743088093799" calcext:value-type="float">
            <text:p>3.5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66037145031186" calcext:value-type="float">
            <text:p>4.7</text:p>
          </table:table-cell>
          <table:table-cell office:value-type="float" office:value="0" calcext:value-type="float">
            <text:p>0.0</text:p>
          </table:table-cell>
          <table:table-cell office:value-type="float" office:value="0.190055479743195" calcext:value-type="float">
            <text:p>0.2</text:p>
          </table:table-cell>
          <table:table-cell office:value-type="float" office:value="0.559880000000001" calcext:value-type="float">
            <text:p>0.6</text:p>
          </table:table-cell>
          <table:table-cell office:value-type="float" office:value="419.379181547257" calcext:value-type="float">
            <text:p>419.4</text:p>
          </table:table-cell>
          <table:table-cell office:value-type="float" office:value="420.496" calcext:value-type="float">
            <text:p>420.5</text:p>
          </table:table-cell>
          <table:table-cell office:value-type="float" office:value="-0.00000256796232587658" calcext:value-type="float">
            <text:p>0.0</text:p>
          </table:table-cell>
          <table:table-cell office:value-type="float" office:value="996.184412711492" calcext:value-type="float">
            <text:p>996.2</text:p>
          </table:table-cell>
          <table:table-cell office:value-type="float" office:value="565.716010993669" calcext:value-type="float">
            <text:p>565.7</text:p>
          </table:table-cell>
          <table:table-cell office:value-type="float" office:value="288.017942445027" calcext:value-type="float">
            <text:p>288.0</text:p>
          </table:table-cell>
          <table:table-cell office:value-type="float" office:value="564.71958618283" calcext:value-type="float">
            <text:p>564.7</text:p>
          </table:table-cell>
          <table:table-cell office:value-type="float" office:value="10.2199353449141" calcext:value-type="float">
            <text:p>10.2</text:p>
          </table:table-cell>
          <table:table-cell office:value-type="float" office:value="1.60478935840336" calcext:value-type="float">
            <text:p>1.6</text:p>
          </table:table-cell>
          <table:table-cell office:value-type="float" office:value="185.208333333333" calcext:value-type="float">
            <text:p>185.2</text:p>
          </table:table-cell>
          <table:table-cell office:value-type="float" office:value="288.018109137816" calcext:value-type="float">
            <text:p>288.0</text:p>
          </table:table-cell>
          <table:table-cell office:value-type="float" office:value="604" calcext:value-type="float">
            <text:p>604</text:p>
          </table:table-cell>
          <table:table-cell table:style-name="ce13"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5200" calcext:value-type="float">
            <text:p>25200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9.50007988037145" calcext:value-type="float">
            <text:p>9.5</text:p>
          </table:table-cell>
          <table:table-cell office:value-type="float" office:value="0" calcext:value-type="float">
            <text:p>0.0</text:p>
          </table:table-cell>
          <table:table-cell office:value-type="float" office:value="9.50007988037145" calcext:value-type="float">
            <text:p>9.5</text:p>
          </table:table-cell>
          <table:table-cell office:value-type="float" office:value="3.468077574812" calcext:value-type="float">
            <text:p>3.5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86702002584942" calcext:value-type="float">
            <text:p>4.9</text:p>
          </table:table-cell>
          <table:table-cell office:value-type="float" office:value="0.0279337366498517" calcext:value-type="float">
            <text:p>0.0</text:p>
          </table:table-cell>
          <table:table-cell office:value-type="float" office:value="0.131074543060209" calcext:value-type="float">
            <text:p>0.1</text:p>
          </table:table-cell>
          <table:table-cell office:value-type="float" office:value="0.55988" calcext:value-type="float">
            <text:p>0.6</text:p>
          </table:table-cell>
          <table:table-cell office:value-type="float" office:value="450.239929746957" calcext:value-type="float">
            <text:p>450.2</text:p>
          </table:table-cell>
          <table:table-cell office:value-type="float" office:value="451.352666666667" calcext:value-type="float">
            <text:p>451.4</text:p>
          </table:table-cell>
          <table:table-cell office:value-type="float" office:value="6.42495711807617" calcext:value-type="float">
            <text:p>6.4</text:p>
          </table:table-cell>
          <table:table-cell office:value-type="float" office:value="1069.45167484464" calcext:value-type="float">
            <text:p>1069.5</text:p>
          </table:table-cell>
          <table:table-cell office:value-type="float" office:value="565.657329684076" calcext:value-type="float">
            <text:p>565.7</text:p>
          </table:table-cell>
          <table:table-cell office:value-type="float" office:value="288.018537258993" calcext:value-type="float">
            <text:p>288.0</text:p>
          </table:table-cell>
          <table:table-cell office:value-type="float" office:value="564.815288621494" calcext:value-type="float">
            <text:p>564.8</text:p>
          </table:table-cell>
          <table:table-cell office:value-type="float" office:value="10.0551571651359" calcext:value-type="float">
            <text:p>10.1</text:p>
          </table:table-cell>
          <table:table-cell office:value-type="float" office:value="1.77740811883843" calcext:value-type="float">
            <text:p>1.8</text:p>
          </table:table-cell>
          <table:table-cell office:value-type="float" office:value="110.252132274667" calcext:value-type="float">
            <text:p>110.3</text:p>
          </table:table-cell>
          <table:table-cell office:value-type="float" office:value="399.467007775236" calcext:value-type="float">
            <text:p>399.5</text:p>
          </table:table-cell>
          <table:table-cell office:value-type="float" office:value="604" calcext:value-type="float">
            <text:p>604</text:p>
          </table:table-cell>
          <table:table-cell table:style-name="ce13"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5812" calcext:value-type="float">
            <text:p>25812.0</text:p>
          </table:table-cell>
          <table:table-cell office:value-type="float" office:value="7.70536344888429" calcext:value-type="float">
            <text:p>7.7</text:p>
          </table:table-cell>
          <table:table-cell office:value-type="float" office:value="2.69508145227276" calcext:value-type="float">
            <text:p>2.7</text:p>
          </table:table-cell>
          <table:table-cell office:value-type="float" office:value="9.1773523289668" calcext:value-type="float">
            <text:p>9.2</text:p>
          </table:table-cell>
          <table:table-cell office:value-type="float" office:value="5.01028199661153" calcext:value-type="float">
            <text:p>5.0</text:p>
          </table:table-cell>
          <table:table-cell office:value-type="float" office:value="4.16707033235527" calcext:value-type="float">
            <text:p>4.2</text:p>
          </table:table-cell>
          <table:table-cell office:value-type="float" office:value="2.86076145785809" calcext:value-type="float">
            <text:p>2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07368409047424" calcext:value-type="float">
            <text:p>5.1</text:p>
          </table:table-cell>
          <table:table-cell office:value-type="float" office:value="0.115423554324307" calcext:value-type="float">
            <text:p>0.1</text:p>
          </table:table-cell>
          <table:table-cell office:value-type="float" office:value="0.121509226310378" calcext:value-type="float">
            <text:p>0.1</text:p>
          </table:table-cell>
          <table:table-cell office:value-type="float" office:value="0.559880000000001" calcext:value-type="float">
            <text:p>0.6</text:p>
          </table:table-cell>
          <table:table-cell office:value-type="float" office:value="481.100238814776" calcext:value-type="float">
            <text:p>481.1</text:p>
          </table:table-cell>
          <table:table-cell office:value-type="float" office:value="482.209333333333" calcext:value-type="float">
            <text:p>482.2</text:p>
          </table:table-cell>
          <table:table-cell office:value-type="float" office:value="26.6300790669859" calcext:value-type="float">
            <text:p>26.6</text:p>
          </table:table-cell>
          <table:table-cell office:value-type="float" office:value="1142.72421499816" calcext:value-type="float">
            <text:p>1142.7</text:p>
          </table:table-cell>
          <table:table-cell office:value-type="float" office:value="565.607074421837" calcext:value-type="float">
            <text:p>565.6</text:p>
          </table:table-cell>
          <table:table-cell office:value-type="float" office:value="288.024135898948" calcext:value-type="float">
            <text:p>288.0</text:p>
          </table:table-cell>
          <table:table-cell office:value-type="float" office:value="564.893981820474" calcext:value-type="float">
            <text:p>564.9</text:p>
          </table:table-cell>
          <table:table-cell office:value-type="float" office:value="9.88659221274635" calcext:value-type="float">
            <text:p>9.9</text:p>
          </table:table-cell>
          <table:table-cell office:value-type="float" office:value="1.95401679253783" calcext:value-type="float">
            <text:p>2.0</text:p>
          </table:table-cell>
          <table:table-cell office:value-type="float" office:value="100.255648873333" calcext:value-type="float">
            <text:p>100.3</text:p>
          </table:table-cell>
          <table:table-cell office:value-type="float" office:value="483.442185668972" calcext:value-type="float">
            <text:p>483.4</text:p>
          </table:table-cell>
          <table:table-cell office:value-type="float" office:value="604" calcext:value-type="float">
            <text:p>604</text:p>
          </table:table-cell>
          <table:table-cell table:style-name="ce13"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6388" calcext:value-type="float">
            <text:p>26388.0</text:p>
          </table:table-cell>
          <table:table-cell office:value-type="float" office:value="60.8477952255323" calcext:value-type="float">
            <text:p>60.8</text:p>
          </table:table-cell>
          <table:table-cell office:value-type="float" office:value="50.8028585678192" calcext:value-type="float">
            <text:p>50.8</text:p>
          </table:table-cell>
          <table:table-cell table:number-columns-repeated="2" office:value-type="float" office:value="10.0449366577131" calcext:value-type="float">
            <text:p>10.0</text:p>
          </table:table-cell>
          <table:table-cell office:value-type="float" office:value="7.105427357601E-015" calcext:value-type="float">
            <text:p>0.0</text:p>
          </table:table-cell>
          <table:table-cell office:value-type="float" office:value="3.246988923129" calcext:value-type="float">
            <text:p>3.2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28049631250955" calcext:value-type="float">
            <text:p>5.3</text:p>
          </table:table-cell>
          <table:table-cell office:value-type="float" office:value="0.361220507432236" calcext:value-type="float">
            <text:p>0.4</text:p>
          </table:table-cell>
          <table:table-cell office:value-type="float" office:value="0.150256914642453" calcext:value-type="float">
            <text:p>0.2</text:p>
          </table:table-cell>
          <table:table-cell office:value-type="float" office:value="0.559879999999998" calcext:value-type="float">
            <text:p>0.6</text:p>
          </table:table-cell>
          <table:table-cell office:value-type="float" office:value="511.95740363821" calcext:value-type="float">
            <text:p>512.0</text:p>
          </table:table-cell>
          <table:table-cell office:value-type="float" office:value="513.066" calcext:value-type="float">
            <text:p>513.1</text:p>
          </table:table-cell>
          <table:table-cell office:value-type="float" office:value="152.820237351929" calcext:value-type="float">
            <text:p>152.8</text:p>
          </table:table-cell>
          <table:table-cell office:value-type="float" office:value="1216.04760333598" calcext:value-type="float">
            <text:p>1216.0</text:p>
          </table:table-cell>
          <table:table-cell office:value-type="float" office:value="565.564509058054" calcext:value-type="float">
            <text:p>565.6</text:p>
          </table:table-cell>
          <table:table-cell office:value-type="float" office:value="288.05292689738" calcext:value-type="float">
            <text:p>288.1</text:p>
          </table:table-cell>
          <table:table-cell office:value-type="float" office:value="564.959667674184" calcext:value-type="float">
            <text:p>565.0</text:p>
          </table:table-cell>
          <table:table-cell office:value-type="float" office:value="9.75439988413873" calcext:value-type="float">
            <text:p>9.8</text:p>
          </table:table-cell>
          <table:table-cell office:value-type="float" office:value="2.09254544778708" calcext:value-type="float">
            <text:p>2.1</text:p>
          </table:table-cell>
          <table:table-cell office:value-type="float" office:value="469.362108273333" calcext:value-type="float">
            <text:p>469.4</text:p>
          </table:table-cell>
          <table:table-cell office:value-type="float" office:value="514.37919901319" calcext:value-type="float">
            <text:p>514.4</text:p>
          </table:table-cell>
          <table:table-cell office:value-type="float" office:value="604" calcext:value-type="float">
            <text:p>604</text:p>
          </table:table-cell>
          <table:table-cell table:style-name="ce13"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7000" calcext:value-type="float">
            <text:p>27000.0</text:p>
          </table:table-cell>
          <table:table-cell office:value-type="float" office:value="103.680748978264" calcext:value-type="float">
            <text:p>103.7</text:p>
          </table:table-cell>
          <table:table-cell office:value-type="float" office:value="92.0165487769133" calcext:value-type="float">
            <text:p>92.0</text:p>
          </table:table-cell>
          <table:table-cell table:number-columns-repeated="2" office:value-type="float" office:value="11.6642002013503" calcext:value-type="float">
            <text:p>11.7</text:p>
          </table:table-cell>
          <table:table-cell office:value-type="float" office:value="0" calcext:value-type="float">
            <text:p>0.0</text:p>
          </table:table-cell>
          <table:table-cell office:value-type="float" office:value="4.66620129685915" calcext:value-type="float">
            <text:p>4.7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42154493609964" calcext:value-type="float">
            <text:p>5.4</text:p>
          </table:table-cell>
          <table:table-cell office:value-type="float" office:value="0.520757276366838" calcext:value-type="float">
            <text:p>0.5</text:p>
          </table:table-cell>
          <table:table-cell office:value-type="float" office:value="0.0794676920246277" calcext:value-type="float">
            <text:p>0.1</text:p>
          </table:table-cell>
          <table:table-cell office:value-type="float" office:value="0.530135000000001" calcext:value-type="float">
            <text:p>0.5</text:p>
          </table:table-cell>
          <table:table-cell office:value-type="float" office:value="531.504826328559" calcext:value-type="float">
            <text:p>531.5</text:p>
          </table:table-cell>
          <table:table-cell office:value-type="float" office:value="532.262716666668" calcext:value-type="float">
            <text:p>532.3</text:p>
          </table:table-cell>
          <table:table-cell office:value-type="float" office:value="247.985790257489" calcext:value-type="float">
            <text:p>248.0</text:p>
          </table:table-cell>
          <table:table-cell office:value-type="float" office:value="1263.21691767183" calcext:value-type="float">
            <text:p>1263.2</text:p>
          </table:table-cell>
          <table:table-cell office:value-type="float" office:value="564.806771687242" calcext:value-type="float">
            <text:p>564.8</text:p>
          </table:table-cell>
          <table:table-cell office:value-type="float" office:value="288.09278569665" calcext:value-type="float">
            <text:p>288.1</text:p>
          </table:table-cell>
          <table:table-cell office:value-type="float" office:value="564.948461293831" calcext:value-type="float">
            <text:p>564.9</text:p>
          </table:table-cell>
          <table:table-cell office:value-type="float" office:value="9.65023982781941" calcext:value-type="float">
            <text:p>9.7</text:p>
          </table:table-cell>
          <table:table-cell office:value-type="float" office:value="2.20187644390771" calcext:value-type="float">
            <text:p>2.2</text:p>
          </table:table-cell>
          <table:table-cell office:value-type="float" office:value="633.85200695163" calcext:value-type="float">
            <text:p>633.9</text:p>
          </table:table-cell>
          <table:table-cell office:value-type="float" office:value="551.396431901655" calcext:value-type="float">
            <text:p>551.4</text:p>
          </table:table-cell>
          <table:table-cell office:value-type="float" office:value="708" calcext:value-type="float">
            <text:p>708</text:p>
          </table:table-cell>
          <table:table-cell table:style-name="ce13"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7612" calcext:value-type="float">
            <text:p>27612.0</text:p>
          </table:table-cell>
          <table:table-cell office:value-type="float" office:value="113.450007150063" calcext:value-type="float">
            <text:p>113.5</text:p>
          </table:table-cell>
          <table:table-cell office:value-type="float" office:value="101.33259350547" calcext:value-type="float">
            <text:p>101.3</text:p>
          </table:table-cell>
          <table:table-cell office:value-type="float" office:value="12.117413644593" calcext:value-type="float">
            <text:p>12.1</text:p>
          </table:table-cell>
          <table:table-cell office:value-type="float" office:value="12.1174136445929" calcext:value-type="float">
            <text:p>12.1</text:p>
          </table:table-cell>
          <table:table-cell office:value-type="float" office:value="0.0000000000000976996261670138" calcext:value-type="float">
            <text:p>0.0</text:p>
          </table:table-cell>
          <table:table-cell office:value-type="float" office:value="5.11972376241687" calcext:value-type="float">
            <text:p>5.1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43901501098942" calcext:value-type="float">
            <text:p>5.4</text:p>
          </table:table-cell>
          <table:table-cell office:value-type="float" office:value="0.585750871186651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2683" calcext:value-type="float">
            <text:p>0.5</text:p>
          </table:table-cell>
          <table:table-cell office:value-type="float" office:value="533.64812303526" calcext:value-type="float">
            <text:p>533.6</text:p>
          </table:table-cell>
          <table:table-cell office:value-type="float" office:value="534.473333333333" calcext:value-type="float">
            <text:p>534.5</text:p>
          </table:table-cell>
          <table:table-cell office:value-type="float" office:value="270.712020596059" calcext:value-type="float">
            <text:p>270.7</text:p>
          </table:table-cell>
          <table:table-cell office:value-type="float" office:value="1268.7699291577" calcext:value-type="float">
            <text:p>1268.8</text:p>
          </table:table-cell>
          <table:table-cell office:value-type="float" office:value="564.684439666927" calcext:value-type="float">
            <text:p>564.7</text:p>
          </table:table-cell>
          <table:table-cell office:value-type="float" office:value="288.133849146823" calcext:value-type="float">
            <text:p>288.1</text:p>
          </table:table-cell>
          <table:table-cell office:value-type="float" office:value="564.924614754521" calcext:value-type="float">
            <text:p>564.9</text:p>
          </table:table-cell>
          <table:table-cell office:value-type="float" office:value="9.55363475568894" calcext:value-type="float">
            <text:p>9.6</text:p>
          </table:table-cell>
          <table:table-cell office:value-type="float" office:value="2.3033198876025" calcext:value-type="float">
            <text:p>2.3</text:p>
          </table:table-cell>
          <table:table-cell office:value-type="float" office:value="652.289676629858" calcext:value-type="float">
            <text:p>652.3</text:p>
          </table:table-cell>
          <table:table-cell office:value-type="float" office:value="564.935049878566" calcext:value-type="float">
            <text:p>564.9</text:p>
          </table:table-cell>
          <table:table-cell office:value-type="float" office:value="708" calcext:value-type="float">
            <text:p>708</text:p>
          </table:table-cell>
          <table:table-cell table:style-name="ce13"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8188" calcext:value-type="float">
            <text:p>28188.0</text:p>
          </table:table-cell>
          <table:table-cell office:value-type="float" office:value="113.896609077571" calcext:value-type="float">
            <text:p>113.9</text:p>
          </table:table-cell>
          <table:table-cell office:value-type="float" office:value="101.746974076233" calcext:value-type="float">
            <text:p>101.7</text:p>
          </table:table-cell>
          <table:table-cell table:number-columns-repeated="2" office:value-type="float" office:value="12.1496350013381" calcext:value-type="float">
            <text:p>12.1</text:p>
          </table:table-cell>
          <table:table-cell office:value-type="float" office:value="0.000000000000056843418860808" calcext:value-type="float">
            <text:p>0.0</text:p>
          </table:table-cell>
          <table:table-cell office:value-type="float" office:value="5.12883316322496" calcext:value-type="float">
            <text:p>5.1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45380927896042" calcext:value-type="float">
            <text:p>5.5</text:p>
          </table:table-cell>
          <table:table-cell office:value-type="float" office:value="0.59406855915289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2683" calcext:value-type="float">
            <text:p>0.5</text:p>
          </table:table-cell>
          <table:table-cell office:value-type="float" office:value="535.71478780388" calcext:value-type="float">
            <text:p>535.7</text:p>
          </table:table-cell>
          <table:table-cell office:value-type="float" office:value="536.54" calcext:value-type="float">
            <text:p>536.5</text:p>
          </table:table-cell>
          <table:table-cell office:value-type="float" office:value="271.958100332332" calcext:value-type="float">
            <text:p>272.0</text:p>
          </table:table-cell>
          <table:table-cell office:value-type="float" office:value="1273.84816081569" calcext:value-type="float">
            <text:p>1273.8</text:p>
          </table:table-cell>
          <table:table-cell office:value-type="float" office:value="564.688952032718" calcext:value-type="float">
            <text:p>564.7</text:p>
          </table:table-cell>
          <table:table-cell office:value-type="float" office:value="288.175075691317" calcext:value-type="float">
            <text:p>288.2</text:p>
          </table:table-cell>
          <table:table-cell office:value-type="float" office:value="564.904056515616" calcext:value-type="float">
            <text:p>564.9</text:p>
          </table:table-cell>
          <table:table-cell office:value-type="float" office:value="9.45671009998236" calcext:value-type="float">
            <text:p>9.5</text:p>
          </table:table-cell>
          <table:table-cell office:value-type="float" office:value="2.40509745786342" calcext:value-type="float">
            <text:p>2.4</text:p>
          </table:table-cell>
          <table:table-cell office:value-type="float" office:value="655.040824425315" calcext:value-type="float">
            <text:p>655.0</text:p>
          </table:table-cell>
          <table:table-cell office:value-type="float" office:value="564.913059475652" calcext:value-type="float">
            <text:p>564.9</text:p>
          </table:table-cell>
          <table:table-cell office:value-type="float" office:value="708" calcext:value-type="float">
            <text:p>708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8800" calcext:value-type="float">
            <text:p>28800.0</text:p>
          </table:table-cell>
          <table:table-cell office:value-type="float" office:value="113.900981883604" calcext:value-type="float">
            <text:p>113.9</text:p>
          </table:table-cell>
          <table:table-cell office:value-type="float" office:value="101.673362234474" calcext:value-type="float">
            <text:p>101.7</text:p>
          </table:table-cell>
          <table:table-cell office:value-type="float" office:value="12.22761964913" calcext:value-type="float">
            <text:p>12.2</text:p>
          </table:table-cell>
          <table:table-cell office:value-type="float" office:value="12.2276196491301" calcext:value-type="float">
            <text:p>12.2</text:p>
          </table:table-cell>
          <table:table-cell office:value-type="float" office:value="0" calcext:value-type="float">
            <text:p>0.0</text:p>
          </table:table-cell>
          <table:table-cell office:value-type="float" office:value="5.18936681595218" calcext:value-type="float">
            <text:p>5.2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46864117156989" calcext:value-type="float">
            <text:p>5.5</text:p>
          </table:table-cell>
          <table:table-cell office:value-type="float" office:value="0.596687661608078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2683" calcext:value-type="float">
            <text:p>0.5</text:p>
          </table:table-cell>
          <table:table-cell office:value-type="float" office:value="537.781479927275" calcext:value-type="float">
            <text:p>537.8</text:p>
          </table:table-cell>
          <table:table-cell office:value-type="float" office:value="538.606666666667" calcext:value-type="float">
            <text:p>538.6</text:p>
          </table:table-cell>
          <table:table-cell office:value-type="float" office:value="272.339312271866" calcext:value-type="float">
            <text:p>272.3</text:p>
          </table:table-cell>
          <table:table-cell office:value-type="float" office:value="1278.92851943485" calcext:value-type="float">
            <text:p>1278.9</text:p>
          </table:table-cell>
          <table:table-cell office:value-type="float" office:value="564.69337262702" calcext:value-type="float">
            <text:p>564.7</text:p>
          </table:table-cell>
          <table:table-cell office:value-type="float" office:value="288.216343105285" calcext:value-type="float">
            <text:p>288.2</text:p>
          </table:table-cell>
          <table:table-cell office:value-type="float" office:value="564.886269334342" calcext:value-type="float">
            <text:p>564.9</text:p>
          </table:table-cell>
          <table:table-cell office:value-type="float" office:value="9.3591371968657" calcext:value-type="float">
            <text:p>9.4</text:p>
          </table:table-cell>
          <table:table-cell office:value-type="float" office:value="2.50755338058846" calcext:value-type="float">
            <text:p>2.5</text:p>
          </table:table-cell>
          <table:table-cell office:value-type="float" office:value="655.998914629575" calcext:value-type="float">
            <text:p>656.0</text:p>
          </table:table-cell>
          <table:table-cell office:value-type="float" office:value="564.894063547127" calcext:value-type="float">
            <text:p>564.9</text:p>
          </table:table-cell>
          <table:table-cell office:value-type="float" office:value="708" calcext:value-type="float">
            <text:p>708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9412" calcext:value-type="float">
            <text:p>29412.0</text:p>
          </table:table-cell>
          <table:table-cell office:value-type="float" office:value="113.89772132716" calcext:value-type="float">
            <text:p>113.9</text:p>
          </table:table-cell>
          <table:table-cell office:value-type="float" office:value="101.579426100561" calcext:value-type="float">
            <text:p>101.6</text:p>
          </table:table-cell>
          <table:table-cell office:value-type="float" office:value="12.3182952265985" calcext:value-type="float">
            <text:p>12.3</text:p>
          </table:table-cell>
          <table:table-cell office:value-type="float" office:value="12.3182952265983" calcext:value-type="float">
            <text:p>12.3</text:p>
          </table:table-cell>
          <table:table-cell office:value-type="float" office:value="0.000000000000145661260830821" calcext:value-type="float">
            <text:p>0.0</text:p>
          </table:table-cell>
          <table:table-cell office:value-type="float" office:value="5.26240907049767" calcext:value-type="float">
            <text:p>5.3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48347906189584" calcext:value-type="float">
            <text:p>5.5</text:p>
          </table:table-cell>
          <table:table-cell office:value-type="float" office:value="0.59948309420495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2683" calcext:value-type="float">
            <text:p>0.5</text:p>
          </table:table-cell>
          <table:table-cell office:value-type="float" office:value="539.848170943475" calcext:value-type="float">
            <text:p>539.8</text:p>
          </table:table-cell>
          <table:table-cell office:value-type="float" office:value="540.673333333333" calcext:value-type="float">
            <text:p>540.7</text:p>
          </table:table-cell>
          <table:table-cell office:value-type="float" office:value="272.749650697848" calcext:value-type="float">
            <text:p>272.7</text:p>
          </table:table-cell>
          <table:table-cell office:value-type="float" office:value="1284.01077994498" calcext:value-type="float">
            <text:p>1284.0</text:p>
          </table:table-cell>
          <table:table-cell office:value-type="float" office:value="564.6977135922" calcext:value-type="float">
            <text:p>564.7</text:p>
          </table:table-cell>
          <table:table-cell office:value-type="float" office:value="288.257657649504" calcext:value-type="float">
            <text:p>288.3</text:p>
          </table:table-cell>
          <table:table-cell office:value-type="float" office:value="564.870833239831" calcext:value-type="float">
            <text:p>564.9</text:p>
          </table:table-cell>
          <table:table-cell office:value-type="float" office:value="9.26092578426889" calcext:value-type="float">
            <text:p>9.3</text:p>
          </table:table-cell>
          <table:table-cell office:value-type="float" office:value="2.61067732461751" calcext:value-type="float">
            <text:p>2.6</text:p>
          </table:table-cell>
          <table:table-cell office:value-type="float" office:value="657.030069496386" calcext:value-type="float">
            <text:p>657.0</text:p>
          </table:table-cell>
          <table:table-cell office:value-type="float" office:value="564.877600756018" calcext:value-type="float">
            <text:p>564.9</text:p>
          </table:table-cell>
          <table:table-cell office:value-type="float" office:value="708" calcext:value-type="float">
            <text:p>708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9988" calcext:value-type="float">
            <text:p>29988.0</text:p>
          </table:table-cell>
          <table:table-cell office:value-type="float" office:value="113.897562215389" calcext:value-type="float">
            <text:p>113.9</text:p>
          </table:table-cell>
          <table:table-cell office:value-type="float" office:value="101.488540973308" calcext:value-type="float">
            <text:p>101.5</text:p>
          </table:table-cell>
          <table:table-cell office:value-type="float" office:value="12.4090212420811" calcext:value-type="float">
            <text:p>12.4</text:p>
          </table:table-cell>
          <table:table-cell office:value-type="float" office:value="12.409021242081" calcext:value-type="float">
            <text:p>12.4</text:p>
          </table:table-cell>
          <table:table-cell office:value-type="float" office:value="0.0000000000000959232693276135" calcext:value-type="float">
            <text:p>0.0</text:p>
          </table:table-cell>
          <table:table-cell office:value-type="float" office:value="5.33545132504311" calcext:value-type="float">
            <text:p>5.3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49832302407469" calcext:value-type="float">
            <text:p>5.5</text:p>
          </table:table-cell>
          <table:table-cell office:value-type="float" office:value="0.60232289296322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2683" calcext:value-type="float">
            <text:p>0.5</text:p>
          </table:table-cell>
          <table:table-cell office:value-type="float" office:value="541.914861188737" calcext:value-type="float">
            <text:p>541.9</text:p>
          </table:table-cell>
          <table:table-cell office:value-type="float" office:value="542.740000000001" calcext:value-type="float">
            <text:p>542.7</text:p>
          </table:table-cell>
          <table:table-cell office:value-type="float" office:value="273.168687414059" calcext:value-type="float">
            <text:p>273.2</text:p>
          </table:table-cell>
          <table:table-cell office:value-type="float" office:value="1289.09496553095" calcext:value-type="float">
            <text:p>1289.1</text:p>
          </table:table-cell>
          <table:table-cell office:value-type="float" office:value="564.701976675571" calcext:value-type="float">
            <text:p>564.7</text:p>
          </table:table-cell>
          <table:table-cell office:value-type="float" office:value="288.299022140149" calcext:value-type="float">
            <text:p>288.3</text:p>
          </table:table-cell>
          <table:table-cell office:value-type="float" office:value="564.857403198336" calcext:value-type="float">
            <text:p>564.9</text:p>
          </table:table-cell>
          <table:table-cell office:value-type="float" office:value="9.16207800857475" calcext:value-type="float">
            <text:p>9.2</text:p>
          </table:table-cell>
          <table:table-cell office:value-type="float" office:value="2.71446692573797" calcext:value-type="float">
            <text:p>2.7</text:p>
          </table:table-cell>
          <table:table-cell office:value-type="float" office:value="658.074871530858" calcext:value-type="float">
            <text:p>658.1</text:p>
          </table:table-cell>
          <table:table-cell office:value-type="float" office:value="564.863293795207" calcext:value-type="float">
            <text:p>564.9</text:p>
          </table:table-cell>
          <table:table-cell office:value-type="float" office:value="708" calcext:value-type="float">
            <text:p>708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0600" calcext:value-type="float">
            <text:p>30600.0</text:p>
          </table:table-cell>
          <table:table-cell office:value-type="float" office:value="113.898928504589" calcext:value-type="float">
            <text:p>113.9</text:p>
          </table:table-cell>
          <table:table-cell office:value-type="float" office:value="101.368652356219" calcext:value-type="float">
            <text:p>101.4</text:p>
          </table:table-cell>
          <table:table-cell office:value-type="float" office:value="12.530276148369" calcext:value-type="float">
            <text:p>12.5</text:p>
          </table:table-cell>
          <table:table-cell office:value-type="float" office:value="12.5302761483696" calcext:value-type="float">
            <text:p>12.5</text:p>
          </table:table-cell>
          <table:table-cell office:value-type="float" office:value="0" calcext:value-type="float">
            <text:p>0.0</text:p>
          </table:table-cell>
          <table:table-cell office:value-type="float" office:value="5.41095875567935" calcext:value-type="float">
            <text:p>5.4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57085312927756" calcext:value-type="float">
            <text:p>5.6</text:p>
          </table:table-cell>
          <table:table-cell office:value-type="float" office:value="0.605168263412045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97202" calcext:value-type="float">
            <text:p>0.5</text:p>
          </table:table-cell>
          <table:table-cell office:value-type="float" office:value="553.546630587822" calcext:value-type="float">
            <text:p>553.5</text:p>
          </table:table-cell>
          <table:table-cell office:value-type="float" office:value="554.663691666666" calcext:value-type="float">
            <text:p>554.7</text:p>
          </table:table-cell>
          <table:table-cell office:value-type="float" office:value="273.606911135156" calcext:value-type="float">
            <text:p>273.6</text:p>
          </table:table-cell>
          <table:table-cell office:value-type="float" office:value="1316.39814230098" calcext:value-type="float">
            <text:p>1316.4</text:p>
          </table:table-cell>
          <table:table-cell office:value-type="float" office:value="565.303832164585" calcext:value-type="float">
            <text:p>565.3</text:p>
          </table:table-cell>
          <table:table-cell office:value-type="float" office:value="288.340442415009" calcext:value-type="float">
            <text:p>288.3</text:p>
          </table:table-cell>
          <table:table-cell office:value-type="float" office:value="564.890427786309" calcext:value-type="float">
            <text:p>564.9</text:p>
          </table:table-cell>
          <table:table-cell office:value-type="float" office:value="9.0594825658648" calcext:value-type="float">
            <text:p>9.1</text:p>
          </table:table-cell>
          <table:table-cell office:value-type="float" office:value="2.82203557552763" calcext:value-type="float">
            <text:p>2.8</text:p>
          </table:table-cell>
          <table:table-cell office:value-type="float" office:value="659.115962779034" calcext:value-type="float">
            <text:p>659.1</text:p>
          </table:table-cell>
          <table:table-cell office:value-type="float" office:value="564.871716346481" calcext:value-type="float">
            <text:p>564.9</text:p>
          </table:table-cell>
          <table:table-cell office:value-type="float" office:value="689" calcext:value-type="float">
            <text:p>689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1212" calcext:value-type="float">
            <text:p>31212.0</text:p>
          </table:table-cell>
          <table:table-cell office:value-type="float" office:value="113.900814718446" calcext:value-type="float">
            <text:p>113.9</text:p>
          </table:table-cell>
          <table:table-cell office:value-type="float" office:value="101.111337352208" calcext:value-type="float">
            <text:p>101.1</text:p>
          </table:table-cell>
          <table:table-cell office:value-type="float" office:value="12.789477366238" calcext:value-type="float">
            <text:p>12.8</text:p>
          </table:table-cell>
          <table:table-cell office:value-type="float" office:value="12.7894773662382" calcext:value-type="float">
            <text:p>12.8</text:p>
          </table:table-cell>
          <table:table-cell office:value-type="float" office:value="0" calcext:value-type="float">
            <text:p>0.0</text:p>
          </table:table-cell>
          <table:table-cell office:value-type="float" office:value="5.49005743049774" calcext:value-type="float">
            <text:p>5.5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75145730758546" calcext:value-type="float">
            <text:p>5.8</text:p>
          </table:table-cell>
          <table:table-cell office:value-type="float" office:value="0.607958628155039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93910000000001" calcext:value-type="float">
            <text:p>0.5</text:p>
          </table:table-cell>
          <table:table-cell office:value-type="float" office:value="579.887925735619" calcext:value-type="float">
            <text:p>579.9</text:p>
          </table:table-cell>
          <table:table-cell office:value-type="float" office:value="580.946999999999" calcext:value-type="float">
            <text:p>580.9</text:p>
          </table:table-cell>
          <table:table-cell office:value-type="float" office:value="274.068558639527" calcext:value-type="float">
            <text:p>274.1</text:p>
          </table:table-cell>
          <table:table-cell office:value-type="float" office:value="1378.95397882407" calcext:value-type="float">
            <text:p>1379.0</text:p>
          </table:table-cell>
          <table:table-cell office:value-type="float" office:value="565.384890992427" calcext:value-type="float">
            <text:p>565.4</text:p>
          </table:table-cell>
          <table:table-cell office:value-type="float" office:value="288.381949873029" calcext:value-type="float">
            <text:p>288.4</text:p>
          </table:table-cell>
          <table:table-cell office:value-type="float" office:value="564.92939853526" calcext:value-type="float">
            <text:p>564.9</text:p>
          </table:table-cell>
          <table:table-cell office:value-type="float" office:value="8.94730681608273" calcext:value-type="float">
            <text:p>8.9</text:p>
          </table:table-cell>
          <table:table-cell office:value-type="float" office:value="2.93961876700387" calcext:value-type="float">
            <text:p>2.9</text:p>
          </table:table-cell>
          <table:table-cell office:value-type="float" office:value="660.127931381935" calcext:value-type="float">
            <text:p>660.1</text:p>
          </table:table-cell>
          <table:table-cell office:value-type="float" office:value="564.91224399012" calcext:value-type="float">
            <text:p>564.9</text:p>
          </table:table-cell>
          <table:table-cell office:value-type="float" office:value="689" calcext:value-type="float">
            <text:p>68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1788" calcext:value-type="float">
            <text:p>31788.0</text:p>
          </table:table-cell>
          <table:table-cell office:value-type="float" office:value="113.899913240032" calcext:value-type="float">
            <text:p>113.9</text:p>
          </table:table-cell>
          <table:table-cell office:value-type="float" office:value="100.845227274019" calcext:value-type="float">
            <text:p>100.8</text:p>
          </table:table-cell>
          <table:table-cell office:value-type="float" office:value="13.0546859660126" calcext:value-type="float">
            <text:p>13.1</text:p>
          </table:table-cell>
          <table:table-cell office:value-type="float" office:value="13.054685966013" calcext:value-type="float">
            <text:p>13.1</text:p>
          </table:table-cell>
          <table:table-cell office:value-type="float" office:value="0" calcext:value-type="float">
            <text:p>0.0</text:p>
          </table:table-cell>
          <table:table-cell office:value-type="float" office:value="5.5691865395886" calcext:value-type="float">
            <text:p>5.6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9347591077741" calcext:value-type="float">
            <text:p>5.9</text:p>
          </table:table-cell>
          <table:table-cell office:value-type="float" office:value="0.61073631864995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93909999999998" calcext:value-type="float">
            <text:p>0.5</text:p>
          </table:table-cell>
          <table:table-cell office:value-type="float" office:value="606.296177050351" calcext:value-type="float">
            <text:p>606.3</text:p>
          </table:table-cell>
          <table:table-cell office:value-type="float" office:value="607.352000000001" calcext:value-type="float">
            <text:p>607.4</text:p>
          </table:table-cell>
          <table:table-cell office:value-type="float" office:value="274.525210211257" calcext:value-type="float">
            <text:p>274.5</text:p>
          </table:table-cell>
          <table:table-cell office:value-type="float" office:value="1441.9345047241" calcext:value-type="float">
            <text:p>1441.9</text:p>
          </table:table-cell>
          <table:table-cell office:value-type="float" office:value="565.364482676999" calcext:value-type="float">
            <text:p>565.4</text:p>
          </table:table-cell>
          <table:table-cell office:value-type="float" office:value="288.423589582004" calcext:value-type="float">
            <text:p>288.4</text:p>
          </table:table-cell>
          <table:table-cell office:value-type="float" office:value="564.963907952994" calcext:value-type="float">
            <text:p>565.0</text:p>
          </table:table-cell>
          <table:table-cell office:value-type="float" office:value="8.82540468338977" calcext:value-type="float">
            <text:p>8.8</text:p>
          </table:table-cell>
          <table:table-cell office:value-type="float" office:value="3.06740002759797" calcext:value-type="float">
            <text:p>3.1</text:p>
          </table:table-cell>
          <table:table-cell office:value-type="float" office:value="661.137795851136" calcext:value-type="float">
            <text:p>661.1</text:p>
          </table:table-cell>
          <table:table-cell office:value-type="float" office:value="564.948732306946" calcext:value-type="float">
            <text:p>564.9</text:p>
          </table:table-cell>
          <table:table-cell office:value-type="float" office:value="689" calcext:value-type="float">
            <text:p>689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2400" calcext:value-type="float">
            <text:p>32400.0</text:p>
          </table:table-cell>
          <table:table-cell office:value-type="float" office:value="113.898743514889" calcext:value-type="float">
            <text:p>113.9</text:p>
          </table:table-cell>
          <table:table-cell office:value-type="float" office:value="100.578758169041" calcext:value-type="float">
            <text:p>100.6</text:p>
          </table:table-cell>
          <table:table-cell office:value-type="float" office:value="13.3199853458489" calcext:value-type="float">
            <text:p>13.3</text:p>
          </table:table-cell>
          <table:table-cell office:value-type="float" office:value="13.3199853458485" calcext:value-type="float">
            <text:p>13.3</text:p>
          </table:table-cell>
          <table:table-cell office:value-type="float" office:value="0.000000000000394351218346856" calcext:value-type="float">
            <text:p>0.0</text:p>
          </table:table-cell>
          <table:table-cell office:value-type="float" office:value="5.64831564867944" calcext:value-type="float">
            <text:p>5.6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11812061059569" calcext:value-type="float">
            <text:p>6.1</text:p>
          </table:table-cell>
          <table:table-cell office:value-type="float" office:value="0.61354508657362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93910000000001" calcext:value-type="float">
            <text:p>0.5</text:p>
          </table:table-cell>
          <table:table-cell office:value-type="float" office:value="632.704382974886" calcext:value-type="float">
            <text:p>632.7</text:p>
          </table:table-cell>
          <table:table-cell office:value-type="float" office:value="633.757000000001" calcext:value-type="float">
            <text:p>633.8</text:p>
          </table:table-cell>
          <table:table-cell office:value-type="float" office:value="274.982745954188" calcext:value-type="float">
            <text:p>275.0</text:p>
          </table:table-cell>
          <table:table-cell office:value-type="float" office:value="1504.933731643" calcext:value-type="float">
            <text:p>1504.9</text:p>
          </table:table-cell>
          <table:table-cell office:value-type="float" office:value="565.346029795601" calcext:value-type="float">
            <text:p>565.3</text:p>
          </table:table-cell>
          <table:table-cell office:value-type="float" office:value="288.465409334201" calcext:value-type="float">
            <text:p>288.5</text:p>
          </table:table-cell>
          <table:table-cell office:value-type="float" office:value="564.994311715651" calcext:value-type="float">
            <text:p>565.0</text:p>
          </table:table-cell>
          <table:table-cell office:value-type="float" office:value="8.6937749002343" calcext:value-type="float">
            <text:p>8.7</text:p>
          </table:table-cell>
          <table:table-cell office:value-type="float" office:value="3.20538056627994" calcext:value-type="float">
            <text:p>3.2</text:p>
          </table:table-cell>
          <table:table-cell office:value-type="float" office:value="662.160265831886" calcext:value-type="float">
            <text:p>662.2</text:p>
          </table:table-cell>
          <table:table-cell office:value-type="float" office:value="564.980953796625" calcext:value-type="float">
            <text:p>565.0</text:p>
          </table:table-cell>
          <table:table-cell office:value-type="float" office:value="689" calcext:value-type="float">
            <text:p>689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3012" calcext:value-type="float">
            <text:p>33012.0</text:p>
          </table:table-cell>
          <table:table-cell office:value-type="float" office:value="113.895214497646" calcext:value-type="float">
            <text:p>113.9</text:p>
          </table:table-cell>
          <table:table-cell office:value-type="float" office:value="100.315390300126" calcext:value-type="float">
            <text:p>100.3</text:p>
          </table:table-cell>
          <table:table-cell office:value-type="float" office:value="13.5798241975198" calcext:value-type="float">
            <text:p>13.6</text:p>
          </table:table-cell>
          <table:table-cell office:value-type="float" office:value="13.57982419752" calcext:value-type="float">
            <text:p>13.6</text:p>
          </table:table-cell>
          <table:table-cell office:value-type="float" office:value="0" calcext:value-type="float">
            <text:p>0.0</text:p>
          </table:table-cell>
          <table:table-cell office:value-type="float" office:value="5.72188236252044" calcext:value-type="float">
            <text:p>5.7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30154319249567" calcext:value-type="float">
            <text:p>6.3</text:p>
          </table:table-cell>
          <table:table-cell office:value-type="float" office:value="0.61639464250386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93910000000001" calcext:value-type="float">
            <text:p>0.5</text:p>
          </table:table-cell>
          <table:table-cell office:value-type="float" office:value="659.112537868355" calcext:value-type="float">
            <text:p>659.1</text:p>
          </table:table-cell>
          <table:table-cell office:value-type="float" office:value="660.161999999999" calcext:value-type="float">
            <text:p>660.2</text:p>
          </table:table-cell>
          <table:table-cell office:value-type="float" office:value="275.442960130129" calcext:value-type="float">
            <text:p>275.4</text:p>
          </table:table-cell>
          <table:table-cell office:value-type="float" office:value="1567.95209875276" calcext:value-type="float">
            <text:p>1568.0</text:p>
          </table:table-cell>
          <table:table-cell office:value-type="float" office:value="565.329281669448" calcext:value-type="float">
            <text:p>565.3</text:p>
          </table:table-cell>
          <table:table-cell office:value-type="float" office:value="288.507459268525" calcext:value-type="float">
            <text:p>288.5</text:p>
          </table:table-cell>
          <table:table-cell office:value-type="float" office:value="565.0209720405" calcext:value-type="float">
            <text:p>565.0</text:p>
          </table:table-cell>
          <table:table-cell office:value-type="float" office:value="8.55241667099122" calcext:value-type="float">
            <text:p>8.6</text:p>
          </table:table-cell>
          <table:table-cell office:value-type="float" office:value="3.35356107667493" calcext:value-type="float">
            <text:p>3.4</text:p>
          </table:table-cell>
          <table:table-cell office:value-type="float" office:value="663.199576948192" calcext:value-type="float">
            <text:p>663.2</text:p>
          </table:table-cell>
          <table:table-cell office:value-type="float" office:value="565.009268848894" calcext:value-type="float">
            <text:p>565.0</text:p>
          </table:table-cell>
          <table:table-cell office:value-type="float" office:value="689" calcext:value-type="float">
            <text:p>68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3588" calcext:value-type="float">
            <text:p>33588.0</text:p>
          </table:table-cell>
          <table:table-cell office:value-type="float" office:value="113.883507916279" calcext:value-type="float">
            <text:p>113.9</text:p>
          </table:table-cell>
          <table:table-cell office:value-type="float" office:value="100.086713074679" calcext:value-type="float">
            <text:p>100.1</text:p>
          </table:table-cell>
          <table:table-cell office:value-type="float" office:value="13.7967948416006" calcext:value-type="float">
            <text:p>13.8</text:p>
          </table:table-cell>
          <table:table-cell office:value-type="float" office:value="13.7967948415999" calcext:value-type="float">
            <text:p>13.8</text:p>
          </table:table-cell>
          <table:table-cell office:value-type="float" office:value="0.000000000000719424519957101" calcext:value-type="float">
            <text:p>0.0</text:p>
          </table:table-cell>
          <table:table-cell office:value-type="float" office:value="5.75226678686124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48502842533724" calcext:value-type="float">
            <text:p>6.5</text:p>
          </table:table-cell>
          <table:table-cell office:value-type="float" office:value="0.619495629401991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93909999999998" calcext:value-type="float">
            <text:p>0.5</text:p>
          </table:table-cell>
          <table:table-cell office:value-type="float" office:value="685.520636515018" calcext:value-type="float">
            <text:p>685.5</text:p>
          </table:table-cell>
          <table:table-cell office:value-type="float" office:value="686.567000000001" calcext:value-type="float">
            <text:p>686.6</text:p>
          </table:table-cell>
          <table:table-cell office:value-type="float" office:value="275.938249753705" calcext:value-type="float">
            <text:p>275.9</text:p>
          </table:table-cell>
          <table:table-cell office:value-type="float" office:value="1630.99010721121" calcext:value-type="float">
            <text:p>1631.0</text:p>
          </table:table-cell>
          <table:table-cell office:value-type="float" office:value="565.314027696707" calcext:value-type="float">
            <text:p>565.3</text:p>
          </table:table-cell>
          <table:table-cell office:value-type="float" office:value="288.549797115589" calcext:value-type="float">
            <text:p>288.5</text:p>
          </table:table-cell>
          <table:table-cell office:value-type="float" office:value="565.044245968887" calcext:value-type="float">
            <text:p>565.0</text:p>
          </table:table-cell>
          <table:table-cell office:value-type="float" office:value="8.40134123405137" calcext:value-type="float">
            <text:p>8.4</text:p>
          </table:table-cell>
          <table:table-cell office:value-type="float" office:value="3.51192962220509" calcext:value-type="float">
            <text:p>3.5</text:p>
          </table:table-cell>
          <table:table-cell office:value-type="float" office:value="664.337078446992" calcext:value-type="float">
            <text:p>664.3</text:p>
          </table:table-cell>
          <table:table-cell office:value-type="float" office:value="565.034037655024" calcext:value-type="float">
            <text:p>565.0</text:p>
          </table:table-cell>
          <table:table-cell office:value-type="float" office:value="689" calcext:value-type="float">
            <text:p>689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4200" calcext:value-type="float">
            <text:p>34200.0</text:p>
          </table:table-cell>
          <table:table-cell office:value-type="float" office:value="113.882969613534" calcext:value-type="float">
            <text:p>113.9</text:p>
          </table:table-cell>
          <table:table-cell office:value-type="float" office:value="100.080345523728" calcext:value-type="float">
            <text:p>100.1</text:p>
          </table:table-cell>
          <table:table-cell office:value-type="float" office:value="13.8026240898052" calcext:value-type="float">
            <text:p>13.8</text:p>
          </table:table-cell>
          <table:table-cell office:value-type="float" office:value="13.8026240898054" calcext:value-type="float">
            <text:p>13.8</text:p>
          </table:table-cell>
          <table:table-cell office:value-type="float" office:value="0" calcext:value-type="float">
            <text:p>0.0</text:p>
          </table:table-cell>
          <table:table-cell office:value-type="float" office:value="5.77131983231579" calcext:value-type="float">
            <text:p>5.8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49114250564472" calcext:value-type="float">
            <text:p>6.5</text:p>
          </table:table-cell>
          <table:table-cell office:value-type="float" office:value="0.62278375184474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71284000000001" calcext:value-type="float">
            <text:p>0.5</text:p>
          </table:table-cell>
          <table:table-cell office:value-type="float" office:value="682.419429265712" calcext:value-type="float">
            <text:p>682.4</text:p>
          </table:table-cell>
          <table:table-cell office:value-type="float" office:value="682.654374999999" calcext:value-type="float">
            <text:p>682.7</text:p>
          </table:table-cell>
          <table:table-cell office:value-type="float" office:value="276.41794414618" calcext:value-type="float">
            <text:p>276.4</text:p>
          </table:table-cell>
          <table:table-cell office:value-type="float" office:value="1625.70755925827" calcext:value-type="float">
            <text:p>1625.7</text:p>
          </table:table-cell>
          <table:table-cell office:value-type="float" office:value="563.799597101348" calcext:value-type="float">
            <text:p>563.8</text:p>
          </table:table-cell>
          <table:table-cell office:value-type="float" office:value="288.592468064897" calcext:value-type="float">
            <text:p>288.6</text:p>
          </table:table-cell>
          <table:table-cell office:value-type="float" office:value="564.956866989999" calcext:value-type="float">
            <text:p>565.0</text:p>
          </table:table-cell>
          <table:table-cell office:value-type="float" office:value="8.25012635907655" calcext:value-type="float">
            <text:p>8.3</text:p>
          </table:table-cell>
          <table:table-cell office:value-type="float" office:value="3.67089892297997" calcext:value-type="float">
            <text:p>3.7</text:p>
          </table:table-cell>
          <table:table-cell office:value-type="float" office:value="665.549041730388" calcext:value-type="float">
            <text:p>665.5</text:p>
          </table:table-cell>
          <table:table-cell office:value-type="float" office:value="565.004697192076" calcext:value-type="float">
            <text:p>565.0</text:p>
          </table:table-cell>
          <table:table-cell office:value-type="float" office:value="862" calcext:value-type="float">
            <text:p>862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4812" calcext:value-type="float">
            <text:p>34812.0</text:p>
          </table:table-cell>
          <table:table-cell office:value-type="float" office:value="113.882722453386" calcext:value-type="float">
            <text:p>113.9</text:p>
          </table:table-cell>
          <table:table-cell office:value-type="float" office:value="100.390146186059" calcext:value-type="float">
            <text:p>100.4</text:p>
          </table:table-cell>
          <table:table-cell office:value-type="float" office:value="13.492576267326" calcext:value-type="float">
            <text:p>13.5</text:p>
          </table:table-cell>
          <table:table-cell office:value-type="float" office:value="13.492576267327" calcext:value-type="float">
            <text:p>13.5</text:p>
          </table:table-cell>
          <table:table-cell office:value-type="float" office:value="0" calcext:value-type="float">
            <text:p>0.0</text:p>
          </table:table-cell>
          <table:table-cell office:value-type="float" office:value="5.78715648383108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16451766499742" calcext:value-type="float">
            <text:p>6.2</text:p>
          </table:table-cell>
          <table:table-cell office:value-type="float" office:value="0.62603811849753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68770000000001" calcext:value-type="float">
            <text:p>0.5</text:p>
          </table:table-cell>
          <table:table-cell office:value-type="float" office:value="634.240935464443" calcext:value-type="float">
            <text:p>634.2</text:p>
          </table:table-cell>
          <table:table-cell office:value-type="float" office:value="634.575333333335" calcext:value-type="float">
            <text:p>634.6</text:p>
          </table:table-cell>
          <table:table-cell office:value-type="float" office:value="276.818451222067" calcext:value-type="float">
            <text:p>276.8</text:p>
          </table:table-cell>
          <table:table-cell office:value-type="float" office:value="1511.887498581" calcext:value-type="float">
            <text:p>1511.9</text:p>
          </table:table-cell>
          <table:table-cell office:value-type="float" office:value="563.483299557508" calcext:value-type="float">
            <text:p>563.5</text:p>
          </table:table-cell>
          <table:table-cell office:value-type="float" office:value="288.63542047952" calcext:value-type="float">
            <text:p>288.6</text:p>
          </table:table-cell>
          <table:table-cell office:value-type="float" office:value="564.858081767134" calcext:value-type="float">
            <text:p>564.9</text:p>
          </table:table-cell>
          <table:table-cell office:value-type="float" office:value="8.1167169087583" calcext:value-type="float">
            <text:p>8.1</text:p>
          </table:table-cell>
          <table:table-cell office:value-type="float" office:value="3.81129005504357" calcext:value-type="float">
            <text:p>3.8</text:p>
          </table:table-cell>
          <table:table-cell office:value-type="float" office:value="666.767681114917" calcext:value-type="float">
            <text:p>666.8</text:p>
          </table:table-cell>
          <table:table-cell office:value-type="float" office:value="564.901630744766" calcext:value-type="float">
            <text:p>564.9</text:p>
          </table:table-cell>
          <table:table-cell office:value-type="float" office:value="862" calcext:value-type="float">
            <text:p>862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5388" calcext:value-type="float">
            <text:p>35388.0</text:p>
          </table:table-cell>
          <table:table-cell office:value-type="float" office:value="113.863272035213" calcext:value-type="float">
            <text:p>113.9</text:p>
          </table:table-cell>
          <table:table-cell office:value-type="float" office:value="100.687842935157" calcext:value-type="float">
            <text:p>100.7</text:p>
          </table:table-cell>
          <table:table-cell office:value-type="float" office:value="13.1754291000564" calcext:value-type="float">
            <text:p>13.2</text:p>
          </table:table-cell>
          <table:table-cell office:value-type="float" office:value="13.1754291000563" calcext:value-type="float">
            <text:p>13.2</text:p>
          </table:table-cell>
          <table:table-cell office:value-type="float" office:value="0.000000000000103028696685215" calcext:value-type="float">
            <text:p>0.0</text:p>
          </table:table-cell>
          <table:table-cell office:value-type="float" office:value="5.80157025491886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82956238473182" calcext:value-type="float">
            <text:p>5.8</text:p>
          </table:table-cell>
          <table:table-cell office:value-type="float" office:value="0.629432460405788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68769999999998" calcext:value-type="float">
            <text:p>0.5</text:p>
          </table:table-cell>
          <table:table-cell office:value-type="float" office:value="585.801066552873" calcext:value-type="float">
            <text:p>585.8</text:p>
          </table:table-cell>
          <table:table-cell office:value-type="float" office:value="586.121999999999" calcext:value-type="float">
            <text:p>586.1</text:p>
          </table:table-cell>
          <table:table-cell office:value-type="float" office:value="277.247949058871" calcext:value-type="float">
            <text:p>277.2</text:p>
          </table:table-cell>
          <table:table-cell office:value-type="float" office:value="1396.75281603337" calcext:value-type="float">
            <text:p>1396.8</text:p>
          </table:table-cell>
          <table:table-cell office:value-type="float" office:value="563.376987631078" calcext:value-type="float">
            <text:p>563.4</text:p>
          </table:table-cell>
          <table:table-cell office:value-type="float" office:value="288.678564025407" calcext:value-type="float">
            <text:p>288.7</text:p>
          </table:table-cell>
          <table:table-cell office:value-type="float" office:value="564.768922474878" calcext:value-type="float">
            <text:p>564.8</text:p>
          </table:table-cell>
          <table:table-cell office:value-type="float" office:value="8.00156986010532" calcext:value-type="float">
            <text:p>8.0</text:p>
          </table:table-cell>
          <table:table-cell office:value-type="float" office:value="3.93252800779412" calcext:value-type="float">
            <text:p>3.9</text:p>
          </table:table-cell>
          <table:table-cell office:value-type="float" office:value="668.044684543679" calcext:value-type="float">
            <text:p>668.0</text:p>
          </table:table-cell>
          <table:table-cell office:value-type="float" office:value="564.808352189793" calcext:value-type="float">
            <text:p>564.8</text:p>
          </table:table-cell>
          <table:table-cell office:value-type="float" office:value="862" calcext:value-type="float">
            <text:p>862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6000" calcext:value-type="float">
            <text:p>36000.0</text:p>
          </table:table-cell>
          <table:table-cell office:value-type="float" office:value="113.841850174533" calcext:value-type="float">
            <text:p>113.8</text:p>
          </table:table-cell>
          <table:table-cell office:value-type="float" office:value="100.98488033195" calcext:value-type="float">
            <text:p>101.0</text:p>
          </table:table-cell>
          <table:table-cell office:value-type="float" office:value="12.8569698425834" calcext:value-type="float">
            <text:p>12.9</text:p>
          </table:table-cell>
          <table:table-cell office:value-type="float" office:value="12.8569698425832" calcext:value-type="float">
            <text:p>12.9</text:p>
          </table:table-cell>
          <table:table-cell office:value-type="float" office:value="0.000000000000175859327100625" calcext:value-type="float">
            <text:p>0.0</text:p>
          </table:table-cell>
          <table:table-cell office:value-type="float" office:value="5.81339539670983" calcext:value-type="float">
            <text:p>5.8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49503444959791" calcext:value-type="float">
            <text:p>5.5</text:p>
          </table:table-cell>
          <table:table-cell office:value-type="float" office:value="0.633675996275718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68770000000001" calcext:value-type="float">
            <text:p>0.5</text:p>
          </table:table-cell>
          <table:table-cell office:value-type="float" office:value="537.362124080635" calcext:value-type="float">
            <text:p>537.4</text:p>
          </table:table-cell>
          <table:table-cell office:value-type="float" office:value="537.668666666665" calcext:value-type="float">
            <text:p>537.7</text:p>
          </table:table-cell>
          <table:table-cell office:value-type="float" office:value="277.814197475435" calcext:value-type="float">
            <text:p>277.8</text:p>
          </table:table-cell>
          <table:table-cell office:value-type="float" office:value="1281.5749458299" calcext:value-type="float">
            <text:p>1281.6</text:p>
          </table:table-cell>
          <table:table-cell office:value-type="float" office:value="563.252791552485" calcext:value-type="float">
            <text:p>563.3</text:p>
          </table:table-cell>
          <table:table-cell office:value-type="float" office:value="288.721820246704" calcext:value-type="float">
            <text:p>288.7</text:p>
          </table:table-cell>
          <table:table-cell office:value-type="float" office:value="564.68713812426" calcext:value-type="float">
            <text:p>564.7</text:p>
          </table:table-cell>
          <table:table-cell office:value-type="float" office:value="7.90474108151584" calcext:value-type="float">
            <text:p>7.9</text:p>
          </table:table-cell>
          <table:table-cell office:value-type="float" office:value="4.03455461915159" calcext:value-type="float">
            <text:p>4.0</text:p>
          </table:table-cell>
          <table:table-cell office:value-type="float" office:value="669.635150523094" calcext:value-type="float">
            <text:p>669.6</text:p>
          </table:table-cell>
          <table:table-cell office:value-type="float" office:value="564.723410539318" calcext:value-type="float">
            <text:p>564.7</text:p>
          </table:table-cell>
          <table:table-cell office:value-type="float" office:value="862" calcext:value-type="float">
            <text:p>862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6612" calcext:value-type="float">
            <text:p>36612.0</text:p>
          </table:table-cell>
          <table:table-cell office:value-type="float" office:value="113.840108420689" calcext:value-type="float">
            <text:p>113.8</text:p>
          </table:table-cell>
          <table:table-cell office:value-type="float" office:value="101.294131674666" calcext:value-type="float">
            <text:p>101.3</text:p>
          </table:table-cell>
          <table:table-cell office:value-type="float" office:value="12.5459767460234" calcext:value-type="float">
            <text:p>12.5</text:p>
          </table:table-cell>
          <table:table-cell office:value-type="float" office:value="12.5459767460228" calcext:value-type="float">
            <text:p>12.5</text:p>
          </table:table-cell>
          <table:table-cell office:value-type="float" office:value="0.000000000000643041175862891" calcext:value-type="float">
            <text:p>0.0</text:p>
          </table:table-cell>
          <table:table-cell office:value-type="float" office:value="5.82516291564922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16771413934392" calcext:value-type="float">
            <text:p>5.2</text:p>
          </table:table-cell>
          <table:table-cell office:value-type="float" office:value="0.638235691030456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68770000000001" calcext:value-type="float">
            <text:p>0.5</text:p>
          </table:table-cell>
          <table:table-cell office:value-type="float" office:value="488.92428110782" calcext:value-type="float">
            <text:p>488.9</text:p>
          </table:table-cell>
          <table:table-cell office:value-type="float" office:value="489.215333333333" calcext:value-type="float">
            <text:p>489.2</text:p>
          </table:table-cell>
          <table:table-cell office:value-type="float" office:value="278.434223697131" calcext:value-type="float">
            <text:p>278.4</text:p>
          </table:table-cell>
          <table:table-cell office:value-type="float" office:value="1166.35162241221" calcext:value-type="float">
            <text:p>1166.4</text:p>
          </table:table-cell>
          <table:table-cell office:value-type="float" office:value="563.105821558284" calcext:value-type="float">
            <text:p>563.1</text:p>
          </table:table-cell>
          <table:table-cell office:value-type="float" office:value="288.765093611772" calcext:value-type="float">
            <text:p>288.8</text:p>
          </table:table-cell>
          <table:table-cell office:value-type="float" office:value="564.611001239059" calcext:value-type="float">
            <text:p>564.6</text:p>
          </table:table-cell>
          <table:table-cell office:value-type="float" office:value="7.82625617668529" calcext:value-type="float">
            <text:p>7.8</text:p>
          </table:table-cell>
          <table:table-cell office:value-type="float" office:value="4.11734355856765" calcext:value-type="float">
            <text:p>4.1</text:p>
          </table:table-cell>
          <table:table-cell office:value-type="float" office:value="671.327813590043" calcext:value-type="float">
            <text:p>671.3</text:p>
          </table:table-cell>
          <table:table-cell office:value-type="float" office:value="564.644857466345" calcext:value-type="float">
            <text:p>564.6</text:p>
          </table:table-cell>
          <table:table-cell office:value-type="float" office:value="862" calcext:value-type="float">
            <text:p>862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7188" calcext:value-type="float">
            <text:p>37188.0</text:p>
          </table:table-cell>
          <table:table-cell office:value-type="float" office:value="113.840248501256" calcext:value-type="float">
            <text:p>113.8</text:p>
          </table:table-cell>
          <table:table-cell office:value-type="float" office:value="101.603073777857" calcext:value-type="float">
            <text:p>101.6</text:p>
          </table:table-cell>
          <table:table-cell office:value-type="float" office:value="12.2371747233979" calcext:value-type="float">
            <text:p>12.2</text:p>
          </table:table-cell>
          <table:table-cell office:value-type="float" office:value="12.2371747233989" calcext:value-type="float">
            <text:p>12.2</text:p>
          </table:table-cell>
          <table:table-cell office:value-type="float" office:value="0" calcext:value-type="float">
            <text:p>0.0</text:p>
          </table:table-cell>
          <table:table-cell office:value-type="float" office:value="5.83693043458861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84256432041101" calcext:value-type="float">
            <text:p>4.8</text:p>
          </table:table-cell>
          <table:table-cell office:value-type="float" office:value="0.64281596839835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68769999999998" calcext:value-type="float">
            <text:p>0.5</text:p>
          </table:table-cell>
          <table:table-cell office:value-type="float" office:value="440.487791626199" calcext:value-type="float">
            <text:p>440.5</text:p>
          </table:table-cell>
          <table:table-cell office:value-type="float" office:value="440.762000000001" calcext:value-type="float">
            <text:p>440.8</text:p>
          </table:table-cell>
          <table:table-cell office:value-type="float" office:value="279.061653662802" calcext:value-type="float">
            <text:p>279.1</text:p>
          </table:table-cell>
          <table:table-cell office:value-type="float" office:value="1051.0801052962" calcext:value-type="float">
            <text:p>1051.1</text:p>
          </table:table-cell>
          <table:table-cell office:value-type="float" office:value="562.929249525511" calcext:value-type="float">
            <text:p>562.9</text:p>
          </table:table-cell>
          <table:table-cell office:value-type="float" office:value="288.808279623395" calcext:value-type="float">
            <text:p>288.8</text:p>
          </table:table-cell>
          <table:table-cell office:value-type="float" office:value="564.539162268956" calcext:value-type="float">
            <text:p>564.5</text:p>
          </table:table-cell>
          <table:table-cell office:value-type="float" office:value="7.76612421693872" calcext:value-type="float">
            <text:p>7.8</text:p>
          </table:table-cell>
          <table:table-cell office:value-type="float" office:value="4.18088593457381" calcext:value-type="float">
            <text:p>4.2</text:p>
          </table:table-cell>
          <table:table-cell office:value-type="float" office:value="673.025591563543" calcext:value-type="float">
            <text:p>673.0</text:p>
          </table:table-cell>
          <table:table-cell office:value-type="float" office:value="564.571182954055" calcext:value-type="float">
            <text:p>564.6</text:p>
          </table:table-cell>
          <table:table-cell office:value-type="float" office:value="862" calcext:value-type="float">
            <text:p>862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7800" calcext:value-type="float">
            <text:p>37800.0</text:p>
          </table:table-cell>
          <table:table-cell office:value-type="float" office:value="113.898359687141" calcext:value-type="float">
            <text:p>113.9</text:p>
          </table:table-cell>
          <table:table-cell office:value-type="float" office:value="101.712458176885" calcext:value-type="float">
            <text:p>101.7</text:p>
          </table:table-cell>
          <table:table-cell office:value-type="float" office:value="12.1859015102553" calcext:value-type="float">
            <text:p>12.2</text:p>
          </table:table-cell>
          <table:table-cell office:value-type="float" office:value="12.1859015102563" calcext:value-type="float">
            <text:p>12.2</text:p>
          </table:table-cell>
          <table:table-cell office:value-type="float" office:value="0" calcext:value-type="float">
            <text:p>0.0</text:p>
          </table:table-cell>
          <table:table-cell office:value-type="float" office:value="5.84557550324397" calcext:value-type="float">
            <text:p>5.8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73608456451715" calcext:value-type="float">
            <text:p>4.7</text:p>
          </table:table-cell>
          <table:table-cell office:value-type="float" office:value="0.646951442494255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11196000000001" calcext:value-type="float">
            <text:p>0.5</text:p>
          </table:table-cell>
          <table:table-cell office:value-type="float" office:value="429.17155563279" calcext:value-type="float">
            <text:p>429.2</text:p>
          </table:table-cell>
          <table:table-cell office:value-type="float" office:value="430.753291666669" calcext:value-type="float">
            <text:p>430.8</text:p>
          </table:table-cell>
          <table:table-cell office:value-type="float" office:value="279.666752379361" calcext:value-type="float">
            <text:p>279.7</text:p>
          </table:table-cell>
          <table:table-cell office:value-type="float" office:value="1022.67768252942" calcext:value-type="float">
            <text:p>1022.7</text:p>
          </table:table-cell>
          <table:table-cell office:value-type="float" office:value="565.786982303603" calcext:value-type="float">
            <text:p>565.8</text:p>
          </table:table-cell>
          <table:table-cell office:value-type="float" office:value="288.851280146171" calcext:value-type="float">
            <text:p>288.9</text:p>
          </table:table-cell>
          <table:table-cell office:value-type="float" office:value="564.584525863048" calcext:value-type="float">
            <text:p>564.6</text:p>
          </table:table-cell>
          <table:table-cell office:value-type="float" office:value="7.71215432801202" calcext:value-type="float">
            <text:p>7.7</text:p>
          </table:table-cell>
          <table:table-cell office:value-type="float" office:value="4.23737507897798" calcext:value-type="float">
            <text:p>4.2</text:p>
          </table:table-cell>
          <table:table-cell office:value-type="float" office:value="674.519478191256" calcext:value-type="float">
            <text:p>674.5</text:p>
          </table:table-cell>
          <table:table-cell office:value-type="float" office:value="564.553047442643" calcext:value-type="float">
            <text:p>564.6</text:p>
          </table:table-cell>
          <table:table-cell office:value-type="float" office:value="521" calcext:value-type="float">
            <text:p>521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8412" calcext:value-type="float">
            <text:p>38412.0</text:p>
          </table:table-cell>
          <table:table-cell office:value-type="float" office:value="113.952710556703" calcext:value-type="float">
            <text:p>114.0</text:p>
          </table:table-cell>
          <table:table-cell office:value-type="float" office:value="101.453223936738" calcext:value-type="float">
            <text:p>101.5</text:p>
          </table:table-cell>
          <table:table-cell office:value-type="float" office:value="12.4994866199658" calcext:value-type="float">
            <text:p>12.5</text:p>
          </table:table-cell>
          <table:table-cell office:value-type="float" office:value="12.4994866199659" calcext:value-type="float">
            <text:p>12.5</text:p>
          </table:table-cell>
          <table:table-cell office:value-type="float" office:value="0" calcext:value-type="float">
            <text:p>0.0</text:p>
          </table:table-cell>
          <table:table-cell office:value-type="float" office:value="5.84967181716438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03896593003255" calcext:value-type="float">
            <text:p>5.0</text:p>
          </table:table-cell>
          <table:table-cell office:value-type="float" office:value="0.648844872769208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1591" calcext:value-type="float">
            <text:p>0.5</text:p>
          </table:table-cell>
          <table:table-cell office:value-type="float" office:value="475.483314079459" calcext:value-type="float">
            <text:p>475.5</text:p>
          </table:table-cell>
          <table:table-cell office:value-type="float" office:value="476.75033333333" calcext:value-type="float">
            <text:p>476.8</text:p>
          </table:table-cell>
          <table:table-cell office:value-type="float" office:value="280.020084304409" calcext:value-type="float">
            <text:p>280.0</text:p>
          </table:table-cell>
          <table:table-cell office:value-type="float" office:value="1131.9708391443" calcext:value-type="float">
            <text:p>1132.0</text:p>
          </table:table-cell>
          <table:table-cell office:value-type="float" office:value="566.227831460044" calcext:value-type="float">
            <text:p>566.2</text:p>
          </table:table-cell>
          <table:table-cell office:value-type="float" office:value="288.894083763953" calcext:value-type="float">
            <text:p>288.9</text:p>
          </table:table-cell>
          <table:table-cell office:value-type="float" office:value="564.656176310492" calcext:value-type="float">
            <text:p>564.7</text:p>
          </table:table-cell>
          <table:table-cell office:value-type="float" office:value="7.64144323700624" calcext:value-type="float">
            <text:p>7.6</text:p>
          </table:table-cell>
          <table:table-cell office:value-type="float" office:value="4.31130134532537" calcext:value-type="float">
            <text:p>4.3</text:p>
          </table:table-cell>
          <table:table-cell office:value-type="float" office:value="675.161851814029" calcext:value-type="float">
            <text:p>675.2</text:p>
          </table:table-cell>
          <table:table-cell office:value-type="float" office:value="564.624202270418" calcext:value-type="float">
            <text:p>564.6</text:p>
          </table:table-cell>
          <table:table-cell office:value-type="float" office:value="521" calcext:value-type="float">
            <text:p>521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8988" calcext:value-type="float">
            <text:p>38988.0</text:p>
          </table:table-cell>
          <table:table-cell office:value-type="float" office:value="113.957960086547" calcext:value-type="float">
            <text:p>114.0</text:p>
          </table:table-cell>
          <table:table-cell office:value-type="float" office:value="101.140218606776" calcext:value-type="float">
            <text:p>101.1</text:p>
          </table:table-cell>
          <table:table-cell table:number-columns-repeated="2" office:value-type="float" office:value="12.8177414797708" calcext:value-type="float">
            <text:p>12.8</text:p>
          </table:table-cell>
          <table:table-cell office:value-type="float" office:value="0" calcext:value-type="float">
            <text:p>0.0</text:p>
          </table:table-cell>
          <table:table-cell office:value-type="float" office:value="5.85372958231589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35207605581345" calcext:value-type="float">
            <text:p>5.4</text:p>
          </table:table-cell>
          <table:table-cell office:value-type="float" office:value="0.649931841641156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1591" calcext:value-type="float">
            <text:p>0.5</text:p>
          </table:table-cell>
          <table:table-cell office:value-type="float" office:value="521.963712976676" calcext:value-type="float">
            <text:p>522.0</text:p>
          </table:table-cell>
          <table:table-cell office:value-type="float" office:value="523.222000000002" calcext:value-type="float">
            <text:p>523.2</text:p>
          </table:table-cell>
          <table:table-cell office:value-type="float" office:value="280.251161782306" calcext:value-type="float">
            <text:p>280.3</text:p>
          </table:table-cell>
          <table:table-cell office:value-type="float" office:value="1242.8418277714" calcext:value-type="float">
            <text:p>1242.8</text:p>
          </table:table-cell>
          <table:table-cell office:value-type="float" office:value="566.104933416654" calcext:value-type="float">
            <text:p>566.1</text:p>
          </table:table-cell>
          <table:table-cell office:value-type="float" office:value="288.936768341604" calcext:value-type="float">
            <text:p>288.9</text:p>
          </table:table-cell>
          <table:table-cell office:value-type="float" office:value="564.724286835368" calcext:value-type="float">
            <text:p>564.7</text:p>
          </table:table-cell>
          <table:table-cell office:value-type="float" office:value="7.55339026321013" calcext:value-type="float">
            <text:p>7.6</text:p>
          </table:table-cell>
          <table:table-cell office:value-type="float" office:value="4.40340955299269" calcext:value-type="float">
            <text:p>4.4</text:p>
          </table:table-cell>
          <table:table-cell office:value-type="float" office:value="675.539296793602" calcext:value-type="float">
            <text:p>675.5</text:p>
          </table:table-cell>
          <table:table-cell office:value-type="float" office:value="564.693951012486" calcext:value-type="float">
            <text:p>564.7</text:p>
          </table:table-cell>
          <table:table-cell office:value-type="float" office:value="521" calcext:value-type="float">
            <text:p>521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9600" calcext:value-type="float">
            <text:p>39600.0</text:p>
          </table:table-cell>
          <table:table-cell office:value-type="float" office:value="113.957696711169" calcext:value-type="float">
            <text:p>114.0</text:p>
          </table:table-cell>
          <table:table-cell office:value-type="float" office:value="100.815032015496" calcext:value-type="float">
            <text:p>100.8</text:p>
          </table:table-cell>
          <table:table-cell office:value-type="float" office:value="13.1426646956746" calcext:value-type="float">
            <text:p>13.1</text:p>
          </table:table-cell>
          <table:table-cell office:value-type="float" office:value="13.1426646956735" calcext:value-type="float">
            <text:p>13.1</text:p>
          </table:table-cell>
          <table:table-cell office:value-type="float" office:value="0.00000000000116884280032536" calcext:value-type="float">
            <text:p>0.0</text:p>
          </table:table-cell>
          <table:table-cell office:value-type="float" office:value="5.85778734746745" calcext:value-type="float">
            <text:p>5.9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67191842314553" calcext:value-type="float">
            <text:p>5.7</text:p>
          </table:table-cell>
          <table:table-cell office:value-type="float" office:value="0.650954925061751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51591" calcext:value-type="float">
            <text:p>0.5</text:p>
          </table:table-cell>
          <table:table-cell office:value-type="float" office:value="568.444445280593" calcext:value-type="float">
            <text:p>568.4</text:p>
          </table:table-cell>
          <table:table-cell office:value-type="float" office:value="569.693666666668" calcext:value-type="float">
            <text:p>569.7</text:p>
          </table:table-cell>
          <table:table-cell office:value-type="float" office:value="280.469033255081" calcext:value-type="float">
            <text:p>280.5</text:p>
          </table:table-cell>
          <table:table-cell office:value-type="float" office:value="1353.74371533879" calcext:value-type="float">
            <text:p>1353.7</text:p>
          </table:table-cell>
          <table:table-cell office:value-type="float" office:value="566.0036764233" calcext:value-type="float">
            <text:p>566.0</text:p>
          </table:table-cell>
          <table:table-cell office:value-type="float" office:value="288.979429711052" calcext:value-type="float">
            <text:p>289.0</text:p>
          </table:table-cell>
          <table:table-cell office:value-type="float" office:value="564.788378715839" calcext:value-type="float">
            <text:p>564.8</text:p>
          </table:table-cell>
          <table:table-cell office:value-type="float" office:value="7.44798653479167" calcext:value-type="float">
            <text:p>7.4</text:p>
          </table:table-cell>
          <table:table-cell office:value-type="float" office:value="4.51370869731255" calcext:value-type="float">
            <text:p>4.5</text:p>
          </table:table-cell>
          <table:table-cell office:value-type="float" office:value="675.897938287199" calcext:value-type="float">
            <text:p>675.9</text:p>
          </table:table-cell>
          <table:table-cell office:value-type="float" office:value="564.759884983151" calcext:value-type="float">
            <text:p>564.8</text:p>
          </table:table-cell>
          <table:table-cell office:value-type="float" office:value="521" calcext:value-type="float">
            <text:p>521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0212" calcext:value-type="float">
            <text:p>40212.0</text:p>
          </table:table-cell>
          <table:table-cell office:value-type="float" office:value="113.956791547226" calcext:value-type="float">
            <text:p>114.0</text:p>
          </table:table-cell>
          <table:table-cell office:value-type="float" office:value="100.486139489051" calcext:value-type="float">
            <text:p>100.5</text:p>
          </table:table-cell>
          <table:table-cell office:value-type="float" office:value="13.4706520581748" calcext:value-type="float">
            <text:p>13.5</text:p>
          </table:table-cell>
          <table:table-cell office:value-type="float" office:value="13.4706520581747" calcext:value-type="float">
            <text:p>13.5</text:p>
          </table:table-cell>
          <table:table-cell office:value-type="float" office:value="0.000000000000110134124042816" calcext:value-type="float">
            <text:p>0.0</text:p>
          </table:table-cell>
          <table:table-cell office:value-type="float" office:value="5.86184511261888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9948075769939" calcext:value-type="float">
            <text:p>6.0</text:p>
          </table:table-cell>
          <table:table-cell office:value-type="float" office:value="0.651995368562113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51591" calcext:value-type="float">
            <text:p>0.5</text:p>
          </table:table-cell>
          <table:table-cell office:value-type="float" office:value="614.925287804964" calcext:value-type="float">
            <text:p>614.9</text:p>
          </table:table-cell>
          <table:table-cell office:value-type="float" office:value="616.165333333334" calcext:value-type="float">
            <text:p>616.2</text:p>
          </table:table-cell>
          <table:table-cell office:value-type="float" office:value="280.68566416409" calcext:value-type="float">
            <text:p>280.7</text:p>
          </table:table-cell>
          <table:table-cell office:value-type="float" office:value="1464.6771265617" calcext:value-type="float">
            <text:p>1464.7</text:p>
          </table:table-cell>
          <table:table-cell office:value-type="float" office:value="565.918987559247" calcext:value-type="float">
            <text:p>565.9</text:p>
          </table:table-cell>
          <table:table-cell office:value-type="float" office:value="289.02216780382" calcext:value-type="float">
            <text:p>289.0</text:p>
          </table:table-cell>
          <table:table-cell office:value-type="float" office:value="564.848113361156" calcext:value-type="float">
            <text:p>564.8</text:p>
          </table:table-cell>
          <table:table-cell office:value-type="float" office:value="7.32522777318655" calcext:value-type="float">
            <text:p>7.3</text:p>
          </table:table-cell>
          <table:table-cell office:value-type="float" office:value="4.64220296108308" calcext:value-type="float">
            <text:p>4.6</text:p>
          </table:table-cell>
          <table:table-cell office:value-type="float" office:value="676.264401513955" calcext:value-type="float">
            <text:p>676.3</text:p>
          </table:table-cell>
          <table:table-cell office:value-type="float" office:value="564.821602609817" calcext:value-type="float">
            <text:p>564.8</text:p>
          </table:table-cell>
          <table:table-cell office:value-type="float" office:value="521" calcext:value-type="float">
            <text:p>521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0788" calcext:value-type="float">
            <text:p>40788.0</text:p>
          </table:table-cell>
          <table:table-cell office:value-type="float" office:value="113.955770672409" calcext:value-type="float">
            <text:p>114.0</text:p>
          </table:table-cell>
          <table:table-cell office:value-type="float" office:value="100.157000266216" calcext:value-type="float">
            <text:p>100.2</text:p>
          </table:table-cell>
          <table:table-cell office:value-type="float" office:value="13.7987704061923" calcext:value-type="float">
            <text:p>13.8</text:p>
          </table:table-cell>
          <table:table-cell office:value-type="float" office:value="13.7987704061934" calcext:value-type="float">
            <text:p>13.8</text:p>
          </table:table-cell>
          <table:table-cell office:value-type="float" office:value="0" calcext:value-type="float">
            <text:p>0.0</text:p>
          </table:table-cell>
          <table:table-cell office:value-type="float" office:value="5.86590287777044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31780014466656" calcext:value-type="float">
            <text:p>6.3</text:p>
          </table:table-cell>
          <table:table-cell office:value-type="float" office:value="0.653063383755623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51591" calcext:value-type="float">
            <text:p>0.5</text:p>
          </table:table-cell>
          <table:table-cell office:value-type="float" office:value="661.406097396152" calcext:value-type="float">
            <text:p>661.4</text:p>
          </table:table-cell>
          <table:table-cell office:value-type="float" office:value="662.637" calcext:value-type="float">
            <text:p>662.6</text:p>
          </table:table-cell>
          <table:table-cell office:value-type="float" office:value="280.902348222728" calcext:value-type="float">
            <text:p>280.9</text:p>
          </table:table-cell>
          <table:table-cell office:value-type="float" office:value="1575.64286530362" calcext:value-type="float">
            <text:p>1575.6</text:p>
          </table:table-cell>
          <table:table-cell office:value-type="float" office:value="565.847243004056" calcext:value-type="float">
            <text:p>565.8</text:p>
          </table:table-cell>
          <table:table-cell office:value-type="float" office:value="289.065086575266" calcext:value-type="float">
            <text:p>289.1</text:p>
          </table:table-cell>
          <table:table-cell office:value-type="float" office:value="564.903287254425" calcext:value-type="float">
            <text:p>564.9</text:p>
          </table:table-cell>
          <table:table-cell office:value-type="float" office:value="7.18511016498477" calcext:value-type="float">
            <text:p>7.2</text:p>
          </table:table-cell>
          <table:table-cell office:value-type="float" office:value="4.78889603350372" calcext:value-type="float">
            <text:p>4.8</text:p>
          </table:table-cell>
          <table:table-cell office:value-type="float" office:value="676.642149310207" calcext:value-type="float">
            <text:p>676.6</text:p>
          </table:table-cell>
          <table:table-cell office:value-type="float" office:value="564.878840331016" calcext:value-type="float">
            <text:p>564.9</text:p>
          </table:table-cell>
          <table:table-cell office:value-type="float" office:value="521" calcext:value-type="float">
            <text:p>521</text:p>
          </table:table-cell>
          <table:table-cell office:value-type="float" office:value="0.00306666666666667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1400" calcext:value-type="float">
            <text:p>41400.0</text:p>
          </table:table-cell>
          <table:table-cell office:value-type="float" office:value="113.970204491921" calcext:value-type="float">
            <text:p>114.0</text:p>
          </table:table-cell>
          <table:table-cell office:value-type="float" office:value="100.051322774105" calcext:value-type="float">
            <text:p>100.1</text:p>
          </table:table-cell>
          <table:table-cell office:value-type="float" office:value="13.9188817178164" calcext:value-type="float">
            <text:p>13.9</text:p>
          </table:table-cell>
          <table:table-cell office:value-type="float" office:value="13.918881717816" calcext:value-type="float">
            <text:p>13.9</text:p>
          </table:table-cell>
          <table:table-cell office:value-type="float" office:value="0.00000000000042277292777726" calcext:value-type="float">
            <text:p>0.0</text:p>
          </table:table-cell>
          <table:table-cell office:value-type="float" office:value="5.86848158752428" calcext:value-type="float">
            <text:p>5.9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52883611259202" calcext:value-type="float">
            <text:p>6.5</text:p>
          </table:table-cell>
          <table:table-cell office:value-type="float" office:value="0.654015017700344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21455" calcext:value-type="float">
            <text:p>0.4</text:p>
          </table:table-cell>
          <table:table-cell office:value-type="float" office:value="689.27485113123" calcext:value-type="float">
            <text:p>689.3</text:p>
          </table:table-cell>
          <table:table-cell office:value-type="float" office:value="689.998066666666" calcext:value-type="float">
            <text:p>690.0</text:p>
          </table:table-cell>
          <table:table-cell office:value-type="float" office:value="281.077410769079" calcext:value-type="float">
            <text:p>281.1</text:p>
          </table:table-cell>
          <table:table-cell office:value-type="float" office:value="1643.48757134287" calcext:value-type="float">
            <text:p>1643.5</text:p>
          </table:table-cell>
          <table:table-cell office:value-type="float" office:value="564.864014502389" calcext:value-type="float">
            <text:p>564.9</text:p>
          </table:table-cell>
          <table:table-cell office:value-type="float" office:value="289.108281456869" calcext:value-type="float">
            <text:p>289.1</text:p>
          </table:table-cell>
          <table:table-cell office:value-type="float" office:value="564.903123412193" calcext:value-type="float">
            <text:p>564.9</text:p>
          </table:table-cell>
          <table:table-cell office:value-type="float" office:value="7.0336655251363" calcext:value-type="float">
            <text:p>7.0</text:p>
          </table:table-cell>
          <table:table-cell office:value-type="float" office:value="4.9477514788017" calcext:value-type="float">
            <text:p>4.9</text:p>
          </table:table-cell>
          <table:table-cell office:value-type="float" office:value="676.976060274832" calcext:value-type="float">
            <text:p>677.0</text:p>
          </table:table-cell>
          <table:table-cell office:value-type="float" office:value="564.907599843924" calcext:value-type="float">
            <text:p>564.9</text:p>
          </table:table-cell>
          <table:table-cell office:value-type="float" office:value="938" calcext:value-type="float">
            <text:p>938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2012" calcext:value-type="float">
            <text:p>42012.0</text:p>
          </table:table-cell>
          <table:table-cell office:value-type="float" office:value="113.981692939953" calcext:value-type="float">
            <text:p>114.0</text:p>
          </table:table-cell>
          <table:table-cell office:value-type="float" office:value="100.071499748927" calcext:value-type="float">
            <text:p>100.1</text:p>
          </table:table-cell>
          <table:table-cell office:value-type="float" office:value="13.9101931910252" calcext:value-type="float">
            <text:p>13.9</text:p>
          </table:table-cell>
          <table:table-cell office:value-type="float" office:value="13.9101931910262" calcext:value-type="float">
            <text:p>13.9</text:p>
          </table:table-cell>
          <table:table-cell office:value-type="float" office:value="0" calcext:value-type="float">
            <text:p>0.0</text:p>
          </table:table-cell>
          <table:table-cell office:value-type="float" office:value="5.86890562398255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5298218843094" calcext:value-type="float">
            <text:p>6.5</text:p>
          </table:table-cell>
          <table:table-cell office:value-type="float" office:value="0.654411682733252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10959999999998" calcext:value-type="float">
            <text:p>0.4</text:p>
          </table:table-cell>
          <table:table-cell office:value-type="float" office:value="688.720878651732" calcext:value-type="float">
            <text:p>688.7</text:p>
          </table:table-cell>
          <table:table-cell office:value-type="float" office:value="689.519000000001" calcext:value-type="float">
            <text:p>689.5</text:p>
          </table:table-cell>
          <table:table-cell office:value-type="float" office:value="281.12869736262" calcext:value-type="float">
            <text:p>281.1</text:p>
          </table:table-cell>
          <table:table-cell office:value-type="float" office:value="1642.82697628001" calcext:value-type="float">
            <text:p>1642.8</text:p>
          </table:table-cell>
          <table:table-cell office:value-type="float" office:value="564.720559189238" calcext:value-type="float">
            <text:p>564.7</text:p>
          </table:table-cell>
          <table:table-cell office:value-type="float" office:value="289.151773484804" calcext:value-type="float">
            <text:p>289.2</text:p>
          </table:table-cell>
          <table:table-cell office:value-type="float" office:value="564.892850148558" calcext:value-type="float">
            <text:p>564.9</text:p>
          </table:table-cell>
          <table:table-cell office:value-type="float" office:value="6.88219097305643" calcext:value-type="float">
            <text:p>6.9</text:p>
          </table:table-cell>
          <table:table-cell office:value-type="float" office:value="5.1066955280006" calcext:value-type="float">
            <text:p>5.1</text:p>
          </table:table-cell>
          <table:table-cell office:value-type="float" office:value="677.116572613168" calcext:value-type="float">
            <text:p>677.1</text:p>
          </table:table-cell>
          <table:table-cell office:value-type="float" office:value="564.897392637641" calcext:value-type="float">
            <text:p>564.9</text:p>
          </table:table-cell>
          <table:table-cell office:value-type="float" office:value="938" calcext:value-type="float">
            <text:p>938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2588" calcext:value-type="float">
            <text:p>42588.0</text:p>
          </table:table-cell>
          <table:table-cell office:value-type="float" office:value="113.983058678073" calcext:value-type="float">
            <text:p>114.0</text:p>
          </table:table-cell>
          <table:table-cell office:value-type="float" office:value="100.076418264771" calcext:value-type="float">
            <text:p>100.1</text:p>
          </table:table-cell>
          <table:table-cell office:value-type="float" office:value="13.9066404133011" calcext:value-type="float">
            <text:p>13.9</text:p>
          </table:table-cell>
          <table:table-cell office:value-type="float" office:value="13.9066404133029" calcext:value-type="float">
            <text:p>13.9</text:p>
          </table:table-cell>
          <table:table-cell office:value-type="float" office:value="0" calcext:value-type="float">
            <text:p>0.0</text:p>
          </table:table-cell>
          <table:table-cell office:value-type="float" office:value="5.86931140049771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52563613019514" calcext:value-type="float">
            <text:p>6.5</text:p>
          </table:table-cell>
          <table:table-cell office:value-type="float" office:value="0.654638882608602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10960000000004" calcext:value-type="float">
            <text:p>0.4</text:p>
          </table:table-cell>
          <table:table-cell office:value-type="float" office:value="688.005829507141" calcext:value-type="float">
            <text:p>688.0</text:p>
          </table:table-cell>
          <table:table-cell office:value-type="float" office:value="688.803999999999" calcext:value-type="float">
            <text:p>688.8</text:p>
          </table:table-cell>
          <table:table-cell office:value-type="float" office:value="281.154035155161" calcext:value-type="float">
            <text:p>281.2</text:p>
          </table:table-cell>
          <table:table-cell office:value-type="float" office:value="1641.36472532175" calcext:value-type="float">
            <text:p>1641.4</text:p>
          </table:table-cell>
          <table:table-cell office:value-type="float" office:value="564.722620210958" calcext:value-type="float">
            <text:p>564.7</text:p>
          </table:table-cell>
          <table:table-cell office:value-type="float" office:value="289.19556561424" calcext:value-type="float">
            <text:p>289.2</text:p>
          </table:table-cell>
          <table:table-cell office:value-type="float" office:value="564.883497167671" calcext:value-type="float">
            <text:p>564.9</text:p>
          </table:table-cell>
          <table:table-cell office:value-type="float" office:value="6.73095564137467" calcext:value-type="float">
            <text:p>6.7</text:p>
          </table:table-cell>
          <table:table-cell office:value-type="float" office:value="5.2653853624377" calcext:value-type="float">
            <text:p>5.3</text:p>
          </table:table-cell>
          <table:table-cell office:value-type="float" office:value="677.201435001026" calcext:value-type="float">
            <text:p>677.2</text:p>
          </table:table-cell>
          <table:table-cell office:value-type="float" office:value="564.887634465002" calcext:value-type="float">
            <text:p>564.9</text:p>
          </table:table-cell>
          <table:table-cell office:value-type="float" office:value="938" calcext:value-type="float">
            <text:p>938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3200" calcext:value-type="float">
            <text:p>43200.0</text:p>
          </table:table-cell>
          <table:table-cell office:value-type="float" office:value="113.983365208756" calcext:value-type="float">
            <text:p>114.0</text:p>
          </table:table-cell>
          <table:table-cell office:value-type="float" office:value="100.080295581161" calcext:value-type="float">
            <text:p>100.1</text:p>
          </table:table-cell>
          <table:table-cell office:value-type="float" office:value="13.9030696275949" calcext:value-type="float">
            <text:p>13.9</text:p>
          </table:table-cell>
          <table:table-cell office:value-type="float" office:value="13.9030696275948" calcext:value-type="float">
            <text:p>13.9</text:p>
          </table:table-cell>
          <table:table-cell office:value-type="float" office:value="0.000000000000101252339845814" calcext:value-type="float">
            <text:p>0.0</text:p>
          </table:table-cell>
          <table:table-cell office:value-type="float" office:value="5.86971717701286" calcext:value-type="float">
            <text:p>5.9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52145487736268" calcext:value-type="float">
            <text:p>6.5</text:p>
          </table:table-cell>
          <table:table-cell office:value-type="float" office:value="0.654843573219258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10959999999998" calcext:value-type="float">
            <text:p>0.4</text:p>
          </table:table-cell>
          <table:table-cell office:value-type="float" office:value="687.290779221791" calcext:value-type="float">
            <text:p>687.3</text:p>
          </table:table-cell>
          <table:table-cell office:value-type="float" office:value="688.089" calcext:value-type="float">
            <text:p>688.1</text:p>
          </table:table-cell>
          <table:table-cell office:value-type="float" office:value="281.176764066164" calcext:value-type="float">
            <text:p>281.2</text:p>
          </table:table-cell>
          <table:table-cell office:value-type="float" office:value="1639.9038976765" calcext:value-type="float">
            <text:p>1639.9</text:p>
          </table:table-cell>
          <table:table-cell office:value-type="float" office:value="564.724667926311" calcext:value-type="float">
            <text:p>564.7</text:p>
          </table:table-cell>
          <table:table-cell office:value-type="float" office:value="289.239664341281" calcext:value-type="float">
            <text:p>289.2</text:p>
          </table:table-cell>
          <table:table-cell office:value-type="float" office:value="564.874963723228" calcext:value-type="float">
            <text:p>564.9</text:p>
          </table:table-cell>
          <table:table-cell office:value-type="float" office:value="6.57995795669608" calcext:value-type="float">
            <text:p>6.6</text:p>
          </table:table-cell>
          <table:table-cell office:value-type="float" office:value="5.42382257258717" calcext:value-type="float">
            <text:p>5.4</text:p>
          </table:table-cell>
          <table:table-cell office:value-type="float" office:value="677.278536126018" calcext:value-type="float">
            <text:p>677.3</text:p>
          </table:table-cell>
          <table:table-cell office:value-type="float" office:value="564.878739945738" calcext:value-type="float">
            <text:p>564.9</text:p>
          </table:table-cell>
          <table:table-cell office:value-type="float" office:value="938" calcext:value-type="float">
            <text:p>938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3812" calcext:value-type="float">
            <text:p>43812.0</text:p>
          </table:table-cell>
          <table:table-cell office:value-type="float" office:value="113.98354447582" calcext:value-type="float">
            <text:p>114.0</text:p>
          </table:table-cell>
          <table:table-cell office:value-type="float" office:value="100.084047851481" calcext:value-type="float">
            <text:p>100.1</text:p>
          </table:table-cell>
          <table:table-cell office:value-type="float" office:value="13.8994966243413" calcext:value-type="float">
            <text:p>13.9</text:p>
          </table:table-cell>
          <table:table-cell office:value-type="float" office:value="13.899496624339" calcext:value-type="float">
            <text:p>13.9</text:p>
          </table:table-cell>
          <table:table-cell office:value-type="float" office:value="0.00000000000233058017329313" calcext:value-type="float">
            <text:p>0.0</text:p>
          </table:table-cell>
          <table:table-cell office:value-type="float" office:value="5.87012295352806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51727823769803" calcext:value-type="float">
            <text:p>6.5</text:p>
          </table:table-cell>
          <table:table-cell office:value-type="float" office:value="0.655041433115546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10959999999998" calcext:value-type="float">
            <text:p>0.4</text:p>
          </table:table-cell>
          <table:table-cell office:value-type="float" office:value="686.575727663029" calcext:value-type="float">
            <text:p>686.6</text:p>
          </table:table-cell>
          <table:table-cell office:value-type="float" office:value="687.373999999998" calcext:value-type="float">
            <text:p>687.4</text:p>
          </table:table-cell>
          <table:table-cell office:value-type="float" office:value="281.199182572406" calcext:value-type="float">
            <text:p>281.2</text:p>
          </table:table-cell>
          <table:table-cell office:value-type="float" office:value="1638.44452858588" calcext:value-type="float">
            <text:p>1638.4</text:p>
          </table:table-cell>
          <table:table-cell office:value-type="float" office:value="564.726702453007" calcext:value-type="float">
            <text:p>564.7</text:p>
          </table:table-cell>
          <table:table-cell office:value-type="float" office:value="289.284076859434" calcext:value-type="float">
            <text:p>289.3</text:p>
          </table:table-cell>
          <table:table-cell office:value-type="float" office:value="564.867162620598" calcext:value-type="float">
            <text:p>564.9</text:p>
          </table:table-cell>
          <table:table-cell office:value-type="float" office:value="6.42919724626182" calcext:value-type="float">
            <text:p>6.4</text:p>
          </table:table-cell>
          <table:table-cell office:value-type="float" office:value="5.58200780859543" calcext:value-type="float">
            <text:p>5.6</text:p>
          </table:table-cell>
          <table:table-cell office:value-type="float" office:value="677.353022341434" calcext:value-type="float">
            <text:p>677.4</text:p>
          </table:table-cell>
          <table:table-cell office:value-type="float" office:value="564.8706159833" calcext:value-type="float">
            <text:p>564.9</text:p>
          </table:table-cell>
          <table:table-cell office:value-type="float" office:value="938" calcext:value-type="float">
            <text:p>938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4388" calcext:value-type="float">
            <text:p>44388.0</text:p>
          </table:table-cell>
          <table:table-cell office:value-type="float" office:value="113.983695119478" calcext:value-type="float">
            <text:p>114.0</text:p>
          </table:table-cell>
          <table:table-cell office:value-type="float" office:value="100.087771493467" calcext:value-type="float">
            <text:p>100.1</text:p>
          </table:table-cell>
          <table:table-cell office:value-type="float" office:value="13.8959236260093" calcext:value-type="float">
            <text:p>13.9</text:p>
          </table:table-cell>
          <table:table-cell office:value-type="float" office:value="13.8959236260105" calcext:value-type="float">
            <text:p>13.9</text:p>
          </table:table-cell>
          <table:table-cell office:value-type="float" office:value="0" calcext:value-type="float">
            <text:p>0.0</text:p>
          </table:table-cell>
          <table:table-cell office:value-type="float" office:value="5.87052873004313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51310633294818" calcext:value-type="float">
            <text:p>6.5</text:p>
          </table:table-cell>
          <table:table-cell office:value-type="float" office:value="0.655234563018205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10960000000004" calcext:value-type="float">
            <text:p>0.4</text:p>
          </table:table-cell>
          <table:table-cell office:value-type="float" office:value="685.860674756973" calcext:value-type="float">
            <text:p>685.9</text:p>
          </table:table-cell>
          <table:table-cell office:value-type="float" office:value="686.659000000002" calcext:value-type="float">
            <text:p>686.7</text:p>
          </table:table-cell>
          <table:table-cell office:value-type="float" office:value="281.22153396381" calcext:value-type="float">
            <text:p>281.2</text:p>
          </table:table-cell>
          <table:table-cell office:value-type="float" office:value="1636.98665630536" calcext:value-type="float">
            <text:p>1637.0</text:p>
          </table:table-cell>
          <table:table-cell office:value-type="float" office:value="564.728723889627" calcext:value-type="float">
            <text:p>564.7</text:p>
          </table:table-cell>
          <table:table-cell office:value-type="float" office:value="289.32881077714" calcext:value-type="float">
            <text:p>289.3</text:p>
          </table:table-cell>
          <table:table-cell office:value-type="float" office:value="564.860018064551" calcext:value-type="float">
            <text:p>564.9</text:p>
          </table:table-cell>
          <table:table-cell office:value-type="float" office:value="6.27867295493664" calcext:value-type="float">
            <text:p>6.3</text:p>
          </table:table-cell>
          <table:table-cell office:value-type="float" office:value="5.73994160012767" calcext:value-type="float">
            <text:p>5.7</text:p>
          </table:table-cell>
          <table:table-cell office:value-type="float" office:value="677.42561821803" calcext:value-type="float">
            <text:p>677.4</text:p>
          </table:table-cell>
          <table:table-cell office:value-type="float" office:value="564.863181812704" calcext:value-type="float">
            <text:p>564.9</text:p>
          </table:table-cell>
          <table:table-cell office:value-type="float" office:value="938" calcext:value-type="float">
            <text:p>938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5000" calcext:value-type="float">
            <text:p>45000.0</text:p>
          </table:table-cell>
          <table:table-cell office:value-type="float" office:value="113.994531965844" calcext:value-type="float">
            <text:p>114.0</text:p>
          </table:table-cell>
          <table:table-cell office:value-type="float" office:value="100.137796987292" calcext:value-type="float">
            <text:p>100.1</text:p>
          </table:table-cell>
          <table:table-cell office:value-type="float" office:value="13.8567349785519" calcext:value-type="float">
            <text:p>13.9</text:p>
          </table:table-cell>
          <table:table-cell office:value-type="float" office:value="13.8567349785522" calcext:value-type="float">
            <text:p>13.9</text:p>
          </table:table-cell>
          <table:table-cell office:value-type="float" office:value="0" calcext:value-type="float">
            <text:p>0.0</text:p>
          </table:table-cell>
          <table:table-cell office:value-type="float" office:value="5.86994846962653" calcext:value-type="float">
            <text:p>5.9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42798646395327" calcext:value-type="float">
            <text:p>6.4</text:p>
          </table:table-cell>
          <table:table-cell office:value-type="float" office:value="0.655324044972162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57381999999998" calcext:value-type="float">
            <text:p>0.5</text:p>
          </table:table-cell>
          <table:table-cell office:value-type="float" office:value="671.730340738383" calcext:value-type="float">
            <text:p>671.7</text:p>
          </table:table-cell>
          <table:table-cell office:value-type="float" office:value="672.1551" calcext:value-type="float">
            <text:p>672.2</text:p>
          </table:table-cell>
          <table:table-cell office:value-type="float" office:value="281.216839467957" calcext:value-type="float">
            <text:p>281.2</text:p>
          </table:table-cell>
          <table:table-cell office:value-type="float" office:value="1604.35889804716" calcext:value-type="float">
            <text:p>1604.4</text:p>
          </table:table-cell>
          <table:table-cell office:value-type="float" office:value="564.030392852236" calcext:value-type="float">
            <text:p>564.0</text:p>
          </table:table-cell>
          <table:table-cell office:value-type="float" office:value="289.373862444784" calcext:value-type="float">
            <text:p>289.4</text:p>
          </table:table-cell>
          <table:table-cell office:value-type="float" office:value="564.822739570566" calcext:value-type="float">
            <text:p>564.8</text:p>
          </table:table-cell>
          <table:table-cell office:value-type="float" office:value="6.13274488864936" calcext:value-type="float">
            <text:p>6.1</text:p>
          </table:table-cell>
          <table:table-cell office:value-type="float" office:value="5.89326146674885" calcext:value-type="float">
            <text:p>5.9</text:p>
          </table:table-cell>
          <table:table-cell office:value-type="float" office:value="677.457995834456" calcext:value-type="float">
            <text:p>677.5</text:p>
          </table:table-cell>
          <table:table-cell office:value-type="float" office:value="564.841944789399" calcext:value-type="float">
            <text:p>564.8</text:p>
          </table:table-cell>
          <table:table-cell office:value-type="float" office:value="900" calcext:value-type="float">
            <text:p>900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5612" calcext:value-type="float">
            <text:p>45612.0</text:p>
          </table:table-cell>
          <table:table-cell office:value-type="float" office:value="114.003246054038" calcext:value-type="float">
            <text:p>114.0</text:p>
          </table:table-cell>
          <table:table-cell office:value-type="float" office:value="100.380636514465" calcext:value-type="float">
            <text:p>100.4</text:p>
          </table:table-cell>
          <table:table-cell office:value-type="float" office:value="13.6226095395724" calcext:value-type="float">
            <text:p>13.6</text:p>
          </table:table-cell>
          <table:table-cell office:value-type="float" office:value="13.6226095395727" calcext:value-type="float">
            <text:p>13.6</text:p>
          </table:table-cell>
          <table:table-cell office:value-type="float" office:value="0" calcext:value-type="float">
            <text:p>0.0</text:p>
          </table:table-cell>
          <table:table-cell office:value-type="float" office:value="5.86793176034617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19103729755028" calcext:value-type="float">
            <text:p>6.2</text:p>
          </table:table-cell>
          <table:table-cell office:value-type="float" office:value="0.65500648167595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6254" calcext:value-type="float">
            <text:p>0.5</text:p>
          </table:table-cell>
          <table:table-cell office:value-type="float" office:value="637.092895207126" calcext:value-type="float">
            <text:p>637.1</text:p>
          </table:table-cell>
          <table:table-cell office:value-type="float" office:value="637.563666666664" calcext:value-type="float">
            <text:p>637.6</text:p>
          </table:table-cell>
          <table:table-cell office:value-type="float" office:value="281.129138243331" calcext:value-type="float">
            <text:p>281.1</text:p>
          </table:table-cell>
          <table:table-cell office:value-type="float" office:value="1522.21875831218" calcext:value-type="float">
            <text:p>1522.2</text:p>
          </table:table-cell>
          <table:table-cell office:value-type="float" office:value="563.878795313028" calcext:value-type="float">
            <text:p>563.9</text:p>
          </table:table-cell>
          <table:table-cell office:value-type="float" office:value="289.419159567297" calcext:value-type="float">
            <text:p>289.4</text:p>
          </table:table-cell>
          <table:table-cell office:value-type="float" office:value="564.781748708253" calcext:value-type="float">
            <text:p>564.8</text:p>
          </table:table-cell>
          <table:table-cell office:value-type="float" office:value="5.99957822568539" calcext:value-type="float">
            <text:p>6.0</text:p>
          </table:table-cell>
          <table:table-cell office:value-type="float" office:value="6.03324183845482" calcext:value-type="float">
            <text:p>6.0</text:p>
          </table:table-cell>
          <table:table-cell office:value-type="float" office:value="677.346514173049" calcext:value-type="float">
            <text:p>677.3</text:p>
          </table:table-cell>
          <table:table-cell office:value-type="float" office:value="564.799970263957" calcext:value-type="float">
            <text:p>564.8</text:p>
          </table:table-cell>
          <table:table-cell office:value-type="float" office:value="900" calcext:value-type="float">
            <text:p>900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6188" calcext:value-type="float">
            <text:p>46188.0</text:p>
          </table:table-cell>
          <table:table-cell office:value-type="float" office:value="114.004654658708" calcext:value-type="float">
            <text:p>114.0</text:p>
          </table:table-cell>
          <table:table-cell office:value-type="float" office:value="100.625306758332" calcext:value-type="float">
            <text:p>100.6</text:p>
          </table:table-cell>
          <table:table-cell office:value-type="float" office:value="13.3793479003756" calcext:value-type="float">
            <text:p>13.4</text:p>
          </table:table-cell>
          <table:table-cell office:value-type="float" office:value="13.3793479003766" calcext:value-type="float">
            <text:p>13.4</text:p>
          </table:table-cell>
          <table:table-cell office:value-type="float" office:value="0" calcext:value-type="float">
            <text:p>0.0</text:p>
          </table:table-cell>
          <table:table-cell office:value-type="float" office:value="5.86590287777048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95025712545009" calcext:value-type="float">
            <text:p>6.0</text:p>
          </table:table-cell>
          <table:table-cell office:value-type="float" office:value="0.654553897155195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6254" calcext:value-type="float">
            <text:p>0.5</text:p>
          </table:table-cell>
          <table:table-cell office:value-type="float" office:value="602.337783510618" calcext:value-type="float">
            <text:p>602.3</text:p>
          </table:table-cell>
          <table:table-cell office:value-type="float" office:value="602.802000000003" calcext:value-type="float">
            <text:p>602.8</text:p>
          </table:table-cell>
          <table:table-cell office:value-type="float" office:value="281.022837196165" calcext:value-type="float">
            <text:p>281.0</text:p>
          </table:table-cell>
          <table:table-cell office:value-type="float" office:value="1439.46939417422" calcext:value-type="float">
            <text:p>1439.5</text:p>
          </table:table-cell>
          <table:table-cell office:value-type="float" office:value="563.826849766928" calcext:value-type="float">
            <text:p>563.8</text:p>
          </table:table-cell>
          <table:table-cell office:value-type="float" office:value="289.464606992665" calcext:value-type="float">
            <text:p>289.5</text:p>
          </table:table-cell>
          <table:table-cell office:value-type="float" office:value="564.743245582058" calcext:value-type="float">
            <text:p>564.7</text:p>
          </table:table-cell>
          <table:table-cell office:value-type="float" office:value="5.87937170199804" calcext:value-type="float">
            <text:p>5.9</text:p>
          </table:table-cell>
          <table:table-cell office:value-type="float" office:value="6.15963091096866" calcext:value-type="float">
            <text:p>6.2</text:p>
          </table:table-cell>
          <table:table-cell office:value-type="float" office:value="677.189648014476" calcext:value-type="float">
            <text:p>677.2</text:p>
          </table:table-cell>
          <table:table-cell office:value-type="float" office:value="564.760384911349" calcext:value-type="float">
            <text:p>564.8</text:p>
          </table:table-cell>
          <table:table-cell office:value-type="float" office:value="900" calcext:value-type="float">
            <text:p>900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6800" calcext:value-type="float">
            <text:p>46800.0</text:p>
          </table:table-cell>
          <table:table-cell office:value-type="float" office:value="114.00522090654" calcext:value-type="float">
            <text:p>114.0</text:p>
          </table:table-cell>
          <table:table-cell office:value-type="float" office:value="100.869256333881" calcext:value-type="float">
            <text:p>100.9</text:p>
          </table:table-cell>
          <table:table-cell office:value-type="float" office:value="13.1359645726588" calcext:value-type="float">
            <text:p>13.1</text:p>
          </table:table-cell>
          <table:table-cell office:value-type="float" office:value="13.135964572659" calcext:value-type="float">
            <text:p>13.1</text:p>
          </table:table-cell>
          <table:table-cell office:value-type="float" office:value="0" calcext:value-type="float">
            <text:p>0.0</text:p>
          </table:table-cell>
          <table:table-cell office:value-type="float" office:value="5.86387399519466" calcext:value-type="float">
            <text:p>5.9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70938259286353" calcext:value-type="float">
            <text:p>5.7</text:p>
          </table:table-cell>
          <table:table-cell office:value-type="float" office:value="0.65407398460064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6254" calcext:value-type="float">
            <text:p>0.5</text:p>
          </table:table-cell>
          <table:table-cell office:value-type="float" office:value="567.582958859201" calcext:value-type="float">
            <text:p>567.6</text:p>
          </table:table-cell>
          <table:table-cell office:value-type="float" office:value="568.040333333333" calcext:value-type="float">
            <text:p>568.0</text:p>
          </table:table-cell>
          <table:table-cell office:value-type="float" office:value="280.914543395562" calcext:value-type="float">
            <text:p>280.9</text:p>
          </table:table-cell>
          <table:table-cell office:value-type="float" office:value="1356.69003572629" calcext:value-type="float">
            <text:p>1356.7</text:p>
          </table:table-cell>
          <table:table-cell office:value-type="float" office:value="563.769067217287" calcext:value-type="float">
            <text:p>563.8</text:p>
          </table:table-cell>
          <table:table-cell office:value-type="float" office:value="289.510106748764" calcext:value-type="float">
            <text:p>289.5</text:p>
          </table:table-cell>
          <table:table-cell office:value-type="float" office:value="564.706817709415" calcext:value-type="float">
            <text:p>564.7</text:p>
          </table:table-cell>
          <table:table-cell office:value-type="float" office:value="5.77212873988922" calcext:value-type="float">
            <text:p>5.8</text:p>
          </table:table-cell>
          <table:table-cell office:value-type="float" office:value="6.27242547724251" calcext:value-type="float">
            <text:p>6.3</text:p>
          </table:table-cell>
          <table:table-cell office:value-type="float" office:value="677.0227422745" calcext:value-type="float">
            <text:p>677.0</text:p>
          </table:table-cell>
          <table:table-cell office:value-type="float" office:value="564.723054175073" calcext:value-type="float">
            <text:p>564.7</text:p>
          </table:table-cell>
          <table:table-cell office:value-type="float" office:value="900" calcext:value-type="float">
            <text:p>900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7412" calcext:value-type="float">
            <text:p>47412.0</text:p>
          </table:table-cell>
          <table:table-cell office:value-type="float" office:value="114.005628247454" calcext:value-type="float">
            <text:p>114.0</text:p>
          </table:table-cell>
          <table:table-cell office:value-type="float" office:value="101.112648203405" calcext:value-type="float">
            <text:p>101.1</text:p>
          </table:table-cell>
          <table:table-cell office:value-type="float" office:value="12.8929800440479" calcext:value-type="float">
            <text:p>12.9</text:p>
          </table:table-cell>
          <table:table-cell office:value-type="float" office:value="12.892980044049" calcext:value-type="float">
            <text:p>12.9</text:p>
          </table:table-cell>
          <table:table-cell office:value-type="float" office:value="0" calcext:value-type="float">
            <text:p>0.0</text:p>
          </table:table-cell>
          <table:table-cell office:value-type="float" office:value="5.86184511261892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46892076487337" calcext:value-type="float">
            <text:p>5.5</text:p>
          </table:table-cell>
          <table:table-cell office:value-type="float" office:value="0.653580166555675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6254" calcext:value-type="float">
            <text:p>0.5</text:p>
          </table:table-cell>
          <table:table-cell office:value-type="float" office:value="532.828447090522" calcext:value-type="float">
            <text:p>532.8</text:p>
          </table:table-cell>
          <table:table-cell office:value-type="float" office:value="533.278666666666" calcext:value-type="float">
            <text:p>533.3</text:p>
          </table:table-cell>
          <table:table-cell office:value-type="float" office:value="280.805942684594" calcext:value-type="float">
            <text:p>280.8</text:p>
          </table:table-cell>
          <table:table-cell office:value-type="float" office:value="1273.87965496862" calcext:value-type="float">
            <text:p>1273.9</text:p>
          </table:table-cell>
          <table:table-cell office:value-type="float" office:value="563.704401051346" calcext:value-type="float">
            <text:p>563.7</text:p>
          </table:table-cell>
          <table:table-cell office:value-type="float" office:value="289.555556865818" calcext:value-type="float">
            <text:p>289.6</text:p>
          </table:table-cell>
          <table:table-cell office:value-type="float" office:value="564.6721203774" calcext:value-type="float">
            <text:p>564.7</text:p>
          </table:table-cell>
          <table:table-cell office:value-type="float" office:value="5.67785371946405" calcext:value-type="float">
            <text:p>5.7</text:p>
          </table:table-cell>
          <table:table-cell office:value-type="float" office:value="6.37162135965017" calcext:value-type="float">
            <text:p>6.4</text:p>
          </table:table-cell>
          <table:table-cell office:value-type="float" office:value="676.850355879836" calcext:value-type="float">
            <text:p>676.9</text:p>
          </table:table-cell>
          <table:table-cell office:value-type="float" office:value="564.687604122886" calcext:value-type="float">
            <text:p>564.7</text:p>
          </table:table-cell>
          <table:table-cell office:value-type="float" office:value="900" calcext:value-type="float">
            <text:p>900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7988" calcext:value-type="float">
            <text:p>47988.0</text:p>
          </table:table-cell>
          <table:table-cell office:value-type="float" office:value="114.005958838961" calcext:value-type="float">
            <text:p>114.0</text:p>
          </table:table-cell>
          <table:table-cell office:value-type="float" office:value="101.35069879931" calcext:value-type="float">
            <text:p>101.4</text:p>
          </table:table-cell>
          <table:table-cell office:value-type="float" office:value="12.6552600396508" calcext:value-type="float">
            <text:p>12.7</text:p>
          </table:table-cell>
          <table:table-cell office:value-type="float" office:value="12.6552600396509" calcext:value-type="float">
            <text:p>12.7</text:p>
          </table:table-cell>
          <table:table-cell office:value-type="float" office:value="0" calcext:value-type="float">
            <text:p>0.0</text:p>
          </table:table-cell>
          <table:table-cell office:value-type="float" office:value="5.85981623004323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23373406725916" calcext:value-type="float">
            <text:p>5.2</text:p>
          </table:table-cell>
          <table:table-cell office:value-type="float" office:value="0.653075742348603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6254" calcext:value-type="float">
            <text:p>0.5</text:p>
          </table:table-cell>
          <table:table-cell office:value-type="float" office:value="498.07428064272" calcext:value-type="float">
            <text:p>498.1</text:p>
          </table:table-cell>
          <table:table-cell office:value-type="float" office:value="498.516999999999" calcext:value-type="float">
            <text:p>498.5</text:p>
          </table:table-cell>
          <table:table-cell office:value-type="float" office:value="280.697237716563" calcext:value-type="float">
            <text:p>280.7</text:p>
          </table:table-cell>
          <table:table-cell office:value-type="float" office:value="1191.03723131647" calcext:value-type="float">
            <text:p>1191.0</text:p>
          </table:table-cell>
          <table:table-cell office:value-type="float" office:value="563.631540355428" calcext:value-type="float">
            <text:p>563.6</text:p>
          </table:table-cell>
          <table:table-cell office:value-type="float" office:value="289.600852279623" calcext:value-type="float">
            <text:p>289.6</text:p>
          </table:table-cell>
          <table:table-cell office:value-type="float" office:value="564.638863207191" calcext:value-type="float">
            <text:p>564.6</text:p>
          </table:table-cell>
          <table:table-cell office:value-type="float" office:value="5.59655139040282" calcext:value-type="float">
            <text:p>5.6</text:p>
          </table:table-cell>
          <table:table-cell office:value-type="float" office:value="6.45721402412876" calcext:value-type="float">
            <text:p>6.5</text:p>
          </table:table-cell>
          <table:table-cell office:value-type="float" office:value="676.673724223025" calcext:value-type="float">
            <text:p>676.7</text:p>
          </table:table-cell>
          <table:table-cell office:value-type="float" office:value="564.653720877895" calcext:value-type="float">
            <text:p>564.7</text:p>
          </table:table-cell>
          <table:table-cell office:value-type="float" office:value="900" calcext:value-type="float">
            <text:p>900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8600" calcext:value-type="float">
            <text:p>48600.0</text:p>
          </table:table-cell>
          <table:table-cell office:value-type="float" office:value="114.02203018285" calcext:value-type="float">
            <text:p>114.0</text:p>
          </table:table-cell>
          <table:table-cell office:value-type="float" office:value="101.425228127234" calcext:value-type="float">
            <text:p>101.4</text:p>
          </table:table-cell>
          <table:table-cell office:value-type="float" office:value="12.596802055612" calcext:value-type="float">
            <text:p>12.6</text:p>
          </table:table-cell>
          <table:table-cell office:value-type="float" office:value="12.5968020556154" calcext:value-type="float">
            <text:p>12.6</text:p>
          </table:table-cell>
          <table:table-cell office:value-type="float" office:value="0" calcext:value-type="float">
            <text:p>0.0</text:p>
          </table:table-cell>
          <table:table-cell office:value-type="float" office:value="5.8571299895128" calcext:value-type="float">
            <text:p>5.9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15952564210722" calcext:value-type="float">
            <text:p>5.2</text:p>
          </table:table-cell>
          <table:table-cell office:value-type="float" office:value="0.652450423992156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81602" calcext:value-type="float">
            <text:p>0.5</text:p>
          </table:table-cell>
          <table:table-cell office:value-type="float" office:value="490.401308610251" calcext:value-type="float">
            <text:p>490.4</text:p>
          </table:table-cell>
          <table:table-cell office:value-type="float" office:value="491.730708333332" calcext:value-type="float">
            <text:p>491.7</text:p>
          </table:table-cell>
          <table:table-cell office:value-type="float" office:value="280.591917861188" calcext:value-type="float">
            <text:p>280.6</text:p>
          </table:table-cell>
          <table:table-cell office:value-type="float" office:value="1171.54594980251" calcext:value-type="float">
            <text:p>1171.5</text:p>
          </table:table-cell>
          <table:table-cell office:value-type="float" office:value="565.490361125002" calcext:value-type="float">
            <text:p>565.5</text:p>
          </table:table-cell>
          <table:table-cell office:value-type="float" office:value="289.645903611138" calcext:value-type="float">
            <text:p>289.6</text:p>
          </table:table-cell>
          <table:table-cell office:value-type="float" office:value="564.661589407798" calcext:value-type="float">
            <text:p>564.7</text:p>
          </table:table-cell>
          <table:table-cell office:value-type="float" office:value="5.51934126642925" calcext:value-type="float">
            <text:p>5.5</text:p>
          </table:table-cell>
          <table:table-cell office:value-type="float" office:value="6.53808535280491" calcext:value-type="float">
            <text:p>6.5</text:p>
          </table:table-cell>
          <table:table-cell office:value-type="float" office:value="676.439141282068" calcext:value-type="float">
            <text:p>676.4</text:p>
          </table:table-cell>
          <table:table-cell office:value-type="float" office:value="564.646280494923" calcext:value-type="float">
            <text:p>564.6</text:p>
          </table:table-cell>
          <table:table-cell office:value-type="float" office:value="619" calcext:value-type="float">
            <text:p>61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9212" calcext:value-type="float">
            <text:p>49212.0</text:p>
          </table:table-cell>
          <table:table-cell office:value-type="float" office:value="114.037679691303" calcext:value-type="float">
            <text:p>114.0</text:p>
          </table:table-cell>
          <table:table-cell office:value-type="float" office:value="101.218768728072" calcext:value-type="float">
            <text:p>101.2</text:p>
          </table:table-cell>
          <table:table-cell office:value-type="float" office:value="12.8189109632294" calcext:value-type="float">
            <text:p>12.8</text:p>
          </table:table-cell>
          <table:table-cell office:value-type="float" office:value="12.8189109632306" calcext:value-type="float">
            <text:p>12.8</text:p>
          </table:table-cell>
          <table:table-cell office:value-type="float" office:value="0" calcext:value-type="float">
            <text:p>0.0</text:p>
          </table:table-cell>
          <table:table-cell office:value-type="float" office:value="5.8534861164068" calcext:value-type="float">
            <text:p>5.9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38440756414574" calcext:value-type="float">
            <text:p>5.4</text:p>
          </table:table-cell>
          <table:table-cell office:value-type="float" office:value="0.651203282676967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office:value-type="float" office:value="0.48372" calcext:value-type="float">
            <text:p>0.5</text:p>
          </table:table-cell>
          <table:table-cell office:value-type="float" office:value="524.556878003145" calcext:value-type="float">
            <text:p>524.6</text:p>
          </table:table-cell>
          <table:table-cell office:value-type="float" office:value="525.698666666671" calcext:value-type="float">
            <text:p>525.7</text:p>
          </table:table-cell>
          <table:table-cell office:value-type="float" office:value="280.43409939679" calcext:value-type="float">
            <text:p>280.4</text:p>
          </table:table-cell>
          <table:table-cell office:value-type="float" office:value="1252.54485442593" calcext:value-type="float">
            <text:p>1252.5</text:p>
          </table:table-cell>
          <table:table-cell office:value-type="float" office:value="565.775254696145" calcext:value-type="float">
            <text:p>565.8</text:p>
          </table:table-cell>
          <table:table-cell office:value-type="float" office:value="289.690744854798" calcext:value-type="float">
            <text:p>289.7</text:p>
          </table:table-cell>
          <table:table-cell office:value-type="float" office:value="564.696405843372" calcext:value-type="float">
            <text:p>564.7</text:p>
          </table:table-cell>
          <table:table-cell office:value-type="float" office:value="5.42956452825219" calcext:value-type="float">
            <text:p>5.4</text:p>
          </table:table-cell>
          <table:table-cell office:value-type="float" office:value="6.63204245452203" calcext:value-type="float">
            <text:p>6.6</text:p>
          </table:table-cell>
          <table:table-cell office:value-type="float" office:value="675.963462591059" calcext:value-type="float">
            <text:p>676.0</text:p>
          </table:table-cell>
          <table:table-cell office:value-type="float" office:value="564.680834092773" calcext:value-type="float">
            <text:p>564.7</text:p>
          </table:table-cell>
          <table:table-cell office:value-type="float" office:value="619" calcext:value-type="float">
            <text:p>619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9788" calcext:value-type="float">
            <text:p>49788.0</text:p>
          </table:table-cell>
          <table:table-cell office:value-type="float" office:value="114.039131465523" calcext:value-type="float">
            <text:p>114.0</text:p>
          </table:table-cell>
          <table:table-cell office:value-type="float" office:value="100.988054766481" calcext:value-type="float">
            <text:p>101.0</text:p>
          </table:table-cell>
          <table:table-cell office:value-type="float" office:value="13.0510766990442" calcext:value-type="float">
            <text:p>13.1</text:p>
          </table:table-cell>
          <table:table-cell office:value-type="float" office:value="13.0510766990419" calcext:value-type="float">
            <text:p>13.1</text:p>
          </table:table-cell>
          <table:table-cell office:value-type="float" office:value="0.00000000000230926389122033" calcext:value-type="float">
            <text:p>0.0</text:p>
          </table:table-cell>
          <table:table-cell office:value-type="float" office:value="5.84983412777044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62170514181404" calcext:value-type="float">
            <text:p>5.6</text:p>
          </table:table-cell>
          <table:table-cell office:value-type="float" office:value="0.6497234294597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8372" calcext:value-type="float">
            <text:p>0.5</text:p>
          </table:table-cell>
          <table:table-cell office:value-type="float" office:value="558.875500567843" calcext:value-type="float">
            <text:p>558.9</text:p>
          </table:table-cell>
          <table:table-cell office:value-type="float" office:value="560.011999999998" calcext:value-type="float">
            <text:p>560.0</text:p>
          </table:table-cell>
          <table:table-cell office:value-type="float" office:value="280.241171554533" calcext:value-type="float">
            <text:p>280.2</text:p>
          </table:table-cell>
          <table:table-cell office:value-type="float" office:value="1334.71473550176" calcext:value-type="float">
            <text:p>1334.7</text:p>
          </table:table-cell>
          <table:table-cell office:value-type="float" office:value="565.719884320242" calcext:value-type="float">
            <text:p>565.7</text:p>
          </table:table-cell>
          <table:table-cell office:value-type="float" office:value="289.735477014402" calcext:value-type="float">
            <text:p>289.7</text:p>
          </table:table-cell>
          <table:table-cell office:value-type="float" office:value="564.730001056313" calcext:value-type="float">
            <text:p>564.7</text:p>
          </table:table-cell>
          <table:table-cell office:value-type="float" office:value="5.32679972739393" calcext:value-type="float">
            <text:p>5.3</text:p>
          </table:table-cell>
          <table:table-cell office:value-type="float" office:value="6.7396126834599" calcext:value-type="float">
            <text:p>6.7</text:p>
          </table:table-cell>
          <table:table-cell office:value-type="float" office:value="675.411287792833" calcext:value-type="float">
            <text:p>675.4</text:p>
          </table:table-cell>
          <table:table-cell office:value-type="float" office:value="564.714988817503" calcext:value-type="float">
            <text:p>564.7</text:p>
          </table:table-cell>
          <table:table-cell office:value-type="float" office:value="619" calcext:value-type="float">
            <text:p>61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0400" calcext:value-type="float">
            <text:p>50400.0</text:p>
          </table:table-cell>
          <table:table-cell office:value-type="float" office:value="114.038966074337" calcext:value-type="float">
            <text:p>114.0</text:p>
          </table:table-cell>
          <table:table-cell office:value-type="float" office:value="100.753720830545" calcext:value-type="float">
            <text:p>100.8</text:p>
          </table:table-cell>
          <table:table-cell office:value-type="float" office:value="13.2852452437916" calcext:value-type="float">
            <text:p>13.3</text:p>
          </table:table-cell>
          <table:table-cell office:value-type="float" office:value="13.2852452437921" calcext:value-type="float">
            <text:p>13.3</text:p>
          </table:table-cell>
          <table:table-cell office:value-type="float" office:value="0" calcext:value-type="float">
            <text:p>0.0</text:p>
          </table:table-cell>
          <table:table-cell office:value-type="float" office:value="5.84618213913408" calcext:value-type="float">
            <text:p>5.8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86102163351284" calcext:value-type="float">
            <text:p>5.9</text:p>
          </table:table-cell>
          <table:table-cell office:value-type="float" office:value="0.64822747114476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8372" calcext:value-type="float">
            <text:p>0.5</text:p>
          </table:table-cell>
          <table:table-cell office:value-type="float" office:value="593.194113807289" calcext:value-type="float">
            <text:p>593.2</text:p>
          </table:table-cell>
          <table:table-cell office:value-type="float" office:value="594.325333333334" calcext:value-type="float">
            <text:p>594.3</text:p>
          </table:table-cell>
          <table:table-cell office:value-type="float" office:value="280.044542143683" calcext:value-type="float">
            <text:p>280.0</text:p>
          </table:table-cell>
          <table:table-cell office:value-type="float" office:value="1416.90896611557" calcext:value-type="float">
            <text:p>1416.9</text:p>
          </table:table-cell>
          <table:table-cell office:value-type="float" office:value="565.671567579227" calcext:value-type="float">
            <text:p>565.7</text:p>
          </table:table-cell>
          <table:table-cell office:value-type="float" office:value="289.780209333306" calcext:value-type="float">
            <text:p>289.8</text:p>
          </table:table-cell>
          <table:table-cell office:value-type="float" office:value="564.762265707449" calcext:value-type="float">
            <text:p>564.8</text:p>
          </table:table-cell>
          <table:table-cell office:value-type="float" office:value="5.21104178833312" calcext:value-type="float">
            <text:p>5.2</text:p>
          </table:table-cell>
          <table:table-cell office:value-type="float" office:value="6.86080104088482" calcext:value-type="float">
            <text:p>6.9</text:p>
          </table:table-cell>
          <table:table-cell office:value-type="float" office:value="674.854624670944" calcext:value-type="float">
            <text:p>674.9</text:p>
          </table:table-cell>
          <table:table-cell office:value-type="float" office:value="564.747860298642" calcext:value-type="float">
            <text:p>564.7</text:p>
          </table:table-cell>
          <table:table-cell office:value-type="float" office:value="619" calcext:value-type="float">
            <text:p>61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1012" calcext:value-type="float">
            <text:p>51012.0</text:p>
          </table:table-cell>
          <table:table-cell office:value-type="float" office:value="114.03861679882" calcext:value-type="float">
            <text:p>114.0</text:p>
          </table:table-cell>
          <table:table-cell office:value-type="float" office:value="100.519115271289" calcext:value-type="float">
            <text:p>100.5</text:p>
          </table:table-cell>
          <table:table-cell office:value-type="float" office:value="13.5195015275301" calcext:value-type="float">
            <text:p>13.5</text:p>
          </table:table-cell>
          <table:table-cell office:value-type="float" office:value="13.5195015275309" calcext:value-type="float">
            <text:p>13.5</text:p>
          </table:table-cell>
          <table:table-cell office:value-type="float" office:value="0" calcext:value-type="float">
            <text:p>0.0</text:p>
          </table:table-cell>
          <table:table-cell office:value-type="float" office:value="5.84253015049772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10041820839433" calcext:value-type="float">
            <text:p>6.1</text:p>
          </table:table-cell>
          <table:table-cell office:value-type="float" office:value="0.64673916863798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8372" calcext:value-type="float">
            <text:p>0.5</text:p>
          </table:table-cell>
          <table:table-cell office:value-type="float" office:value="627.512679989176" calcext:value-type="float">
            <text:p>627.5</text:p>
          </table:table-cell>
          <table:table-cell office:value-type="float" office:value="628.638666666664" calcext:value-type="float">
            <text:p>628.6</text:p>
          </table:table-cell>
          <table:table-cell office:value-type="float" office:value="279.847736600259" calcext:value-type="float">
            <text:p>279.8</text:p>
          </table:table-cell>
          <table:table-cell office:value-type="float" office:value="1499.1282454322" calcext:value-type="float">
            <text:p>1499.1</text:p>
          </table:table-cell>
          <table:table-cell office:value-type="float" office:value="565.629095194332" calcext:value-type="float">
            <text:p>565.6</text:p>
          </table:table-cell>
          <table:table-cell office:value-type="float" office:value="289.825056342098" calcext:value-type="float">
            <text:p>289.8</text:p>
          </table:table-cell>
          <table:table-cell office:value-type="float" office:value="564.79311329289" calcext:value-type="float">
            <text:p>564.8</text:p>
          </table:table-cell>
          <table:table-cell office:value-type="float" office:value="5.08228689101935" calcext:value-type="float">
            <text:p>5.1</text:p>
          </table:table-cell>
          <table:table-cell office:value-type="float" office:value="6.99561120413163" calcext:value-type="float">
            <text:p>7.0</text:p>
          </table:table-cell>
          <table:table-cell office:value-type="float" office:value="674.301247174917" calcext:value-type="float">
            <text:p>674.3</text:p>
          </table:table-cell>
          <table:table-cell office:value-type="float" office:value="564.779351764377" calcext:value-type="float">
            <text:p>564.8</text:p>
          </table:table-cell>
          <table:table-cell office:value-type="float" office:value="619" calcext:value-type="float">
            <text:p>619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1588" calcext:value-type="float">
            <text:p>51588.0</text:p>
          </table:table-cell>
          <table:table-cell office:value-type="float" office:value="114.038235514375" calcext:value-type="float">
            <text:p>114.0</text:p>
          </table:table-cell>
          <table:table-cell office:value-type="float" office:value="100.284384425104" calcext:value-type="float">
            <text:p>100.3</text:p>
          </table:table-cell>
          <table:table-cell office:value-type="float" office:value="13.7538510892676" calcext:value-type="float">
            <text:p>13.8</text:p>
          </table:table-cell>
          <table:table-cell office:value-type="float" office:value="13.7538510892703" calcext:value-type="float">
            <text:p>13.8</text:p>
          </table:table-cell>
          <table:table-cell office:value-type="float" office:value="0" calcext:value-type="float">
            <text:p>0.0</text:p>
          </table:table-cell>
          <table:table-cell office:value-type="float" office:value="5.83887816186132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33989751370977" calcext:value-type="float">
            <text:p>6.3</text:p>
          </table:table-cell>
          <table:table-cell office:value-type="float" office:value="0.64526141369607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48372" calcext:value-type="float">
            <text:p>0.5</text:p>
          </table:table-cell>
          <table:table-cell office:value-type="float" office:value="661.831171529732" calcext:value-type="float">
            <text:p>661.8</text:p>
          </table:table-cell>
          <table:table-cell office:value-type="float" office:value="662.952000000006" calcext:value-type="float">
            <text:p>663.0</text:p>
          </table:table-cell>
          <table:table-cell office:value-type="float" office:value="279.651127775793" calcext:value-type="float">
            <text:p>279.7</text:p>
          </table:table-cell>
          <table:table-cell office:value-type="float" office:value="1581.37342246395" calcext:value-type="float">
            <text:p>1581.4</text:p>
          </table:table-cell>
          <table:table-cell office:value-type="float" office:value="565.591514067911" calcext:value-type="float">
            <text:p>565.6</text:p>
          </table:table-cell>
          <table:table-cell office:value-type="float" office:value="289.870139476476" calcext:value-type="float">
            <text:p>289.9</text:p>
          </table:table-cell>
          <table:table-cell office:value-type="float" office:value="564.822479719059" calcext:value-type="float">
            <text:p>564.8</text:p>
          </table:table-cell>
          <table:table-cell office:value-type="float" office:value="4.9405312420182" calcext:value-type="float">
            <text:p>4.9</text:p>
          </table:table-cell>
          <table:table-cell office:value-type="float" office:value="7.14404681103886" calcext:value-type="float">
            <text:p>7.1</text:p>
          </table:table-cell>
          <table:table-cell office:value-type="float" office:value="673.752131929416" calcext:value-type="float">
            <text:p>673.8</text:p>
          </table:table-cell>
          <table:table-cell office:value-type="float" office:value="564.809389098428" calcext:value-type="float">
            <text:p>564.8</text:p>
          </table:table-cell>
          <table:table-cell office:value-type="float" office:value="619" calcext:value-type="float">
            <text:p>61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2200" calcext:value-type="float">
            <text:p>52200.0</text:p>
          </table:table-cell>
          <table:table-cell office:value-type="float" office:value="114.050431827655" calcext:value-type="float">
            <text:p>114.1</text:p>
          </table:table-cell>
          <table:table-cell office:value-type="float" office:value="100.145796119215" calcext:value-type="float">
            <text:p>100.1</text:p>
          </table:table-cell>
          <table:table-cell office:value-type="float" office:value="13.9046357084384" calcext:value-type="float">
            <text:p>13.9</text:p>
          </table:table-cell>
          <table:table-cell office:value-type="float" office:value="13.9046357084398" calcext:value-type="float">
            <text:p>13.9</text:p>
          </table:table-cell>
          <table:table-cell office:value-type="float" office:value="0" calcext:value-type="float">
            <text:p>0.0</text:p>
          </table:table-cell>
          <table:table-cell office:value-type="float" office:value="5.83407579680461" calcext:value-type="float">
            <text:p>5.8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46948247620949" calcext:value-type="float">
            <text:p>6.5</text:p>
          </table:table-cell>
          <table:table-cell office:value-type="float" office:value="0.64367843542452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11305" calcext:value-type="float">
            <text:p>0.5</text:p>
          </table:table-cell>
          <table:table-cell office:value-type="float" office:value="677.948388824398" calcext:value-type="float">
            <text:p>677.9</text:p>
          </table:table-cell>
          <table:table-cell office:value-type="float" office:value="678.569858333324" calcext:value-type="float">
            <text:p>678.6</text:p>
          </table:table-cell>
          <table:table-cell office:value-type="float" office:value="279.424132869644" calcext:value-type="float">
            <text:p>279.4</text:p>
          </table:table-cell>
          <table:table-cell office:value-type="float" office:value="1621.30469561709" calcext:value-type="float">
            <text:p>1621.3</text:p>
          </table:table-cell>
          <table:table-cell office:value-type="float" office:value="564.638955035503" calcext:value-type="float">
            <text:p>564.6</text:p>
          </table:table-cell>
          <table:table-cell office:value-type="float" office:value="289.915570449191" calcext:value-type="float">
            <text:p>289.9</text:p>
          </table:table-cell>
          <table:table-cell office:value-type="float" office:value="564.816562911931" calcext:value-type="float">
            <text:p>564.8</text:p>
          </table:table-cell>
          <table:table-cell office:value-type="float" office:value="4.79169568773927" calcext:value-type="float">
            <text:p>4.8</text:p>
          </table:table-cell>
          <table:table-cell office:value-type="float" office:value="7.30018409890685" calcext:value-type="float">
            <text:p>7.3</text:p>
          </table:table-cell>
          <table:table-cell office:value-type="float" office:value="673.162116289958" calcext:value-type="float">
            <text:p>673.2</text:p>
          </table:table-cell>
          <table:table-cell office:value-type="float" office:value="564.822102805919" calcext:value-type="float">
            <text:p>564.8</text:p>
          </table:table-cell>
          <table:table-cell office:value-type="float" office:value="909" calcext:value-type="float">
            <text:p>90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2812" calcext:value-type="float">
            <text:p>52812.0</text:p>
          </table:table-cell>
          <table:table-cell office:value-type="float" office:value="114.060014152407" calcext:value-type="float">
            <text:p>114.1</text:p>
          </table:table-cell>
          <table:table-cell office:value-type="float" office:value="100.237421416467" calcext:value-type="float">
            <text:p>100.2</text:p>
          </table:table-cell>
          <table:table-cell office:value-type="float" office:value="13.8225927359419" calcext:value-type="float">
            <text:p>13.8</text:p>
          </table:table-cell>
          <table:table-cell office:value-type="float" office:value="13.8225927359398" calcext:value-type="float">
            <text:p>13.8</text:p>
          </table:table-cell>
          <table:table-cell office:value-type="float" office:value="0.0000000000021387336346379" calcext:value-type="float">
            <text:p>0.0</text:p>
          </table:table-cell>
          <table:table-cell office:value-type="float" office:value="5.82759757474011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39289675627367" calcext:value-type="float">
            <text:p>6.4</text:p>
          </table:table-cell>
          <table:table-cell office:value-type="float" office:value="0.64163440492791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14369999999998" calcext:value-type="float">
            <text:p>0.5</text:p>
          </table:table-cell>
          <table:table-cell office:value-type="float" office:value="666.25818789992" calcext:value-type="float">
            <text:p>666.3</text:p>
          </table:table-cell>
          <table:table-cell office:value-type="float" office:value="666.95233333334" calcext:value-type="float">
            <text:p>667.0</text:p>
          </table:table-cell>
          <table:table-cell office:value-type="float" office:value="279.101755072678" calcext:value-type="float">
            <text:p>279.1</text:p>
          </table:table-cell>
          <table:table-cell office:value-type="float" office:value="1594.01431614297" calcext:value-type="float">
            <text:p>1594.0</text:p>
          </table:table-cell>
          <table:table-cell office:value-type="float" office:value="564.491224201921" calcext:value-type="float">
            <text:p>564.5</text:p>
          </table:table-cell>
          <table:table-cell office:value-type="float" office:value="289.961354949815" calcext:value-type="float">
            <text:p>290.0</text:p>
          </table:table-cell>
          <table:table-cell office:value-type="float" office:value="564.804107968264" calcext:value-type="float">
            <text:p>564.8</text:p>
          </table:table-cell>
          <table:table-cell office:value-type="float" office:value="4.64687295489167" calcext:value-type="float">
            <text:p>4.6</text:p>
          </table:table-cell>
          <table:table-cell office:value-type="float" office:value="7.45217034374254" calcext:value-type="float">
            <text:p>7.5</text:p>
          </table:table-cell>
          <table:table-cell office:value-type="float" office:value="672.409570923281" calcext:value-type="float">
            <text:p>672.4</text:p>
          </table:table-cell>
          <table:table-cell office:value-type="float" office:value="564.809652492235" calcext:value-type="float">
            <text:p>564.8</text:p>
          </table:table-cell>
          <table:table-cell office:value-type="float" office:value="909" calcext:value-type="float">
            <text:p>909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3388" calcext:value-type="float">
            <text:p>53388.0</text:p>
          </table:table-cell>
          <table:table-cell office:value-type="float" office:value="114.06097448388" calcext:value-type="float">
            <text:p>114.1</text:p>
          </table:table-cell>
          <table:table-cell office:value-type="float" office:value="100.328745431678" calcext:value-type="float">
            <text:p>100.3</text:p>
          </table:table-cell>
          <table:table-cell office:value-type="float" office:value="13.7322290522037" calcext:value-type="float">
            <text:p>13.7</text:p>
          </table:table-cell>
          <table:table-cell office:value-type="float" office:value="13.7322290522025" calcext:value-type="float">
            <text:p>13.7</text:p>
          </table:table-cell>
          <table:table-cell office:value-type="float" office:value="0.00000000000125766064229538" calcext:value-type="float">
            <text:p>0.0</text:p>
          </table:table-cell>
          <table:table-cell office:value-type="float" office:value="5.8211051504977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31120782619017" calcext:value-type="float">
            <text:p>6.3</text:p>
          </table:table-cell>
          <table:table-cell office:value-type="float" office:value="0.639452075516039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14370000000004" calcext:value-type="float">
            <text:p>0.5</text:p>
          </table:table-cell>
          <table:table-cell office:value-type="float" office:value="654.410478821182" calcext:value-type="float">
            <text:p>654.4</text:p>
          </table:table-cell>
          <table:table-cell office:value-type="float" office:value="655.103999999994" calcext:value-type="float">
            <text:p>655.1</text:p>
          </table:table-cell>
          <table:table-cell office:value-type="float" office:value="278.758341830844" calcext:value-type="float">
            <text:p>278.8</text:p>
          </table:table-cell>
          <table:table-cell office:value-type="float" office:value="1565.9286229544" calcext:value-type="float">
            <text:p>1565.9</text:p>
          </table:table-cell>
          <table:table-cell office:value-type="float" office:value="564.486765654797" calcext:value-type="float">
            <text:p>564.5</text:p>
          </table:table-cell>
          <table:table-cell office:value-type="float" office:value="290.007463466594" calcext:value-type="float">
            <text:p>290.0</text:p>
          </table:table-cell>
          <table:table-cell office:value-type="float" office:value="564.792345793915" calcext:value-type="float">
            <text:p>564.8</text:p>
          </table:table-cell>
          <table:table-cell office:value-type="float" office:value="4.50633027930541" calcext:value-type="float">
            <text:p>4.5</text:p>
          </table:table-cell>
          <table:table-cell office:value-type="float" office:value="7.59966603666128" calcext:value-type="float">
            <text:p>7.6</text:p>
          </table:table-cell>
          <table:table-cell office:value-type="float" office:value="671.61180029731" calcext:value-type="float">
            <text:p>671.6</text:p>
          </table:table-cell>
          <table:table-cell office:value-type="float" office:value="564.797584561941" calcext:value-type="float">
            <text:p>564.8</text:p>
          </table:table-cell>
          <table:table-cell office:value-type="float" office:value="909" calcext:value-type="float">
            <text:p>90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4000" calcext:value-type="float">
            <text:p>54000.0</text:p>
          </table:table-cell>
          <table:table-cell office:value-type="float" office:value="114.061041056274" calcext:value-type="float">
            <text:p>114.1</text:p>
          </table:table-cell>
          <table:table-cell office:value-type="float" office:value="100.419213288593" calcext:value-type="float">
            <text:p>100.4</text:p>
          </table:table-cell>
          <table:table-cell office:value-type="float" office:value="13.6418277676855" calcext:value-type="float">
            <text:p>13.6</text:p>
          </table:table-cell>
          <table:table-cell office:value-type="float" office:value="13.6418277676814" calcext:value-type="float">
            <text:p>13.6</text:p>
          </table:table-cell>
          <table:table-cell office:value-type="float" office:value="0.00000000000412470058108738" calcext:value-type="float">
            <text:p>0.0</text:p>
          </table:table-cell>
          <table:table-cell office:value-type="float" office:value="5.8146127262553" calcext:value-type="float">
            <text:p>5.8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22949426757811" calcext:value-type="float">
            <text:p>6.2</text:p>
          </table:table-cell>
          <table:table-cell office:value-type="float" office:value="0.637256773852285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14369999999998" calcext:value-type="float">
            <text:p>0.5</text:p>
          </table:table-cell>
          <table:table-cell office:value-type="float" office:value="642.562782015244" calcext:value-type="float">
            <text:p>642.6</text:p>
          </table:table-cell>
          <table:table-cell office:value-type="float" office:value="643.255666666672" calcext:value-type="float">
            <text:p>643.3</text:p>
          </table:table-cell>
          <table:table-cell office:value-type="float" office:value="278.413596337347" calcext:value-type="float">
            <text:p>278.4</text:p>
          </table:table-cell>
          <table:table-cell office:value-type="float" office:value="1537.83516293914" calcext:value-type="float">
            <text:p>1537.8</text:p>
          </table:table-cell>
          <table:table-cell office:value-type="float" office:value="564.482175657068" calcext:value-type="float">
            <text:p>564.5</text:p>
          </table:table-cell>
          <table:table-cell office:value-type="float" office:value="290.053866563538" calcext:value-type="float">
            <text:p>290.1</text:p>
          </table:table-cell>
          <table:table-cell office:value-type="float" office:value="564.781208261019" calcext:value-type="float">
            <text:p>564.8</text:p>
          </table:table-cell>
          <table:table-cell office:value-type="float" office:value="4.3700682145639" calcext:value-type="float">
            <text:p>4.4</text:p>
          </table:table-cell>
          <table:table-cell office:value-type="float" office:value="7.74267069046214" calcext:value-type="float">
            <text:p>7.7</text:p>
          </table:table-cell>
          <table:table-cell office:value-type="float" office:value="670.80970184859" calcext:value-type="float">
            <text:p>670.8</text:p>
          </table:table-cell>
          <table:table-cell office:value-type="float" office:value="564.786171206626" calcext:value-type="float">
            <text:p>564.8</text:p>
          </table:table-cell>
          <table:table-cell office:value-type="float" office:value="909" calcext:value-type="float">
            <text:p>90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4612" calcext:value-type="float">
            <text:p>54612.0</text:p>
          </table:table-cell>
          <table:table-cell office:value-type="float" office:value="114.061005017918" calcext:value-type="float">
            <text:p>114.1</text:p>
          </table:table-cell>
          <table:table-cell office:value-type="float" office:value="100.50960387516" calcext:value-type="float">
            <text:p>100.5</text:p>
          </table:table-cell>
          <table:table-cell office:value-type="float" office:value="13.5514011427563" calcext:value-type="float">
            <text:p>13.6</text:p>
          </table:table-cell>
          <table:table-cell office:value-type="float" office:value="13.5514011427574" calcext:value-type="float">
            <text:p>13.6</text:p>
          </table:table-cell>
          <table:table-cell office:value-type="float" office:value="0" calcext:value-type="float">
            <text:p>0.0</text:p>
          </table:table-cell>
          <table:table-cell office:value-type="float" office:value="5.80812030201289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14775522441378" calcext:value-type="float">
            <text:p>6.1</text:p>
          </table:table-cell>
          <table:table-cell office:value-type="float" office:value="0.63506161632954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14369999999998" calcext:value-type="float">
            <text:p>0.5</text:p>
          </table:table-cell>
          <table:table-cell office:value-type="float" office:value="630.715097998495" calcext:value-type="float">
            <text:p>630.7</text:p>
          </table:table-cell>
          <table:table-cell office:value-type="float" office:value="631.407333333332" calcext:value-type="float">
            <text:p>631.4</text:p>
          </table:table-cell>
          <table:table-cell office:value-type="float" office:value="278.06945269481" calcext:value-type="float">
            <text:p>278.1</text:p>
          </table:table-cell>
          <table:table-cell office:value-type="float" office:value="1509.73366667503" calcext:value-type="float">
            <text:p>1509.7</text:p>
          </table:table-cell>
          <table:table-cell office:value-type="float" office:value="564.477447812078" calcext:value-type="float">
            <text:p>564.5</text:p>
          </table:table-cell>
          <table:table-cell office:value-type="float" office:value="290.100532192617" calcext:value-type="float">
            <text:p>290.1</text:p>
          </table:table-cell>
          <table:table-cell office:value-type="float" office:value="564.770635362493" calcext:value-type="float">
            <text:p>564.8</text:p>
          </table:table-cell>
          <table:table-cell office:value-type="float" office:value="4.23808811845622" calcext:value-type="float">
            <text:p>4.2</text:p>
          </table:table-cell>
          <table:table-cell office:value-type="float" office:value="7.88118298226619" calcext:value-type="float">
            <text:p>7.9</text:p>
          </table:table-cell>
          <table:table-cell office:value-type="float" office:value="670.007569585251" calcext:value-type="float">
            <text:p>670.0</text:p>
          </table:table-cell>
          <table:table-cell office:value-type="float" office:value="564.775348870301" calcext:value-type="float">
            <text:p>564.8</text:p>
          </table:table-cell>
          <table:table-cell office:value-type="float" office:value="909" calcext:value-type="float">
            <text:p>909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5188" calcext:value-type="float">
            <text:p>55188.0</text:p>
          </table:table-cell>
          <table:table-cell office:value-type="float" office:value="114.06094806484" calcext:value-type="float">
            <text:p>114.1</text:p>
          </table:table-cell>
          <table:table-cell office:value-type="float" office:value="100.599998101557" calcext:value-type="float">
            <text:p>100.6</text:p>
          </table:table-cell>
          <table:table-cell office:value-type="float" office:value="13.4609499632762" calcext:value-type="float">
            <text:p>13.5</text:p>
          </table:table-cell>
          <table:table-cell office:value-type="float" office:value="13.4609499632828" calcext:value-type="float">
            <text:p>13.5</text:p>
          </table:table-cell>
          <table:table-cell office:value-type="float" office:value="0" calcext:value-type="float">
            <text:p>0.0</text:p>
          </table:table-cell>
          <table:table-cell office:value-type="float" office:value="5.80162787777048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6.06598983062267" calcext:value-type="float">
            <text:p>6.1</text:p>
          </table:table-cell>
          <table:table-cell office:value-type="float" office:value="0.632868254882919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14370000000004" calcext:value-type="float">
            <text:p>0.5</text:p>
          </table:table-cell>
          <table:table-cell office:value-type="float" office:value="618.867427363518" calcext:value-type="float">
            <text:p>618.9</text:p>
          </table:table-cell>
          <table:table-cell office:value-type="float" office:value="619.558999999998" calcext:value-type="float">
            <text:p>619.6</text:p>
          </table:table-cell>
          <table:table-cell office:value-type="float" office:value="277.726107638566" calcext:value-type="float">
            <text:p>277.7</text:p>
          </table:table-cell>
          <table:table-cell office:value-type="float" office:value="1481.62386151876" calcext:value-type="float">
            <text:p>1481.6</text:p>
          </table:table-cell>
          <table:table-cell office:value-type="float" office:value="564.472575288536" calcext:value-type="float">
            <text:p>564.5</text:p>
          </table:table-cell>
          <table:table-cell office:value-type="float" office:value="290.147425302541" calcext:value-type="float">
            <text:p>290.1</text:p>
          </table:table-cell>
          <table:table-cell office:value-type="float" office:value="564.760574045497" calcext:value-type="float">
            <text:p>564.8</text:p>
          </table:table-cell>
          <table:table-cell office:value-type="float" office:value="4.11039149290684" calcext:value-type="float">
            <text:p>4.1</text:p>
          </table:table-cell>
          <table:table-cell office:value-type="float" office:value="8.01520144480517" calcext:value-type="float">
            <text:p>8.0</text:p>
          </table:table-cell>
          <table:table-cell office:value-type="float" office:value="669.205968964753" calcext:value-type="float">
            <text:p>669.2</text:p>
          </table:table-cell>
          <table:table-cell office:value-type="float" office:value="564.765061458287" calcext:value-type="float">
            <text:p>564.8</text:p>
          </table:table-cell>
          <table:table-cell office:value-type="float" office:value="909" calcext:value-type="float">
            <text:p>90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5800" calcext:value-type="float">
            <text:p>55800.0</text:p>
          </table:table-cell>
          <table:table-cell office:value-type="float" office:value="114.052907909612" calcext:value-type="float">
            <text:p>114.1</text:p>
          </table:table-cell>
          <table:table-cell office:value-type="float" office:value="100.681590629455" calcext:value-type="float">
            <text:p>100.7</text:p>
          </table:table-cell>
          <table:table-cell office:value-type="float" office:value="13.3713172801614" calcext:value-type="float">
            <text:p>13.4</text:p>
          </table:table-cell>
          <table:table-cell office:value-type="float" office:value="13.3713172801566" calcext:value-type="float">
            <text:p>13.4</text:p>
          </table:table-cell>
          <table:table-cell office:value-type="float" office:value="0.00000000000482103246213228" calcext:value-type="float">
            <text:p>0.0</text:p>
          </table:table-cell>
          <table:table-cell office:value-type="float" office:value="5.79334915807343" calcext:value-type="float">
            <text:p>5.8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95574906841011" calcext:value-type="float">
            <text:p>6.0</text:p>
          </table:table-cell>
          <table:table-cell office:value-type="float" office:value="0.630741053677669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45383999999998" calcext:value-type="float">
            <text:p>0.5</text:p>
          </table:table-cell>
          <table:table-cell office:value-type="float" office:value="602.33017648395" calcext:value-type="float">
            <text:p>602.3</text:p>
          </table:table-cell>
          <table:table-cell office:value-type="float" office:value="602.88239166667" calcext:value-type="float">
            <text:p>602.9</text:p>
          </table:table-cell>
          <table:table-cell office:value-type="float" office:value="277.390386684059" calcext:value-type="float">
            <text:p>277.4</text:p>
          </table:table-cell>
          <table:table-cell office:value-type="float" office:value="1442.55447637636" calcext:value-type="float">
            <text:p>1442.6</text:p>
          </table:table-cell>
          <table:table-cell office:value-type="float" office:value="564.195469962146" calcext:value-type="float">
            <text:p>564.2</text:p>
          </table:table-cell>
          <table:table-cell office:value-type="float" office:value="290.194504339837" calcext:value-type="float">
            <text:p>290.2</text:p>
          </table:table-cell>
          <table:table-cell office:value-type="float" office:value="564.743227263068" calcext:value-type="float">
            <text:p>564.7</text:p>
          </table:table-cell>
          <table:table-cell office:value-type="float" office:value="3.98851785007217" calcext:value-type="float">
            <text:p>4.0</text:p>
          </table:table-cell>
          <table:table-cell office:value-type="float" office:value="8.14318606046529" calcext:value-type="float">
            <text:p>8.1</text:p>
          </table:table-cell>
          <table:table-cell office:value-type="float" office:value="668.433224746784" calcext:value-type="float">
            <text:p>668.4</text:p>
          </table:table-cell>
          <table:table-cell office:value-type="float" office:value="564.75165246997" calcext:value-type="float">
            <text:p>564.8</text:p>
          </table:table-cell>
          <table:table-cell office:value-type="float" office:value="832" calcext:value-type="float">
            <text:p>832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6412" calcext:value-type="float">
            <text:p>56412.0</text:p>
          </table:table-cell>
          <table:table-cell office:value-type="float" office:value="114.045873274989" calcext:value-type="float">
            <text:p>114.0</text:p>
          </table:table-cell>
          <table:table-cell office:value-type="float" office:value="100.84741940865" calcext:value-type="float">
            <text:p>100.8</text:p>
          </table:table-cell>
          <table:table-cell office:value-type="float" office:value="13.1984538663415" calcext:value-type="float">
            <text:p>13.2</text:p>
          </table:table-cell>
          <table:table-cell office:value-type="float" office:value="13.1984538663383" calcext:value-type="float">
            <text:p>13.2</text:p>
          </table:table-cell>
          <table:table-cell office:value-type="float" office:value="0.00000000000320099502459925" calcext:value-type="float">
            <text:p>0.0</text:p>
          </table:table-cell>
          <table:table-cell office:value-type="float" office:value="5.78246818080068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79214282459979" calcext:value-type="float">
            <text:p>5.8</text:p>
          </table:table-cell>
          <table:table-cell office:value-type="float" office:value="0.62891886094102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48830000000002" calcext:value-type="float">
            <text:p>0.5</text:p>
          </table:table-cell>
          <table:table-cell office:value-type="float" office:value="578.601212313944" calcext:value-type="float">
            <text:p>578.6</text:p>
          </table:table-cell>
          <table:table-cell office:value-type="float" office:value="579.171999999996" calcext:value-type="float">
            <text:p>579.2</text:p>
          </table:table-cell>
          <table:table-cell office:value-type="float" office:value="277.09596573999" calcext:value-type="float">
            <text:p>277.1</text:p>
          </table:table-cell>
          <table:table-cell office:value-type="float" office:value="1386.08793864106" calcext:value-type="float">
            <text:p>1386.1</text:p>
          </table:table-cell>
          <table:table-cell office:value-type="float" office:value="564.127573771827" calcext:value-type="float">
            <text:p>564.1</text:p>
          </table:table-cell>
          <table:table-cell office:value-type="float" office:value="290.241695552752" calcext:value-type="float">
            <text:p>290.2</text:p>
          </table:table-cell>
          <table:table-cell office:value-type="float" office:value="564.724940902508" calcext:value-type="float">
            <text:p>564.7</text:p>
          </table:table-cell>
          <table:table-cell office:value-type="float" office:value="3.87536282710996" calcext:value-type="float">
            <text:p>3.9</text:p>
          </table:table-cell>
          <table:table-cell office:value-type="float" office:value="8.26204352546099" calcext:value-type="float">
            <text:p>8.3</text:p>
          </table:table-cell>
          <table:table-cell office:value-type="float" office:value="667.774170269892" calcext:value-type="float">
            <text:p>667.8</text:p>
          </table:table-cell>
          <table:table-cell office:value-type="float" office:value="564.733109514903" calcext:value-type="float">
            <text:p>564.7</text:p>
          </table:table-cell>
          <table:table-cell office:value-type="float" office:value="832" calcext:value-type="float">
            <text:p>832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6988" calcext:value-type="float">
            <text:p>56988.0</text:p>
          </table:table-cell>
          <table:table-cell office:value-type="float" office:value="114.045178873096" calcext:value-type="float">
            <text:p>114.0</text:p>
          </table:table-cell>
          <table:table-cell office:value-type="float" office:value="101.024326668165" calcext:value-type="float">
            <text:p>101.0</text:p>
          </table:table-cell>
          <table:table-cell office:value-type="float" office:value="13.0208522049281" calcext:value-type="float">
            <text:p>13.0</text:p>
          </table:table-cell>
          <table:table-cell office:value-type="float" office:value="13.0208522049308" calcext:value-type="float">
            <text:p>13.0</text:p>
          </table:table-cell>
          <table:table-cell office:value-type="float" office:value="0" calcext:value-type="float">
            <text:p>0.0</text:p>
          </table:table-cell>
          <table:table-cell office:value-type="float" office:value="5.77156515049776" calcext:value-type="float">
            <text:p>5.8</text:p>
          </table:table-cell>
          <table:table-cell office:value-type="float" office:value="0.182073999999999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62716280967711" calcext:value-type="float">
            <text:p>5.6</text:p>
          </table:table-cell>
          <table:table-cell office:value-type="float" office:value="0.627200244753286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48829999999996" calcext:value-type="float">
            <text:p>0.5</text:p>
          </table:table-cell>
          <table:table-cell office:value-type="float" office:value="554.834345849224" calcext:value-type="float">
            <text:p>554.8</text:p>
          </table:table-cell>
          <table:table-cell office:value-type="float" office:value="555.402" calcext:value-type="float">
            <text:p>555.4</text:p>
          </table:table-cell>
          <table:table-cell office:value-type="float" office:value="276.817847353023" calcext:value-type="float">
            <text:p>276.8</text:p>
          </table:table-cell>
          <table:table-cell office:value-type="float" office:value="1329.39852091357" calcext:value-type="float">
            <text:p>1329.4</text:p>
          </table:table-cell>
          <table:table-cell office:value-type="float" office:value="564.100234575707" calcext:value-type="float">
            <text:p>564.1</text:p>
          </table:table-cell>
          <table:table-cell office:value-type="float" office:value="290.288899473321" calcext:value-type="float">
            <text:p>290.3</text:p>
          </table:table-cell>
          <table:table-cell office:value-type="float" office:value="564.707340013677" calcext:value-type="float">
            <text:p>564.7</text:p>
          </table:table-cell>
          <table:table-cell office:value-type="float" office:value="3.77100644967439" calcext:value-type="float">
            <text:p>3.8</text:p>
          </table:table-cell>
          <table:table-cell office:value-type="float" office:value="8.37167500228874" calcext:value-type="float">
            <text:p>8.4</text:p>
          </table:table-cell>
          <table:table-cell office:value-type="float" office:value="667.148939145568" calcext:value-type="float">
            <text:p>667.1</text:p>
          </table:table-cell>
          <table:table-cell office:value-type="float" office:value="564.715207435441" calcext:value-type="float">
            <text:p>564.7</text:p>
          </table:table-cell>
          <table:table-cell office:value-type="float" office:value="832" calcext:value-type="float">
            <text:p>832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7600" calcext:value-type="float">
            <text:p>57600.0</text:p>
          </table:table-cell>
          <table:table-cell office:value-type="float" office:value="114.045133828346" calcext:value-type="float">
            <text:p>114.0</text:p>
          </table:table-cell>
          <table:table-cell office:value-type="float" office:value="101.201629017335" calcext:value-type="float">
            <text:p>101.2</text:p>
          </table:table-cell>
          <table:table-cell office:value-type="float" office:value="12.8435048110101" calcext:value-type="float">
            <text:p>12.8</text:p>
          </table:table-cell>
          <table:table-cell office:value-type="float" office:value="12.8435048110113" calcext:value-type="float">
            <text:p>12.8</text:p>
          </table:table-cell>
          <table:table-cell office:value-type="float" office:value="0" calcext:value-type="float">
            <text:p>0.0</text:p>
          </table:table-cell>
          <table:table-cell office:value-type="float" office:value="5.76066212019467" calcext:value-type="float">
            <text:p>5.8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46242719751371" calcext:value-type="float">
            <text:p>5.5</text:p>
          </table:table-cell>
          <table:table-cell office:value-type="float" office:value="0.62549149330244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48830000000002" calcext:value-type="float">
            <text:p>0.5</text:p>
          </table:table-cell>
          <table:table-cell office:value-type="float" office:value="531.067578485075" calcext:value-type="float">
            <text:p>531.1</text:p>
          </table:table-cell>
          <table:table-cell office:value-type="float" office:value="531.631999999992" calcext:value-type="float">
            <text:p>531.6</text:p>
          </table:table-cell>
          <table:table-cell office:value-type="float" office:value="276.541858196746" calcext:value-type="float">
            <text:p>276.5</text:p>
          </table:table-cell>
          <table:table-cell office:value-type="float" office:value="1272.68801585653" calcext:value-type="float">
            <text:p>1272.7</text:p>
          </table:table-cell>
          <table:table-cell office:value-type="float" office:value="564.070736580274" calcext:value-type="float">
            <text:p>564.1</text:p>
          </table:table-cell>
          <table:table-cell office:value-type="float" office:value="290.336008123039" calcext:value-type="float">
            <text:p>290.3</text:p>
          </table:table-cell>
          <table:table-cell office:value-type="float" office:value="564.69034185023" calcext:value-type="float">
            <text:p>564.7</text:p>
          </table:table-cell>
          <table:table-cell office:value-type="float" office:value="3.67545284940697" calcext:value-type="float">
            <text:p>3.7</text:p>
          </table:table-cell>
          <table:table-cell office:value-type="float" office:value="8.4720764650047" calcext:value-type="float">
            <text:p>8.5</text:p>
          </table:table-cell>
          <table:table-cell office:value-type="float" office:value="666.52671894857" calcext:value-type="float">
            <text:p>666.5</text:p>
          </table:table-cell>
          <table:table-cell office:value-type="float" office:value="564.69794444509" calcext:value-type="float">
            <text:p>564.7</text:p>
          </table:table-cell>
          <table:table-cell office:value-type="float" office:value="832" calcext:value-type="float">
            <text:p>832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8212" calcext:value-type="float">
            <text:p>58212.0</text:p>
          </table:table-cell>
          <table:table-cell office:value-type="float" office:value="114.04513862915" calcext:value-type="float">
            <text:p>114.0</text:p>
          </table:table-cell>
          <table:table-cell office:value-type="float" office:value="101.375400011126" calcext:value-type="float">
            <text:p>101.4</text:p>
          </table:table-cell>
          <table:table-cell office:value-type="float" office:value="12.6697386180264" calcext:value-type="float">
            <text:p>12.7</text:p>
          </table:table-cell>
          <table:table-cell office:value-type="float" office:value="12.6697386180246" calcext:value-type="float">
            <text:p>12.7</text:p>
          </table:table-cell>
          <table:table-cell office:value-type="float" office:value="0.00000000000177990955307905" calcext:value-type="float">
            <text:p>0.0</text:p>
          </table:table-cell>
          <table:table-cell office:value-type="float" office:value="5.74975908989158" calcext:value-type="float">
            <text:p>5.7</text:p>
          </table:table-cell>
          <table:table-cell office:value-type="float" office:value="0.182073999999996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3012720257633" calcext:value-type="float">
            <text:p>5.3</text:p>
          </table:table-cell>
          <table:table-cell office:value-type="float" office:value="0.62378350237138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48830000000002" calcext:value-type="float">
            <text:p>0.5</text:p>
          </table:table-cell>
          <table:table-cell office:value-type="float" office:value="507.300915327107" calcext:value-type="float">
            <text:p>507.3</text:p>
          </table:table-cell>
          <table:table-cell office:value-type="float" office:value="507.862000000008" calcext:value-type="float">
            <text:p>507.9</text:p>
          </table:table-cell>
          <table:table-cell office:value-type="float" office:value="276.266539376464" calcext:value-type="float">
            <text:p>276.3</text:p>
          </table:table-cell>
          <table:table-cell office:value-type="float" office:value="1215.95580358915" calcext:value-type="float">
            <text:p>1216.0</text:p>
          </table:table-cell>
          <table:table-cell office:value-type="float" office:value="564.038809389457" calcext:value-type="float">
            <text:p>564.0</text:p>
          </table:table-cell>
          <table:table-cell office:value-type="float" office:value="290.382908206446" calcext:value-type="float">
            <text:p>290.4</text:p>
          </table:table-cell>
          <table:table-cell office:value-type="float" office:value="564.673873473528" calcext:value-type="float">
            <text:p>564.7</text:p>
          </table:table-cell>
          <table:table-cell office:value-type="float" office:value="3.58870574125895" calcext:value-type="float">
            <text:p>3.6</text:p>
          </table:table-cell>
          <table:table-cell office:value-type="float" office:value="8.56324433721054" calcext:value-type="float">
            <text:p>8.6</text:p>
          </table:table-cell>
          <table:table-cell office:value-type="float" office:value="665.90459484247" calcext:value-type="float">
            <text:p>665.9</text:p>
          </table:table-cell>
          <table:table-cell office:value-type="float" office:value="564.681243314366" calcext:value-type="float">
            <text:p>564.7</text:p>
          </table:table-cell>
          <table:table-cell office:value-type="float" office:value="832" calcext:value-type="float">
            <text:p>832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8788" calcext:value-type="float">
            <text:p>58788.0</text:p>
          </table:table-cell>
          <table:table-cell office:value-type="float" office:value="114.045135394423" calcext:value-type="float">
            <text:p>114.0</text:p>
          </table:table-cell>
          <table:table-cell office:value-type="float" office:value="101.548153666229" calcext:value-type="float">
            <text:p>101.5</text:p>
          </table:table-cell>
          <table:table-cell office:value-type="float" office:value="12.4969817281952" calcext:value-type="float">
            <text:p>12.5</text:p>
          </table:table-cell>
          <table:table-cell office:value-type="float" office:value="12.4969817281938" calcext:value-type="float">
            <text:p>12.5</text:p>
          </table:table-cell>
          <table:table-cell office:value-type="float" office:value="0.0000000000014299672557172" calcext:value-type="float">
            <text:p>0.0</text:p>
          </table:table-cell>
          <table:table-cell office:value-type="float" office:value="5.7388560595884" calcext:value-type="float">
            <text:p>5.7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5.14112590305895" calcext:value-type="float">
            <text:p>5.1</text:p>
          </table:table-cell>
          <table:table-cell office:value-type="float" office:value="0.622075765547745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48829999999996" calcext:value-type="float">
            <text:p>0.5</text:p>
          </table:table-cell>
          <table:table-cell office:value-type="float" office:value="483.53436196459" calcext:value-type="float">
            <text:p>483.5</text:p>
          </table:table-cell>
          <table:table-cell office:value-type="float" office:value="484.092000000006" calcext:value-type="float">
            <text:p>484.1</text:p>
          </table:table-cell>
          <table:table-cell office:value-type="float" office:value="275.991748792748" calcext:value-type="float">
            <text:p>276.0</text:p>
          </table:table-cell>
          <table:table-cell office:value-type="float" office:value="1159.20131324874" calcext:value-type="float">
            <text:p>1159.2</text:p>
          </table:table-cell>
          <table:table-cell office:value-type="float" office:value="564.0041354857" calcext:value-type="float">
            <text:p>564.0</text:p>
          </table:table-cell>
          <table:table-cell office:value-type="float" office:value="290.429482585205" calcext:value-type="float">
            <text:p>290.4</text:p>
          </table:table-cell>
          <table:table-cell office:value-type="float" office:value="564.657870411363" calcext:value-type="float">
            <text:p>564.7</text:p>
          </table:table-cell>
          <table:table-cell office:value-type="float" office:value="3.51076890967544" calcext:value-type="float">
            <text:p>3.5</text:p>
          </table:table-cell>
          <table:table-cell office:value-type="float" office:value="8.64517498159531" calcext:value-type="float">
            <text:p>8.6</text:p>
          </table:table-cell>
          <table:table-cell office:value-type="float" office:value="665.282437605735" calcext:value-type="float">
            <text:p>665.3</text:p>
          </table:table-cell>
          <table:table-cell office:value-type="float" office:value="564.665035860356" calcext:value-type="float">
            <text:p>564.7</text:p>
          </table:table-cell>
          <table:table-cell office:value-type="float" office:value="832" calcext:value-type="float">
            <text:p>832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9400" calcext:value-type="float">
            <text:p>59400.0</text:p>
          </table:table-cell>
          <table:table-cell office:value-type="float" office:value="114.044607454584" calcext:value-type="float">
            <text:p>114.0</text:p>
          </table:table-cell>
          <table:table-cell office:value-type="float" office:value="101.772874539746" calcext:value-type="float">
            <text:p>101.8</text:p>
          </table:table-cell>
          <table:table-cell office:value-type="float" office:value="12.2717329148383" calcext:value-type="float">
            <text:p>12.3</text:p>
          </table:table-cell>
          <table:table-cell office:value-type="float" office:value="12.2717329148376" calcext:value-type="float">
            <text:p>12.3</text:p>
          </table:table-cell>
          <table:table-cell office:value-type="float" office:value="0.000000000000714095449438901" calcext:value-type="float">
            <text:p>0.0</text:p>
          </table:table-cell>
          <table:table-cell office:value-type="float" office:value="5.71264734783107" calcext:value-type="float">
            <text:p>5.7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92174396672195" calcext:value-type="float">
            <text:p>4.9</text:p>
          </table:table-cell>
          <table:table-cell office:value-type="float" office:value="0.620367600285357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70880000000002" calcext:value-type="float">
            <text:p>0.6</text:p>
          </table:table-cell>
          <table:table-cell office:value-type="float" office:value="449.783103050194" calcext:value-type="float">
            <text:p>449.8</text:p>
          </table:table-cell>
          <table:table-cell office:value-type="float" office:value="449.988424999998" calcext:value-type="float">
            <text:p>450.0</text:p>
          </table:table-cell>
          <table:table-cell office:value-type="float" office:value="275.711799801232" calcext:value-type="float">
            <text:p>275.7</text:p>
          </table:table-cell>
          <table:table-cell office:value-type="float" office:value="1078.93447508431" calcext:value-type="float">
            <text:p>1078.9</text:p>
          </table:table-cell>
          <table:table-cell office:value-type="float" office:value="563.194596838937" calcext:value-type="float">
            <text:p>563.2</text:p>
          </table:table-cell>
          <table:table-cell office:value-type="float" office:value="290.47559921448" calcext:value-type="float">
            <text:p>290.5</text:p>
          </table:table-cell>
          <table:table-cell office:value-type="float" office:value="564.62722696578" calcext:value-type="float">
            <text:p>564.6</text:p>
          </table:table-cell>
          <table:table-cell office:value-type="float" office:value="3.44493748799832" calcext:value-type="float">
            <text:p>3.4</text:p>
          </table:table-cell>
          <table:table-cell office:value-type="float" office:value="8.71457458964653" calcext:value-type="float">
            <text:p>8.7</text:p>
          </table:table-cell>
          <table:table-cell office:value-type="float" office:value="664.661759177102" calcext:value-type="float">
            <text:p>664.7</text:p>
          </table:table-cell>
          <table:table-cell office:value-type="float" office:value="564.64236581155" calcext:value-type="float">
            <text:p>564.6</text:p>
          </table:table-cell>
          <table:table-cell office:value-type="float" office:value="709" calcext:value-type="float">
            <text:p>70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0012" calcext:value-type="float">
            <text:p>60012.0</text:p>
          </table:table-cell>
          <table:table-cell office:value-type="float" office:value="114.043623567972" calcext:value-type="float">
            <text:p>114.0</text:p>
          </table:table-cell>
          <table:table-cell office:value-type="float" office:value="102.149918210458" calcext:value-type="float">
            <text:p>102.1</text:p>
          </table:table-cell>
          <table:table-cell office:value-type="float" office:value="11.8937053575178" calcext:value-type="float">
            <text:p>11.9</text:p>
          </table:table-cell>
          <table:table-cell office:value-type="float" office:value="11.8937053575146" calcext:value-type="float">
            <text:p>11.9</text:p>
          </table:table-cell>
          <table:table-cell office:value-type="float" office:value="0.00000000000321875859299325" calcext:value-type="float">
            <text:p>0.0</text:p>
          </table:table-cell>
          <table:table-cell office:value-type="float" office:value="5.66414147049764" calcext:value-type="float">
            <text:p>5.7</text:p>
          </table:table-cell>
          <table:table-cell office:value-type="float" office:value="0.182073999999996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59145574975404" calcext:value-type="float">
            <text:p>4.6</text:p>
          </table:table-cell>
          <table:table-cell office:value-type="float" office:value="0.61868413726652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7333" calcext:value-type="float">
            <text:p>0.6</text:p>
          </table:table-cell>
          <table:table-cell office:value-type="float" office:value="400.579070686226" calcext:value-type="float">
            <text:p>400.6</text:p>
          </table:table-cell>
          <table:table-cell office:value-type="float" office:value="400.831000000002" calcext:value-type="float">
            <text:p>400.8</text:p>
          </table:table-cell>
          <table:table-cell office:value-type="float" office:value="275.424859885697" calcext:value-type="float">
            <text:p>275.4</text:p>
          </table:table-cell>
          <table:table-cell office:value-type="float" office:value="961.380339858568" calcext:value-type="float">
            <text:p>961.4</text:p>
          </table:table-cell>
          <table:table-cell office:value-type="float" office:value="562.862417667381" calcext:value-type="float">
            <text:p>562.9</text:p>
          </table:table-cell>
          <table:table-cell office:value-type="float" office:value="290.521044585667" calcext:value-type="float">
            <text:p>290.5</text:p>
          </table:table-cell>
          <table:table-cell office:value-type="float" office:value="564.593746154436" calcext:value-type="float">
            <text:p>564.6</text:p>
          </table:table-cell>
          <table:table-cell office:value-type="float" office:value="3.39738242258762" calcext:value-type="float">
            <text:p>3.4</text:p>
          </table:table-cell>
          <table:table-cell office:value-type="float" office:value="8.76484898899845" calcext:value-type="float">
            <text:p>8.8</text:p>
          </table:table-cell>
          <table:table-cell office:value-type="float" office:value="664.05333104857" calcext:value-type="float">
            <text:p>664.1</text:p>
          </table:table-cell>
          <table:table-cell office:value-type="float" office:value="564.608752955064" calcext:value-type="float">
            <text:p>564.6</text:p>
          </table:table-cell>
          <table:table-cell office:value-type="float" office:value="709" calcext:value-type="float">
            <text:p>709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0588" calcext:value-type="float">
            <text:p>60588.0</text:p>
          </table:table-cell>
          <table:table-cell office:value-type="float" office:value="114.043541594313" calcext:value-type="float">
            <text:p>114.0</text:p>
          </table:table-cell>
          <table:table-cell office:value-type="float" office:value="102.538949625218" calcext:value-type="float">
            <text:p>102.5</text:p>
          </table:table-cell>
          <table:table-cell office:value-type="float" office:value="11.5045919690965" calcext:value-type="float">
            <text:p>11.5</text:p>
          </table:table-cell>
          <table:table-cell office:value-type="float" office:value="11.5045919690952" calcext:value-type="float">
            <text:p>11.5</text:p>
          </table:table-cell>
          <table:table-cell office:value-type="float" office:value="0.00000000000125055521493778" calcext:value-type="float">
            <text:p>0.0</text:p>
          </table:table-cell>
          <table:table-cell office:value-type="float" office:value="5.61544663413405" calcext:value-type="float">
            <text:p>5.6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25270506851205" calcext:value-type="float">
            <text:p>4.3</text:p>
          </table:table-cell>
          <table:table-cell office:value-type="float" office:value="0.61701626645034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7333" calcext:value-type="float">
            <text:p>0.6</text:p>
          </table:table-cell>
          <table:table-cell office:value-type="float" office:value="351.315211695019" calcext:value-type="float">
            <text:p>351.3</text:p>
          </table:table-cell>
          <table:table-cell office:value-type="float" office:value="351.545999999994" calcext:value-type="float">
            <text:p>351.5</text:p>
          </table:table-cell>
          <table:table-cell office:value-type="float" office:value="275.140633268932" calcext:value-type="float">
            <text:p>275.1</text:p>
          </table:table-cell>
          <table:table-cell office:value-type="float" office:value="843.341226642038" calcext:value-type="float">
            <text:p>843.3</text:p>
          </table:table-cell>
          <table:table-cell office:value-type="float" office:value="562.609141919095" calcext:value-type="float">
            <text:p>562.6</text:p>
          </table:table-cell>
          <table:table-cell office:value-type="float" office:value="290.5655776856" calcext:value-type="float">
            <text:p>290.6</text:p>
          </table:table-cell>
          <table:table-cell office:value-type="float" office:value="564.560932952881" calcext:value-type="float">
            <text:p>564.6</text:p>
          </table:table-cell>
          <table:table-cell office:value-type="float" office:value="3.36826430510234" calcext:value-type="float">
            <text:p>3.4</text:p>
          </table:table-cell>
          <table:table-cell office:value-type="float" office:value="8.79579899524527" calcext:value-type="float">
            <text:p>8.8</text:p>
          </table:table-cell>
          <table:table-cell office:value-type="float" office:value="663.449975296859" calcext:value-type="float">
            <text:p>663.4</text:p>
          </table:table-cell>
          <table:table-cell office:value-type="float" office:value="564.575647707097" calcext:value-type="float">
            <text:p>564.6</text:p>
          </table:table-cell>
          <table:table-cell office:value-type="float" office:value="709" calcext:value-type="float">
            <text:p>70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1200" calcext:value-type="float">
            <text:p>61200.0</text:p>
          </table:table-cell>
          <table:table-cell office:value-type="float" office:value="114.043553957671" calcext:value-type="float">
            <text:p>114.0</text:p>
          </table:table-cell>
          <table:table-cell office:value-type="float" office:value="102.967731437194" calcext:value-type="float">
            <text:p>103.0</text:p>
          </table:table-cell>
          <table:table-cell office:value-type="float" office:value="11.0758225204763" calcext:value-type="float">
            <text:p>11.1</text:p>
          </table:table-cell>
          <table:table-cell office:value-type="float" office:value="11.0758225204768" calcext:value-type="float">
            <text:p>11.1</text:p>
          </table:table-cell>
          <table:table-cell office:value-type="float" office:value="0" calcext:value-type="float">
            <text:p>0.0</text:p>
          </table:table-cell>
          <table:table-cell office:value-type="float" office:value="5.56675179777038" calcext:value-type="float">
            <text:p>5.6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3.8742971524402" calcext:value-type="float">
            <text:p>3.9</text:p>
          </table:table-cell>
          <table:table-cell office:value-type="float" office:value="0.61534957026549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7333" calcext:value-type="float">
            <text:p>0.6</text:p>
          </table:table-cell>
          <table:table-cell office:value-type="float" office:value="302.054789506039" calcext:value-type="float">
            <text:p>302.1</text:p>
          </table:table-cell>
          <table:table-cell office:value-type="float" office:value="302.261000000004" calcext:value-type="float">
            <text:p>302.3</text:p>
          </table:table-cell>
          <table:table-cell office:value-type="float" office:value="274.857219670341" calcext:value-type="float">
            <text:p>274.9</text:p>
          </table:table-cell>
          <table:table-cell office:value-type="float" office:value="725.236797496957" calcext:value-type="float">
            <text:p>725.2</text:p>
          </table:table-cell>
          <table:table-cell office:value-type="float" office:value="562.283386820134" calcext:value-type="float">
            <text:p>562.3</text:p>
          </table:table-cell>
          <table:table-cell office:value-type="float" office:value="290.608970917211" calcext:value-type="float">
            <text:p>290.6</text:p>
          </table:table-cell>
          <table:table-cell office:value-type="float" office:value="564.528716651693" calcext:value-type="float">
            <text:p>564.5</text:p>
          </table:table-cell>
          <table:table-cell office:value-type="float" office:value="3.35759398007088" calcext:value-type="float">
            <text:p>3.4</text:p>
          </table:table-cell>
          <table:table-cell office:value-type="float" office:value="8.80741439334815" calcext:value-type="float">
            <text:p>8.8</text:p>
          </table:table-cell>
          <table:table-cell office:value-type="float" office:value="662.846816121482" calcext:value-type="float">
            <text:p>662.8</text:p>
          </table:table-cell>
          <table:table-cell office:value-type="float" office:value="564.543165832889" calcext:value-type="float">
            <text:p>564.5</text:p>
          </table:table-cell>
          <table:table-cell office:value-type="float" office:value="709" calcext:value-type="float">
            <text:p>70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1812" calcext:value-type="float">
            <text:p>61812.0</text:p>
          </table:table-cell>
          <table:table-cell office:value-type="float" office:value="114.043571605213" calcext:value-type="float">
            <text:p>114.0</text:p>
          </table:table-cell>
          <table:table-cell office:value-type="float" office:value="103.404630362477" calcext:value-type="float">
            <text:p>103.4</text:p>
          </table:table-cell>
          <table:table-cell office:value-type="float" office:value="10.6389412427373" calcext:value-type="float">
            <text:p>10.6</text:p>
          </table:table-cell>
          <table:table-cell office:value-type="float" office:value="10.6389412427366" calcext:value-type="float">
            <text:p>10.6</text:p>
          </table:table-cell>
          <table:table-cell office:value-type="float" office:value="0.000000000000714095449438901" calcext:value-type="float">
            <text:p>0.0</text:p>
          </table:table-cell>
          <table:table-cell office:value-type="float" office:value="5.5180569614068" calcext:value-type="float">
            <text:p>5.5</text:p>
          </table:table-cell>
          <table:table-cell office:value-type="float" office:value="0.182073999999996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3.48777744042827" calcext:value-type="float">
            <text:p>3.5</text:p>
          </table:table-cell>
          <table:table-cell office:value-type="float" office:value="0.61368284090260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7333" calcext:value-type="float">
            <text:p>0.6</text:p>
          </table:table-cell>
          <table:table-cell office:value-type="float" office:value="252.799933704454" calcext:value-type="float">
            <text:p>252.8</text:p>
          </table:table-cell>
          <table:table-cell office:value-type="float" office:value="252.975999999996" calcext:value-type="float">
            <text:p>253.0</text:p>
          </table:table-cell>
          <table:table-cell office:value-type="float" office:value="274.574402126547" calcext:value-type="float">
            <text:p>274.6</text:p>
          </table:table-cell>
          <table:table-cell office:value-type="float" office:value="607.058805188097" calcext:value-type="float">
            <text:p>607.1</text:p>
          </table:table-cell>
          <table:table-cell office:value-type="float" office:value="561.849266816023" calcext:value-type="float">
            <text:p>561.8</text:p>
          </table:table-cell>
          <table:table-cell office:value-type="float" office:value="290.65101791574" calcext:value-type="float">
            <text:p>290.7</text:p>
          </table:table-cell>
          <table:table-cell office:value-type="float" office:value="564.497107517485" calcext:value-type="float">
            <text:p>564.5</text:p>
          </table:table-cell>
          <table:table-cell office:value-type="float" office:value="3.36538347915202" calcext:value-type="float">
            <text:p>3.4</text:p>
          </table:table-cell>
          <table:table-cell office:value-type="float" office:value="8.79968396317589" calcext:value-type="float">
            <text:p>8.8</text:p>
          </table:table-cell>
          <table:table-cell office:value-type="float" office:value="662.24348109653" calcext:value-type="float">
            <text:p>662.2</text:p>
          </table:table-cell>
          <table:table-cell office:value-type="float" office:value="564.511278178506" calcext:value-type="float">
            <text:p>564.5</text:p>
          </table:table-cell>
          <table:table-cell office:value-type="float" office:value="709" calcext:value-type="float">
            <text:p>709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2388" calcext:value-type="float">
            <text:p>62388.0</text:p>
          </table:table-cell>
          <table:table-cell office:value-type="float" office:value="114.04360779254" calcext:value-type="float">
            <text:p>114.0</text:p>
          </table:table-cell>
          <table:table-cell office:value-type="float" office:value="103.841842121693" calcext:value-type="float">
            <text:p>103.8</text:p>
          </table:table-cell>
          <table:table-cell office:value-type="float" office:value="10.2017656708469" calcext:value-type="float">
            <text:p>10.2</text:p>
          </table:table-cell>
          <table:table-cell office:value-type="float" office:value="10.2017656708474" calcext:value-type="float">
            <text:p>10.2</text:p>
          </table:table-cell>
          <table:table-cell office:value-type="float" office:value="0" calcext:value-type="float">
            <text:p>0.0</text:p>
          </table:table-cell>
          <table:table-cell office:value-type="float" office:value="5.46936212504312" calcext:value-type="float">
            <text:p>5.5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3.10096368502177" calcext:value-type="float">
            <text:p>3.1</text:p>
          </table:table-cell>
          <table:table-cell office:value-type="float" office:value="0.612015860781485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57333" calcext:value-type="float">
            <text:p>0.6</text:p>
          </table:table-cell>
          <table:table-cell office:value-type="float" office:value="203.555191870686" calcext:value-type="float">
            <text:p>203.6</text:p>
          </table:table-cell>
          <table:table-cell office:value-type="float" office:value="203.691000000006" calcext:value-type="float">
            <text:p>203.7</text:p>
          </table:table-cell>
          <table:table-cell office:value-type="float" office:value="274.292210673872" calcext:value-type="float">
            <text:p>274.3</text:p>
          </table:table-cell>
          <table:table-cell office:value-type="float" office:value="488.793698659559" calcext:value-type="float">
            <text:p>488.8</text:p>
          </table:table-cell>
          <table:table-cell office:value-type="float" office:value="561.242550039003" calcext:value-type="float">
            <text:p>561.2</text:p>
          </table:table-cell>
          <table:table-cell office:value-type="float" office:value="290.69153980997" calcext:value-type="float">
            <text:p>290.7</text:p>
          </table:table-cell>
          <table:table-cell office:value-type="float" office:value="564.466253426624" calcext:value-type="float">
            <text:p>564.5</text:p>
          </table:table-cell>
          <table:table-cell office:value-type="float" office:value="3.391646873064" calcext:value-type="float">
            <text:p>3.4</text:p>
          </table:table-cell>
          <table:table-cell office:value-type="float" office:value="8.77259478007453" calcext:value-type="float">
            <text:p>8.8</text:p>
          </table:table-cell>
          <table:table-cell office:value-type="float" office:value="661.639867387956" calcext:value-type="float">
            <text:p>661.6</text:p>
          </table:table-cell>
          <table:table-cell office:value-type="float" office:value="564.480063872539" calcext:value-type="float">
            <text:p>564.5</text:p>
          </table:table-cell>
          <table:table-cell office:value-type="float" office:value="709" calcext:value-type="float">
            <text:p>709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3000" calcext:value-type="float">
            <text:p>63000.0</text:p>
          </table:table-cell>
          <table:table-cell office:value-type="float" office:value="114.045971060493" calcext:value-type="float">
            <text:p>114.0</text:p>
          </table:table-cell>
          <table:table-cell office:value-type="float" office:value="104.420347087024" calcext:value-type="float">
            <text:p>104.4</text:p>
          </table:table-cell>
          <table:table-cell office:value-type="float" office:value="9.62562397347325" calcext:value-type="float">
            <text:p>9.6</text:p>
          </table:table-cell>
          <table:table-cell office:value-type="float" office:value="9.62562397346949" calcext:value-type="float">
            <text:p>9.6</text:p>
          </table:table-cell>
          <table:table-cell office:value-type="float" office:value="0.00000000000376410014268913" calcext:value-type="float">
            <text:p>0.0</text:p>
          </table:table-cell>
          <table:table-cell office:value-type="float" office:value="5.41984556331575" calcext:value-type="float">
            <text:p>5.4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2.76865790731989" calcext:value-type="float">
            <text:p>2.8</text:p>
          </table:table-cell>
          <table:table-cell office:value-type="float" office:value="0.61033250283770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380694" calcext:value-type="float">
            <text:p>0.4</text:p>
          </table:table-cell>
          <table:table-cell office:value-type="float" office:value="162.041222787294" calcext:value-type="float">
            <text:p>162.0</text:p>
          </table:table-cell>
          <table:table-cell office:value-type="float" office:value="162.613324999992" calcext:value-type="float">
            <text:p>162.6</text:p>
          </table:table-cell>
          <table:table-cell office:value-type="float" office:value="274.011442170376" calcext:value-type="float">
            <text:p>274.0</text:p>
          </table:table-cell>
          <table:table-cell office:value-type="float" office:value="389.217520584021" calcext:value-type="float">
            <text:p>389.2</text:p>
          </table:table-cell>
          <table:table-cell office:value-type="float" office:value="561.876414207531" calcext:value-type="float">
            <text:p>561.9</text:p>
          </table:table-cell>
          <table:table-cell office:value-type="float" office:value="290.730397935821" calcext:value-type="float">
            <text:p>290.7</text:p>
          </table:table-cell>
          <table:table-cell office:value-type="float" office:value="564.445714835037" calcext:value-type="float">
            <text:p>564.4</text:p>
          </table:table-cell>
          <table:table-cell office:value-type="float" office:value="3.43376643574455" calcext:value-type="float">
            <text:p>3.4</text:p>
          </table:table-cell>
          <table:table-cell office:value-type="float" office:value="8.72875583428337" calcext:value-type="float">
            <text:p>8.7</text:p>
          </table:table-cell>
          <table:table-cell office:value-type="float" office:value="661.028052397065" calcext:value-type="float">
            <text:p>661.0</text:p>
          </table:table-cell>
          <table:table-cell office:value-type="float" office:value="564.453648066563" calcext:value-type="float">
            <text:p>564.5</text:p>
          </table:table-cell>
          <table:table-cell office:value-type="float" office:value="473" calcext:value-type="float">
            <text:p>473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3612" calcext:value-type="float">
            <text:p>63612.0</text:p>
          </table:table-cell>
          <table:table-cell office:value-type="float" office:value="114.000971155206" calcext:value-type="float">
            <text:p>114.0</text:p>
          </table:table-cell>
          <table:table-cell office:value-type="float" office:value="102.799695240585" calcext:value-type="float">
            <text:p>102.8</text:p>
          </table:table-cell>
          <table:table-cell office:value-type="float" office:value="11.2012759146221" calcext:value-type="float">
            <text:p>11.2</text:p>
          </table:table-cell>
          <table:table-cell office:value-type="float" office:value="11.2012759146209" calcext:value-type="float">
            <text:p>11.2</text:p>
          </table:table-cell>
          <table:table-cell office:value-type="float" office:value="0.00000000000126298971281358" calcext:value-type="float">
            <text:p>0.0</text:p>
          </table:table-cell>
          <table:table-cell office:value-type="float" office:value="5.36913192019451" calcext:value-type="float">
            <text:p>5.4</text:p>
          </table:table-cell>
          <table:table-cell office:value-type="float" office:value="0.182073999999996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41805653341197" calcext:value-type="float">
            <text:p>4.4</text:p>
          </table:table-cell>
          <table:table-cell office:value-type="float" office:value="0.60870346101564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359290000000002" calcext:value-type="float">
            <text:p>0.4</text:p>
          </table:table-cell>
          <table:table-cell office:value-type="float" office:value="159.236509101751" calcext:value-type="float">
            <text:p>159.2</text:p>
          </table:table-cell>
          <table:table-cell office:value-type="float" office:value="133.492000000008" calcext:value-type="float">
            <text:p>133.5</text:p>
          </table:table-cell>
          <table:table-cell office:value-type="float" office:value="273.610714485065" calcext:value-type="float">
            <text:p>273.6</text:p>
          </table:table-cell>
          <table:table-cell office:value-type="float" office:value="1014.33276423103" calcext:value-type="float">
            <text:p>1014.3</text:p>
          </table:table-cell>
          <table:table-cell office:value-type="float" office:value="458.000792640283" calcext:value-type="float">
            <text:p>458.0</text:p>
          </table:table-cell>
          <table:table-cell office:value-type="float" office:value="292.322815240408" calcext:value-type="float">
            <text:p>292.3</text:p>
          </table:table-cell>
          <table:table-cell office:value-type="float" office:value="564.056976958623" calcext:value-type="float">
            <text:p>564.1</text:p>
          </table:table-cell>
          <table:table-cell office:value-type="float" office:value="3.48345234496265" calcext:value-type="float">
            <text:p>3.5</text:p>
          </table:table-cell>
          <table:table-cell office:value-type="float" office:value="8.67190950008861" calcext:value-type="float">
            <text:p>8.7</text:p>
          </table:table-cell>
          <table:table-cell office:value-type="float" office:value="660.494361446199" calcext:value-type="float">
            <text:p>660.5</text:p>
          </table:table-cell>
          <table:table-cell office:value-type="float" office:value="564.26369638102" calcext:value-type="float">
            <text:p>564.3</text:p>
          </table:table-cell>
          <table:table-cell office:value-type="float" office:value="473" calcext:value-type="float">
            <text:p>473</text:p>
          </table:table-cell>
          <table:table-cell office:value-type="float" office:value="0.00306666666666669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4188" calcext:value-type="float">
            <text:p>64188.0</text:p>
          </table:table-cell>
          <table:table-cell office:value-type="float" office:value="114.014842425081" calcext:value-type="float">
            <text:p>114.0</text:p>
          </table:table-cell>
          <table:table-cell office:value-type="float" office:value="102.793726590284" calcext:value-type="float">
            <text:p>102.8</text:p>
          </table:table-cell>
          <table:table-cell table:number-columns-repeated="2" office:value-type="float" office:value="11.2211158347974" calcext:value-type="float">
            <text:p>11.2</text:p>
          </table:table-cell>
          <table:table-cell office:value-type="float" office:value="0" calcext:value-type="float">
            <text:p>0.0</text:p>
          </table:table-cell>
          <table:table-cell office:value-type="float" office:value="5.31840813231567" calcext:value-type="float">
            <text:p>5.3</text:p>
          </table:table-cell>
          <table:table-cell office:value-type="float" office:value="0.18207400000000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4.48880327095775" calcext:value-type="float">
            <text:p>4.5</text:p>
          </table:table-cell>
          <table:table-cell office:value-type="float" office:value="0.60852043152444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359289999999996" calcext:value-type="float">
            <text:p>0.4</text:p>
          </table:table-cell>
          <table:table-cell office:value-type="float" office:value="84.156931320076" calcext:value-type="float">
            <text:p>84.2</text:p>
          </table:table-cell>
          <table:table-cell office:value-type="float" office:value="104.471999999994" calcext:value-type="float">
            <text:p>104.5</text:p>
          </table:table-cell>
          <table:table-cell office:value-type="float" office:value="273.351854513709" calcext:value-type="float">
            <text:p>273.4</text:p>
          </table:table-cell>
          <table:table-cell office:value-type="float" office:value="969.771555414363" calcext:value-type="float">
            <text:p>969.8</text:p>
          </table:table-cell>
          <table:table-cell office:value-type="float" office:value="387.926372470446" calcext:value-type="float">
            <text:p>387.9</text:p>
          </table:table-cell>
          <table:table-cell office:value-type="float" office:value="294.184894331751" calcext:value-type="float">
            <text:p>294.2</text:p>
          </table:table-cell>
          <table:table-cell office:value-type="float" office:value="563.92310025217" calcext:value-type="float">
            <text:p>563.9</text:p>
          </table:table-cell>
          <table:table-cell office:value-type="float" office:value="3.58393712137427" calcext:value-type="float">
            <text:p>3.6</text:p>
          </table:table-cell>
          <table:table-cell office:value-type="float" office:value="8.57416615449091" calcext:value-type="float">
            <text:p>8.6</text:p>
          </table:table-cell>
          <table:table-cell office:value-type="float" office:value="660.484983657779" calcext:value-type="float">
            <text:p>660.5</text:p>
          </table:table-cell>
          <table:table-cell office:value-type="float" office:value="564.028519107479" calcext:value-type="float">
            <text:p>564.0</text:p>
          </table:table-cell>
          <table:table-cell office:value-type="float" office:value="473" calcext:value-type="float">
            <text:p>473</text:p>
          </table:table-cell>
          <table:table-cell office:value-type="float" office:value="0.00306666666666666" calcext:value-type="float">
            <text:p>0.00306666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4800" calcext:value-type="float">
            <text:p>64800.0</text:p>
          </table:table-cell>
          <table:table-cell office:value-type="float" office:value="113.954451119295" calcext:value-type="float">
            <text:p>114.0</text:p>
          </table:table-cell>
          <table:table-cell office:value-type="float" office:value="105.338751185165" calcext:value-type="float">
            <text:p>105.3</text:p>
          </table:table-cell>
          <table:table-cell office:value-type="float" office:value="8.61569993412763" calcext:value-type="float">
            <text:p>8.6</text:p>
          </table:table-cell>
          <table:table-cell office:value-type="float" office:value="8.61569993412924" calcext:value-type="float">
            <text:p>8.6</text:p>
          </table:table-cell>
          <table:table-cell office:value-type="float" office:value="0" calcext:value-type="float">
            <text:p>0.0</text:p>
          </table:table-cell>
          <table:table-cell office:value-type="float" office:value="5.26768434443691" calcext:value-type="float">
            <text:p>5.3</text:p>
          </table:table-cell>
          <table:table-cell office:value-type="float" office:value="0.61791820000000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1.50860369543915" calcext:value-type="float">
            <text:p>1.5</text:p>
          </table:table-cell>
          <table:table-cell office:value-type="float" office:value="0.60830369425203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359290000000002" calcext:value-type="float">
            <text:p>0.4</text:p>
          </table:table-cell>
          <table:table-cell office:value-type="float" office:value="53.7938819428368" calcext:value-type="float">
            <text:p>53.8</text:p>
          </table:table-cell>
          <table:table-cell office:value-type="float" office:value="75.4520000000038" calcext:value-type="float">
            <text:p>75.5</text:p>
          </table:table-cell>
          <table:table-cell office:value-type="float" office:value="272.915731877057" calcext:value-type="float">
            <text:p>272.9</text:p>
          </table:table-cell>
          <table:table-cell office:value-type="float" office:value="240.726872761329" calcext:value-type="float">
            <text:p>240.7</text:p>
          </table:table-cell>
          <table:table-cell office:value-type="float" office:value="396.794703850481" calcext:value-type="float">
            <text:p>396.8</text:p>
          </table:table-cell>
          <table:table-cell office:value-type="float" office:value="294.369559454467" calcext:value-type="float">
            <text:p>294.4</text:p>
          </table:table-cell>
          <table:table-cell office:value-type="float" office:value="563.48403893043" calcext:value-type="float">
            <text:p>563.5</text:p>
          </table:table-cell>
          <table:table-cell office:value-type="float" office:value="3.65807627448944" calcext:value-type="float">
            <text:p>3.7</text:p>
          </table:table-cell>
          <table:table-cell office:value-type="float" office:value="8.49682539536695" calcext:value-type="float">
            <text:p>8.5</text:p>
          </table:table-cell>
          <table:table-cell office:value-type="float" office:value="660.546449161832" calcext:value-type="float">
            <text:p>660.5</text:p>
          </table:table-cell>
          <table:table-cell office:value-type="float" office:value="563.570758743501" calcext:value-type="float">
            <text:p>563.6</text:p>
          </table:table-cell>
          <table:table-cell office:value-type="float" office:value="473" calcext:value-type="float">
            <text:p>47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5412" calcext:value-type="float">
            <text:p>65412.0</text:p>
          </table:table-cell>
          <table:table-cell office:value-type="float" office:value="114.034420226665" calcext:value-type="float">
            <text:p>114.0</text:p>
          </table:table-cell>
          <table:table-cell office:value-type="float" office:value="106.893837608678" calcext:value-type="float">
            <text:p>106.9</text:p>
          </table:table-cell>
          <table:table-cell office:value-type="float" office:value="7.14058261798543" calcext:value-type="float">
            <text:p>7.1</text:p>
          </table:table-cell>
          <table:table-cell office:value-type="float" office:value="7.1405826179867" calcext:value-type="float">
            <text:p>7.1</text:p>
          </table:table-cell>
          <table:table-cell office:value-type="float" office:value="0" calcext:value-type="float">
            <text:p>0.0</text:p>
          </table:table-cell>
          <table:table-cell office:value-type="float" office:value="5.21696055655816" calcext:value-type="float">
            <text:p>5.2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608342061426697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359290000000002" calcext:value-type="float">
            <text:p>0.4</text:p>
          </table:table-cell>
          <table:table-cell office:value-type="float" office:value="0" calcext:value-type="float">
            <text:p>0.0</text:p>
          </table:table-cell>
          <table:table-cell office:value-type="float" office:value="46.4319999999905" calcext:value-type="float">
            <text:p>46.4</text:p>
          </table:table-cell>
          <table:table-cell office:value-type="float" office:value="272.816331963286" calcext:value-type="float">
            <text:p>272.8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4.303787657961" calcext:value-type="float">
            <text:p>294.3</text:p>
          </table:table-cell>
          <table:table-cell office:value-type="float" office:value="563.483344522127" calcext:value-type="float">
            <text:p>563.5</text:p>
          </table:table-cell>
          <table:table-cell office:value-type="float" office:value="3.76184896786269" calcext:value-type="float">
            <text:p>3.8</text:p>
          </table:table-cell>
          <table:table-cell office:value-type="float" office:value="8.38815875904979" calcext:value-type="float">
            <text:p>8.4</text:p>
          </table:table-cell>
          <table:table-cell office:value-type="float" office:value="660.543916956498" calcext:value-type="float">
            <text:p>660.5</text:p>
          </table:table-cell>
          <table:table-cell office:value-type="float" office:value="563.483657005866" calcext:value-type="float">
            <text:p>563.5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65988" calcext:value-type="float">
            <text:p>65988.0</text:p>
          </table:table-cell>
          <table:table-cell office:value-type="float" office:value="114.050354291418" calcext:value-type="float">
            <text:p>114.1</text:p>
          </table:table-cell>
          <table:table-cell office:value-type="float" office:value="106.962156028783" calcext:value-type="float">
            <text:p>107.0</text:p>
          </table:table-cell>
          <table:table-cell office:value-type="float" office:value="7.08819826264125" calcext:value-type="float">
            <text:p>7.1</text:p>
          </table:table-cell>
          <table:table-cell office:value-type="float" office:value="7.08819826263428" calcext:value-type="float">
            <text:p>7.1</text:p>
          </table:table-cell>
          <table:table-cell office:value-type="float" office:value="0.00000000000697220059464598" calcext:value-type="float">
            <text:p>0.0</text:p>
          </table:table-cell>
          <table:table-cell office:value-type="float" office:value="5.16623676867932" calcext:value-type="float">
            <text:p>5.2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606681493961396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359289999999996" calcext:value-type="float">
            <text:p>0.4</text:p>
          </table:table-cell>
          <table:table-cell office:value-type="float" office:value="0" calcext:value-type="float">
            <text:p>0.0</text:p>
          </table:table-cell>
          <table:table-cell office:value-type="float" office:value="17.4120000000057" calcext:value-type="float">
            <text:p>17.4</text:p>
          </table:table-cell>
          <table:table-cell office:value-type="float" office:value="272.564119910331" calcext:value-type="float">
            <text:p>272.6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4.241595414903" calcext:value-type="float">
            <text:p>294.2</text:p>
          </table:table-cell>
          <table:table-cell office:value-type="float" office:value="563.482650113767" calcext:value-type="float">
            <text:p>563.5</text:p>
          </table:table-cell>
          <table:table-cell office:value-type="float" office:value="3.86552598530561" calcext:value-type="float">
            <text:p>3.9</text:p>
          </table:table-cell>
          <table:table-cell office:value-type="float" office:value="8.27959235427204" calcext:value-type="float">
            <text:p>8.3</text:p>
          </table:table-cell>
          <table:table-cell office:value-type="float" office:value="659.924197315567" calcext:value-type="float">
            <text:p>659.9</text:p>
          </table:table-cell>
          <table:table-cell office:value-type="float" office:value="563.482962597532" calcext:value-type="float">
            <text:p>563.5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66600" calcext:value-type="float">
            <text:p>66600.0</text:p>
          </table:table-cell>
          <table:table-cell office:value-type="float" office:value="114.037604320055" calcext:value-type="float">
            <text:p>114.0</text:p>
          </table:table-cell>
          <table:table-cell office:value-type="float" office:value="107.002666630464" calcext:value-type="float">
            <text:p>107.0</text:p>
          </table:table-cell>
          <table:table-cell office:value-type="float" office:value="7.03493768959469" calcext:value-type="float">
            <text:p>7.0</text:p>
          </table:table-cell>
          <table:table-cell office:value-type="float" office:value="7.03493768959092" calcext:value-type="float">
            <text:p>7.0</text:p>
          </table:table-cell>
          <table:table-cell office:value-type="float" office:value="0.00000000000376765285636793" calcext:value-type="float">
            <text:p>0.0</text:p>
          </table:table-cell>
          <table:table-cell office:value-type="float" office:value="5.12644825042909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604882439165169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26559000000002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office:value-type="float" office:value="0.145100000003815" calcext:value-type="float">
            <text:p>0.1</text:p>
          </table:table-cell>
          <table:table-cell office:value-type="float" office:value="272.290928420517" calcext:value-type="float">
            <text:p>272.3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4.182701206145" calcext:value-type="float">
            <text:p>294.2</text:p>
          </table:table-cell>
          <table:table-cell office:value-type="float" office:value="563.48195570535" calcext:value-type="float">
            <text:p>563.5</text:p>
          </table:table-cell>
          <table:table-cell office:value-type="float" office:value="3.96909934497276" calcext:value-type="float">
            <text:p>4.0</text:p>
          </table:table-cell>
          <table:table-cell office:value-type="float" office:value="8.17113453774598" calcext:value-type="float">
            <text:p>8.2</text:p>
          </table:table-cell>
          <table:table-cell office:value-type="float" office:value="659.270088019184" calcext:value-type="float">
            <text:p>659.3</text:p>
          </table:table-cell>
          <table:table-cell office:value-type="float" office:value="563.482268189143" calcext:value-type="float">
            <text:p>563.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67212" calcext:value-type="float">
            <text:p>67212.0</text:p>
          </table:table-cell>
          <table:table-cell office:value-type="float" office:value="114.013349936299" calcext:value-type="float">
            <text:p>114.0</text:p>
          </table:table-cell>
          <table:table-cell office:value-type="float" office:value="106.985906266185" calcext:value-type="float">
            <text:p>107.0</text:p>
          </table:table-cell>
          <table:table-cell office:value-type="float" office:value="7.0274436701147" calcext:value-type="float">
            <text:p>7.0</text:p>
          </table:table-cell>
          <table:table-cell office:value-type="float" office:value="7.02744367011449" calcext:value-type="float">
            <text:p>7.0</text:p>
          </table:table-cell>
          <table:table-cell office:value-type="float" office:value="0.000000000000202504679691629" calcext:value-type="float">
            <text:p>0.0</text:p>
          </table:table-cell>
          <table:table-cell office:value-type="float" office:value="5.12132127241677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60381239769758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2.128182180453" calcext:value-type="float">
            <text:p>272.1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4.126826446255" calcext:value-type="float">
            <text:p>294.1</text:p>
          </table:table-cell>
          <table:table-cell office:value-type="float" office:value="563.481261296881" calcext:value-type="float">
            <text:p>563.5</text:p>
          </table:table-cell>
          <table:table-cell office:value-type="float" office:value="4.07261105683666" calcext:value-type="float">
            <text:p>4.1</text:p>
          </table:table-cell>
          <table:table-cell office:value-type="float" office:value="8.06274131860154" calcext:value-type="float">
            <text:p>8.1</text:p>
          </table:table-cell>
          <table:table-cell office:value-type="float" office:value="658.892426401252" calcext:value-type="float">
            <text:p>658.9</text:p>
          </table:table-cell>
          <table:table-cell office:value-type="float" office:value="563.481573780696" calcext:value-type="float">
            <text:p>563.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67788" calcext:value-type="float">
            <text:p>67788.0</text:p>
          </table:table-cell>
          <table:table-cell office:value-type="float" office:value="114.010201922416" calcext:value-type="float">
            <text:p>114.0</text:p>
          </table:table-cell>
          <table:table-cell office:value-type="float" office:value="106.985490996584" calcext:value-type="float">
            <text:p>107.0</text:p>
          </table:table-cell>
          <table:table-cell office:value-type="float" office:value="7.024710925834" calcext:value-type="float">
            <text:p>7.0</text:p>
          </table:table-cell>
          <table:table-cell office:value-type="float" office:value="7.02471092583133" calcext:value-type="float">
            <text:p>7.0</text:p>
          </table:table-cell>
          <table:table-cell office:value-type="float" office:value="0.00000000000267164068645798" calcext:value-type="float">
            <text:p>0.0</text:p>
          </table:table-cell>
          <table:table-cell office:value-type="float" office:value="5.11925042612046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603150499713611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700000000004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2.027269458023" calcext:value-type="float">
            <text:p>272.0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4.073732847614" calcext:value-type="float">
            <text:p>294.1</text:p>
          </table:table-cell>
          <table:table-cell office:value-type="float" office:value="563.480566888358" calcext:value-type="float">
            <text:p>563.5</text:p>
          </table:table-cell>
          <table:table-cell office:value-type="float" office:value="4.17608464144932" calcext:value-type="float">
            <text:p>4.2</text:p>
          </table:table-cell>
          <table:table-cell office:value-type="float" office:value="7.95438806822634" calcext:value-type="float">
            <text:p>8.0</text:p>
          </table:table-cell>
          <table:table-cell office:value-type="float" office:value="658.651918320524" calcext:value-type="float">
            <text:p>658.7</text:p>
          </table:table-cell>
          <table:table-cell office:value-type="float" office:value="563.480879372198" calcext:value-type="float">
            <text:p>563.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68400" calcext:value-type="float">
            <text:p>68400.0</text:p>
          </table:table-cell>
          <table:table-cell office:value-type="float" office:value="114.009887970151" calcext:value-type="float">
            <text:p>114.0</text:p>
          </table:table-cell>
          <table:table-cell office:value-type="float" office:value="106.987864712394" calcext:value-type="float">
            <text:p>107.0</text:p>
          </table:table-cell>
          <table:table-cell office:value-type="float" office:value="7.02202325776255" calcext:value-type="float">
            <text:p>7.0</text:p>
          </table:table-cell>
          <table:table-cell office:value-type="float" office:value="7.0220232577572" calcext:value-type="float">
            <text:p>7.0</text:p>
          </table:table-cell>
          <table:table-cell office:value-type="float" office:value="0.00000000000535393951395236" calcext:value-type="float">
            <text:p>0.0</text:p>
          </table:table-cell>
          <table:table-cell office:value-type="float" office:value="5.11717957982424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60253367793804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933186126525" calcext:value-type="float">
            <text:p>271.9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4.023215991973" calcext:value-type="float">
            <text:p>294.0</text:p>
          </table:table-cell>
          <table:table-cell office:value-type="float" office:value="563.479872479777" calcext:value-type="float">
            <text:p>563.5</text:p>
          </table:table-cell>
          <table:table-cell office:value-type="float" office:value="4.27952269634061" calcext:value-type="float">
            <text:p>4.3</text:p>
          </table:table-cell>
          <table:table-cell office:value-type="float" office:value="7.84607206657717" calcext:value-type="float">
            <text:p>7.8</text:p>
          </table:table-cell>
          <table:table-cell office:value-type="float" office:value="658.426033523674" calcext:value-type="float">
            <text:p>658.4</text:p>
          </table:table-cell>
          <table:table-cell office:value-type="float" office:value="563.480184963644" calcext:value-type="float">
            <text:p>563.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69012" calcext:value-type="float">
            <text:p>69012.0</text:p>
          </table:table-cell>
          <table:table-cell office:value-type="float" office:value="114.009845734805" calcext:value-type="float">
            <text:p>114.0</text:p>
          </table:table-cell>
          <table:table-cell office:value-type="float" office:value="106.990505445271" calcext:value-type="float">
            <text:p>107.0</text:p>
          </table:table-cell>
          <table:table-cell office:value-type="float" office:value="7.01934028953302" calcext:value-type="float">
            <text:p>7.0</text:p>
          </table:table-cell>
          <table:table-cell office:value-type="float" office:value="7.01934028953409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11510873352793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601921556005195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839815243606" calcext:value-type="float">
            <text:p>271.8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975092002151" calcext:value-type="float">
            <text:p>294.0</text:p>
          </table:table-cell>
          <table:table-cell office:value-type="float" office:value="563.479178071145" calcext:value-type="float">
            <text:p>563.5</text:p>
          </table:table-cell>
          <table:table-cell office:value-type="float" office:value="4.3829254921947" calcext:value-type="float">
            <text:p>4.4</text:p>
          </table:table-cell>
          <table:table-cell office:value-type="float" office:value="7.73779303004194" calcext:value-type="float">
            <text:p>7.7</text:p>
          </table:table-cell>
          <table:table-cell office:value-type="float" office:value="658.201689337812" calcext:value-type="float">
            <text:p>658.2</text:p>
          </table:table-cell>
          <table:table-cell office:value-type="float" office:value="563.479490555035" calcext:value-type="float">
            <text:p>563.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69588" calcext:value-type="float">
            <text:p>69588.0</text:p>
          </table:table-cell>
          <table:table-cell office:value-type="float" office:value="114.00982953696" calcext:value-type="float">
            <text:p>114.0</text:p>
          </table:table-cell>
          <table:table-cell office:value-type="float" office:value="106.993171386201" calcext:value-type="float">
            <text:p>107.0</text:p>
          </table:table-cell>
          <table:table-cell office:value-type="float" office:value="7.01665815076214" calcext:value-type="float">
            <text:p>7.0</text:p>
          </table:table-cell>
          <table:table-cell office:value-type="float" office:value="7.01665815075876" calcext:value-type="float">
            <text:p>7.0</text:p>
          </table:table-cell>
          <table:table-cell office:value-type="float" office:value="0.00000000000338218342221808" calcext:value-type="float">
            <text:p>0.0</text:p>
          </table:table-cell>
          <table:table-cell office:value-type="float" office:value="5.11303788723162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601310263530241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700000000004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746570454333" calcext:value-type="float">
            <text:p>271.7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929194180076" calcext:value-type="float">
            <text:p>293.9</text:p>
          </table:table-cell>
          <table:table-cell office:value-type="float" office:value="563.478483662462" calcext:value-type="float">
            <text:p>563.5</text:p>
          </table:table-cell>
          <table:table-cell office:value-type="float" office:value="4.48629307666235" calcext:value-type="float">
            <text:p>4.5</text:p>
          </table:table-cell>
          <table:table-cell office:value-type="float" office:value="7.62955090855916" calcext:value-type="float">
            <text:p>7.6</text:p>
          </table:table-cell>
          <table:table-cell office:value-type="float" office:value="657.977631737848" calcext:value-type="float">
            <text:p>658.0</text:p>
          </table:table-cell>
          <table:table-cell office:value-type="float" office:value="563.478796146375" calcext:value-type="float">
            <text:p>563.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70200" calcext:value-type="float">
            <text:p>70200.0</text:p>
          </table:table-cell>
          <table:table-cell office:value-type="float" office:value="114.006863299481" calcext:value-type="float">
            <text:p>114.0</text:p>
          </table:table-cell>
          <table:table-cell office:value-type="float" office:value="106.992622526899" calcext:value-type="float">
            <text:p>107.0</text:p>
          </table:table-cell>
          <table:table-cell office:value-type="float" office:value="7.01424077258492" calcext:value-type="float">
            <text:p>7.0</text:p>
          </table:table-cell>
          <table:table-cell office:value-type="float" office:value="7.01424077258207" calcext:value-type="float">
            <text:p>7.0</text:p>
          </table:table-cell>
          <table:table-cell office:value-type="float" office:value="0.0000000000028448354782995" calcext:value-type="float">
            <text:p>0.0</text:p>
          </table:table-cell>
          <table:table-cell office:value-type="float" office:value="5.1112066674352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60072410514956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657133813727" calcext:value-type="float">
            <text:p>271.7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885370336547" calcext:value-type="float">
            <text:p>293.9</text:p>
          </table:table-cell>
          <table:table-cell office:value-type="float" office:value="563.477789253724" calcext:value-type="float">
            <text:p>563.5</text:p>
          </table:table-cell>
          <table:table-cell office:value-type="float" office:value="4.5896268979337" calcext:value-type="float">
            <text:p>4.6</text:p>
          </table:table-cell>
          <table:table-cell office:value-type="float" office:value="7.5213441854529" calcext:value-type="float">
            <text:p>7.5</text:p>
          </table:table-cell>
          <table:table-cell office:value-type="float" office:value="657.764248047173" calcext:value-type="float">
            <text:p>657.8</text:p>
          </table:table-cell>
          <table:table-cell office:value-type="float" office:value="563.478101737661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0812" calcext:value-type="float">
            <text:p>70812.0</text:p>
          </table:table-cell>
          <table:table-cell office:value-type="float" office:value="114.004375901635" calcext:value-type="float">
            <text:p>114.0</text:p>
          </table:table-cell>
          <table:table-cell office:value-type="float" office:value="106.992091981115" calcext:value-type="float">
            <text:p>107.0</text:p>
          </table:table-cell>
          <table:table-cell office:value-type="float" office:value="7.01228392051506" calcext:value-type="float">
            <text:p>7.0</text:p>
          </table:table-cell>
          <table:table-cell office:value-type="float" office:value="7.01228392051935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10972453315738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600249387357658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584580366868" calcext:value-type="float">
            <text:p>271.6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843479929824" calcext:value-type="float">
            <text:p>293.8</text:p>
          </table:table-cell>
          <table:table-cell office:value-type="float" office:value="563.477094844931" calcext:value-type="float">
            <text:p>563.5</text:p>
          </table:table-cell>
          <table:table-cell office:value-type="float" office:value="4.69293337785757" calcext:value-type="float">
            <text:p>4.7</text:p>
          </table:table-cell>
          <table:table-cell office:value-type="float" office:value="7.41316613605611" calcext:value-type="float">
            <text:p>7.4</text:p>
          </table:table-cell>
          <table:table-cell office:value-type="float" office:value="657.591866670266" calcext:value-type="float">
            <text:p>657.6</text:p>
          </table:table-cell>
          <table:table-cell office:value-type="float" office:value="563.477407328893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1388" calcext:value-type="float">
            <text:p>71388.0</text:p>
          </table:table-cell>
          <table:table-cell office:value-type="float" office:value="114.004123441069" calcext:value-type="float">
            <text:p>114.0</text:p>
          </table:table-cell>
          <table:table-cell office:value-type="float" office:value="106.99375716754" calcext:value-type="float">
            <text:p>107.0</text:p>
          </table:table-cell>
          <table:table-cell office:value-type="float" office:value="7.01036627352887" calcext:value-type="float">
            <text:p>7.0</text:p>
          </table:table-cell>
          <table:table-cell office:value-type="float" office:value="7.01036627352906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10824535723165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981091629663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700000000004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517518472285" calcext:value-type="float">
            <text:p>271.5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803396507132" calcext:value-type="float">
            <text:p>293.8</text:p>
          </table:table-cell>
          <table:table-cell office:value-type="float" office:value="563.476400436081" calcext:value-type="float">
            <text:p>563.5</text:p>
          </table:table-cell>
          <table:table-cell office:value-type="float" office:value="4.79621460518096" calcext:value-type="float">
            <text:p>4.8</text:p>
          </table:table-cell>
          <table:table-cell office:value-type="float" office:value="7.30501457312551" calcext:value-type="float">
            <text:p>7.3</text:p>
          </table:table-cell>
          <table:table-cell office:value-type="float" office:value="657.431363823921" calcext:value-type="float">
            <text:p>657.4</text:p>
          </table:table-cell>
          <table:table-cell office:value-type="float" office:value="563.476712920068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2000" calcext:value-type="float">
            <text:p>72000.0</text:p>
          </table:table-cell>
          <table:table-cell office:value-type="float" office:value="114.004093205063" calcext:value-type="float">
            <text:p>114.0</text:p>
          </table:table-cell>
          <table:table-cell office:value-type="float" office:value="106.99564087109" calcext:value-type="float">
            <text:p>107.0</text:p>
          </table:table-cell>
          <table:table-cell office:value-type="float" office:value="7.00845233397174" calcext:value-type="float">
            <text:p>7.0</text:p>
          </table:table-cell>
          <table:table-cell office:value-type="float" office:value="7.00845233397246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10676618130556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9376152666241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451018545918" calcext:value-type="float">
            <text:p>271.5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765005047285" calcext:value-type="float">
            <text:p>293.8</text:p>
          </table:table-cell>
          <table:table-cell office:value-type="float" office:value="563.475706027183" calcext:value-type="float">
            <text:p>563.5</text:p>
          </table:table-cell>
          <table:table-cell office:value-type="float" office:value="4.89947079345585" calcext:value-type="float">
            <text:p>4.9</text:p>
          </table:table-cell>
          <table:table-cell office:value-type="float" office:value="7.19688927293687" calcext:value-type="float">
            <text:p>7.2</text:p>
          </table:table-cell>
          <table:table-cell office:value-type="float" office:value="657.272070923738" calcext:value-type="float">
            <text:p>657.3</text:p>
          </table:table-cell>
          <table:table-cell office:value-type="float" office:value="563.476018511192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2612" calcext:value-type="float">
            <text:p>72612.0</text:p>
          </table:table-cell>
          <table:table-cell office:value-type="float" office:value="114.004084163395" calcext:value-type="float">
            <text:p>114.0</text:p>
          </table:table-cell>
          <table:table-cell office:value-type="float" office:value="106.99754522323" calcext:value-type="float">
            <text:p>107.0</text:p>
          </table:table-cell>
          <table:table-cell table:number-columns-repeated="2" office:value-type="float" office:value="7.00653894016457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10528700537974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8941934784805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384601605551" calcext:value-type="float">
            <text:p>271.4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728200147533" calcext:value-type="float">
            <text:p>293.7</text:p>
          </table:table-cell>
          <table:table-cell office:value-type="float" office:value="563.475011618226" calcext:value-type="float">
            <text:p>563.5</text:p>
          </table:table-cell>
          <table:table-cell office:value-type="float" office:value="5.00270197403725" calcext:value-type="float">
            <text:p>5.0</text:p>
          </table:table-cell>
          <table:table-cell office:value-type="float" office:value="7.0887902025513" calcext:value-type="float">
            <text:p>7.1</text:p>
          </table:table-cell>
          <table:table-cell office:value-type="float" office:value="657.112963834347" calcext:value-type="float">
            <text:p>657.1</text:p>
          </table:table-cell>
          <table:table-cell office:value-type="float" office:value="563.475324102263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3188" calcext:value-type="float">
            <text:p>73188.0</text:p>
          </table:table-cell>
          <table:table-cell office:value-type="float" office:value="114.004077145812" calcext:value-type="float">
            <text:p>114.0</text:p>
          </table:table-cell>
          <table:table-cell office:value-type="float" office:value="106.999451355271" calcext:value-type="float">
            <text:p>107.0</text:p>
          </table:table-cell>
          <table:table-cell office:value-type="float" office:value="7.00462579054034" calcext:value-type="float">
            <text:p>7.0</text:p>
          </table:table-cell>
          <table:table-cell office:value-type="float" office:value="7.00462579054069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10380782945374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850796108605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700000000004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318221965012" calcext:value-type="float">
            <text:p>271.3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692884987282" calcext:value-type="float">
            <text:p>293.7</text:p>
          </table:table-cell>
          <table:table-cell office:value-type="float" office:value="563.474317209217" calcext:value-type="float">
            <text:p>563.5</text:p>
          </table:table-cell>
          <table:table-cell office:value-type="float" office:value="5.1059081609082" calcext:value-type="float">
            <text:p>5.1</text:p>
          </table:table-cell>
          <table:table-cell office:value-type="float" office:value="6.98071734722732" calcext:value-type="float">
            <text:p>7.0</text:p>
          </table:table-cell>
          <table:table-cell office:value-type="float" office:value="656.953944869759" calcext:value-type="float">
            <text:p>657.0</text:p>
          </table:table-cell>
          <table:table-cell office:value-type="float" office:value="563.474629693277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3800" calcext:value-type="float">
            <text:p>73800.0</text:p>
          </table:table-cell>
          <table:table-cell office:value-type="float" office:value="114.002105893201" calcext:value-type="float">
            <text:p>114.0</text:p>
          </table:table-cell>
          <table:table-cell office:value-type="float" office:value="106.999216866031" calcext:value-type="float">
            <text:p>107.0</text:p>
          </table:table-cell>
          <table:table-cell office:value-type="float" office:value="7.00288902716893" calcext:value-type="float">
            <text:p>7.0</text:p>
          </table:table-cell>
          <table:table-cell office:value-type="float" office:value="7.00288902717018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10248840452784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809062264091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254362771364" calcext:value-type="float">
            <text:p>271.3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658970141437" calcext:value-type="float">
            <text:p>293.7</text:p>
          </table:table-cell>
          <table:table-cell office:value-type="float" office:value="563.473622800154" calcext:value-type="float">
            <text:p>563.5</text:p>
          </table:table-cell>
          <table:table-cell office:value-type="float" office:value="5.20909031258347" calcext:value-type="float">
            <text:p>5.2</text:p>
          </table:table-cell>
          <table:table-cell office:value-type="float" office:value="6.87266970313724" calcext:value-type="float">
            <text:p>6.9</text:p>
          </table:table-cell>
          <table:table-cell office:value-type="float" office:value="656.801996599271" calcext:value-type="float">
            <text:p>656.8</text:p>
          </table:table-cell>
          <table:table-cell office:value-type="float" office:value="563.473935284238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4412" calcext:value-type="float">
            <text:p>74412.0</text:p>
          </table:table-cell>
          <table:table-cell office:value-type="float" office:value="114.000454509617" calcext:value-type="float">
            <text:p>114.0</text:p>
          </table:table-cell>
          <table:table-cell office:value-type="float" office:value="106.998995470639" calcext:value-type="float">
            <text:p>107.0</text:p>
          </table:table-cell>
          <table:table-cell office:value-type="float" office:value="7.00145903897899" calcext:value-type="float">
            <text:p>7.0</text:p>
          </table:table-cell>
          <table:table-cell office:value-type="float" office:value="7.00145903897811" calcext:value-type="float">
            <text:p>7.0</text:p>
          </table:table-cell>
          <table:table-cell office:value-type="float" office:value="0.000000000000881961170762224" calcext:value-type="float">
            <text:p>0.0</text:p>
          </table:table-cell>
          <table:table-cell office:value-type="float" office:value="5.1014017032811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7747335698078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201722205564" calcext:value-type="float">
            <text:p>271.2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626372208799" calcext:value-type="float">
            <text:p>293.6</text:p>
          </table:table-cell>
          <table:table-cell office:value-type="float" office:value="563.472928391039" calcext:value-type="float">
            <text:p>563.5</text:p>
          </table:table-cell>
          <table:table-cell office:value-type="float" office:value="5.31225269635144" calcext:value-type="float">
            <text:p>5.3</text:p>
          </table:table-cell>
          <table:table-cell office:value-type="float" office:value="6.76464280178577" calcext:value-type="float">
            <text:p>6.8</text:p>
          </table:table-cell>
          <table:table-cell office:value-type="float" office:value="656.677293463198" calcext:value-type="float">
            <text:p>656.7</text:p>
          </table:table-cell>
          <table:table-cell office:value-type="float" office:value="563.473240875146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4988" calcext:value-type="float">
            <text:p>74988.0</text:p>
          </table:table-cell>
          <table:table-cell office:value-type="float" office:value="114.000288341187" calcext:value-type="float">
            <text:p>114.0</text:p>
          </table:table-cell>
          <table:table-cell office:value-type="float" office:value="107.000233292263" calcext:value-type="float">
            <text:p>107.0</text:p>
          </table:table-cell>
          <table:table-cell office:value-type="float" office:value="7.00005504892159" calcext:value-type="float">
            <text:p>7.0</text:p>
          </table:table-cell>
          <table:table-cell office:value-type="float" office:value="7.00005504892445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10031697426865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742807465332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700000000004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152721646791" calcext:value-type="float">
            <text:p>271.2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595015154075" calcext:value-type="float">
            <text:p>293.6</text:p>
          </table:table-cell>
          <table:table-cell office:value-type="float" office:value="563.472233981869" calcext:value-type="float">
            <text:p>563.5</text:p>
          </table:table-cell>
          <table:table-cell office:value-type="float" office:value="5.41539669672585" calcext:value-type="float">
            <text:p>5.4</text:p>
          </table:table-cell>
          <table:table-cell office:value-type="float" office:value="6.65663519337319" calcext:value-type="float">
            <text:p>6.7</text:p>
          </table:table-cell>
          <table:table-cell office:value-type="float" office:value="656.560461384774" calcext:value-type="float">
            <text:p>656.6</text:p>
          </table:table-cell>
          <table:table-cell office:value-type="float" office:value="563.472546466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5600" calcext:value-type="float">
            <text:p>75600.0</text:p>
          </table:table-cell>
          <table:table-cell office:value-type="float" office:value="114.000269267487" calcext:value-type="float">
            <text:p>114.0</text:p>
          </table:table-cell>
          <table:table-cell office:value-type="float" office:value="107.001615785072" calcext:value-type="float">
            <text:p>107.0</text:p>
          </table:table-cell>
          <table:table-cell office:value-type="float" office:value="6.99865348242438" calcext:value-type="float">
            <text:p>7.0</text:p>
          </table:table-cell>
          <table:table-cell office:value-type="float" office:value="6.99865348241471" calcext:value-type="float">
            <text:p>7.0</text:p>
          </table:table-cell>
          <table:table-cell office:value-type="float" office:value="0.00000000000966782209843586" calcext:value-type="float">
            <text:p>0.0</text:p>
          </table:table-cell>
          <table:table-cell office:value-type="float" office:value="5.09923224525645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7111237167426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104088466234" calcext:value-type="float">
            <text:p>271.1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564829019281" calcext:value-type="float">
            <text:p>293.6</text:p>
          </table:table-cell>
          <table:table-cell office:value-type="float" office:value="563.471539572645" calcext:value-type="float">
            <text:p>563.5</text:p>
          </table:table-cell>
          <table:table-cell office:value-type="float" office:value="5.51852245330949" calcext:value-type="float">
            <text:p>5.5</text:p>
          </table:table-cell>
          <table:table-cell office:value-type="float" office:value="6.54864673164973" calcext:value-type="float">
            <text:p>6.5</text:p>
          </table:table-cell>
          <table:table-cell office:value-type="float" office:value="656.4444189897" calcext:value-type="float">
            <text:p>656.4</text:p>
          </table:table-cell>
          <table:table-cell office:value-type="float" office:value="563.4718520568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6212" calcext:value-type="float">
            <text:p>76212.0</text:p>
          </table:table-cell>
          <table:table-cell office:value-type="float" office:value="114.00026416733" calcext:value-type="float">
            <text:p>114.0</text:p>
          </table:table-cell>
          <table:table-cell office:value-type="float" office:value="107.003011918533" calcext:value-type="float">
            <text:p>107.0</text:p>
          </table:table-cell>
          <table:table-cell office:value-type="float" office:value="6.99725224879521" calcext:value-type="float">
            <text:p>7.0</text:p>
          </table:table-cell>
          <table:table-cell office:value-type="float" office:value="6.99725224879646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09814751624399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679473255133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055505937283" calcext:value-type="float">
            <text:p>271.1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535749039155" calcext:value-type="float">
            <text:p>293.5</text:p>
          </table:table-cell>
          <table:table-cell office:value-type="float" office:value="563.470845163365" calcext:value-type="float">
            <text:p>563.5</text:p>
          </table:table-cell>
          <table:table-cell office:value-type="float" office:value="5.62162998522522" calcext:value-type="float">
            <text:p>5.6</text:p>
          </table:table-cell>
          <table:table-cell office:value-type="float" office:value="6.44067739652411" calcext:value-type="float">
            <text:p>6.4</text:p>
          </table:table-cell>
          <table:table-cell office:value-type="float" office:value="656.328489208538" calcext:value-type="float">
            <text:p>656.3</text:p>
          </table:table-cell>
          <table:table-cell office:value-type="float" office:value="563.471157647545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6788" calcext:value-type="float">
            <text:p>76788.0</text:p>
          </table:table-cell>
          <table:table-cell office:value-type="float" office:value="114.000260395543" calcext:value-type="float">
            <text:p>114.0</text:p>
          </table:table-cell>
          <table:table-cell office:value-type="float" office:value="107.00440924612" calcext:value-type="float">
            <text:p>107.0</text:p>
          </table:table-cell>
          <table:table-cell office:value-type="float" office:value="6.99585114942259" calcext:value-type="float">
            <text:p>7.0</text:p>
          </table:table-cell>
          <table:table-cell office:value-type="float" office:value="6.99585114942313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0970627872318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6478362190831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700000000004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1.006943971072" calcext:value-type="float">
            <text:p>271.0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507715141119" calcext:value-type="float">
            <text:p>293.5</text:p>
          </table:table-cell>
          <table:table-cell office:value-type="float" office:value="563.470150754037" calcext:value-type="float">
            <text:p>563.5</text:p>
          </table:table-cell>
          <table:table-cell office:value-type="float" office:value="5.72471930015382" calcext:value-type="float">
            <text:p>5.7</text:p>
          </table:table-cell>
          <table:table-cell office:value-type="float" office:value="6.33272717989005" calcext:value-type="float">
            <text:p>6.3</text:p>
          </table:table-cell>
          <table:table-cell office:value-type="float" office:value="656.212607719535" calcext:value-type="float">
            <text:p>656.2</text:p>
          </table:table-cell>
          <table:table-cell office:value-type="float" office:value="563.47046323824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7400" calcext:value-type="float">
            <text:p>77400.0</text:p>
          </table:table-cell>
          <table:table-cell office:value-type="float" office:value="114.000256751568" calcext:value-type="float">
            <text:p>114.0</text:p>
          </table:table-cell>
          <table:table-cell office:value-type="float" office:value="107.005806586168" calcext:value-type="float">
            <text:p>107.0</text:p>
          </table:table-cell>
          <table:table-cell office:value-type="float" office:value="6.99445016539693" calcext:value-type="float">
            <text:p>7.0</text:p>
          </table:table-cell>
          <table:table-cell office:value-type="float" office:value="6.99445016540051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09597805821925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6162107177176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958399702924" calcext:value-type="float">
            <text:p>271.0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480671525345" calcext:value-type="float">
            <text:p>293.5</text:p>
          </table:table-cell>
          <table:table-cell office:value-type="float" office:value="563.469456344649" calcext:value-type="float">
            <text:p>563.5</text:p>
          </table:table-cell>
          <table:table-cell office:value-type="float" office:value="5.82779040468989" calcext:value-type="float">
            <text:p>5.8</text:p>
          </table:table-cell>
          <table:table-cell office:value-type="float" office:value="6.22479607478221" calcext:value-type="float">
            <text:p>6.2</text:p>
          </table:table-cell>
          <table:table-cell office:value-type="float" office:value="656.096768396842" calcext:value-type="float">
            <text:p>656.1</text:p>
          </table:table-cell>
          <table:table-cell office:value-type="float" office:value="563.469768828878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8012" calcext:value-type="float">
            <text:p>78012.0</text:p>
          </table:table-cell>
          <table:table-cell office:value-type="float" office:value="114.000253121472" calcext:value-type="float">
            <text:p>114.0</text:p>
          </table:table-cell>
          <table:table-cell office:value-type="float" office:value="107.007203826605" calcext:value-type="float">
            <text:p>107.0</text:p>
          </table:table-cell>
          <table:table-cell office:value-type="float" office:value="6.99304929486823" calcext:value-type="float">
            <text:p>7.0</text:p>
          </table:table-cell>
          <table:table-cell office:value-type="float" office:value="6.99304929486753" calcext:value-type="float">
            <text:p>7.0</text:p>
          </table:table-cell>
          <table:table-cell office:value-type="float" office:value="0.000000000000698996416303999" calcext:value-type="float">
            <text:p>0.0</text:p>
          </table:table-cell>
          <table:table-cell office:value-type="float" office:value="5.09489332920688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584596566115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909872852603" calcext:value-type="float">
            <text:p>270.9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454566291258" calcext:value-type="float">
            <text:p>293.5</text:p>
          </table:table-cell>
          <table:table-cell office:value-type="float" office:value="563.468761935213" calcext:value-type="float">
            <text:p>563.5</text:p>
          </table:table-cell>
          <table:table-cell office:value-type="float" office:value="5.93084330532462" calcext:value-type="float">
            <text:p>5.9</text:p>
          </table:table-cell>
          <table:table-cell office:value-type="float" office:value="6.11688407434692" calcext:value-type="float">
            <text:p>6.1</text:p>
          </table:table-cell>
          <table:table-cell office:value-type="float" office:value="655.980970639072" calcext:value-type="float">
            <text:p>656.0</text:p>
          </table:table-cell>
          <table:table-cell office:value-type="float" office:value="563.469074419465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8588" calcext:value-type="float">
            <text:p>78588.0</text:p>
          </table:table-cell>
          <table:table-cell office:value-type="float" office:value="114.000249494453" calcext:value-type="float">
            <text:p>114.0</text:p>
          </table:table-cell>
          <table:table-cell office:value-type="float" office:value="107.008600956845" calcext:value-type="float">
            <text:p>107.0</text:p>
          </table:table-cell>
          <table:table-cell office:value-type="float" office:value="6.9916485376069" calcext:value-type="float">
            <text:p>7.0</text:p>
          </table:table-cell>
          <table:table-cell office:value-type="float" office:value="6.99164853760813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0938086001946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55299374122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700000000004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861363385031" calcext:value-type="float">
            <text:p>270.9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429351102792" calcext:value-type="float">
            <text:p>293.4</text:p>
          </table:table-cell>
          <table:table-cell office:value-type="float" office:value="563.468067525721" calcext:value-type="float">
            <text:p>563.5</text:p>
          </table:table-cell>
          <table:table-cell office:value-type="float" office:value="6.03387800853883" calcext:value-type="float">
            <text:p>6.0</text:p>
          </table:table-cell>
          <table:table-cell office:value-type="float" office:value="6.00899117174435" calcext:value-type="float">
            <text:p>6.0</text:p>
          </table:table-cell>
          <table:table-cell office:value-type="float" office:value="655.865214369004" calcext:value-type="float">
            <text:p>655.9</text:p>
          </table:table-cell>
          <table:table-cell office:value-type="float" office:value="563.468380009997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9200" calcext:value-type="float">
            <text:p>79200.0</text:p>
          </table:table-cell>
          <table:table-cell office:value-type="float" office:value="114.000245869473" calcext:value-type="float">
            <text:p>114.0</text:p>
          </table:table-cell>
          <table:table-cell office:value-type="float" office:value="107.009997975942" calcext:value-type="float">
            <text:p>107.0</text:p>
          </table:table-cell>
          <table:table-cell office:value-type="float" office:value="6.99024789353585" calcext:value-type="float">
            <text:p>7.0</text:p>
          </table:table-cell>
          <table:table-cell office:value-type="float" office:value="6.99024789353086" calcext:value-type="float">
            <text:p>7.0</text:p>
          </table:table-cell>
          <table:table-cell office:value-type="float" office:value="0.0000000000049880100050359" calcext:value-type="float">
            <text:p>0.0</text:p>
          </table:table-cell>
          <table:table-cell office:value-type="float" office:value="5.09272387118223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521402235359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812871288466" calcext:value-type="float">
            <text:p>270.8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404980887519" calcext:value-type="float">
            <text:p>293.4</text:p>
          </table:table-cell>
          <table:table-cell office:value-type="float" office:value="563.467373116179" calcext:value-type="float">
            <text:p>563.5</text:p>
          </table:table-cell>
          <table:table-cell office:value-type="float" office:value="6.13689452081159" calcext:value-type="float">
            <text:p>6.1</text:p>
          </table:table-cell>
          <table:table-cell office:value-type="float" office:value="5.90111736013936" calcext:value-type="float">
            <text:p>5.9</text:p>
          </table:table-cell>
          <table:table-cell office:value-type="float" office:value="655.749499559152" calcext:value-type="float">
            <text:p>655.7</text:p>
          </table:table-cell>
          <table:table-cell office:value-type="float" office:value="563.467685600479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9812" calcext:value-type="float">
            <text:p>79812.0</text:p>
          </table:table-cell>
          <table:table-cell office:value-type="float" office:value="114.000242246449" calcext:value-type="float">
            <text:p>114.0</text:p>
          </table:table-cell>
          <table:table-cell office:value-type="float" office:value="107.011394883858" calcext:value-type="float">
            <text:p>107.0</text:p>
          </table:table-cell>
          <table:table-cell office:value-type="float" office:value="6.98884736259234" calcext:value-type="float">
            <text:p>7.0</text:p>
          </table:table-cell>
          <table:table-cell office:value-type="float" office:value="6.98884736259126" calcext:value-type="float">
            <text:p>7.0</text:p>
          </table:table-cell>
          <table:table-cell office:value-type="float" office:value="0.00000000000108091313677505" calcext:value-type="float">
            <text:p>0.0</text:p>
          </table:table-cell>
          <table:table-cell office:value-type="float" office:value="5.09163914216995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489822042289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764396553349" calcext:value-type="float">
            <text:p>270.8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38141356579" calcext:value-type="float">
            <text:p>293.4</text:p>
          </table:table-cell>
          <table:table-cell office:value-type="float" office:value="563.466678706578" calcext:value-type="float">
            <text:p>563.5</text:p>
          </table:table-cell>
          <table:table-cell office:value-type="float" office:value="6.23989284862081" calcext:value-type="float">
            <text:p>6.2</text:p>
          </table:table-cell>
          <table:table-cell office:value-type="float" office:value="5.79326263270054" calcext:value-type="float">
            <text:p>5.8</text:p>
          </table:table-cell>
          <table:table-cell office:value-type="float" office:value="655.633826186756" calcext:value-type="float">
            <text:p>655.6</text:p>
          </table:table-cell>
          <table:table-cell office:value-type="float" office:value="563.466991190905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80388" calcext:value-type="float">
            <text:p>80388.0</text:p>
          </table:table-cell>
          <table:table-cell office:value-type="float" office:value="114.00023862536" calcext:value-type="float">
            <text:p>114.0</text:p>
          </table:table-cell>
          <table:table-cell office:value-type="float" office:value="107.012791680641" calcext:value-type="float">
            <text:p>107.0</text:p>
          </table:table-cell>
          <table:table-cell office:value-type="float" office:value="6.98744694471699" calcext:value-type="float">
            <text:p>7.0</text:p>
          </table:table-cell>
          <table:table-cell office:value-type="float" office:value="6.98744694471931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09055441315749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4582531559222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700000000004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715939170339" calcext:value-type="float">
            <text:p>270.7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358609806381" calcext:value-type="float">
            <text:p>293.4</text:p>
          </table:table-cell>
          <table:table-cell office:value-type="float" office:value="563.465984296923" calcext:value-type="float">
            <text:p>563.5</text:p>
          </table:table-cell>
          <table:table-cell office:value-type="float" office:value="6.34287299844311" calcext:value-type="float">
            <text:p>6.3</text:p>
          </table:table-cell>
          <table:table-cell office:value-type="float" office:value="5.68542698260017" calcext:value-type="float">
            <text:p>5.7</text:p>
          </table:table-cell>
          <table:table-cell office:value-type="float" office:value="655.518194229532" calcext:value-type="float">
            <text:p>655.5</text:p>
          </table:table-cell>
          <table:table-cell office:value-type="float" office:value="563.46629678127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81000" calcext:value-type="float">
            <text:p>81000.0</text:p>
          </table:table-cell>
          <table:table-cell office:value-type="float" office:value="114.000235006215" calcext:value-type="float">
            <text:p>114.0</text:p>
          </table:table-cell>
          <table:table-cell office:value-type="float" office:value="107.014188366358" calcext:value-type="float">
            <text:p>107.0</text:p>
          </table:table-cell>
          <table:table-cell office:value-type="float" office:value="6.98604663984722" calcext:value-type="float">
            <text:p>7.0</text:p>
          </table:table-cell>
          <table:table-cell office:value-type="float" office:value="6.98604663985634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08946968414521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4266955701877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667499130109" calcext:value-type="float">
            <text:p>270.7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336532805723" calcext:value-type="float">
            <text:p>293.3</text:p>
          </table:table-cell>
          <table:table-cell office:value-type="float" office:value="563.465289887221" calcext:value-type="float">
            <text:p>563.5</text:p>
          </table:table-cell>
          <table:table-cell office:value-type="float" office:value="6.44583497675374" calcext:value-type="float">
            <text:p>6.4</text:p>
          </table:table-cell>
          <table:table-cell office:value-type="float" office:value="5.57761040301422" calcext:value-type="float">
            <text:p>5.6</text:p>
          </table:table-cell>
          <table:table-cell office:value-type="float" office:value="655.402603665224" calcext:value-type="float">
            <text:p>655.4</text:p>
          </table:table-cell>
          <table:table-cell office:value-type="float" office:value="563.465602371591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81612" calcext:value-type="float">
            <text:p>81612.0</text:p>
          </table:table-cell>
          <table:table-cell office:value-type="float" office:value="114.000231388992" calcext:value-type="float">
            <text:p>114.0</text:p>
          </table:table-cell>
          <table:table-cell office:value-type="float" office:value="107.015584941071" calcext:value-type="float">
            <text:p>107.0</text:p>
          </table:table-cell>
          <table:table-cell office:value-type="float" office:value="6.98464644792294" calcext:value-type="float">
            <text:p>7.0</text:p>
          </table:table-cell>
          <table:table-cell office:value-type="float" office:value="6.98464644792081" calcext:value-type="float">
            <text:p>7.0</text:p>
          </table:table-cell>
          <table:table-cell office:value-type="float" office:value="0.0000000000021351809209591" calcext:value-type="float">
            <text:p>0.0</text:p>
          </table:table-cell>
          <table:table-cell office:value-type="float" office:value="5.08838495513293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39514927902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619076423329" calcext:value-type="float">
            <text:p>270.6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315148088033" calcext:value-type="float">
            <text:p>293.3</text:p>
          </table:table-cell>
          <table:table-cell office:value-type="float" office:value="563.464595477463" calcext:value-type="float">
            <text:p>563.5</text:p>
          </table:table-cell>
          <table:table-cell office:value-type="float" office:value="6.54877879002627" calcext:value-type="float">
            <text:p>6.5</text:p>
          </table:table-cell>
          <table:table-cell office:value-type="float" office:value="5.46981288712228" calcext:value-type="float">
            <text:p>5.5</text:p>
          </table:table-cell>
          <table:table-cell office:value-type="float" office:value="655.287054471605" calcext:value-type="float">
            <text:p>655.3</text:p>
          </table:table-cell>
          <table:table-cell office:value-type="float" office:value="563.464907961859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82188" calcext:value-type="float">
            <text:p>82188.0</text:p>
          </table:table-cell>
          <table:table-cell office:value-type="float" office:value="114.000227773706" calcext:value-type="float">
            <text:p>114.0</text:p>
          </table:table-cell>
          <table:table-cell office:value-type="float" office:value="107.016981404823" calcext:value-type="float">
            <text:p>107.0</text:p>
          </table:table-cell>
          <table:table-cell office:value-type="float" office:value="6.98324636888444" calcext:value-type="float">
            <text:p>7.0</text:p>
          </table:table-cell>
          <table:table-cell office:value-type="float" office:value="6.98324636888268" calcext:value-type="float">
            <text:p>7.0</text:p>
          </table:table-cell>
          <table:table-cell office:value-type="float" office:value="0.00000000000176925141204265" calcext:value-type="float">
            <text:p>0.0</text:p>
          </table:table-cell>
          <table:table-cell office:value-type="float" office:value="5.08730022612056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36361427635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700000000004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570671040719" calcext:value-type="float">
            <text:p>270.6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29442332418" calcext:value-type="float">
            <text:p>293.3</text:p>
          </table:table-cell>
          <table:table-cell office:value-type="float" office:value="563.463901067649" calcext:value-type="float">
            <text:p>563.5</text:p>
          </table:table-cell>
          <table:table-cell office:value-type="float" office:value="6.65170444473261" calcext:value-type="float">
            <text:p>6.7</text:p>
          </table:table-cell>
          <table:table-cell office:value-type="float" office:value="5.36203442810761" calcext:value-type="float">
            <text:p>5.4</text:p>
          </table:table-cell>
          <table:table-cell office:value-type="float" office:value="655.17154662649" calcext:value-type="float">
            <text:p>655.2</text:p>
          </table:table-cell>
          <table:table-cell office:value-type="float" office:value="563.464213552068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82800" calcext:value-type="float">
            <text:p>82800.0</text:p>
          </table:table-cell>
          <table:table-cell office:value-type="float" office:value="114.000224160356" calcext:value-type="float">
            <text:p>114.0</text:p>
          </table:table-cell>
          <table:table-cell office:value-type="float" office:value="107.018377757684" calcext:value-type="float">
            <text:p>107.0</text:p>
          </table:table-cell>
          <table:table-cell office:value-type="float" office:value="6.98184640266895" calcext:value-type="float">
            <text:p>7.0</text:p>
          </table:table-cell>
          <table:table-cell office:value-type="float" office:value="6.98184640267181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08621549710819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3320905561369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522282972988" calcext:value-type="float">
            <text:p>270.5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274328167121" calcext:value-type="float">
            <text:p>293.3</text:p>
          </table:table-cell>
          <table:table-cell office:value-type="float" office:value="563.463206657784" calcext:value-type="float">
            <text:p>563.5</text:p>
          </table:table-cell>
          <table:table-cell office:value-type="float" office:value="6.75461194734275" calcext:value-type="float">
            <text:p>6.8</text:p>
          </table:table-cell>
          <table:table-cell office:value-type="float" office:value="5.25427501915716" calcext:value-type="float">
            <text:p>5.3</text:p>
          </table:table-cell>
          <table:table-cell office:value-type="float" office:value="655.056080107684" calcext:value-type="float">
            <text:p>655.1</text:p>
          </table:table-cell>
          <table:table-cell office:value-type="float" office:value="563.463519142227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83412" calcext:value-type="float">
            <text:p>83412.0</text:p>
          </table:table-cell>
          <table:table-cell office:value-type="float" office:value="114.000220548935" calcext:value-type="float">
            <text:p>114.0</text:p>
          </table:table-cell>
          <table:table-cell office:value-type="float" office:value="107.019773999711" calcext:value-type="float">
            <text:p>107.0</text:p>
          </table:table-cell>
          <table:table-cell office:value-type="float" office:value="6.98044654921925" calcext:value-type="float">
            <text:p>7.0</text:p>
          </table:table-cell>
          <table:table-cell office:value-type="float" office:value="6.98044654922391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float" office:value="5.08513076809591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300578112315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699999999998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473912210844" calcext:value-type="float">
            <text:p>270.5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254834102323" calcext:value-type="float">
            <text:p>293.3</text:p>
          </table:table-cell>
          <table:table-cell office:value-type="float" office:value="563.462512247864" calcext:value-type="float">
            <text:p>563.5</text:p>
          </table:table-cell>
          <table:table-cell office:value-type="float" office:value="6.85750130432468" calcext:value-type="float">
            <text:p>6.9</text:p>
          </table:table-cell>
          <table:table-cell office:value-type="float" office:value="5.14653465346149" calcext:value-type="float">
            <text:p>5.1</text:p>
          </table:table-cell>
          <table:table-cell office:value-type="float" office:value="654.940654893013" calcext:value-type="float">
            <text:p>654.9</text:p>
          </table:table-cell>
          <table:table-cell office:value-type="float" office:value="563.462824732333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83988" calcext:value-type="float">
            <text:p>83988.0</text:p>
          </table:table-cell>
          <table:table-cell office:value-type="float" office:value="114.000216939437" calcext:value-type="float">
            <text:p>114.0</text:p>
          </table:table-cell>
          <table:table-cell office:value-type="float" office:value="107.021170130968" calcext:value-type="float">
            <text:p>107.0</text:p>
          </table:table-cell>
          <table:table-cell office:value-type="float" office:value="6.97904680847204" calcext:value-type="float">
            <text:p>7.0</text:p>
          </table:table-cell>
          <table:table-cell office:value-type="float" office:value="6.97904680846881" calcext:value-type="float">
            <text:p>7.0</text:p>
          </table:table-cell>
          <table:table-cell office:value-type="float" office:value="0.00000000000322852855560996" calcext:value-type="float">
            <text:p>0.0</text:p>
          </table:table-cell>
          <table:table-cell office:value-type="float" office:value="5.08404603908363" calcext:value-type="float">
            <text:p>5.1</text:p>
          </table:table-cell>
          <table:table-cell office:value-type="float" office:value="0.71037" calcext:value-type="float">
            <text:p>0.7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92690769388333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100700000000004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70.425558744968" calcext:value-type="float">
            <text:p>270.4</text:p>
          </table:table-cell>
          <table:table-cell office:value-type="float" office:value="0" calcext:value-type="float">
            <text:p>0.0</text:p>
          </table:table-cell>
          <table:table-cell office:value-type="float" office:value="371.068001188542" calcext:value-type="float">
            <text:p>371.1</text:p>
          </table:table-cell>
          <table:table-cell office:value-type="float" office:value="293.235914311511" calcext:value-type="float">
            <text:p>293.2</text:p>
          </table:table-cell>
          <table:table-cell office:value-type="float" office:value="563.461817837891" calcext:value-type="float">
            <text:p>563.5</text:p>
          </table:table-cell>
          <table:table-cell office:value-type="float" office:value="6.96037252214433" calcext:value-type="float">
            <text:p>7.0</text:p>
          </table:table-cell>
          <table:table-cell office:value-type="float" office:value="5.03881332421484" calcext:value-type="float">
            <text:p>5.0</text:p>
          </table:table-cell>
          <table:table-cell office:value-type="float" office:value="654.825270960323" calcext:value-type="float">
            <text:p>654.8</text:p>
          </table:table-cell>
          <table:table-cell office:value-type="float" office:value="563.462130322384" calcext:value-type="float">
            <text:p>56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84600" calcext:value-type="float">
            <text:p>84600.0</text:p>
          </table:table-cell>
          <table:table-cell table:style-name="ce9" office:value-type="float" office:value="113.999235467633" calcext:value-type="float">
            <text:p>114.0</text:p>
          </table:table-cell>
          <table:table-cell table:style-name="ce9" office:value-type="float" office:value="107.021500235209" calcext:value-type="float">
            <text:p>107.0</text:p>
          </table:table-cell>
          <table:table-cell table:style-name="ce9" office:value-type="float" office:value="6.97773523242491" calcext:value-type="float">
            <text:p>7.0</text:p>
          </table:table-cell>
          <table:table-cell table:style-name="ce9" office:value-type="float" office:value="6.97773523242331" calcext:value-type="float">
            <text:p>7.0</text:p>
          </table:table-cell>
          <table:table-cell table:style-name="ce9" office:value-type="float" office:value="0.00000000000160049751229963" calcext:value-type="float">
            <text:p>0.0</text:p>
          </table:table-cell>
          <table:table-cell table:style-name="ce9" office:value-type="float" office:value="5.08304118557113" calcext:value-type="float">
            <text:p>5.1</text:p>
          </table:table-cell>
          <table:table-cell table:style-name="ce9" office:value-type="float" office:value="0.71037" calcext:value-type="float">
            <text:p>0.7</text:p>
          </table:table-cell>
          <table:table-cell table:number-columns-repeated="2" table:style-name="ce9" office:value-type="float" office:value="0" calcext:value-type="float">
            <text:p>0.0</text:p>
          </table:table-cell>
          <table:table-cell table:style-name="ce9" office:value-type="float" office:value="0.592384046854019" calcext:value-type="float">
            <text:p>0.6</text:p>
          </table:table-cell>
          <table:table-cell table:style-name="ce9" office:value-type="float" office:value="0" calcext:value-type="float">
            <text:p>0.0</text:p>
          </table:table-cell>
          <table:table-cell table:style-name="ce9" office:value-type="float" office:value="0.100699999999998" calcext:value-type="float">
            <text:p>0.1</text:p>
          </table:table-cell>
          <table:table-cell table:number-columns-repeated="2" table:style-name="ce9" office:value-type="float" office:value="0" calcext:value-type="float">
            <text:p>0.0</text:p>
          </table:table-cell>
          <table:table-cell table:style-name="ce9" office:value-type="float" office:value="270.378461212578" calcext:value-type="float">
            <text:p>270.4</text:p>
          </table:table-cell>
          <table:table-cell table:style-name="ce9" office:value-type="float" office:value="0" calcext:value-type="float">
            <text:p>0.0</text:p>
          </table:table-cell>
          <table:table-cell table:style-name="ce9" office:value-type="float" office:value="371.068001188542" calcext:value-type="float">
            <text:p>371.1</text:p>
          </table:table-cell>
          <table:table-cell table:style-name="ce9" office:value-type="float" office:value="293.21754346053" calcext:value-type="float">
            <text:p>293.2</text:p>
          </table:table-cell>
          <table:table-cell table:style-name="ce9" office:value-type="float" office:value="563.461123427864" calcext:value-type="float">
            <text:p>563.5</text:p>
          </table:table-cell>
          <table:table-cell table:style-name="ce9" office:value-type="float" office:value="7.06322607844253" calcext:value-type="float">
            <text:p>7.1</text:p>
          </table:table-cell>
          <table:table-cell table:style-name="ce9" office:value-type="float" office:value="4.93111053121716" calcext:value-type="float">
            <text:p>4.9</text:p>
          </table:table-cell>
          <table:table-cell table:style-name="ce9" office:value-type="float" office:value="654.713409879427" calcext:value-type="float">
            <text:p>654.7</text:p>
          </table:table-cell>
          <table:table-cell table:style-name="ce9" office:value-type="float" office:value="563.46143591238" calcext:value-type="float">
            <text:p>563.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5" loext:min-decimal-places="5" number:min-integer-digits="1"/>
    </number:number-style>
    <number:number-style style:name="N119">
      <number:number number:decimal-places="1" loext:min-decimal-places="1" number:min-integer-digits="1"/>
    </number:number-style>
    <number:date-style style:name="N120">
      <number:day/>
      <number:text>-</number:text>
      <number:month number:textual="true"/>
    </number:date-style>
    <number:number-style style:name="N121">
      <number:number number:decimal-places="3" loext:min-decimal-places="3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1">00/00/0000</text:date>, <text:time style:data-style-name="N2" text:time-value="21:24:26.977755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8:04:12.139806669</meta:creation-date>
    <dc:date>2020-06-01T22:45:53.264101993</dc:date>
    <meta:editing-duration>PT2H26M14S</meta:editing-duration>
    <meta:editing-cycles>15</meta:editing-cycles>
    <meta:generator>LibreOffice/5.1.6.2$Linux_X86_64 LibreOffice_project/10m0$Build-2</meta:generator>
    <meta:document-statistic meta:table-count="2" meta:cell-count="5219" meta:object-count="0"/>
  </office:meta>
</office:document-meta>
</file>